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Arial1" svg:font-family="Arial" style:font-family-generic="swiss"/>
    <style:font-face style:name="MS Sans Serif" svg:font-family="'MS Sans Serif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5.7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8.3043in"/>
    </style:style>
    <style:style style:name="co6" style:family="table-column">
      <style:table-column-properties fo:break-before="auto" style:column-width="2.0445in"/>
    </style:style>
    <style:style style:name="co7" style:family="table-column">
      <style:table-column-properties fo:break-before="auto" style:column-width="8.5228in"/>
    </style:style>
    <style:style style:name="co8" style:family="table-column">
      <style:table-column-properties fo:break-before="auto" style:column-width="5.7146in"/>
    </style:style>
    <style:style style:name="co9" style:family="table-column">
      <style:table-column-properties fo:break-before="auto" style:column-width="1.7055in"/>
    </style:style>
    <style:style style:name="co10" style:family="table-column">
      <style:table-column-properties fo:break-before="auto" style:column-width="0.8016in"/>
    </style:style>
    <style:style style:name="co11" style:family="table-column">
      <style:table-column-properties fo:break-before="auto" style:column-width="6.1201in"/>
    </style:style>
    <style:style style:name="co12" style:family="table-column">
      <style:table-column-properties fo:break-before="auto" style:column-width="2.6618in"/>
    </style:style>
    <style:style style:name="co13" style:family="table-column">
      <style:table-column-properties fo:break-before="auto" style:column-width="1.6492in"/>
    </style:style>
    <style:style style:name="co14" style:family="table-column">
      <style:table-column-properties fo:break-before="auto" style:column-width="1.672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4555in" fo:break-before="auto" style:use-optimal-row-height="true"/>
    </style:style>
    <style:style style:name="ta1" style:family="table" style:master-page-name="PageStyle_5f_Code_20_APE">
      <style:table-properties table:display="true" style:writing-mode="lr-tb"/>
    </style:style>
    <style:style style:name="ta2" style:family="table" style:master-page-name="PageStyle_5f_Code_20_NAF">
      <style:table-properties table:display="true" style:writing-mode="lr-tb"/>
    </style:style>
    <style:style style:name="ta3" style:family="table" style:master-page-name="PageStyle_5f_Naf_20_alphabétique">
      <style:table-properties table:display="true" style:writing-mode="lr-tb"/>
    </style:style>
    <style:style style:name="ta4" style:family="table" style:master-page-name="PageStyle_5f_Types_20_d_27_établissement_20_clie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950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950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true" style:vertical-align="middle"/>
      <style:paragraph-properties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fo:background-color="#ff950e" style:diagonal-bl-tr="none" style:diagonal-tl-br="none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00000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ff950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950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950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Code AP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9"/>
        <table:table-column table:style-name="co3" table:number-columns-repeated="255" table:default-cell-style-name="ce9"/>
        <table:table-column table:style-name="co3" table:number-columns-repeated="767" table:default-cell-style-name="Default"/>
        <table:table-row table:style-name="ro1">
          <table:table-cell table:style-name="ce1" office:value-type="string" table:number-columns-spanned="2" table:number-rows-spanned="1">
            <text:p>Code APE</text:p>
          </table:table-cell>
          <table:covered-table-cell table:style-name="ce1"/>
          <table:table-cell table:style-name="ce10" table:number-columns-repeated="1022"/>
        </table:table-row>
        <table:table-row table:style-name="ro1">
          <table:table-cell table:style-name="ce2" office:value-type="string">
            <text:p>N°</text:p>
          </table:table-cell>
          <table:table-cell table:style-name="ce7" office:value-type="string">
            <text:p>Désignation</text:p>
          </table:table-cell>
          <table:table-cell table:style-name="ce11" table:number-columns-repeated="1022"/>
        </table:table-row>
        <table:table-row table:style-name="ro2">
          <table:table-cell table:style-name="ce3" office:value-type="string">
            <text:p>01</text:p>
          </table:table-cell>
          <table:table-cell table:style-name="ce8" office:value-type="string">
            <text:p>Agriculture, chasse, services annex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A</text:p>
          </table:table-cell>
          <table:table-cell office:value-type="string">
            <text:p>Culture de céréales ; cultures industriel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C</text:p>
          </table:table-cell>
          <table:table-cell office:value-type="string">
            <text:p>Culture de légumes ; maraîch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D</text:p>
          </table:table-cell>
          <table:table-cell office:value-type="string">
            <text:p>Horticulture ; pépiniè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F</text:p>
          </table:table-cell>
          <table:table-cell office:value-type="string">
            <text:p>Culture fruitiè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G</text:p>
          </table:table-cell>
          <table:table-cell office:value-type="string">
            <text:p>Viticultu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A</text:p>
          </table:table-cell>
          <table:table-cell office:value-type="string">
            <text:p>Elevage de bovin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C</text:p>
          </table:table-cell>
          <table:table-cell office:value-type="string">
            <text:p>Elevage d'ovins, caprins et équid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E</text:p>
          </table:table-cell>
          <table:table-cell office:value-type="string">
            <text:p>Elevage de porcin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G</text:p>
          </table:table-cell>
          <table:table-cell office:value-type="string">
            <text:p>Elevage de volail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J</text:p>
          </table:table-cell>
          <table:table-cell office:value-type="string">
            <text:p>Elevage d'autres anim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3Z</text:p>
          </table:table-cell>
          <table:table-cell office:value-type="string">
            <text:p>Culture et élevage associ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4A</text:p>
          </table:table-cell>
          <table:table-cell office:value-type="string">
            <text:p>Services aux cultures productiv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4B</text:p>
          </table:table-cell>
          <table:table-cell office:value-type="string">
            <text:p>Réalisation et entretien de plantations ornementa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4D</text:p>
          </table:table-cell>
          <table:table-cell office:value-type="string">
            <text:p>Services annexes à l'élev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5Z</text:p>
          </table:table-cell>
          <table:table-cell office:value-type="string">
            <text:p>Chasse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02</text:p>
          </table:table-cell>
          <table:table-cell table:style-name="ce8" office:value-type="string">
            <text:p>Sylviculture, exploitation forestiè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20A</text:p>
          </table:table-cell>
          <table:table-cell office:value-type="string">
            <text:p>Sylvicultu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20B</text:p>
          </table:table-cell>
          <table:table-cell office:value-type="string">
            <text:p>Exploitation forestiè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20D</text:p>
          </table:table-cell>
          <table:table-cell office:value-type="string">
            <text:p>Services forestier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05</text:p>
          </table:table-cell>
          <table:table-cell table:style-name="ce8" office:value-type="string">
            <text:p>Pêche, aquacultu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50A</text:p>
          </table:table-cell>
          <table:table-cell office:value-type="string">
            <text:p>Pêch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50C</text:p>
          </table:table-cell>
          <table:table-cell office:value-type="string">
            <text:p>Pisciculture, aquacultur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0</text:p>
          </table:table-cell>
          <table:table-cell table:style-name="ce8" office:value-type="string">
            <text:p>Extraction de houille, de lignite et de tourb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01Z</text:p>
          </table:table-cell>
          <table:table-cell office:value-type="string">
            <text:p>Extraction et agglomération de la houil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02Z</text:p>
          </table:table-cell>
          <table:table-cell office:value-type="string">
            <text:p>Extraction et agglomération du lignit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03Z</text:p>
          </table:table-cell>
          <table:table-cell office:value-type="string">
            <text:p>Extraction et agglomération de la tourb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1</text:p>
          </table:table-cell>
          <table:table-cell table:style-name="ce8" office:value-type="string">
            <text:p>Extraction d'hydrocarbures ; services annex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11Z</text:p>
          </table:table-cell>
          <table:table-cell office:value-type="string">
            <text:p>Extraction d'hydrocarbu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12Z</text:p>
          </table:table-cell>
          <table:table-cell office:value-type="string">
            <text:p>Services annexes à l'extraction d'hydrocarbur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2</text:p>
          </table:table-cell>
          <table:table-cell table:style-name="ce8" office:value-type="string">
            <text:p>Extraction de minerais d'uranium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20Z</text:p>
          </table:table-cell>
          <table:table-cell office:value-type="string">
            <text:p>Extraction de minerais d'uranium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3</text:p>
          </table:table-cell>
          <table:table-cell table:style-name="ce8" office:value-type="string">
            <text:p>Extraction de minerais métall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31Z</text:p>
          </table:table-cell>
          <table:table-cell office:value-type="string">
            <text:p>Extraction de minerais de f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32Z</text:p>
          </table:table-cell>
          <table:table-cell office:value-type="string">
            <text:p>Extraction de minerais de métaux non ferreux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4</text:p>
          </table:table-cell>
          <table:table-cell table:style-name="ce8" office:value-type="string">
            <text:p>Autres industries extractiv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41A</text:p>
          </table:table-cell>
          <table:table-cell office:value-type="string">
            <text:p>Extraction de pierres pour la construc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41C</text:p>
          </table:table-cell>
          <table:table-cell office:value-type="string">
            <text:p>Extraction de calcaire industriel, de gypse et de cra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41E</text:p>
          </table:table-cell>
          <table:table-cell office:value-type="string">
            <text:p>Extraction d'ardois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42A</text:p>
          </table:table-cell>
          <table:table-cell office:value-type="string">
            <text:p>Production de sables et de granula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42C</text:p>
          </table:table-cell>
          <table:table-cell office:value-type="string">
            <text:p>Extraction d'argiles et de kaoli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43Z</text:p>
          </table:table-cell>
          <table:table-cell office:value-type="string">
            <text:p>Extraction de minéraux pour industrie chimique et d'engrais naturel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44Z</text:p>
          </table:table-cell>
          <table:table-cell office:value-type="string">
            <text:p>Production de se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45Z</text:p>
          </table:table-cell>
          <table:table-cell office:value-type="string">
            <text:p>Activités extractives n.c.a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5</text:p>
          </table:table-cell>
          <table:table-cell table:style-name="ce8" office:value-type="string">
            <text:p>Industries aliment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1A</text:p>
          </table:table-cell>
          <table:table-cell office:value-type="string">
            <text:p>Production de viandes de bouch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1C</text:p>
          </table:table-cell>
          <table:table-cell office:value-type="string">
            <text:p>Production de viandes de volail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1E</text:p>
          </table:table-cell>
          <table:table-cell office:value-type="string">
            <text:p>Préparation industrielle de produits à base de viand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1F</text:p>
          </table:table-cell>
          <table:table-cell office:value-type="string">
            <text:p>Charcut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2Z</text:p>
          </table:table-cell>
          <table:table-cell office:value-type="string">
            <text:p>Industrie du poiss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3A</text:p>
          </table:table-cell>
          <table:table-cell office:value-type="string">
            <text:p>Transformation et conservation de pommes de ter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3C</text:p>
          </table:table-cell>
          <table:table-cell office:value-type="string">
            <text:p>Préparation de jus de fruits et légum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3E</text:p>
          </table:table-cell>
          <table:table-cell office:value-type="string">
            <text:p>Transformation et conservation de légum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3F</text:p>
          </table:table-cell>
          <table:table-cell office:value-type="string">
            <text:p>Transformation et conservation de frui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4A</text:p>
          </table:table-cell>
          <table:table-cell office:value-type="string">
            <text:p>Fabrication d'huiles et graisses brut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4C</text:p>
          </table:table-cell>
          <table:table-cell office:value-type="string">
            <text:p>Fabrication d'huiles et graisses raffiné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4E</text:p>
          </table:table-cell>
          <table:table-cell office:value-type="string">
            <text:p>Fabrication de margarin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5A</text:p>
          </table:table-cell>
          <table:table-cell office:value-type="string">
            <text:p>Fabrication de lait liquide et de produits fra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5B</text:p>
          </table:table-cell>
          <table:table-cell office:value-type="string">
            <text:p>Fabrication de beur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5C</text:p>
          </table:table-cell>
          <table:table-cell office:value-type="string">
            <text:p>Fabrication de fromag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5D</text:p>
          </table:table-cell>
          <table:table-cell office:value-type="string">
            <text:p>Fabrication d'autres produits laiti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5F</text:p>
          </table:table-cell>
          <table:table-cell office:value-type="string">
            <text:p>Fabrication de glaces et sorbe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6A</text:p>
          </table:table-cell>
          <table:table-cell office:value-type="string">
            <text:p>Meuneri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156B</text:p>
          </table:table-cell>
          <table:table-cell office:value-type="string">
            <text:p>Autres activités de travail des grain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156D</text:p>
          </table:table-cell>
          <table:table-cell office:value-type="string">
            <text:p>Fabrication de produits amylac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7A</text:p>
          </table:table-cell>
          <table:table-cell office:value-type="string">
            <text:p>Fabrication d'aliments pour animaux de ferm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7C</text:p>
          </table:table-cell>
          <table:table-cell office:value-type="string">
            <text:p>Fabrication d'aliments pour animaux de compagn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8A</text:p>
          </table:table-cell>
          <table:table-cell office:value-type="string">
            <text:p>Fabrication industrielle de pain et de pâtiss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8B</text:p>
          </table:table-cell>
          <table:table-cell office:value-type="string">
            <text:p>Cuisson de produits de boulang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8C</text:p>
          </table:table-cell>
          <table:table-cell office:value-type="string">
            <text:p>Boulangerie et boulangerie-pâtiss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8D</text:p>
          </table:table-cell>
          <table:table-cell office:value-type="string">
            <text:p>Pâtiss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8F</text:p>
          </table:table-cell>
          <table:table-cell office:value-type="string">
            <text:p>Biscotterie, biscuiterie, pâtisserie de conserv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8H</text:p>
          </table:table-cell>
          <table:table-cell office:value-type="string">
            <text:p>Fabrication de suc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8K</text:p>
          </table:table-cell>
          <table:table-cell office:value-type="string">
            <text:p>Chocolaterie, confis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8M</text:p>
          </table:table-cell>
          <table:table-cell office:value-type="string">
            <text:p>Fabrication de pâtes aliment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8P</text:p>
          </table:table-cell>
          <table:table-cell office:value-type="string">
            <text:p>Transformation du thé et du caf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8R</text:p>
          </table:table-cell>
          <table:table-cell office:value-type="string">
            <text:p>Fabrication de condiments et assaisonnemen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8T</text:p>
          </table:table-cell>
          <table:table-cell office:value-type="string">
            <text:p>Fabrication d'aliments adaptés à l'enfant et diété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8V</text:p>
          </table:table-cell>
          <table:table-cell office:value-type="string">
            <text:p>Industries alimentaires n.c.a.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9A</text:p>
          </table:table-cell>
          <table:table-cell office:value-type="string">
            <text:p>Production d'eaux de vie naturel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9B</text:p>
          </table:table-cell>
          <table:table-cell office:value-type="string">
            <text:p>Fabrication de spiritue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9D</text:p>
          </table:table-cell>
          <table:table-cell office:value-type="string">
            <text:p>Production d'alcool éthylique de fermentatio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159F</text:p>
          </table:table-cell>
          <table:table-cell office:value-type="string">
            <text:p>Champagnis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9G</text:p>
          </table:table-cell>
          <table:table-cell office:value-type="string">
            <text:p>Vinific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9J</text:p>
          </table:table-cell>
          <table:table-cell office:value-type="string">
            <text:p>Cidr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9L</text:p>
          </table:table-cell>
          <table:table-cell office:value-type="string">
            <text:p>Production d'autres boissons fermenté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9N</text:p>
          </table:table-cell>
          <table:table-cell office:value-type="string">
            <text:p>Brass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9Q</text:p>
          </table:table-cell>
          <table:table-cell office:value-type="string">
            <text:p>Malt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9S</text:p>
          </table:table-cell>
          <table:table-cell office:value-type="string">
            <text:p>Industrie des eaux de tab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9T</text:p>
          </table:table-cell>
          <table:table-cell office:value-type="string">
            <text:p>Production de boissons rafraîchissant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6</text:p>
          </table:table-cell>
          <table:table-cell table:style-name="ce8" office:value-type="string">
            <text:p>Industries du tabac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60Z</text:p>
          </table:table-cell>
          <table:table-cell office:value-type="string">
            <text:p>Industries du tabac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7</text:p>
          </table:table-cell>
          <table:table-cell table:style-name="ce8" office:value-type="string">
            <text:p>Industrie texti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1A</text:p>
          </table:table-cell>
          <table:table-cell office:value-type="string">
            <text:p>Filature de l'industrie cotonniè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1C</text:p>
          </table:table-cell>
          <table:table-cell office:value-type="string">
            <text:p>Filature de l'industrie lainière-cycle card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1E</text:p>
          </table:table-cell>
          <table:table-cell office:value-type="string">
            <text:p>Préparation de la lain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1F</text:p>
          </table:table-cell>
          <table:table-cell office:value-type="string">
            <text:p>Filature de l'industrie lainiere-cycle peign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1H</text:p>
          </table:table-cell>
          <table:table-cell office:value-type="string">
            <text:p>Préparation et filature du li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1K</text:p>
          </table:table-cell>
          <table:table-cell office:value-type="string">
            <text:p>Moulinage texturation de soie et textiles artificiels et synthé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1M</text:p>
          </table:table-cell>
          <table:table-cell office:value-type="string">
            <text:p>Fabrication de fils à coud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1P</text:p>
          </table:table-cell>
          <table:table-cell office:value-type="string">
            <text:p>Préparation et filature d'autres fib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2A</text:p>
          </table:table-cell>
          <table:table-cell office:value-type="string">
            <text:p>Tissage de l'industrie cotonniè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2C</text:p>
          </table:table-cell>
          <table:table-cell office:value-type="string">
            <text:p>Tissage de l'industrie lainière-cycle card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2E</text:p>
          </table:table-cell>
          <table:table-cell office:value-type="string">
            <text:p>Tissage de l'industrie lainière-cycle peign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2G</text:p>
          </table:table-cell>
          <table:table-cell office:value-type="string">
            <text:p>Tissage de soieri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2J</text:p>
          </table:table-cell>
          <table:table-cell office:value-type="string">
            <text:p>Tissage d'autres texti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3Z</text:p>
          </table:table-cell>
          <table:table-cell office:value-type="string">
            <text:p>Ennoblissement texti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4A</text:p>
          </table:table-cell>
          <table:table-cell office:value-type="string">
            <text:p>Fabrication de linge de maison et d'articles d'ameubleme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4B</text:p>
          </table:table-cell>
          <table:table-cell office:value-type="string">
            <text:p>Fabrication de petits articles textiles de lit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4C</text:p>
          </table:table-cell>
          <table:table-cell office:value-type="string">
            <text:p>Fabrication d'autres articles confectionnés en texti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5A</text:p>
          </table:table-cell>
          <table:table-cell office:value-type="string">
            <text:p>Fabrication de tapis et moquett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5C</text:p>
          </table:table-cell>
          <table:table-cell office:value-type="string">
            <text:p>Ficellerie, corderie, fabrication de file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5E</text:p>
          </table:table-cell>
          <table:table-cell office:value-type="string">
            <text:p>Fabrication de non tiss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5G</text:p>
          </table:table-cell>
          <table:table-cell office:value-type="string">
            <text:p>Industries textiles n.c.a.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6Z</text:p>
          </table:table-cell>
          <table:table-cell office:value-type="string">
            <text:p>Fabrication d'étoffes à mail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7A</text:p>
          </table:table-cell>
          <table:table-cell office:value-type="string">
            <text:p>Fabrication d'articles chaussants à mail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7C</text:p>
          </table:table-cell>
          <table:table-cell office:value-type="string">
            <text:p>Fabrication de pull-overs et articles similair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8</text:p>
          </table:table-cell>
          <table:table-cell table:style-name="ce8" office:value-type="string">
            <text:p>Industrie de l'habillement et des fourru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81Z</text:p>
          </table:table-cell>
          <table:table-cell office:value-type="string">
            <text:p>Fabrication de vêtements en cui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82A</text:p>
          </table:table-cell>
          <table:table-cell office:value-type="string">
            <text:p>Fabrication de vêtements de travai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82C</text:p>
          </table:table-cell>
          <table:table-cell office:value-type="string">
            <text:p>Fabrication de vêtements sur mesu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82D</text:p>
          </table:table-cell>
          <table:table-cell office:value-type="string">
            <text:p>Fabrication de vêtements de dessus pour hommes et garçonne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82E</text:p>
          </table:table-cell>
          <table:table-cell office:value-type="string">
            <text:p>Fabrication de vêtements de dessus pour femmes et fillett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82G</text:p>
          </table:table-cell>
          <table:table-cell office:value-type="string">
            <text:p>Fabrication de vêtements de dessou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82J</text:p>
          </table:table-cell>
          <table:table-cell office:value-type="string">
            <text:p>Fabrication d'autres vêtements et accesso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83Z</text:p>
          </table:table-cell>
          <table:table-cell office:value-type="string">
            <text:p>Industrie des fourrur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19</text:p>
          </table:table-cell>
          <table:table-cell table:style-name="ce8" office:value-type="string">
            <text:p>Industrie du cuir et de la chaussu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91Z</text:p>
          </table:table-cell>
          <table:table-cell office:value-type="string">
            <text:p>Apprêt et tannage des cui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92Z</text:p>
          </table:table-cell>
          <table:table-cell office:value-type="string">
            <text:p>Fabrication d'articles de voyage et de maroquin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93Z</text:p>
          </table:table-cell>
          <table:table-cell office:value-type="string">
            <text:p>Fabrication de chaussur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20</text:p>
          </table:table-cell>
          <table:table-cell table:style-name="ce8" office:value-type="string">
            <text:p>Travail du bois et fabrication d'articles en bo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01A</text:p>
          </table:table-cell>
          <table:table-cell office:value-type="string">
            <text:p>Sciage et rabotage du bo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01B</text:p>
          </table:table-cell>
          <table:table-cell office:value-type="string">
            <text:p>Imprégnation du bo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02Z</text:p>
          </table:table-cell>
          <table:table-cell office:value-type="string">
            <text:p>Fabrication de panneaux de bo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03Z</text:p>
          </table:table-cell>
          <table:table-cell office:value-type="string">
            <text:p>Fabrication de charpentes et de menuiseri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04Z</text:p>
          </table:table-cell>
          <table:table-cell office:value-type="string">
            <text:p>Fabrication d'emballages en bo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05A</text:p>
          </table:table-cell>
          <table:table-cell office:value-type="string">
            <text:p>Fabrication d'objets divers en bo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05C</text:p>
          </table:table-cell>
          <table:table-cell office:value-type="string">
            <text:p>Fabrication d'objets en liège, vannerie ou sparteri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21</text:p>
          </table:table-cell>
          <table:table-cell table:style-name="ce8" office:value-type="string">
            <text:p>Industrie du papier et du cart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11A</text:p>
          </table:table-cell>
          <table:table-cell office:value-type="string">
            <text:p>Fabrication de pâte à papi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11C</text:p>
          </table:table-cell>
          <table:table-cell office:value-type="string">
            <text:p>Fabrication de papier et de cart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12A</text:p>
          </table:table-cell>
          <table:table-cell office:value-type="string">
            <text:p>Industrie du carton ondul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12B</text:p>
          </table:table-cell>
          <table:table-cell office:value-type="string">
            <text:p>Fabrication de cartonnag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12C</text:p>
          </table:table-cell>
          <table:table-cell office:value-type="string">
            <text:p>Fabrication d'emballages en papi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12E</text:p>
          </table:table-cell>
          <table:table-cell office:value-type="string">
            <text:p>Fabrication d'articles en papier à usage sanitaire ou domest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12G</text:p>
          </table:table-cell>
          <table:table-cell office:value-type="string">
            <text:p>Fabrication d'article de papet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12J</text:p>
          </table:table-cell>
          <table:table-cell office:value-type="string">
            <text:p>Fabrication de papiers pein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12L</text:p>
          </table:table-cell>
          <table:table-cell office:value-type="string">
            <text:p>Fabrication d'autres articles en papier ou en carton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22</text:p>
          </table:table-cell>
          <table:table-cell table:style-name="ce8" office:value-type="string">
            <text:p>Edition, imprimerie, reproduc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21A</text:p>
          </table:table-cell>
          <table:table-cell office:value-type="string">
            <text:p>Edition de liv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21C</text:p>
          </table:table-cell>
          <table:table-cell office:value-type="string">
            <text:p>Edition de journ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21E</text:p>
          </table:table-cell>
          <table:table-cell office:value-type="string">
            <text:p>Edition de revues et périod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21G</text:p>
          </table:table-cell>
          <table:table-cell office:value-type="string">
            <text:p>Edition d'enregistrements sono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21J</text:p>
          </table:table-cell>
          <table:table-cell office:value-type="string">
            <text:p>Autres activités d'édi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22A</text:p>
          </table:table-cell>
          <table:table-cell office:value-type="string">
            <text:p>Imprimerie de journ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22C</text:p>
          </table:table-cell>
          <table:table-cell office:value-type="string">
            <text:p>Autres imprimeries (labeur)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22E</text:p>
          </table:table-cell>
          <table:table-cell office:value-type="string">
            <text:p>Reliure et fini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22G</text:p>
          </table:table-cell>
          <table:table-cell office:value-type="string">
            <text:p>Composition et photogravu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22J</text:p>
          </table:table-cell>
          <table:table-cell office:value-type="string">
            <text:p>Autres activités graph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23A</text:p>
          </table:table-cell>
          <table:table-cell office:value-type="string">
            <text:p>Reproduction d'enregistrements sono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23C</text:p>
          </table:table-cell>
          <table:table-cell office:value-type="string">
            <text:p>Reproduction d'enregistrements vidé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23E</text:p>
          </table:table-cell>
          <table:table-cell office:value-type="string">
            <text:p>Reproduction d'enregistrements informatiqu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23</text:p>
          </table:table-cell>
          <table:table-cell table:style-name="ce8" office:value-type="string">
            <text:p>Cokéfaction, raffinage, industries nuclé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31Z</text:p>
          </table:table-cell>
          <table:table-cell office:value-type="string">
            <text:p>Cokéfac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32Z</text:p>
          </table:table-cell>
          <table:table-cell office:value-type="string">
            <text:p>Raffinage de pétro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33Z</text:p>
          </table:table-cell>
          <table:table-cell office:value-type="string">
            <text:p>Elaboration et transformation de matières nucléair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24</text:p>
          </table:table-cell>
          <table:table-cell table:style-name="ce8" office:value-type="string">
            <text:p>Industrie chim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41A</text:p>
          </table:table-cell>
          <table:table-cell office:value-type="string">
            <text:p>Fabrication de gaz industriel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41C</text:p>
          </table:table-cell>
          <table:table-cell office:value-type="string">
            <text:p>Fabrication de colorants et de pigment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41E</text:p>
          </table:table-cell>
          <table:table-cell office:value-type="string">
            <text:p>Fabrication d'autres produits chimiques inorganiques de bas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41G</text:p>
          </table:table-cell>
          <table:table-cell office:value-type="string">
            <text:p>Fabrication d'autres produits chimiques organique de bas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41J</text:p>
          </table:table-cell>
          <table:table-cell office:value-type="string">
            <text:p>Fabrication de produits azotés et d'engra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41L</text:p>
          </table:table-cell>
          <table:table-cell office:value-type="string">
            <text:p>Fabrication de matières plastiques de bas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41N</text:p>
          </table:table-cell>
          <table:table-cell office:value-type="string">
            <text:p>Fabrication de caoutchouc synthét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42Z</text:p>
          </table:table-cell>
          <table:table-cell office:value-type="string">
            <text:p>Fabrication de produits agrochim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43Z</text:p>
          </table:table-cell>
          <table:table-cell office:value-type="string">
            <text:p>Fabrication de peintures et vern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44A</text:p>
          </table:table-cell>
          <table:table-cell office:value-type="string">
            <text:p>Fabrication de produits pharmaceutiques de bas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44C</text:p>
          </table:table-cell>
          <table:table-cell office:value-type="string">
            <text:p>Fabrication de médicament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44D</text:p>
          </table:table-cell>
          <table:table-cell office:value-type="string">
            <text:p>Fabrication d'autres produits pharmaceutique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45A</text:p>
          </table:table-cell>
          <table:table-cell office:value-type="string">
            <text:p>Fabrication de savons, détergents et produits d'entreti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45C</text:p>
          </table:table-cell>
          <table:table-cell office:value-type="string">
            <text:p>Fabrication de parfums et de produits pour la toilett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46A</text:p>
          </table:table-cell>
          <table:table-cell office:value-type="string">
            <text:p>Fabrication de produits explosif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46C</text:p>
          </table:table-cell>
          <table:table-cell office:value-type="string">
            <text:p>Fabrication de colles et gélatine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46E</text:p>
          </table:table-cell>
          <table:table-cell office:value-type="string">
            <text:p>Fabrication d'huiles essentielle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46G</text:p>
          </table:table-cell>
          <table:table-cell office:value-type="string">
            <text:p>Fabrication de produits chimiques pour la photographi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46J</text:p>
          </table:table-cell>
          <table:table-cell office:value-type="string">
            <text:p>Fabrication de supports de donnée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46L</text:p>
          </table:table-cell>
          <table:table-cell office:value-type="string">
            <text:p>Fabrication de produits chimiques à usage industriel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47Z</text:p>
          </table:table-cell>
          <table:table-cell office:value-type="string">
            <text:p>Fabrication de fibres artificielles ou synthétique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25</text:p>
          </table:table-cell>
          <table:table-cell table:style-name="ce8" office:value-type="string">
            <text:p>Industrie du caoutchouc et des plastique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51A</text:p>
          </table:table-cell>
          <table:table-cell office:value-type="string">
            <text:p>Fabrication de pneumatique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51C</text:p>
          </table:table-cell>
          <table:table-cell office:value-type="string">
            <text:p>Rechapage de pneumatique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51E</text:p>
          </table:table-cell>
          <table:table-cell office:value-type="string">
            <text:p>Fabrication d'autres articles en caoutchouc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52A</text:p>
          </table:table-cell>
          <table:table-cell office:value-type="string">
            <text:p>Fabrication de plaques, feuilles, tubes et profilés en plastiqu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52C</text:p>
          </table:table-cell>
          <table:table-cell office:value-type="string">
            <text:p>Fabrication d'emballages en matière plastiqu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52E</text:p>
          </table:table-cell>
          <table:table-cell office:value-type="string">
            <text:p>Fabrication d'éléments en matière plastique pour la constructio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52G</text:p>
          </table:table-cell>
          <table:table-cell office:value-type="string">
            <text:p>Fabrication d'articles divers en matière plastiqu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52H</text:p>
          </table:table-cell>
          <table:table-cell office:value-type="string">
            <text:p>Fabrication de pièces techniques en matière plastiqu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26</text:p>
          </table:table-cell>
          <table:table-cell table:style-name="ce8" office:value-type="string">
            <text:p>Fabrication d'autres produits minéraux non métallique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1A</text:p>
          </table:table-cell>
          <table:table-cell office:value-type="string">
            <text:p>Fabrication de verre pla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1C</text:p>
          </table:table-cell>
          <table:table-cell office:value-type="string">
            <text:p>Façonnage et transformation du verre pla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1E</text:p>
          </table:table-cell>
          <table:table-cell office:value-type="string">
            <text:p>Fabrication de verre creux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1G</text:p>
          </table:table-cell>
          <table:table-cell office:value-type="string">
            <text:p>Fabrication de fibres de verr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1J</text:p>
          </table:table-cell>
          <table:table-cell office:value-type="string">
            <text:p>Fabrication de façonnage d'articles techniques en verr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1K</text:p>
          </table:table-cell>
          <table:table-cell office:value-type="string">
            <text:p>Fabrication d'isolateurs en verr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2A</text:p>
          </table:table-cell>
          <table:table-cell office:value-type="string">
            <text:p>Fabrication d'articles céramiques à usage domestique ou ornemental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2C</text:p>
          </table:table-cell>
          <table:table-cell office:value-type="string">
            <text:p>Fabrication d'appareils sanitaires en céramiqu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2E</text:p>
          </table:table-cell>
          <table:table-cell office:value-type="string">
            <text:p>Fabrication d'isolateurs et pièces isolantes en céramiqu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2G</text:p>
          </table:table-cell>
          <table:table-cell office:value-type="string">
            <text:p>Fabrication d'autres produits céramiques à usage techniqu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2J</text:p>
          </table:table-cell>
          <table:table-cell office:value-type="string">
            <text:p>Fabrication d'autres produits céramique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2L</text:p>
          </table:table-cell>
          <table:table-cell office:value-type="string">
            <text:p>Fabrication de produits céramiques réfractaire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3Z</text:p>
          </table:table-cell>
          <table:table-cell office:value-type="string">
            <text:p>Fabrication de carreaux en céramiqu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4A</text:p>
          </table:table-cell>
          <table:table-cell office:value-type="string">
            <text:p>Fabrication de brique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4B</text:p>
          </table:table-cell>
          <table:table-cell office:value-type="string">
            <text:p>Fabrication de tuile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4C</text:p>
          </table:table-cell>
          <table:table-cell office:value-type="string">
            <text:p>Fabrication de produits divers en terre cuit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5A</text:p>
          </table:table-cell>
          <table:table-cell office:value-type="string">
            <text:p>Fabrication de cimen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5C</text:p>
          </table:table-cell>
          <table:table-cell office:value-type="string">
            <text:p>Fabrication de chaux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5E</text:p>
          </table:table-cell>
          <table:table-cell office:value-type="string">
            <text:p>Fabrication de plâtr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6A</text:p>
          </table:table-cell>
          <table:table-cell office:value-type="string">
            <text:p>Fabrication d'éléments en béton pour la constructio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6C</text:p>
          </table:table-cell>
          <table:table-cell office:value-type="string">
            <text:p>Fabrication d'éléments en plâtre pour la constructio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6E</text:p>
          </table:table-cell>
          <table:table-cell office:value-type="string">
            <text:p>Fabrication de béton prêt à l'emploi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6G</text:p>
          </table:table-cell>
          <table:table-cell office:value-type="string">
            <text:p>Fabrication de mortiers et bétons sec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6J</text:p>
          </table:table-cell>
          <table:table-cell office:value-type="string">
            <text:p>Fabrication d'ouvrages en fibre-cimen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6L</text:p>
          </table:table-cell>
          <table:table-cell office:value-type="string">
            <text:p>Fabrication d'autres ouvrages en béton ou en plâtr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7Z</text:p>
          </table:table-cell>
          <table:table-cell office:value-type="string">
            <text:p>Travail de la pierr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68A</text:p>
          </table:table-cell>
          <table:table-cell office:value-type="string">
            <text:p>Fabrication de produits abrasif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68C</text:p>
          </table:table-cell>
          <table:table-cell office:value-type="string">
            <text:p>Fabrication de produits minéraux non métalliques n.c.a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27</text:p>
          </table:table-cell>
          <table:table-cell table:style-name="ce8" office:value-type="string">
            <text:p>Métallurg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1Y</text:p>
          </table:table-cell>
          <table:table-cell office:value-type="string">
            <text:p>Sidérurgie 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2A</text:p>
          </table:table-cell>
          <table:table-cell office:value-type="string">
            <text:p>Fabrication de tubes en font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2C</text:p>
          </table:table-cell>
          <table:table-cell office:value-type="string">
            <text:p>Fabrication de tubes en aci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3A</text:p>
          </table:table-cell>
          <table:table-cell office:value-type="string">
            <text:p>Etirage à froid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3C</text:p>
          </table:table-cell>
          <table:table-cell office:value-type="string">
            <text:p>Laminage à froid de feuillard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3E</text:p>
          </table:table-cell>
          <table:table-cell office:value-type="string">
            <text:p>Profilage à froid par formage ou pli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3G</text:p>
          </table:table-cell>
          <table:table-cell office:value-type="string">
            <text:p>Tréfilage à froid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4A</text:p>
          </table:table-cell>
          <table:table-cell office:value-type="string">
            <text:p>Production de métaux précie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4C</text:p>
          </table:table-cell>
          <table:table-cell office:value-type="string">
            <text:p>Production d'aluminium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4D</text:p>
          </table:table-cell>
          <table:table-cell office:value-type="string">
            <text:p>Première transformation de l'aluminium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4F</text:p>
          </table:table-cell>
          <table:table-cell office:value-type="string">
            <text:p>Production de plomb, de zinc ou d'étai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4G</text:p>
          </table:table-cell>
          <table:table-cell office:value-type="string">
            <text:p>Première transformation du plomb, du zinc ou de l'étai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4J</text:p>
          </table:table-cell>
          <table:table-cell office:value-type="string">
            <text:p>Production de cuiv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4K</text:p>
          </table:table-cell>
          <table:table-cell office:value-type="string">
            <text:p>Première transformation du cuiv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4M</text:p>
          </table:table-cell>
          <table:table-cell office:value-type="string">
            <text:p>Métallurgie des autres métaux non ferre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5A</text:p>
          </table:table-cell>
          <table:table-cell office:value-type="string">
            <text:p>Fonderie de font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5C</text:p>
          </table:table-cell>
          <table:table-cell office:value-type="string">
            <text:p>Fonderie d'aci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5E</text:p>
          </table:table-cell>
          <table:table-cell office:value-type="string">
            <text:p>Fonderie de métaux lég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75G</text:p>
          </table:table-cell>
          <table:table-cell office:value-type="string">
            <text:p>Fonderie d'autres métaux non ferreux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28</text:p>
          </table:table-cell>
          <table:table-cell table:style-name="ce8" office:value-type="string">
            <text:p>Travail des mét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1A</text:p>
          </table:table-cell>
          <table:table-cell office:value-type="string">
            <text:p>Fabrication de constructions métall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1C</text:p>
          </table:table-cell>
          <table:table-cell office:value-type="string">
            <text:p>Fabrication de menuiseries et fermetures métall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2C</text:p>
          </table:table-cell>
          <table:table-cell office:value-type="string">
            <text:p>Fabrication de réservoirs, citernes et conteneurs métall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2D</text:p>
          </table:table-cell>
          <table:table-cell office:value-type="string">
            <text:p>Fabrication de radiateurs et de chaudières pour le chauffage centra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3A</text:p>
          </table:table-cell>
          <table:table-cell office:value-type="string">
            <text:p>Fabrication de générateurs de vapeu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3B</text:p>
          </table:table-cell>
          <table:table-cell office:value-type="string">
            <text:p>Chaudronnerie nucléai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3C</text:p>
          </table:table-cell>
          <table:table-cell office:value-type="string">
            <text:p>Chaudronnerie-tuyaut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4A</text:p>
          </table:table-cell>
          <table:table-cell office:value-type="string">
            <text:p>Forge, estampage, matriç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4B</text:p>
          </table:table-cell>
          <table:table-cell office:value-type="string">
            <text:p>Découpage, emboutiss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4C</text:p>
          </table:table-cell>
          <table:table-cell office:value-type="string">
            <text:p>Métallurgie des poud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5A</text:p>
          </table:table-cell>
          <table:table-cell office:value-type="string">
            <text:p>Traitement et revêtement des métaux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285C</text:p>
          </table:table-cell>
          <table:table-cell office:value-type="string">
            <text:p>Décollet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5D</text:p>
          </table:table-cell>
          <table:table-cell office:value-type="string">
            <text:p>Mécanique généra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6A</text:p>
          </table:table-cell>
          <table:table-cell office:value-type="string">
            <text:p>Fabrication de coutell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6C</text:p>
          </table:table-cell>
          <table:table-cell office:value-type="string">
            <text:p>Fabrication d'outillage à mai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6D</text:p>
          </table:table-cell>
          <table:table-cell office:value-type="string">
            <text:p>Fabrication d'outillage mécan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6F</text:p>
          </table:table-cell>
          <table:table-cell office:value-type="string">
            <text:p>Fabrication de serrures et ferru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7A</text:p>
          </table:table-cell>
          <table:table-cell office:value-type="string">
            <text:p>Fabrication de fûts et emballages métalliques simil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7C</text:p>
          </table:table-cell>
          <table:table-cell office:value-type="string">
            <text:p>Fabrication d'emballages métalliques lég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7E</text:p>
          </table:table-cell>
          <table:table-cell office:value-type="string">
            <text:p>Fabrication d'articles en fils métall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7G</text:p>
          </table:table-cell>
          <table:table-cell office:value-type="string">
            <text:p>Visserie et boulonn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7H</text:p>
          </table:table-cell>
          <table:table-cell office:value-type="string">
            <text:p>Fabrication de ressor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7J</text:p>
          </table:table-cell>
          <table:table-cell office:value-type="string">
            <text:p>Fabrication de chaîn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7L</text:p>
          </table:table-cell>
          <table:table-cell office:value-type="string">
            <text:p>Fabrication d'articles métalliques ménag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7N</text:p>
          </table:table-cell>
          <table:table-cell office:value-type="string">
            <text:p>Fabrication de petits articles métall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87Q</text:p>
          </table:table-cell>
          <table:table-cell office:value-type="string">
            <text:p>Fabrication d'articles métalliques diver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29</text:p>
          </table:table-cell>
          <table:table-cell table:style-name="ce8" office:value-type="string">
            <text:p>Fabrication de machines et équipemen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1A</text:p>
          </table:table-cell>
          <table:table-cell office:value-type="string">
            <text:p>Fabrication de moteurs et turbin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1B</text:p>
          </table:table-cell>
          <table:table-cell office:value-type="string">
            <text:p>Fabrication de pompes 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1D</text:p>
          </table:table-cell>
          <table:table-cell office:value-type="string">
            <text:p>Fabrication de transmissions hydrauliques et pneuma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1E</text:p>
          </table:table-cell>
          <table:table-cell office:value-type="string">
            <text:p>Fabrication de compresseu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1F</text:p>
          </table:table-cell>
          <table:table-cell office:value-type="string">
            <text:p>Fabrication d'articles de robinett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1H</text:p>
          </table:table-cell>
          <table:table-cell office:value-type="string">
            <text:p>Fabrication de roulemen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1J</text:p>
          </table:table-cell>
          <table:table-cell office:value-type="string">
            <text:p>Fabrication d'organes mécaniques de transmiss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2A</text:p>
          </table:table-cell>
          <table:table-cell office:value-type="string">
            <text:p>Fabrication de fours et brûleu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2C</text:p>
          </table:table-cell>
          <table:table-cell office:value-type="string">
            <text:p>Fabrication d'ascenseurs, monte-charges et escaliers mécan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2D</text:p>
          </table:table-cell>
          <table:table-cell office:value-type="string">
            <text:p>Fabrication d'équipements de levage et de manuten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2F</text:p>
          </table:table-cell>
          <table:table-cell office:value-type="string">
            <text:p>Fabrication d'équipements aérauliques et frigorifiques industriel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2H</text:p>
          </table:table-cell>
          <table:table-cell office:value-type="string">
            <text:p>Fabrication d'équipements d'emballage et de conditionneme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2J</text:p>
          </table:table-cell>
          <table:table-cell office:value-type="string">
            <text:p>Fabrication d'appareils de pes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2L</text:p>
          </table:table-cell>
          <table:table-cell office:value-type="string">
            <text:p>Fabrication de matériel pour les industries chim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2M</text:p>
          </table:table-cell>
          <table:table-cell office:value-type="string">
            <text:p>Fabrication d'autres machines d'usage généra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3A</text:p>
          </table:table-cell>
          <table:table-cell office:value-type="string">
            <text:p>Fabrication de tracteurs agrico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3C</text:p>
          </table:table-cell>
          <table:table-cell office:value-type="string">
            <text:p>Réparation de matériel agrico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3D</text:p>
          </table:table-cell>
          <table:table-cell office:value-type="string">
            <text:p>Fabrication de matériel agrico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4A</text:p>
          </table:table-cell>
          <table:table-cell office:value-type="string">
            <text:p>Fabrication de machines-outils à mét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4B</text:p>
          </table:table-cell>
          <table:table-cell office:value-type="string">
            <text:p>Fabrication de machines-outils à bo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4C</text:p>
          </table:table-cell>
          <table:table-cell office:value-type="string">
            <text:p>Fabrication de machines-outils portatives à moteur incorpor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4D</text:p>
          </table:table-cell>
          <table:table-cell office:value-type="string">
            <text:p>Fabrication de matériel de soud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4E</text:p>
          </table:table-cell>
          <table:table-cell office:value-type="string">
            <text:p>Fabrication d'autres machines-outil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5A</text:p>
          </table:table-cell>
          <table:table-cell office:value-type="string">
            <text:p>Fabrication de machines pour la métallurg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5B</text:p>
          </table:table-cell>
          <table:table-cell office:value-type="string">
            <text:p>Fabrication de matériels de mines pour l'extrac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5D</text:p>
          </table:table-cell>
          <table:table-cell office:value-type="string">
            <text:p>Fabrication de matériels de travaux public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5E</text:p>
          </table:table-cell>
          <table:table-cell office:value-type="string">
            <text:p>Fabrication de machines pour l'industrie agroalimentai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5G</text:p>
          </table:table-cell>
          <table:table-cell office:value-type="string">
            <text:p>Fabrication de machines pour les industries texti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5J</text:p>
          </table:table-cell>
          <table:table-cell office:value-type="string">
            <text:p>Fabrication de machines pour les industries du papier et du cart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5L</text:p>
          </table:table-cell>
          <table:table-cell office:value-type="string">
            <text:p>Fabrication de machines d'imprim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5M</text:p>
          </table:table-cell>
          <table:table-cell office:value-type="string">
            <text:p>Fabrication de machines pour travail du caoutchouc ou des plas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5N</text:p>
          </table:table-cell>
          <table:table-cell office:value-type="string">
            <text:p>Fabrication de moules et modè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5Q</text:p>
          </table:table-cell>
          <table:table-cell office:value-type="string">
            <text:p>Fabrication de machines d'assemblage automat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5R</text:p>
          </table:table-cell>
          <table:table-cell office:value-type="string">
            <text:p>Fabrication de machines spécialisées divers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6A</text:p>
          </table:table-cell>
          <table:table-cell office:value-type="string">
            <text:p>Fabrication d'armeme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6B</text:p>
          </table:table-cell>
          <table:table-cell office:value-type="string">
            <text:p>Fabrication d'armes de chasse, de tir et de défens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7A</text:p>
          </table:table-cell>
          <table:table-cell office:value-type="string">
            <text:p>Fabrication d'appareils électroménag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97C</text:p>
          </table:table-cell>
          <table:table-cell office:value-type="string">
            <text:p>Fabrication d'appareils ménagers non électriqu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30</text:p>
          </table:table-cell>
          <table:table-cell table:style-name="ce8" office:value-type="string">
            <text:p>Fabrication de machines de bureau et de matériel informat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00A</text:p>
          </table:table-cell>
          <table:table-cell office:value-type="string">
            <text:p>Fabrication de machines de bureau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00C</text:p>
          </table:table-cell>
          <table:table-cell office:value-type="string">
            <text:p>Fabrication d'ordinateurs et d'autres équipements informatiqu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31</text:p>
          </table:table-cell>
          <table:table-cell table:style-name="ce8" office:value-type="string">
            <text:p>Fabrication de machines et appareils électr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11A</text:p>
          </table:table-cell>
          <table:table-cell office:value-type="string">
            <text:p>Fabrication de moteurs, génératrices et transformateurs électriques inférieurs à 750 kW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11B</text:p>
          </table:table-cell>
          <table:table-cell office:value-type="string">
            <text:p>Fabrication de moteurs, génératrices et transformateurs électriques supérieurs à 750 kW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11C</text:p>
          </table:table-cell>
          <table:table-cell office:value-type="string">
            <text:p>Réparation de matériels électr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12A</text:p>
          </table:table-cell>
          <table:table-cell office:value-type="string">
            <text:p>Fabrication matériel distribution ou commande électrique basse tens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12B</text:p>
          </table:table-cell>
          <table:table-cell office:value-type="string">
            <text:p>Fabrication matériel distribution ou commande électrique haute tens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13Z</text:p>
          </table:table-cell>
          <table:table-cell office:value-type="string">
            <text:p>Fabrication de fils et câbles isol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14Z</text:p>
          </table:table-cell>
          <table:table-cell office:value-type="string">
            <text:p>Fabrication d'accumulateurs et de piles électr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15A</text:p>
          </table:table-cell>
          <table:table-cell office:value-type="string">
            <text:p>Fabrication de lamp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15B</text:p>
          </table:table-cell>
          <table:table-cell office:value-type="string">
            <text:p>Fabrication d'appareils électriques autonomes de sécuri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15C</text:p>
          </table:table-cell>
          <table:table-cell office:value-type="string">
            <text:p>Fabrication d'appareils d'éclair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16A</text:p>
          </table:table-cell>
          <table:table-cell office:value-type="string">
            <text:p>Fabrication de matériels électriques pour moteurs et véhicu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16C</text:p>
          </table:table-cell>
          <table:table-cell office:value-type="string">
            <text:p>Fabrication de matriel électromagnétique industrie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16D</text:p>
          </table:table-cell>
          <table:table-cell office:value-type="string">
            <text:p>Fabrication de matériels électriques n.c.a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32</text:p>
          </table:table-cell>
          <table:table-cell table:style-name="ce8" office:value-type="string">
            <text:p>Fabrication d'équipements de radio, télévision et communic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21A</text:p>
          </table:table-cell>
          <table:table-cell office:value-type="string">
            <text:p>Fabrication de composants passifs et de condensateu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21C</text:p>
          </table:table-cell>
          <table:table-cell office:value-type="string">
            <text:p>Fabrication de composants électroniques actif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21D</text:p>
          </table:table-cell>
          <table:table-cell office:value-type="string">
            <text:p>Assemblage de cartes électroniques pour compte de ti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22A</text:p>
          </table:table-cell>
          <table:table-cell office:value-type="string">
            <text:p>Fabrication d'équipements d'émission et de transmission hertzienn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22B</text:p>
          </table:table-cell>
          <table:table-cell office:value-type="string">
            <text:p>Fabrication d'appareils de téléphon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23Z</text:p>
          </table:table-cell>
          <table:table-cell office:value-type="string">
            <text:p>Fabrication appareils réception, enregistrement, reproduction son et imag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33</text:p>
          </table:table-cell>
          <table:table-cell table:style-name="ce8" office:value-type="string">
            <text:p>Fabrication d'instruments médicaux, de précision, d'optique et d'horlog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31A</text:p>
          </table:table-cell>
          <table:table-cell office:value-type="string">
            <text:p>Fabrication de matériels d'imagerie médicale et de radiolog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31B</text:p>
          </table:table-cell>
          <table:table-cell office:value-type="string">
            <text:p>Fabrication d'appareils médicochirurgic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32A</text:p>
          </table:table-cell>
          <table:table-cell office:value-type="string">
            <text:p>Fabrication d'équipements d'aide à la navig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32B</text:p>
          </table:table-cell>
          <table:table-cell office:value-type="string">
            <text:p>Fabrication d'instrumentation scientifique et techn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33Z</text:p>
          </table:table-cell>
          <table:table-cell office:value-type="string">
            <text:p>Fabrication d'équipements de contrôle des processus industriel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34A</text:p>
          </table:table-cell>
          <table:table-cell office:value-type="string">
            <text:p>Fabrication de lunett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34B</text:p>
          </table:table-cell>
          <table:table-cell office:value-type="string">
            <text:p>Fabrication d'instruments d'optique et de matériel photograph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35Z</text:p>
          </table:table-cell>
          <table:table-cell office:value-type="string">
            <text:p>Horlogeri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34</text:p>
          </table:table-cell>
          <table:table-cell table:style-name="ce8" office:value-type="string">
            <text:p>Industrie automobi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41Z</text:p>
          </table:table-cell>
          <table:table-cell office:value-type="string">
            <text:p>Construction de véhicules automobi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42A</text:p>
          </table:table-cell>
          <table:table-cell office:value-type="string">
            <text:p>Fabrication de carrosseries automobi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42B</text:p>
          </table:table-cell>
          <table:table-cell office:value-type="string">
            <text:p>Fabrication de caravanes et véhicules de loisi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43Z</text:p>
          </table:table-cell>
          <table:table-cell office:value-type="string">
            <text:p>Fabrication d'équipements automobil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35</text:p>
          </table:table-cell>
          <table:table-cell table:style-name="ce8" office:value-type="string">
            <text:p>Fabrication d'autres matériels de transpor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51A</text:p>
          </table:table-cell>
          <table:table-cell office:value-type="string">
            <text:p>Construction de bâtiments de guer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51B</text:p>
          </table:table-cell>
          <table:table-cell office:value-type="string">
            <text:p>Construction de navires civil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51C</text:p>
          </table:table-cell>
          <table:table-cell office:value-type="string">
            <text:p>Réparation nava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51E</text:p>
          </table:table-cell>
          <table:table-cell office:value-type="string">
            <text:p>Construction de bateaux de plaisanc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52Z</text:p>
          </table:table-cell>
          <table:table-cell office:value-type="string">
            <text:p>Construction de matériel ferroviaire roula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53A</text:p>
          </table:table-cell>
          <table:table-cell office:value-type="string">
            <text:p>Construction de moteurs pour aéronef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53B</text:p>
          </table:table-cell>
          <table:table-cell office:value-type="string">
            <text:p>Construction de cellules aéronef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53C</text:p>
          </table:table-cell>
          <table:table-cell office:value-type="string">
            <text:p>Construction de lanceurs et engins spati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54A</text:p>
          </table:table-cell>
          <table:table-cell office:value-type="string">
            <text:p>Fabrication de motocyc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54C</text:p>
          </table:table-cell>
          <table:table-cell office:value-type="string">
            <text:p>Fabrication de bicyclett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54E</text:p>
          </table:table-cell>
          <table:table-cell office:value-type="string">
            <text:p>Fabrication de véhicules pour invalid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55Z</text:p>
          </table:table-cell>
          <table:table-cell office:value-type="string">
            <text:p>Fabrication de matériels de transport n.c.a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36</text:p>
          </table:table-cell>
          <table:table-cell table:style-name="ce8" office:value-type="string">
            <text:p>Fabrication de meubles ; industries divers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1A</text:p>
          </table:table-cell>
          <table:table-cell office:value-type="string">
            <text:p>Fabrication de sièg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1C</text:p>
          </table:table-cell>
          <table:table-cell office:value-type="string">
            <text:p>Fabrication de meubles de bureau et de magasi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1E</text:p>
          </table:table-cell>
          <table:table-cell office:value-type="string">
            <text:p>Fabrication de meubles de cuisin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1G</text:p>
          </table:table-cell>
          <table:table-cell office:value-type="string">
            <text:p>Fabrication de meubles meubla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1H</text:p>
          </table:table-cell>
          <table:table-cell office:value-type="string">
            <text:p>Fabrication de meubles de jardin et d'extérieu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1J</text:p>
          </table:table-cell>
          <table:table-cell office:value-type="string">
            <text:p>Fabrication de meubles n.c.a.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1K</text:p>
          </table:table-cell>
          <table:table-cell office:value-type="string">
            <text:p>Industries connexes de l'ameubleme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1M</text:p>
          </table:table-cell>
          <table:table-cell office:value-type="string">
            <text:p>Fabrication de matela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2A</text:p>
          </table:table-cell>
          <table:table-cell office:value-type="string">
            <text:p>Fabrication de monnaies et médail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2C</text:p>
          </table:table-cell>
          <table:table-cell office:value-type="string">
            <text:p>Bijouterie, joaillerie, orfèvr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3Z</text:p>
          </table:table-cell>
          <table:table-cell office:value-type="string">
            <text:p>Fabrication d'instruments de mus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4Z</text:p>
          </table:table-cell>
          <table:table-cell office:value-type="string">
            <text:p>Fabrication d'articles de spor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5Z</text:p>
          </table:table-cell>
          <table:table-cell office:value-type="string">
            <text:p>Fabrication de jeux et joue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6A</text:p>
          </table:table-cell>
          <table:table-cell office:value-type="string">
            <text:p>Bijouterie fantais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6C</text:p>
          </table:table-cell>
          <table:table-cell office:value-type="string">
            <text:p>Industrie de la bross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66E</text:p>
          </table:table-cell>
          <table:table-cell office:value-type="string">
            <text:p>Autres activités manufacturières n.c.a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37</text:p>
          </table:table-cell>
          <table:table-cell table:style-name="ce8" office:value-type="string">
            <text:p>Récupér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71Z</text:p>
          </table:table-cell>
          <table:table-cell office:value-type="string">
            <text:p>Récupération de matières métalliques recyclab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372Z</text:p>
          </table:table-cell>
          <table:table-cell office:value-type="string">
            <text:p>Récupération de matières non métalliques recyclabl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40</text:p>
          </table:table-cell>
          <table:table-cell table:style-name="ce8" office:value-type="string">
            <text:p>Production et distribution d'électricité, de gaz et de chaleu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01A</text:p>
          </table:table-cell>
          <table:table-cell office:value-type="string">
            <text:p>Production d'électrici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01C</text:p>
          </table:table-cell>
          <table:table-cell office:value-type="string">
            <text:p>Transport d'électrici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01E</text:p>
          </table:table-cell>
          <table:table-cell office:value-type="string">
            <text:p>Distribution et commerce d'électrici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02A</text:p>
          </table:table-cell>
          <table:table-cell office:value-type="string">
            <text:p>Production de combustibles gaze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02C</text:p>
          </table:table-cell>
          <table:table-cell office:value-type="string">
            <text:p>Distribution de combustibles gaze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03Z</text:p>
          </table:table-cell>
          <table:table-cell office:value-type="string">
            <text:p>Production et distribution de chaleur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41</text:p>
          </table:table-cell>
          <table:table-cell table:style-name="ce8" office:value-type="string">
            <text:p>Captage, traitement et distribution d'eau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10Z</text:p>
          </table:table-cell>
          <table:table-cell office:value-type="string">
            <text:p>Captage, traitement et distribution d'eau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45</text:p>
          </table:table-cell>
          <table:table-cell table:style-name="ce8" office:value-type="string">
            <text:p>Construc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1A</text:p>
          </table:table-cell>
          <table:table-cell office:value-type="string">
            <text:p>Terrassements divers, démoli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1B</text:p>
          </table:table-cell>
          <table:table-cell office:value-type="string">
            <text:p>Terrassements en grande mass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1D</text:p>
          </table:table-cell>
          <table:table-cell office:value-type="string">
            <text:p>Forages et sondag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A</text:p>
          </table:table-cell>
          <table:table-cell office:value-type="string">
            <text:p>Construction de maisons individuel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B</text:p>
          </table:table-cell>
          <table:table-cell office:value-type="string">
            <text:p>Construction de bâtiments div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C</text:p>
          </table:table-cell>
          <table:table-cell office:value-type="string">
            <text:p>Construction d'ouvrages d'ar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D</text:p>
          </table:table-cell>
          <table:table-cell office:value-type="string">
            <text:p>Travaux souterrain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E</text:p>
          </table:table-cell>
          <table:table-cell office:value-type="string">
            <text:p>Réalisation de rése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F</text:p>
          </table:table-cell>
          <table:table-cell office:value-type="string">
            <text:p>Construction de lignes électriques et de télécommunic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J</text:p>
          </table:table-cell>
          <table:table-cell office:value-type="string">
            <text:p>Réalisation de couvertures par élémen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K</text:p>
          </table:table-cell>
          <table:table-cell office:value-type="string">
            <text:p>Travaux d'étanchéific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L</text:p>
          </table:table-cell>
          <table:table-cell office:value-type="string">
            <text:p>Travaux de charpent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N</text:p>
          </table:table-cell>
          <table:table-cell office:value-type="string">
            <text:p>Construction de voies ferré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P</text:p>
          </table:table-cell>
          <table:table-cell office:value-type="string">
            <text:p>Construction de chaussées routières et de sols sportif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R</text:p>
          </table:table-cell>
          <table:table-cell office:value-type="string">
            <text:p>Travaux maritimes et fluvi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T</text:p>
          </table:table-cell>
          <table:table-cell office:value-type="string">
            <text:p>Levage, mont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U</text:p>
          </table:table-cell>
          <table:table-cell office:value-type="string">
            <text:p>Autres travaux spécialisés de construc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2V</text:p>
          </table:table-cell>
          <table:table-cell office:value-type="string">
            <text:p>Travaux de maçonnerie généra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3A</text:p>
          </table:table-cell>
          <table:table-cell office:value-type="string">
            <text:p>Travaux d'installation électr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3C</text:p>
          </table:table-cell>
          <table:table-cell office:value-type="string">
            <text:p>Travaux d'isol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3E</text:p>
          </table:table-cell>
          <table:table-cell office:value-type="string">
            <text:p>Installation d'eau et de gaz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3F</text:p>
          </table:table-cell>
          <table:table-cell office:value-type="string">
            <text:p>Installation d'équipements thermiques et de climatis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3H</text:p>
          </table:table-cell>
          <table:table-cell office:value-type="string">
            <text:p>Autres travaux d'install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4A</text:p>
          </table:table-cell>
          <table:table-cell office:value-type="string">
            <text:p>Plâtr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4C</text:p>
          </table:table-cell>
          <table:table-cell office:value-type="string">
            <text:p>Menuiserie bois et matières plas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4D</text:p>
          </table:table-cell>
          <table:table-cell office:value-type="string">
            <text:p>Menuiserie métallique ; serrur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4F</text:p>
          </table:table-cell>
          <table:table-cell office:value-type="string">
            <text:p>Revêtement des sols et des mu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4H</text:p>
          </table:table-cell>
          <table:table-cell office:value-type="string">
            <text:p>Miroiterie de bâtiment ; vitr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4J</text:p>
          </table:table-cell>
          <table:table-cell office:value-type="string">
            <text:p>Peinture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454L</text:p>
          </table:table-cell>
          <table:table-cell office:value-type="string">
            <text:p>Agencement de lieux de vent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4M</text:p>
          </table:table-cell>
          <table:table-cell office:value-type="string">
            <text:p>Travaux de finition n.c.a.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55Z</text:p>
          </table:table-cell>
          <table:table-cell office:value-type="string">
            <text:p>Location avec opérateur de matériel de construction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50</text:p>
          </table:table-cell>
          <table:table-cell table:style-name="ce8" office:value-type="string">
            <text:p>Commerce et réparation automobi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01Z</text:p>
          </table:table-cell>
          <table:table-cell office:value-type="string">
            <text:p>Commerce de véhicules automobi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02Z</text:p>
          </table:table-cell>
          <table:table-cell office:value-type="string">
            <text:p>Entretien et réparation de véhicules automobi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03A</text:p>
          </table:table-cell>
          <table:table-cell office:value-type="string">
            <text:p>Commerce de gros d'équipements automobi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03B</text:p>
          </table:table-cell>
          <table:table-cell office:value-type="string">
            <text:p>Commerce de détail d'équipements automobi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04Z</text:p>
          </table:table-cell>
          <table:table-cell office:value-type="string">
            <text:p>Commerce et réparation de motocyc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05Z</text:p>
          </table:table-cell>
          <table:table-cell office:value-type="string">
            <text:p>Commerce de détail de carburant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51</text:p>
          </table:table-cell>
          <table:table-cell table:style-name="ce8" office:value-type="string">
            <text:p>Commerce de gros et intermédiaires du commerc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1A</text:p>
          </table:table-cell>
          <table:table-cell office:value-type="string">
            <text:p>Intermédiaires du commerce en matières premières agricoles ou textiles, animaux vivan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1C</text:p>
          </table:table-cell>
          <table:table-cell office:value-type="string">
            <text:p>Intermédiaires du commerce en combustibles, métaux, minéraux, produits chim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1E</text:p>
          </table:table-cell>
          <table:table-cell office:value-type="string">
            <text:p>Intermédiaires du commerce en bois et matériaux de construc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1G</text:p>
          </table:table-cell>
          <table:table-cell office:value-type="string">
            <text:p>Intermédiaires du commerce en machines, équipemnts industriels, navires, avion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1J</text:p>
          </table:table-cell>
          <table:table-cell office:value-type="string">
            <text:p>Intermédiaires du commerce en meubles, articles de ménage et quincaill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1L</text:p>
          </table:table-cell>
          <table:table-cell office:value-type="string">
            <text:p>Intermédiaires du commerce en textiles, habillement, chaussures, articles cui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1N</text:p>
          </table:table-cell>
          <table:table-cell office:value-type="string">
            <text:p>Intermédiaires du commerce en produits aliment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1P</text:p>
          </table:table-cell>
          <table:table-cell office:value-type="string">
            <text:p>Centrales d'achats aliment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1R</text:p>
          </table:table-cell>
          <table:table-cell office:value-type="string">
            <text:p>Autres intermédiaires spécialisés du commerc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1T</text:p>
          </table:table-cell>
          <table:table-cell office:value-type="string">
            <text:p>Intermédiaires non spécialisés du commerc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1U</text:p>
          </table:table-cell>
          <table:table-cell office:value-type="string">
            <text:p>Centrales d'achats non aliment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2A</text:p>
          </table:table-cell>
          <table:table-cell office:value-type="string">
            <text:p>Commerce de gros de céréales et aliments pour le bétai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2C</text:p>
          </table:table-cell>
          <table:table-cell office:value-type="string">
            <text:p>Commerce de gros de fleurs et plant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2E</text:p>
          </table:table-cell>
          <table:table-cell office:value-type="string">
            <text:p>Commerce de gros d'animaux vivan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2G</text:p>
          </table:table-cell>
          <table:table-cell office:value-type="string">
            <text:p>Commerce de gros de cuirs et pe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2J</text:p>
          </table:table-cell>
          <table:table-cell office:value-type="string">
            <text:p>Commerce de gros de tabac non manufactur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3A</text:p>
          </table:table-cell>
          <table:table-cell office:value-type="string">
            <text:p>Commerce de gros de fruits et légum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3C</text:p>
          </table:table-cell>
          <table:table-cell office:value-type="string">
            <text:p>Commerce de gros de viandes de bouch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3D</text:p>
          </table:table-cell>
          <table:table-cell office:value-type="string">
            <text:p>Commerce de gros de produits à base de viand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3E</text:p>
          </table:table-cell>
          <table:table-cell office:value-type="string">
            <text:p>Commerce de gros de volailles et gibi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3G</text:p>
          </table:table-cell>
          <table:table-cell office:value-type="string">
            <text:p>Commerce de gros de produits laitiers, oeufs, hui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3J</text:p>
          </table:table-cell>
          <table:table-cell office:value-type="string">
            <text:p>Commerce de gros de boisson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3L</text:p>
          </table:table-cell>
          <table:table-cell office:value-type="string">
            <text:p>Commerce de gros de tabac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3N</text:p>
          </table:table-cell>
          <table:table-cell office:value-type="string">
            <text:p>Commerce de gros de sucre, chocolat et confis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3Q</text:p>
          </table:table-cell>
          <table:table-cell office:value-type="string">
            <text:p>Commerce de gros de café, thé, cacao et épic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3S</text:p>
          </table:table-cell>
          <table:table-cell office:value-type="string">
            <text:p>Commerce de gros de poissons, crustacés et mollus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3T</text:p>
          </table:table-cell>
          <table:table-cell office:value-type="string">
            <text:p>Commerce de gros alimentaire spécialisé div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3V</text:p>
          </table:table-cell>
          <table:table-cell office:value-type="string">
            <text:p>Commerce de gros de produits surgel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3W</text:p>
          </table:table-cell>
          <table:table-cell office:value-type="string">
            <text:p>Commerce de gros alimentaire non spécialis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4A</text:p>
          </table:table-cell>
          <table:table-cell office:value-type="string">
            <text:p>Commerce de gros de texti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4C</text:p>
          </table:table-cell>
          <table:table-cell office:value-type="string">
            <text:p>Commerce de gros d'habilleme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4D</text:p>
          </table:table-cell>
          <table:table-cell office:value-type="string">
            <text:p>Commerce de gros de la chaussu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4F</text:p>
          </table:table-cell>
          <table:table-cell office:value-type="string">
            <text:p>Commerce de gros d'appareils électroménagers et de radio télévis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4H</text:p>
          </table:table-cell>
          <table:table-cell office:value-type="string">
            <text:p>Commerce de gros de vaisselle et verrerie de mén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4J</text:p>
          </table:table-cell>
          <table:table-cell office:value-type="string">
            <text:p>Commerce de gros de produits pour entretien et aménagement habita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4L</text:p>
          </table:table-cell>
          <table:table-cell office:value-type="string">
            <text:p>Commerce de gros de parfumerie et produits de beau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4N</text:p>
          </table:table-cell>
          <table:table-cell office:value-type="string">
            <text:p>Commerce de gros de produits pharmaceu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4Q</text:p>
          </table:table-cell>
          <table:table-cell office:value-type="string">
            <text:p>Commerce de gros de papet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4R</text:p>
          </table:table-cell>
          <table:table-cell office:value-type="string">
            <text:p>Commerce de gros de joue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4S</text:p>
          </table:table-cell>
          <table:table-cell office:value-type="string">
            <text:p>Autres commerces de gros de biens de consomm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5A</text:p>
          </table:table-cell>
          <table:table-cell office:value-type="string">
            <text:p>Commerce de gros de combustib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5C</text:p>
          </table:table-cell>
          <table:table-cell office:value-type="string">
            <text:p>Commerce de gros de minerais et mét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5E</text:p>
          </table:table-cell>
          <table:table-cell office:value-type="string">
            <text:p>Commerce de gros de bois et de produits dériv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5F</text:p>
          </table:table-cell>
          <table:table-cell office:value-type="string">
            <text:p>Commerce de gros de matériaux de construction et appareils sanit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5H</text:p>
          </table:table-cell>
          <table:table-cell office:value-type="string">
            <text:p>Commerce de gros de quincaill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5J</text:p>
          </table:table-cell>
          <table:table-cell office:value-type="string">
            <text:p>Commerce de gros de fournitures pour plomberie et chauff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5L</text:p>
          </table:table-cell>
          <table:table-cell office:value-type="string">
            <text:p>Commerce de gros de produits chim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5N</text:p>
          </table:table-cell>
          <table:table-cell office:value-type="string">
            <text:p>Commerce de gros d'autres produits intermédi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5Q</text:p>
          </table:table-cell>
          <table:table-cell office:value-type="string">
            <text:p>Commerce de gros de déchets et débr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8A</text:p>
          </table:table-cell>
          <table:table-cell office:value-type="string">
            <text:p>Commerce de gros de machines-outil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8C</text:p>
          </table:table-cell>
          <table:table-cell office:value-type="string">
            <text:p>Commerce de gros de machines pour l'extraction, la construction et le génie civi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8E</text:p>
          </table:table-cell>
          <table:table-cell office:value-type="string">
            <text:p>Commerce de gros de machines pour l'industrie textile et l'habilleme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8G</text:p>
          </table:table-cell>
          <table:table-cell office:value-type="string">
            <text:p>Commerce de gros d'ordinateurs, d'équipements informatiques périphériques et de progiciel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8H</text:p>
          </table:table-cell>
          <table:table-cell office:value-type="string">
            <text:p>Commerce de gros d'autres machines et équipements de bureau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8J</text:p>
          </table:table-cell>
          <table:table-cell office:value-type="string">
            <text:p>Commerce de gros de composants et d'autres équipements électron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8L</text:p>
          </table:table-cell>
          <table:table-cell office:value-type="string">
            <text:p>Commerce de gros de matériel électr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8M</text:p>
          </table:table-cell>
          <table:table-cell office:value-type="string">
            <text:p>Commerce de gros de fournitures et équipements industriels div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8N</text:p>
          </table:table-cell>
          <table:table-cell office:value-type="string">
            <text:p>Commerce de gros de fournitures et équipements divers pour le commerce et les servic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8P</text:p>
          </table:table-cell>
          <table:table-cell office:value-type="string">
            <text:p>Commerce de gros de matériel agrico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9A</text:p>
          </table:table-cell>
          <table:table-cell office:value-type="string">
            <text:p>Autres commerces de gros spécialis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19B</text:p>
          </table:table-cell>
          <table:table-cell office:value-type="string">
            <text:p>Commerce de gros non spécialisé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52</text:p>
          </table:table-cell>
          <table:table-cell table:style-name="ce8" office:value-type="string">
            <text:p>Commerce de détail et réparation d'articles domes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1A</text:p>
          </table:table-cell>
          <table:table-cell office:value-type="string">
            <text:p>Commerce de détail de produits surgel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1B</text:p>
          </table:table-cell>
          <table:table-cell office:value-type="string">
            <text:p>Commerce d'alimentation généra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1C</text:p>
          </table:table-cell>
          <table:table-cell office:value-type="string">
            <text:p>Superett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1D</text:p>
          </table:table-cell>
          <table:table-cell office:value-type="string">
            <text:p>Supermarch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1E</text:p>
          </table:table-cell>
          <table:table-cell office:value-type="string">
            <text:p>Magasins popul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1F</text:p>
          </table:table-cell>
          <table:table-cell office:value-type="string">
            <text:p>Hypermarch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1H</text:p>
          </table:table-cell>
          <table:table-cell office:value-type="string">
            <text:p>Grands magasin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1J</text:p>
          </table:table-cell>
          <table:table-cell office:value-type="string">
            <text:p>Autres commerces de détail en magasin non spécialis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2A</text:p>
          </table:table-cell>
          <table:table-cell office:value-type="string">
            <text:p>Commerce de détail de fruits et légum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2C</text:p>
          </table:table-cell>
          <table:table-cell office:value-type="string">
            <text:p>Commerce de détail de viandes et produits à base de viand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2E</text:p>
          </table:table-cell>
          <table:table-cell office:value-type="string">
            <text:p>Commerce de détail de poissons, crustacés et mollus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2G</text:p>
          </table:table-cell>
          <table:table-cell office:value-type="string">
            <text:p>Commerce de détail de pain, pâtisserie et confis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2J</text:p>
          </table:table-cell>
          <table:table-cell office:value-type="string">
            <text:p>Commerce de détail de boisson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2L</text:p>
          </table:table-cell>
          <table:table-cell office:value-type="string">
            <text:p>Commerce de détail de tabac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2N</text:p>
          </table:table-cell>
          <table:table-cell office:value-type="string">
            <text:p>Commerce de détail de produits laiti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2P</text:p>
          </table:table-cell>
          <table:table-cell office:value-type="string">
            <text:p>Commerce de détail alimentaire spécialisé div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3A</text:p>
          </table:table-cell>
          <table:table-cell office:value-type="string">
            <text:p>Commerce de détail de produits pharmaceu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3C</text:p>
          </table:table-cell>
          <table:table-cell office:value-type="string">
            <text:p>Commerce de détail d'articles médicaux et orthopéd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3E</text:p>
          </table:table-cell>
          <table:table-cell office:value-type="string">
            <text:p>Commerce de détail de parfumerie et de produits de beau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A</text:p>
          </table:table-cell>
          <table:table-cell office:value-type="string">
            <text:p>Commerce de détail de texti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C</text:p>
          </table:table-cell>
          <table:table-cell office:value-type="string">
            <text:p>Commerce de détail d'habilleme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E</text:p>
          </table:table-cell>
          <table:table-cell office:value-type="string">
            <text:p>Commerce de détail de la chaussu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F</text:p>
          </table:table-cell>
          <table:table-cell office:value-type="string">
            <text:p>Commerce de détail de maroquinerie et d'articles de voy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H</text:p>
          </table:table-cell>
          <table:table-cell office:value-type="string">
            <text:p>Commerce de détail de meub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J</text:p>
          </table:table-cell>
          <table:table-cell office:value-type="string">
            <text:p>Commerce de détail d'équipements du foy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L</text:p>
          </table:table-cell>
          <table:table-cell office:value-type="string">
            <text:p>Commerce de détail d'appareils électroménagers et de radio télévis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N</text:p>
          </table:table-cell>
          <table:table-cell office:value-type="string">
            <text:p>Commerce de détail de quincaill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P</text:p>
          </table:table-cell>
          <table:table-cell office:value-type="string">
            <text:p>Commerce de détail de bricol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R</text:p>
          </table:table-cell>
          <table:table-cell office:value-type="string">
            <text:p>Commerce de détail de livres, journaux et papet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T</text:p>
          </table:table-cell>
          <table:table-cell office:value-type="string">
            <text:p>Commerce de détail d'optique et de photograph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U</text:p>
          </table:table-cell>
          <table:table-cell office:value-type="string">
            <text:p>Commerce de détail de revêtements de sols et de mu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V</text:p>
          </table:table-cell>
          <table:table-cell office:value-type="string">
            <text:p>Commerce de détail d'horlogerie et de bijouter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W</text:p>
          </table:table-cell>
          <table:table-cell office:value-type="string">
            <text:p>Commerce de détail d'articles de sport et de loisi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X</text:p>
          </table:table-cell>
          <table:table-cell office:value-type="string">
            <text:p>Commerce de détail de fleu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Y</text:p>
          </table:table-cell>
          <table:table-cell office:value-type="string">
            <text:p>Commerce de détail de charbon et combustib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4Z</text:p>
          </table:table-cell>
          <table:table-cell office:value-type="string">
            <text:p>Commerce de détail divers en magasin spécialis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5Z</text:p>
          </table:table-cell>
          <table:table-cell office:value-type="string">
            <text:p>Commerce de détail de biens d'occasion en magasi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6A</text:p>
          </table:table-cell>
          <table:table-cell office:value-type="string">
            <text:p>Vente par correspondance sur catalogue généra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6B</text:p>
          </table:table-cell>
          <table:table-cell office:value-type="string">
            <text:p>Vente par correspondance spécialisé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6D</text:p>
          </table:table-cell>
          <table:table-cell office:value-type="string">
            <text:p>Commerce de détail alimentaire sur éventaires et march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6E</text:p>
          </table:table-cell>
          <table:table-cell office:value-type="string">
            <text:p>Commerce de détail non alimentaire sur éventaires et march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6G</text:p>
          </table:table-cell>
          <table:table-cell office:value-type="string">
            <text:p>Vente à domici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6H</text:p>
          </table:table-cell>
          <table:table-cell office:value-type="string">
            <text:p>Vente par automat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7A</text:p>
          </table:table-cell>
          <table:table-cell office:value-type="string">
            <text:p>Réparation de chaussures et articles en cui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7C</text:p>
          </table:table-cell>
          <table:table-cell office:value-type="string">
            <text:p>Réparation de matériel électronique grand public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7D</text:p>
          </table:table-cell>
          <table:table-cell office:value-type="string">
            <text:p>Réparation d'articles électriques à usage domest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7F</text:p>
          </table:table-cell>
          <table:table-cell office:value-type="string">
            <text:p>Réparation de montres, horloges et bijo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27H</text:p>
          </table:table-cell>
          <table:table-cell office:value-type="string">
            <text:p>Réparation d'articles personnels et domestiques n.c.a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55</text:p>
          </table:table-cell>
          <table:table-cell table:style-name="ce8" office:value-type="string">
            <text:p>Hôtels et restauran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1A</text:p>
          </table:table-cell>
          <table:table-cell office:value-type="string">
            <text:p>Hôtels touristiques avec restaura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1C</text:p>
          </table:table-cell>
          <table:table-cell office:value-type="string">
            <text:p>Hôtels touristique sans restaura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1E</text:p>
          </table:table-cell>
          <table:table-cell office:value-type="string">
            <text:p>Autres hôtel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2A</text:p>
          </table:table-cell>
          <table:table-cell office:value-type="string">
            <text:p>Auberges de jeunesse et refug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2C</text:p>
          </table:table-cell>
          <table:table-cell office:value-type="string">
            <text:p>Exploitation de terrains de camping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2E</text:p>
          </table:table-cell>
          <table:table-cell office:value-type="string">
            <text:p>Autres hébergements touris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2F</text:p>
          </table:table-cell>
          <table:table-cell office:value-type="string">
            <text:p>Hébergement collectif non tourist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3A</text:p>
          </table:table-cell>
          <table:table-cell office:value-type="string">
            <text:p>Restauration de type traditionne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3B</text:p>
          </table:table-cell>
          <table:table-cell office:value-type="string">
            <text:p>Restauration de type rapid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4A</text:p>
          </table:table-cell>
          <table:table-cell office:value-type="string">
            <text:p>Cafés tabac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4B</text:p>
          </table:table-cell>
          <table:table-cell office:value-type="string">
            <text:p>Débits de boisson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4C</text:p>
          </table:table-cell>
          <table:table-cell office:value-type="string">
            <text:p>Discothè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5A</text:p>
          </table:table-cell>
          <table:table-cell office:value-type="string">
            <text:p>Cantines, restaurants d'entrepris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5C</text:p>
          </table:table-cell>
          <table:table-cell office:value-type="string">
            <text:p>Restauration collective sous contra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5D</text:p>
          </table:table-cell>
          <table:table-cell office:value-type="string">
            <text:p>Traiteurs, organisation de réception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60</text:p>
          </table:table-cell>
          <table:table-cell table:style-name="ce8" office:value-type="string">
            <text:p>Transport terrest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01Z</text:p>
          </table:table-cell>
          <table:table-cell office:value-type="string">
            <text:p>Transport ferroviai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02A</text:p>
          </table:table-cell>
          <table:table-cell office:value-type="string">
            <text:p>Transport urbain de voyageu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02B</text:p>
          </table:table-cell>
          <table:table-cell office:value-type="string">
            <text:p>Transport routier régulier de voyageu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02C</text:p>
          </table:table-cell>
          <table:table-cell office:value-type="string">
            <text:p>Téléphériques, remontées mécan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02E</text:p>
          </table:table-cell>
          <table:table-cell office:value-type="string">
            <text:p>Transport de voyageurs par tax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02G</text:p>
          </table:table-cell>
          <table:table-cell office:value-type="string">
            <text:p>Autres transports routiers de voyageu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02L</text:p>
          </table:table-cell>
          <table:table-cell office:value-type="string">
            <text:p>Transport routier de marchandises de proximi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02M</text:p>
          </table:table-cell>
          <table:table-cell office:value-type="string">
            <text:p>Transport routier de marchandises interurbai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02N</text:p>
          </table:table-cell>
          <table:table-cell office:value-type="string">
            <text:p>Déménageme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02P</text:p>
          </table:table-cell>
          <table:table-cell office:value-type="string">
            <text:p>Location de camions avec conducteu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03Z</text:p>
          </table:table-cell>
          <table:table-cell office:value-type="string">
            <text:p>Transport par conduit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61</text:p>
          </table:table-cell>
          <table:table-cell table:style-name="ce8" office:value-type="string">
            <text:p>Transport par eau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11A</text:p>
          </table:table-cell>
          <table:table-cell office:value-type="string">
            <text:p>Transport maritim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11B</text:p>
          </table:table-cell>
          <table:table-cell office:value-type="string">
            <text:p>Transport côti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12Z</text:p>
          </table:table-cell>
          <table:table-cell office:value-type="string">
            <text:p>Transport fluvial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62</text:p>
          </table:table-cell>
          <table:table-cell table:style-name="ce8" office:value-type="string">
            <text:p>Transport aérie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21Z</text:p>
          </table:table-cell>
          <table:table-cell office:value-type="string">
            <text:p>Transport aérien réguli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22Z</text:p>
          </table:table-cell>
          <table:table-cell office:value-type="string">
            <text:p>Transport aérien non réguli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23Z</text:p>
          </table:table-cell>
          <table:table-cell office:value-type="string">
            <text:p>Transport spatial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63</text:p>
          </table:table-cell>
          <table:table-cell table:style-name="ce8" office:value-type="string">
            <text:p>Services auxiliaires des transpor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31A</text:p>
          </table:table-cell>
          <table:table-cell office:value-type="string">
            <text:p>Manutention portuai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31B</text:p>
          </table:table-cell>
          <table:table-cell office:value-type="string">
            <text:p>Manutention non portuai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31D</text:p>
          </table:table-cell>
          <table:table-cell office:value-type="string">
            <text:p>Entreposage frigorif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31E</text:p>
          </table:table-cell>
          <table:table-cell office:value-type="string">
            <text:p>Entreposage non frigorif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32A</text:p>
          </table:table-cell>
          <table:table-cell office:value-type="string">
            <text:p>Gestion d'infrastructures de transports terrest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32C</text:p>
          </table:table-cell>
          <table:table-cell office:value-type="string">
            <text:p>Services portuaires, maritimes et fluvi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32E</text:p>
          </table:table-cell>
          <table:table-cell office:value-type="string">
            <text:p>Services aéroportu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33Z</text:p>
          </table:table-cell>
          <table:table-cell office:value-type="string">
            <text:p>Agences de voy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34A</text:p>
          </table:table-cell>
          <table:table-cell office:value-type="string">
            <text:p>Messagerie, fret expres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34B</text:p>
          </table:table-cell>
          <table:table-cell office:value-type="string">
            <text:p>Affrèteme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34C</text:p>
          </table:table-cell>
          <table:table-cell office:value-type="string">
            <text:p>Organisation des transports internationaux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64</text:p>
          </table:table-cell>
          <table:table-cell table:style-name="ce8" office:value-type="string">
            <text:p>Postes et télécommunication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41A</text:p>
          </table:table-cell>
          <table:table-cell office:value-type="string">
            <text:p>Postes nationa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41C</text:p>
          </table:table-cell>
          <table:table-cell office:value-type="string">
            <text:p>Autres activités de courri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42C</text:p>
          </table:table-cell>
          <table:table-cell office:value-type="string">
            <text:p>Télécommunications (hors transmission audiovisuelle)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42D</text:p>
          </table:table-cell>
          <table:table-cell office:value-type="string">
            <text:p>Transmission d'émissions de radio et de télévision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65</text:p>
          </table:table-cell>
          <table:table-cell table:style-name="ce8" office:value-type="string">
            <text:p>Intermédiation financiè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51A</text:p>
          </table:table-cell>
          <table:table-cell office:value-type="string">
            <text:p>Banque centra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51C</text:p>
          </table:table-cell>
          <table:table-cell office:value-type="string">
            <text:p>Ban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51D</text:p>
          </table:table-cell>
          <table:table-cell office:value-type="string">
            <text:p>Banques mutualist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51E</text:p>
          </table:table-cell>
          <table:table-cell office:value-type="string">
            <text:p>Caisses d'épargn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51F</text:p>
          </table:table-cell>
          <table:table-cell office:value-type="string">
            <text:p>Intermédiations monétaires n.c.a.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52A</text:p>
          </table:table-cell>
          <table:table-cell office:value-type="string">
            <text:p>Crédit-bai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52C</text:p>
          </table:table-cell>
          <table:table-cell office:value-type="string">
            <text:p>Distribution de crédi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52E</text:p>
          </table:table-cell>
          <table:table-cell office:value-type="string">
            <text:p>Organismes de placement en valeurs mobiliè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52F</text:p>
          </table:table-cell>
          <table:table-cell office:value-type="string">
            <text:p>Intermédiations financières divers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66</text:p>
          </table:table-cell>
          <table:table-cell table:style-name="ce8" office:value-type="string">
            <text:p>Assuranc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60A</text:p>
          </table:table-cell>
          <table:table-cell office:value-type="string">
            <text:p>Assurance vie et capitalis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60C</text:p>
          </table:table-cell>
          <table:table-cell office:value-type="string">
            <text:p>Caisses de retrait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60E</text:p>
          </table:table-cell>
          <table:table-cell office:value-type="string">
            <text:p>Assurance dommag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60F</text:p>
          </table:table-cell>
          <table:table-cell office:value-type="string">
            <text:p>Réassuranc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60G</text:p>
          </table:table-cell>
          <table:table-cell office:value-type="string">
            <text:p>Assurance relevant du code de la mutualité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67</text:p>
          </table:table-cell>
          <table:table-cell table:style-name="ce8" office:value-type="string">
            <text:p>Auxiliaires financiers et d'assuranc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71A</text:p>
          </table:table-cell>
          <table:table-cell office:value-type="string">
            <text:p>Administration de marchés financi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71C</text:p>
          </table:table-cell>
          <table:table-cell office:value-type="string">
            <text:p>Gestion de portefeuil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71E</text:p>
          </table:table-cell>
          <table:table-cell office:value-type="string">
            <text:p>Autres auxiliaires financi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72Z</text:p>
          </table:table-cell>
          <table:table-cell office:value-type="string">
            <text:p>Auxiliaires d'assuranc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70</text:p>
          </table:table-cell>
          <table:table-cell table:style-name="ce8" office:value-type="string">
            <text:p>Activités immobiliè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01A</text:p>
          </table:table-cell>
          <table:table-cell office:value-type="string">
            <text:p>Promotion immobilière de logemen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01B</text:p>
          </table:table-cell>
          <table:table-cell office:value-type="string">
            <text:p>Promotion immobilière de bure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01C</text:p>
          </table:table-cell>
          <table:table-cell office:value-type="string">
            <text:p>Promotion immobilière d'infrastructu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01D</text:p>
          </table:table-cell>
          <table:table-cell office:value-type="string">
            <text:p>Supports juridiques de programm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01F</text:p>
          </table:table-cell>
          <table:table-cell office:value-type="string">
            <text:p>Marchands de biens immobili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02A</text:p>
          </table:table-cell>
          <table:table-cell office:value-type="string">
            <text:p>Location de logemen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02B</text:p>
          </table:table-cell>
          <table:table-cell office:value-type="string">
            <text:p>Location de terrain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02C</text:p>
          </table:table-cell>
          <table:table-cell office:value-type="string">
            <text:p>Location d'autres biens immobili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03A</text:p>
          </table:table-cell>
          <table:table-cell office:value-type="string">
            <text:p>Agences immobiliè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03C</text:p>
          </table:table-cell>
          <table:table-cell office:value-type="string">
            <text:p>Administration d'immeubles résidentiel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03D</text:p>
          </table:table-cell>
          <table:table-cell office:value-type="string">
            <text:p>Administration d'autres biens immobili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03E</text:p>
          </table:table-cell>
          <table:table-cell office:value-type="string">
            <text:p>Supports juridiques de gestion de patrimoin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71</text:p>
          </table:table-cell>
          <table:table-cell table:style-name="ce8" office:value-type="string">
            <text:p>Location sans opérateu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11A</text:p>
          </table:table-cell>
          <table:table-cell office:value-type="string">
            <text:p>Location de courte durée de véhicules automobi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11B</text:p>
          </table:table-cell>
          <table:table-cell office:value-type="string">
            <text:p>Location de longue durée de véhicules automobi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12A</text:p>
          </table:table-cell>
          <table:table-cell office:value-type="string">
            <text:p>Location d'autres matériels de transport terrest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12C</text:p>
          </table:table-cell>
          <table:table-cell office:value-type="string">
            <text:p>Location de matériels de transport par eau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12E</text:p>
          </table:table-cell>
          <table:table-cell office:value-type="string">
            <text:p>Location de matériel de transport aérie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13A</text:p>
          </table:table-cell>
          <table:table-cell office:value-type="string">
            <text:p>Location de matériel agrico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13C</text:p>
          </table:table-cell>
          <table:table-cell office:value-type="string">
            <text:p>Location de machines et équipements pour la construc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13E</text:p>
          </table:table-cell>
          <table:table-cell office:value-type="string">
            <text:p>Location de machines de bureau et de matériel informat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13G</text:p>
          </table:table-cell>
          <table:table-cell office:value-type="string">
            <text:p>Location de machines et équipements diver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14A</text:p>
          </table:table-cell>
          <table:table-cell office:value-type="string">
            <text:p>Location de lin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14B</text:p>
          </table:table-cell>
          <table:table-cell office:value-type="string">
            <text:p>Location d'autres biens personnels et domestiqu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72</text:p>
          </table:table-cell>
          <table:table-cell table:style-name="ce8" office:value-type="string">
            <text:p>Activités informa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21Z</text:p>
          </table:table-cell>
          <table:table-cell office:value-type="string">
            <text:p>Conseil en systèmes informa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22A</text:p>
          </table:table-cell>
          <table:table-cell office:value-type="string">
            <text:p>Edition de logiciels (non personnalisés)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22B</text:p>
          </table:table-cell>
          <table:table-cell office:value-type="string">
            <text:p>Autres activités de réalisation de logiciel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23Z</text:p>
          </table:table-cell>
          <table:table-cell office:value-type="string">
            <text:p>Traitement de donné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24Z</text:p>
          </table:table-cell>
          <table:table-cell office:value-type="string">
            <text:p>Activités de banques de donné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25Z</text:p>
          </table:table-cell>
          <table:table-cell office:value-type="string">
            <text:p>Entretien, réparation machines de bureau et matériel informat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26Z</text:p>
          </table:table-cell>
          <table:table-cell office:value-type="string">
            <text:p>Autres activités rattachées à l'informatiqu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73</text:p>
          </table:table-cell>
          <table:table-cell table:style-name="ce8" office:value-type="string">
            <text:p>Recherche et développeme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31Z</text:p>
          </table:table-cell>
          <table:table-cell office:value-type="string">
            <text:p>Recherche-développement en sciences physiques et naturel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32Z</text:p>
          </table:table-cell>
          <table:table-cell office:value-type="string">
            <text:p>Recherche-développement en sciences humaines et social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74</text:p>
          </table:table-cell>
          <table:table-cell table:style-name="ce8" office:value-type="string">
            <text:p>Services fournis principalement aux entrepris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1A</text:p>
          </table:table-cell>
          <table:table-cell office:value-type="string">
            <text:p>Activités jurid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1C</text:p>
          </table:table-cell>
          <table:table-cell office:value-type="string">
            <text:p>Activités comptab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1E</text:p>
          </table:table-cell>
          <table:table-cell office:value-type="string">
            <text:p>Etudes de marché et sondag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1G</text:p>
          </table:table-cell>
          <table:table-cell office:value-type="string">
            <text:p>Conseil pour les affaires et la ges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1J</text:p>
          </table:table-cell>
          <table:table-cell office:value-type="string">
            <text:p>Administration d'entrepris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2A</text:p>
          </table:table-cell>
          <table:table-cell office:value-type="string">
            <text:p>Activités d'architectu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2B</text:p>
          </table:table-cell>
          <table:table-cell office:value-type="string">
            <text:p>Métreurs, géomèt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2C</text:p>
          </table:table-cell>
          <table:table-cell office:value-type="string">
            <text:p>Ingénierie, études techn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3A</text:p>
          </table:table-cell>
          <table:table-cell office:value-type="string">
            <text:p>Contrôle technique automobi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3B</text:p>
          </table:table-cell>
          <table:table-cell office:value-type="string">
            <text:p>Analyses, essais et inspections techn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4A</text:p>
          </table:table-cell>
          <table:table-cell office:value-type="string">
            <text:p>Gestion de supports de publici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4B</text:p>
          </table:table-cell>
          <table:table-cell office:value-type="string">
            <text:p>Agences, conseil en publici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5A</text:p>
          </table:table-cell>
          <table:table-cell office:value-type="string">
            <text:p>Sélection et mise à disposition de personne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5B</text:p>
          </table:table-cell>
          <table:table-cell office:value-type="string">
            <text:p>Travail temporai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6Z</text:p>
          </table:table-cell>
          <table:table-cell office:value-type="string">
            <text:p>Enquêtes et sécuri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7Z</text:p>
          </table:table-cell>
          <table:table-cell office:value-type="string">
            <text:p>Activités de nettoy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8A</text:p>
          </table:table-cell>
          <table:table-cell office:value-type="string">
            <text:p>Studios et autres activités photograph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8B</text:p>
          </table:table-cell>
          <table:table-cell office:value-type="string">
            <text:p>Laboratoires de développement et de tir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8D</text:p>
          </table:table-cell>
          <table:table-cell office:value-type="string">
            <text:p>Conditionnement à faç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8F</text:p>
          </table:table-cell>
          <table:table-cell office:value-type="string">
            <text:p>Secrétariat et traduc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8G</text:p>
          </table:table-cell>
          <table:table-cell office:value-type="string">
            <text:p>Rout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8H</text:p>
          </table:table-cell>
          <table:table-cell office:value-type="string">
            <text:p>Centres d'appe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8J</text:p>
          </table:table-cell>
          <table:table-cell office:value-type="string">
            <text:p>Organisation de foires et salon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48K</text:p>
          </table:table-cell>
          <table:table-cell office:value-type="string">
            <text:p>Services annexes à la production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75</text:p>
          </table:table-cell>
          <table:table-cell table:style-name="ce8" office:value-type="string">
            <text:p>Administration publ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51A</text:p>
          </table:table-cell>
          <table:table-cell office:value-type="string">
            <text:p>Administration publique généra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51C</text:p>
          </table:table-cell>
          <table:table-cell office:value-type="string">
            <text:p>Tutelle des activités socia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51E</text:p>
          </table:table-cell>
          <table:table-cell office:value-type="string">
            <text:p>Tutelle des activités économ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51G</text:p>
          </table:table-cell>
          <table:table-cell office:value-type="string">
            <text:p>Activités de soutien aux administration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52A</text:p>
          </table:table-cell>
          <table:table-cell office:value-type="string">
            <text:p>Affaires étrangè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52C</text:p>
          </table:table-cell>
          <table:table-cell office:value-type="string">
            <text:p>Défens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52E</text:p>
          </table:table-cell>
          <table:table-cell office:value-type="string">
            <text:p>Justic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52G</text:p>
          </table:table-cell>
          <table:table-cell office:value-type="string">
            <text:p>Polic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52J</text:p>
          </table:table-cell>
          <table:table-cell office:value-type="string">
            <text:p>Protection civi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53A</text:p>
          </table:table-cell>
          <table:table-cell office:value-type="string">
            <text:p>Activités générales de sécurité socia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53B</text:p>
          </table:table-cell>
          <table:table-cell office:value-type="string">
            <text:p>Gestion des retraites complément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53C</text:p>
          </table:table-cell>
          <table:table-cell office:value-type="string">
            <text:p>Distribution sociale de revenu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80</text:p>
          </table:table-cell>
          <table:table-cell table:style-name="ce8" office:value-type="string">
            <text:p>Educat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01Z</text:p>
          </table:table-cell>
          <table:table-cell office:value-type="string">
            <text:p>Enseignement primai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02A</text:p>
          </table:table-cell>
          <table:table-cell office:value-type="string">
            <text:p>Enseignement secondaire généra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02C</text:p>
          </table:table-cell>
          <table:table-cell office:value-type="string">
            <text:p>Enseignement secondaire technique ou professionne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03Z</text:p>
          </table:table-cell>
          <table:table-cell office:value-type="string">
            <text:p>Enseignement supérieu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04A</text:p>
          </table:table-cell>
          <table:table-cell office:value-type="string">
            <text:p>Ecoles de conduit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04C</text:p>
          </table:table-cell>
          <table:table-cell office:value-type="string">
            <text:p>Formation des adultes et formation contin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04D</text:p>
          </table:table-cell>
          <table:table-cell office:value-type="string">
            <text:p>Autres enseignement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85</text:p>
          </table:table-cell>
          <table:table-cell table:style-name="ce8" office:value-type="string">
            <text:p>Santé et action socia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1A</text:p>
          </table:table-cell>
          <table:table-cell office:value-type="string">
            <text:p>Activités hospitaliè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1C</text:p>
          </table:table-cell>
          <table:table-cell office:value-type="string">
            <text:p>Pratique médica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1E</text:p>
          </table:table-cell>
          <table:table-cell office:value-type="string">
            <text:p>Pratique dentai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1G</text:p>
          </table:table-cell>
          <table:table-cell office:value-type="string">
            <text:p>Activités des auxiliaires médic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1H</text:p>
          </table:table-cell>
          <table:table-cell office:value-type="string">
            <text:p>Soins hors d'un cadre règlemen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1J</text:p>
          </table:table-cell>
          <table:table-cell office:value-type="string">
            <text:p>Ambulanc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1K</text:p>
          </table:table-cell>
          <table:table-cell office:value-type="string">
            <text:p>Laboratoires d'analyses médica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1L</text:p>
          </table:table-cell>
          <table:table-cell office:value-type="string">
            <text:p>Centres de collecte et banques d'organ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2Z</text:p>
          </table:table-cell>
          <table:table-cell office:value-type="string">
            <text:p>Activités vétérin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3A</text:p>
          </table:table-cell>
          <table:table-cell office:value-type="string">
            <text:p>Accueil des enfants handicap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3B</text:p>
          </table:table-cell>
          <table:table-cell office:value-type="string">
            <text:p>Accueil des enfants en difficul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3C</text:p>
          </table:table-cell>
          <table:table-cell office:value-type="string">
            <text:p>Accueil des adultes handicap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3D</text:p>
          </table:table-cell>
          <table:table-cell office:value-type="string">
            <text:p>Accueil des personnes âgé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3E</text:p>
          </table:table-cell>
          <table:table-cell office:value-type="string">
            <text:p>Autres hébergements sociau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3G</text:p>
          </table:table-cell>
          <table:table-cell office:value-type="string">
            <text:p>Crèches et garderies d'enfan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3H</text:p>
          </table:table-cell>
          <table:table-cell office:value-type="string">
            <text:p>Aide par le travail, ateliers protég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3J</text:p>
          </table:table-cell>
          <table:table-cell office:value-type="string">
            <text:p>Aide à domici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3K</text:p>
          </table:table-cell>
          <table:table-cell office:value-type="string">
            <text:p>Autres formes d'action social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90</text:p>
          </table:table-cell>
          <table:table-cell table:style-name="ce8" office:value-type="string">
            <text:p>Assainissement, voirie et gestion des déche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00A</text:p>
          </table:table-cell>
          <table:table-cell office:value-type="string">
            <text:p>Epuration des eaux usé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00B</text:p>
          </table:table-cell>
          <table:table-cell office:value-type="string">
            <text:p>Enlèvement et traitement des ordures ménagè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00E</text:p>
          </table:table-cell>
          <table:table-cell office:value-type="string">
            <text:p>Traitement des autres déchets solid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00G</text:p>
          </table:table-cell>
          <table:table-cell office:value-type="string">
            <text:p>Autres travaux d'assainissement et de voieri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91</text:p>
          </table:table-cell>
          <table:table-cell table:style-name="ce8" office:value-type="string">
            <text:p>Activités associativ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11A</text:p>
          </table:table-cell>
          <table:table-cell office:value-type="string">
            <text:p>Organisations patronales et consul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11C</text:p>
          </table:table-cell>
          <table:table-cell office:value-type="string">
            <text:p>Organisations professionnel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12Z</text:p>
          </table:table-cell>
          <table:table-cell office:value-type="string">
            <text:p>Syndicats de salarié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13A</text:p>
          </table:table-cell>
          <table:table-cell office:value-type="string">
            <text:p>Organisations religieus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13C</text:p>
          </table:table-cell>
          <table:table-cell office:value-type="string">
            <text:p>Organisations poli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13E</text:p>
          </table:table-cell>
          <table:table-cell office:value-type="string">
            <text:p>Organisations associatives n.c.a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92</text:p>
          </table:table-cell>
          <table:table-cell table:style-name="ce8" office:value-type="string">
            <text:p>Activités récréatives, culturelles et sportiv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1A</text:p>
          </table:table-cell>
          <table:table-cell office:value-type="string">
            <text:p>Production de films pour la télévis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1B</text:p>
          </table:table-cell>
          <table:table-cell office:value-type="string">
            <text:p>Production de films institutionnels et publicitai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1C</text:p>
          </table:table-cell>
          <table:table-cell office:value-type="string">
            <text:p>Production de films pour le ciném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1D</text:p>
          </table:table-cell>
          <table:table-cell office:value-type="string">
            <text:p>Prestations techniques pour le cinéma et la télévis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1F</text:p>
          </table:table-cell>
          <table:table-cell office:value-type="string">
            <text:p>Distribution de films cinématograph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1G</text:p>
          </table:table-cell>
          <table:table-cell office:value-type="string">
            <text:p>Edition et distribution vidé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1J</text:p>
          </table:table-cell>
          <table:table-cell office:value-type="string">
            <text:p>Projection de films cinématograph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2A</text:p>
          </table:table-cell>
          <table:table-cell office:value-type="string">
            <text:p>Activités de radi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2B</text:p>
          </table:table-cell>
          <table:table-cell office:value-type="string">
            <text:p>Production de programmes de télévis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2D</text:p>
          </table:table-cell>
          <table:table-cell office:value-type="string">
            <text:p>Edition de chaînes généralist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2E</text:p>
          </table:table-cell>
          <table:table-cell office:value-type="string">
            <text:p>Edition de chaînes théma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2F</text:p>
          </table:table-cell>
          <table:table-cell office:value-type="string">
            <text:p>Distribution de bouquets de programmes de radio et de télévisio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3A</text:p>
          </table:table-cell>
          <table:table-cell office:value-type="string">
            <text:p>Activités artis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3B</text:p>
          </table:table-cell>
          <table:table-cell office:value-type="string">
            <text:p>Services annexes aux spectac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3D</text:p>
          </table:table-cell>
          <table:table-cell office:value-type="string">
            <text:p>Gestion de salles de spectac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3F</text:p>
          </table:table-cell>
          <table:table-cell office:value-type="string">
            <text:p>Manèges forains et parcs d'attraction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3K</text:p>
          </table:table-cell>
          <table:table-cell office:value-type="string">
            <text:p>Activités diverses du spectacl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4Z</text:p>
          </table:table-cell>
          <table:table-cell office:value-type="string">
            <text:p>Agences de press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5A</text:p>
          </table:table-cell>
          <table:table-cell office:value-type="string">
            <text:p>Gestion des bibliothè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5C</text:p>
          </table:table-cell>
          <table:table-cell office:value-type="string">
            <text:p>Gestion du patrimoine culture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5E</text:p>
          </table:table-cell>
          <table:table-cell office:value-type="string">
            <text:p>Gestion du patrimoine nature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6A</text:p>
          </table:table-cell>
          <table:table-cell office:value-type="string">
            <text:p>Gestion d'installations sportiv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6C</text:p>
          </table:table-cell>
          <table:table-cell office:value-type="string">
            <text:p>Autres activités sportiv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7A</text:p>
          </table:table-cell>
          <table:table-cell office:value-type="string">
            <text:p>Jeux de hasard et d'arge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27C</text:p>
          </table:table-cell>
          <table:table-cell office:value-type="string">
            <text:p>Autres activités récréativ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93</text:p>
          </table:table-cell>
          <table:table-cell table:style-name="ce8" office:value-type="string">
            <text:p>Services personnel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30A</text:p>
          </table:table-cell>
          <table:table-cell office:value-type="string">
            <text:p>Blanchisserie - teinturerie de gr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30B</text:p>
          </table:table-cell>
          <table:table-cell office:value-type="string">
            <text:p>Blanchisserie - teinturerie de détai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30D</text:p>
          </table:table-cell>
          <table:table-cell office:value-type="string">
            <text:p>Coiffu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30E</text:p>
          </table:table-cell>
          <table:table-cell office:value-type="string">
            <text:p>Soins de beau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30G</text:p>
          </table:table-cell>
          <table:table-cell office:value-type="string">
            <text:p>Soins aux défunt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30H</text:p>
          </table:table-cell>
          <table:table-cell office:value-type="string">
            <text:p>Pompes funèb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30K</text:p>
          </table:table-cell>
          <table:table-cell office:value-type="string">
            <text:p>Activités thermales et de thalassothérap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30L</text:p>
          </table:table-cell>
          <table:table-cell office:value-type="string">
            <text:p>Autres soins corporel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30N</text:p>
          </table:table-cell>
          <table:table-cell office:value-type="string">
            <text:p>Autres services personnel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95</text:p>
          </table:table-cell>
          <table:table-cell table:style-name="ce8" office:value-type="string">
            <text:p>Services domestiqu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50Z</text:p>
          </table:table-cell>
          <table:table-cell office:value-type="string">
            <text:p>Services domestiqu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99</text:p>
          </table:table-cell>
          <table:table-cell table:style-name="ce8" office:value-type="string">
            <text:p>Activités extra-territorial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90Z</text:p>
          </table:table-cell>
          <table:table-cell office:value-type="string">
            <text:p>Activités extra-territoriales</text:p>
          </table:table-cell>
          <table:table-cell table:number-columns-repeated="1022"/>
        </table:table-row>
        <table:table-row table:style-name="ro2" table:number-rows-repeated="10478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e NAF" table:style-name="ta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9"/>
        <table:table-column table:style-name="co9" table:default-cell-style-name="ce20"/>
        <table:table-column table:style-name="co10" table:default-cell-style-name="ce20"/>
        <table:table-column table:style-name="co3" table:number-columns-repeated="248" table:default-cell-style-name="ce19"/>
        <table:table-column table:style-name="co3" table:number-columns-repeated="769" table:default-cell-style-name="ce18"/>
        <table:table-row table:style-name="ro2">
          <table:table-cell table:style-name="ce13" office:value-type="string">
            <text:p>Code NAF</text:p>
          </table:table-cell>
          <table:table-cell table:style-name="ce16" office:value-type="string">
            <text:p>Secteur d'activité</text:p>
          </table:table-cell>
          <table:table-cell table:style-name="ce16" office:value-type="string">
            <text:p>Secteur d'activité personnalisé</text:p>
          </table:table-cell>
          <table:table-cell table:style-name="ce16" office:value-type="string">
            <text:p>Activité</text:p>
          </table:table-cell>
          <table:table-cell table:style-name="ce18" table:number-columns-repeated="3"/>
          <table:table-cell table:style-name="ce21" table:number-columns-repeated="1015"/>
          <table:table-cell table:number-columns-repeated="2"/>
        </table:table-row>
        <table:table-row table:style-name="ro2">
          <table:table-cell table:style-name="Default" office:value-type="string">
            <text:p>01.11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e céréales (à l'exception du riz), de légumineuses et de graines oléagineus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12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u riz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13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e légumes, de melons, de racines et de tubercu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14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e la canne à suc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15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u tabac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16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e plantes à fib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19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Autres cultures non permanen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21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e la vign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22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e fruits tropicaux et subtropic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23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'agrum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24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e fruits à pépins et à noyau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25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'autres fruits d'arbres ou d'arbustes et de fruits à co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26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e fruits oléagine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27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e plantes à boisso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28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de plantes à épices, aromatiques, médicinales et pharmaceu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29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Autres cultures permanen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30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Reproduction de plan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41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Élevage de vaches laitiè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42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Élevage d'autres bovins et de buff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43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Élevage de chevaux et d'autres équid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44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Élevage de chameaux et d'autres camélid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45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Élevage d'ovins et de capri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46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Élevage de porci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47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Élevage de volail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49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Élevage d'autres anim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50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ulture et élevage associ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61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Activités de soutien aux cultu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62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Activités de soutien à la production anima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63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Traitement primaire des récol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64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Traitement des semenc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1.70Z</text:p>
          </table:table-cell>
          <table:table-cell table:style-name="Default" office:value-type="string">
            <text:p>Culture et production animale, chasse et services annexes</text:p>
          </table:table-cell>
          <table:table-cell table:style-name="Default" office:value-type="string">
            <text:p>Agriculture</text:p>
          </table:table-cell>
          <table:table-cell table:style-name="Default" office:value-type="string">
            <text:p>Chasse, piégeage et services annex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2.10Z</text:p>
          </table:table-cell>
          <table:table-cell table:style-name="Default" office:value-type="string">
            <text:p>Sylviculture et exploitation forestière</text:p>
          </table:table-cell>
          <table:table-cell table:style-name="Default" office:value-type="string">
            <text:p>Sylviculture</text:p>
          </table:table-cell>
          <table:table-cell table:style-name="Default" office:value-type="string">
            <text:p>Sylviculture et autres activités forestiè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2.20Z</text:p>
          </table:table-cell>
          <table:table-cell table:style-name="Default" office:value-type="string">
            <text:p>Sylviculture et exploitation forestière</text:p>
          </table:table-cell>
          <table:table-cell table:style-name="Default" office:value-type="string">
            <text:p>Sylviculture</text:p>
          </table:table-cell>
          <table:table-cell table:style-name="Default" office:value-type="string">
            <text:p>Exploitation forestiè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2.30Z</text:p>
          </table:table-cell>
          <table:table-cell table:style-name="Default" office:value-type="string">
            <text:p>Sylviculture et exploitation forestière</text:p>
          </table:table-cell>
          <table:table-cell table:style-name="Default" office:value-type="string">
            <text:p>Sylviculture</text:p>
          </table:table-cell>
          <table:table-cell table:style-name="Default" office:value-type="string">
            <text:p>Récolte de produits forestiers non ligneux poussant à l'état sauvag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2.40Z</text:p>
          </table:table-cell>
          <table:table-cell table:style-name="Default" office:value-type="string">
            <text:p>Sylviculture et exploitation forestière</text:p>
          </table:table-cell>
          <table:table-cell table:style-name="Default" office:value-type="string">
            <text:p>Sylviculture</text:p>
          </table:table-cell>
          <table:table-cell table:style-name="Default" office:value-type="string">
            <text:p>Services de soutien à l'exploitation forestiè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3.11Z</text:p>
          </table:table-cell>
          <table:table-cell table:style-name="Default" office:value-type="string">
            <text:p>Pêche et aquaculture</text:p>
          </table:table-cell>
          <table:table-cell table:style-name="Default" office:value-type="string">
            <text:p>Pêche</text:p>
          </table:table-cell>
          <table:table-cell table:style-name="Default" office:value-type="string">
            <text:p>Pêche en me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3.12Z</text:p>
          </table:table-cell>
          <table:table-cell table:style-name="Default" office:value-type="string">
            <text:p>Pêche et aquaculture</text:p>
          </table:table-cell>
          <table:table-cell table:style-name="Default" office:value-type="string">
            <text:p>Pêche</text:p>
          </table:table-cell>
          <table:table-cell table:style-name="Default" office:value-type="string">
            <text:p>Pêche en eau douc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3.21Z</text:p>
          </table:table-cell>
          <table:table-cell table:style-name="Default" office:value-type="string">
            <text:p>Pêche et aquaculture</text:p>
          </table:table-cell>
          <table:table-cell table:style-name="Default" office:value-type="string">
            <text:p>Pêche</text:p>
          </table:table-cell>
          <table:table-cell table:style-name="Default" office:value-type="string">
            <text:p>Aquaculture en me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3.22Z</text:p>
          </table:table-cell>
          <table:table-cell table:style-name="Default" office:value-type="string">
            <text:p>Pêche et aquaculture</text:p>
          </table:table-cell>
          <table:table-cell table:style-name="Default" office:value-type="string">
            <text:p>Pêche</text:p>
          </table:table-cell>
          <table:table-cell table:style-name="Default" office:value-type="string">
            <text:p>Aquaculture en eau douc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5.10Z</text:p>
          </table:table-cell>
          <table:table-cell table:style-name="Default" office:value-type="string">
            <text:p>Extraction de houille et de lignite</text:p>
          </table:table-cell>
          <table:table-cell table:style-name="Default"/>
          <table:table-cell table:style-name="Default" office:value-type="string">
            <text:p>Extraction de houil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5.20Z</text:p>
          </table:table-cell>
          <table:table-cell table:style-name="Default" office:value-type="string">
            <text:p>Extraction de houille et de lignite</text:p>
          </table:table-cell>
          <table:table-cell table:style-name="Default"/>
          <table:table-cell table:style-name="Default" office:value-type="string">
            <text:p>Extraction de lignit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6.10Z</text:p>
          </table:table-cell>
          <table:table-cell table:style-name="Default" office:value-type="string">
            <text:p>Extraction d'hydrocarbures</text:p>
          </table:table-cell>
          <table:table-cell table:style-name="Default"/>
          <table:table-cell table:style-name="Default" office:value-type="string">
            <text:p>Extraction de pétrole bru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6.20Z</text:p>
          </table:table-cell>
          <table:table-cell table:style-name="Default" office:value-type="string">
            <text:p>Extraction d'hydrocarbures</text:p>
          </table:table-cell>
          <table:table-cell table:style-name="Default"/>
          <table:table-cell table:style-name="Default" office:value-type="string">
            <text:p>Extraction de gaz nature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7.10Z</text:p>
          </table:table-cell>
          <table:table-cell table:style-name="Default" office:value-type="string">
            <text:p>Extraction de minerais métalliques</text:p>
          </table:table-cell>
          <table:table-cell table:style-name="Default"/>
          <table:table-cell table:style-name="Default" office:value-type="string">
            <text:p>Extraction de minerais de fe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7.21Z</text:p>
          </table:table-cell>
          <table:table-cell table:style-name="Default" office:value-type="string">
            <text:p>Extraction de minerais métalliques</text:p>
          </table:table-cell>
          <table:table-cell table:style-name="Default"/>
          <table:table-cell table:style-name="Default" office:value-type="string">
            <text:p>Extraction de minerais d'uranium et de thorium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7.29Z</text:p>
          </table:table-cell>
          <table:table-cell table:style-name="Default" office:value-type="string">
            <text:p>Extraction de minerais métalliques</text:p>
          </table:table-cell>
          <table:table-cell table:style-name="Default"/>
          <table:table-cell table:style-name="Default" office:value-type="string">
            <text:p>Extraction d'autres minerais de métaux non ferre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8.11Z</text:p>
          </table:table-cell>
          <table:table-cell table:style-name="Default" office:value-type="string">
            <text:p>Autres industries extractives</text:p>
          </table:table-cell>
          <table:table-cell table:style-name="Default"/>
          <table:table-cell table:style-name="Default" office:value-type="string">
            <text:p>Extraction de pierres ornementales et de construction, de calcaire industriel, de gypse, de craie et d'ardois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8.12Z</text:p>
          </table:table-cell>
          <table:table-cell table:style-name="Default" office:value-type="string">
            <text:p>Autres industries extractives</text:p>
          </table:table-cell>
          <table:table-cell table:style-name="Default"/>
          <table:table-cell table:style-name="Default" office:value-type="string">
            <text:p>Exploitation de gravières et sablières, extraction d’argiles et de kaoli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8.91Z</text:p>
          </table:table-cell>
          <table:table-cell table:style-name="Default" office:value-type="string">
            <text:p>Autres industries extractives</text:p>
          </table:table-cell>
          <table:table-cell table:style-name="Default"/>
          <table:table-cell table:style-name="Default" office:value-type="string">
            <text:p>Extraction des minéraux chimiques et d'engrais minéraux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8.92Z</text:p>
          </table:table-cell>
          <table:table-cell table:style-name="Default" office:value-type="string">
            <text:p>Autres industries extractives</text:p>
          </table:table-cell>
          <table:table-cell table:style-name="Default"/>
          <table:table-cell table:style-name="Default" office:value-type="string">
            <text:p>Extraction de tourb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8.93Z</text:p>
          </table:table-cell>
          <table:table-cell table:style-name="Default" office:value-type="string">
            <text:p>Autres industries extractives</text:p>
          </table:table-cell>
          <table:table-cell table:style-name="Default"/>
          <table:table-cell table:style-name="Default" office:value-type="string">
            <text:p>Production de sel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8.99Z</text:p>
          </table:table-cell>
          <table:table-cell table:style-name="Default" office:value-type="string">
            <text:p>Autres industries extractives</text:p>
          </table:table-cell>
          <table:table-cell table:style-name="Default"/>
          <table:table-cell table:style-name="Default" office:value-type="string">
            <text:p>Autres activités extractives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9.10Z</text:p>
          </table:table-cell>
          <table:table-cell table:style-name="Default" office:value-type="string">
            <text:p>Services de soutien aux industries extractives</text:p>
          </table:table-cell>
          <table:table-cell table:style-name="Default"/>
          <table:table-cell table:style-name="Default" office:value-type="string">
            <text:p>Activités de soutien à l'extraction d'hydrocarbu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09.90Z</text:p>
          </table:table-cell>
          <table:table-cell table:style-name="Default" office:value-type="string">
            <text:p>Services de soutien aux industries extractives</text:p>
          </table:table-cell>
          <table:table-cell table:style-name="Default"/>
          <table:table-cell table:style-name="Default" office:value-type="string">
            <text:p>Activités de soutien aux autres industries extractive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11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Transformation et conservation de la viande de bouch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12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Transformation et conservation de la viande de volail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13A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Préparation industrielle de produits à base de viand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13B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Charcut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20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Transformation et conservation de poisson, de crustacés et de mollus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31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Transformation et conservation de pommes de ter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32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Préparation de jus de fruits et légum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39A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Autre transformation et conservation de légum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39B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Transformation et conservation de frui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41A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'huiles et graisses bru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41B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'huiles et graisses raffiné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42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margarine et graisses comestibles simil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51A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lait liquide et de produits frai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51B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beur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51C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fromag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51D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'autres produits laiti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52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glaces et sorbe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61A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Meun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61B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Autres activités du travail des grai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62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produits amylac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71A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industrielle de pain et de pâtisserie fraîch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71B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Cuisson de produits de boulang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71C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Boulangerie et boulangerie-pâtiss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71D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Pâtiss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72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biscuits, biscottes et pâtisseries de conserva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73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pâtes aliment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81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suc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82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cacao, chocolat et de produits de confis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83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Transformation du thé et du caf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84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condiments et assaisonneme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85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plats prépar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86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'aliments homogénéisés et diété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89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'autres produits alimentaires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91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'aliments pour animaux de ferm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0.92Z</text:p>
          </table:table-cell>
          <table:table-cell table:style-name="Default" office:value-type="string">
            <text:p>Industries alimentaire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'aliments pour animaux de compagn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1.01Z</text:p>
          </table:table-cell>
          <table:table-cell table:style-name="Default" office:value-type="string">
            <text:p>Fabrication de boisson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Production de boissons alcooliques distillé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1.02A</text:p>
          </table:table-cell>
          <table:table-cell table:style-name="Default" office:value-type="string">
            <text:p>Fabrication de boisson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vins effervesce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1.02B</text:p>
          </table:table-cell>
          <table:table-cell table:style-name="Default" office:value-type="string">
            <text:p>Fabrication de boisson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Vinifica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1.03Z</text:p>
          </table:table-cell>
          <table:table-cell table:style-name="Default" office:value-type="string">
            <text:p>Fabrication de boisson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cidre et de vins de fruit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1.04Z</text:p>
          </table:table-cell>
          <table:table-cell table:style-name="Default" office:value-type="string">
            <text:p>Fabrication de boisson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Production d'autres boissons fermentées non distillé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1.05Z</text:p>
          </table:table-cell>
          <table:table-cell table:style-name="Default" office:value-type="string">
            <text:p>Fabrication de boisson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biè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1.06Z</text:p>
          </table:table-cell>
          <table:table-cell table:style-name="Default" office:value-type="string">
            <text:p>Fabrication de boisson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Fabrication de mal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1.07A</text:p>
          </table:table-cell>
          <table:table-cell table:style-name="Default" office:value-type="string">
            <text:p>Fabrication de boisson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Industrie des eaux de tab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1.07B</text:p>
          </table:table-cell>
          <table:table-cell table:style-name="Default" office:value-type="string">
            <text:p>Fabrication de boissons</text:p>
          </table:table-cell>
          <table:table-cell table:style-name="Default" office:value-type="string">
            <text:p>Alimentation</text:p>
          </table:table-cell>
          <table:table-cell table:style-name="Default" office:value-type="string">
            <text:p>Production de boissons rafraîchissan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2.00Z</text:p>
          </table:table-cell>
          <table:table-cell table:style-name="Default" office:value-type="string">
            <text:p>Fabrication de produits à base de tabac</text:p>
          </table:table-cell>
          <table:table-cell table:style-name="Default"/>
          <table:table-cell table:style-name="Default" office:value-type="string">
            <text:p>Fabrication de produits à base de tabac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3.10Z</text:p>
          </table:table-cell>
          <table:table-cell table:style-name="Default" office:value-type="string">
            <text:p>Fabrication de textiles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Préparation de fibres textiles et filatu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3.20Z</text:p>
          </table:table-cell>
          <table:table-cell table:style-name="Default" office:value-type="string">
            <text:p>Fabrication de textiles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Tissag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3.30Z</text:p>
          </table:table-cell>
          <table:table-cell table:style-name="Default" office:value-type="string">
            <text:p>Fabrication de textiles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Ennoblissement texti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3.91Z</text:p>
          </table:table-cell>
          <table:table-cell table:style-name="Default" office:value-type="string">
            <text:p>Fabrication de textiles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'étoffes à mail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3.92Z</text:p>
          </table:table-cell>
          <table:table-cell table:style-name="Default" office:value-type="string">
            <text:p>Fabrication de textiles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'articles textiles, sauf habilleme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3.93Z</text:p>
          </table:table-cell>
          <table:table-cell table:style-name="Default" office:value-type="string">
            <text:p>Fabrication de textiles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e tapis et moquet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3.94Z</text:p>
          </table:table-cell>
          <table:table-cell table:style-name="Default" office:value-type="string">
            <text:p>Fabrication de textiles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e ficelles, cordes et file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3.95Z</text:p>
          </table:table-cell>
          <table:table-cell table:style-name="Default" office:value-type="string">
            <text:p>Fabrication de textiles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e non-tissés, sauf habilleme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3.96Z</text:p>
          </table:table-cell>
          <table:table-cell table:style-name="Default" office:value-type="string">
            <text:p>Fabrication de textiles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'autres textiles techniques et industriel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3.99Z</text:p>
          </table:table-cell>
          <table:table-cell table:style-name="Default" office:value-type="string">
            <text:p>Fabrication de textiles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'autres textiles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4.11Z</text:p>
          </table:table-cell>
          <table:table-cell table:style-name="Default" office:value-type="string">
            <text:p>Industrie de l'habillement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e vêtements en cui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4.12Z</text:p>
          </table:table-cell>
          <table:table-cell table:style-name="Default" office:value-type="string">
            <text:p>Industrie de l'habillement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e vêtements de travai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4.13Z</text:p>
          </table:table-cell>
          <table:table-cell table:style-name="Default" office:value-type="string">
            <text:p>Industrie de l'habillement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e vêtements de dessu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4.14Z</text:p>
          </table:table-cell>
          <table:table-cell table:style-name="Default" office:value-type="string">
            <text:p>Industrie de l'habillement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e vêtements de dessou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4.19Z</text:p>
          </table:table-cell>
          <table:table-cell table:style-name="Default" office:value-type="string">
            <text:p>Industrie de l'habillement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'autres vêtements et accesso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4.20Z</text:p>
          </table:table-cell>
          <table:table-cell table:style-name="Default" office:value-type="string">
            <text:p>Industrie de l'habillement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'articles en fourru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4.31Z</text:p>
          </table:table-cell>
          <table:table-cell table:style-name="Default" office:value-type="string">
            <text:p>Industrie de l'habillement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'articles chaussants à mail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4.39Z</text:p>
          </table:table-cell>
          <table:table-cell table:style-name="Default" office:value-type="string">
            <text:p>Industrie de l'habillement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'autres articles à mail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5.11Z</text:p>
          </table:table-cell>
          <table:table-cell table:style-name="Default" office:value-type="string">
            <text:p>Industrie du cuir et de la chaussure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Apprêt et tannage des cuirs ; préparation et teinture des fourru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5.12Z</text:p>
          </table:table-cell>
          <table:table-cell table:style-name="Default" office:value-type="string">
            <text:p>Industrie du cuir et de la chaussure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'articles de voyage, de maroquinerie et de sell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5.20Z</text:p>
          </table:table-cell>
          <table:table-cell table:style-name="Default" office:value-type="string">
            <text:p>Industrie du cuir et de la chaussure</text:p>
          </table:table-cell>
          <table:table-cell table:style-name="Default" office:value-type="string">
            <text:p>Textile/Habillement</text:p>
          </table:table-cell>
          <table:table-cell table:style-name="Default" office:value-type="string">
            <text:p>Fabrication de chaussu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6.10A</text:p>
          </table:table-cell>
          <table:table-cell table:style-name="Default" office:value-type="string">
            <text:p>Travail du bois et fabrication d'articles en bois et en liège, à l’exception des meubles ; fabrication d’articles en vannerie et sparterie</text:p>
          </table:table-cell>
          <table:table-cell table:style-name="Default"/>
          <table:table-cell table:style-name="Default" office:value-type="string">
            <text:p>Sciage et rabotage du bois, hors imprégna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6.10B</text:p>
          </table:table-cell>
          <table:table-cell table:style-name="Default" office:value-type="string">
            <text:p>Travail du bois et fabrication d'articles en bois et en liège, à l’exception des meubles ; fabrication d’articles en vannerie et sparterie</text:p>
          </table:table-cell>
          <table:table-cell table:style-name="Default"/>
          <table:table-cell table:style-name="Default" office:value-type="string">
            <text:p>Imprégnation du boi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6.21Z</text:p>
          </table:table-cell>
          <table:table-cell table:style-name="Default" office:value-type="string">
            <text:p>Travail du bois et fabrication d'articles en bois et en liège, à l’exception des meubles ; fabrication d’articles en vannerie et sparterie</text:p>
          </table:table-cell>
          <table:table-cell table:style-name="Default"/>
          <table:table-cell table:style-name="Default" office:value-type="string">
            <text:p>Fabrication de placage et de panneaux de boi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6.22Z</text:p>
          </table:table-cell>
          <table:table-cell table:style-name="Default" office:value-type="string">
            <text:p>Travail du bois et fabrication d'articles en bois et en liège, à l’exception des meubles ; fabrication d’articles en vannerie et sparterie</text:p>
          </table:table-cell>
          <table:table-cell table:style-name="Default"/>
          <table:table-cell table:style-name="Default" office:value-type="string">
            <text:p>Fabrication de parquets assembl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6.23Z</text:p>
          </table:table-cell>
          <table:table-cell table:style-name="Default" office:value-type="string">
            <text:p>Travail du bois et fabrication d'articles en bois et en liège, à l’exception des meubles ; fabrication d’articles en vannerie et sparterie</text:p>
          </table:table-cell>
          <table:table-cell table:style-name="Default"/>
          <table:table-cell table:style-name="Default" office:value-type="string">
            <text:p>Fabrication de charpentes et d'autres menuiseri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6.24Z</text:p>
          </table:table-cell>
          <table:table-cell table:style-name="Default" office:value-type="string">
            <text:p>Travail du bois et fabrication d'articles en bois et en liège, à l’exception des meubles ; fabrication d’articles en vannerie et sparterie</text:p>
          </table:table-cell>
          <table:table-cell table:style-name="Default"/>
          <table:table-cell table:style-name="Default" office:value-type="string">
            <text:p>Fabrication d'emballages en boi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6.29Z</text:p>
          </table:table-cell>
          <table:table-cell table:style-name="Default" office:value-type="string">
            <text:p>Travail du bois et fabrication d'articles en bois et en liège, à l’exception des meubles ; fabrication d’articles en vannerie et sparterie</text:p>
          </table:table-cell>
          <table:table-cell table:style-name="Default"/>
          <table:table-cell table:style-name="Default" office:value-type="string">
            <text:p>Fabrication d'objets divers en bois ; fabrication d'objets en liège, vannerie et spart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7.11Z</text:p>
          </table:table-cell>
          <table:table-cell table:style-name="Default" office:value-type="string">
            <text:p>Industrie du papier et du carton</text:p>
          </table:table-cell>
          <table:table-cell table:style-name="Default"/>
          <table:table-cell table:style-name="Default" office:value-type="string">
            <text:p>Fabrication de pâte à papie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7.12Z</text:p>
          </table:table-cell>
          <table:table-cell table:style-name="Default" office:value-type="string">
            <text:p>Industrie du papier et du carton</text:p>
          </table:table-cell>
          <table:table-cell table:style-name="Default"/>
          <table:table-cell table:style-name="Default" office:value-type="string">
            <text:p>Fabrication de papier et de cart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7.21A</text:p>
          </table:table-cell>
          <table:table-cell table:style-name="Default" office:value-type="string">
            <text:p>Industrie du papier et du carton</text:p>
          </table:table-cell>
          <table:table-cell table:style-name="Default"/>
          <table:table-cell table:style-name="Default" office:value-type="string">
            <text:p>Fabrication de carton ondul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7.21B</text:p>
          </table:table-cell>
          <table:table-cell table:style-name="Default" office:value-type="string">
            <text:p>Industrie du papier et du carton</text:p>
          </table:table-cell>
          <table:table-cell table:style-name="Default"/>
          <table:table-cell table:style-name="Default" office:value-type="string">
            <text:p>Fabrication de cartonnage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7.21C</text:p>
          </table:table-cell>
          <table:table-cell table:style-name="Default" office:value-type="string">
            <text:p>Industrie du papier et du carton</text:p>
          </table:table-cell>
          <table:table-cell table:style-name="Default"/>
          <table:table-cell table:style-name="Default" office:value-type="string">
            <text:p>Fabrication d'emballages en papie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7.22Z</text:p>
          </table:table-cell>
          <table:table-cell table:style-name="Default" office:value-type="string">
            <text:p>Industrie du papier et du carton</text:p>
          </table:table-cell>
          <table:table-cell table:style-name="Default"/>
          <table:table-cell table:style-name="Default" office:value-type="string">
            <text:p>Fabrication d'articles en papier à usage sanitaire ou domest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7.23Z</text:p>
          </table:table-cell>
          <table:table-cell table:style-name="Default" office:value-type="string">
            <text:p>Industrie du papier et du carton</text:p>
          </table:table-cell>
          <table:table-cell table:style-name="Default"/>
          <table:table-cell table:style-name="Default" office:value-type="string">
            <text:p>Fabrication d'articles de papet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7.24Z</text:p>
          </table:table-cell>
          <table:table-cell table:style-name="Default" office:value-type="string">
            <text:p>Industrie du papier et du carton</text:p>
          </table:table-cell>
          <table:table-cell table:style-name="Default"/>
          <table:table-cell table:style-name="Default" office:value-type="string">
            <text:p>Fabrication de papiers pei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7.29Z</text:p>
          </table:table-cell>
          <table:table-cell table:style-name="Default" office:value-type="string">
            <text:p>Industrie du papier et du carton</text:p>
          </table:table-cell>
          <table:table-cell table:style-name="Default"/>
          <table:table-cell table:style-name="Default" office:value-type="string">
            <text:p>Fabrication d'autres articles en papier ou en cart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8.11Z</text:p>
          </table:table-cell>
          <table:table-cell table:style-name="Default" office:value-type="string">
            <text:p>Imprimerie et reproduction d'enregistrements</text:p>
          </table:table-cell>
          <table:table-cell table:style-name="Default" office:value-type="string">
            <text:p>Impression/Reproduction</text:p>
          </table:table-cell>
          <table:table-cell table:style-name="Default" office:value-type="string">
            <text:p>Imprimerie de journ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8.12Z</text:p>
          </table:table-cell>
          <table:table-cell table:style-name="Default" office:value-type="string">
            <text:p>Imprimerie et reproduction d'enregistrements</text:p>
          </table:table-cell>
          <table:table-cell table:style-name="Default" office:value-type="string">
            <text:p>Impression/Reproduction</text:p>
          </table:table-cell>
          <table:table-cell table:style-name="Default" office:value-type="string">
            <text:p>Autre imprimerie (labeur)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8.13Z</text:p>
          </table:table-cell>
          <table:table-cell table:style-name="Default" office:value-type="string">
            <text:p>Imprimerie et reproduction d'enregistrements</text:p>
          </table:table-cell>
          <table:table-cell table:style-name="Default" office:value-type="string">
            <text:p>Impression/Reproduction</text:p>
          </table:table-cell>
          <table:table-cell table:style-name="Default" office:value-type="string">
            <text:p>Activités de pré-presse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8.14Z</text:p>
          </table:table-cell>
          <table:table-cell table:style-name="Default" office:value-type="string">
            <text:p>Imprimerie et reproduction d'enregistrements</text:p>
          </table:table-cell>
          <table:table-cell table:style-name="Default" office:value-type="string">
            <text:p>Impression/Reproduction</text:p>
          </table:table-cell>
          <table:table-cell table:style-name="Default" office:value-type="string">
            <text:p>Reliure et activités connex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8.20Z</text:p>
          </table:table-cell>
          <table:table-cell table:style-name="Default" office:value-type="string">
            <text:p>Imprimerie et reproduction d'enregistrements</text:p>
          </table:table-cell>
          <table:table-cell table:style-name="Default" office:value-type="string">
            <text:p>Impression/Reproduction</text:p>
          </table:table-cell>
          <table:table-cell table:style-name="Default" office:value-type="string">
            <text:p>Reproduction d'enregistreme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9.10Z</text:p>
          </table:table-cell>
          <table:table-cell table:style-name="Default" office:value-type="string">
            <text:p>Cokéfaction et raffinag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Cokéfac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19.20Z</text:p>
          </table:table-cell>
          <table:table-cell table:style-name="Default" office:value-type="string">
            <text:p>Cokéfaction et raffinag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Raffinage du pétro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11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gaz industriel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12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colorants et de pigme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13A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Enrichissement et <text:s/>retraitement de matières nuclé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13B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'autres produits chimiques inorganiques de base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14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'autres produits chimiques organiques de bas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15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produits azotés et d'engrai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16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matières plastiques de bas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17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caoutchouc synthét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20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pesticides et d’autres produits agrochim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30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peintures, vernis, encres et mastic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41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savons, détergents et produits d'entretie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42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parfums et de produits pour la toilett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51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produits explosif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52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col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53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'huiles essentiel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59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'autres produits chimiques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0.60Z</text:p>
          </table:table-cell>
          <table:table-cell table:style-name="Default" office:value-type="string">
            <text:p>Industrie chim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fibres artificielles ou synthé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1.10Z</text:p>
          </table:table-cell>
          <table:table-cell table:style-name="Default" office:value-type="string">
            <text:p>Industrie pharmaceut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produits pharmaceutiques de bas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1.20Z</text:p>
          </table:table-cell>
          <table:table-cell table:style-name="Default" office:value-type="string">
            <text:p>Industrie pharmaceutique</text:p>
          </table:table-cell>
          <table:table-cell table:style-name="Default" office:value-type="string">
            <text:p>Chimie</text:p>
          </table:table-cell>
          <table:table-cell table:style-name="Default" office:value-type="string">
            <text:p>Fabrication de préparations pharmaceu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2.11Z</text:p>
          </table:table-cell>
          <table:table-cell table:style-name="Default" office:value-type="string">
            <text:p>Fabrication de produits en caoutchouc et en plastique</text:p>
          </table:table-cell>
          <table:table-cell table:style-name="Default"/>
          <table:table-cell table:style-name="Default" office:value-type="string">
            <text:p>Fabrication et rechapage de pneuma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2.19Z</text:p>
          </table:table-cell>
          <table:table-cell table:style-name="Default" office:value-type="string">
            <text:p>Fabrication de produits en caoutchouc et en plastique</text:p>
          </table:table-cell>
          <table:table-cell table:style-name="Default"/>
          <table:table-cell table:style-name="Default" office:value-type="string">
            <text:p>Fabrication d'autres articles en caoutchouc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2.21Z</text:p>
          </table:table-cell>
          <table:table-cell table:style-name="Default" office:value-type="string">
            <text:p>Fabrication de produits en caoutchouc et en plastique</text:p>
          </table:table-cell>
          <table:table-cell table:style-name="Default"/>
          <table:table-cell table:style-name="Default" office:value-type="string">
            <text:p>Fabrication de plaques, feuilles, tubes et profilés en matières plas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2.22Z</text:p>
          </table:table-cell>
          <table:table-cell table:style-name="Default" office:value-type="string">
            <text:p>Fabrication de produits en caoutchouc et en plastique</text:p>
          </table:table-cell>
          <table:table-cell table:style-name="Default"/>
          <table:table-cell table:style-name="Default" office:value-type="string">
            <text:p>Fabrication d'emballages en matières plas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2.23Z</text:p>
          </table:table-cell>
          <table:table-cell table:style-name="Default" office:value-type="string">
            <text:p>Fabrication de produits en caoutchouc et en plastique</text:p>
          </table:table-cell>
          <table:table-cell table:style-name="Default"/>
          <table:table-cell table:style-name="Default" office:value-type="string">
            <text:p>Fabrication d'éléments en matières plastiques pour la construc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2.29A</text:p>
          </table:table-cell>
          <table:table-cell table:style-name="Default" office:value-type="string">
            <text:p>Fabrication de produits en caoutchouc et en plastique</text:p>
          </table:table-cell>
          <table:table-cell table:style-name="Default"/>
          <table:table-cell table:style-name="Default" office:value-type="string">
            <text:p>Fabrication de pièces techniques à base de matières plas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2.29B</text:p>
          </table:table-cell>
          <table:table-cell table:style-name="Default" office:value-type="string">
            <text:p>Fabrication de produits en caoutchouc et en plastique</text:p>
          </table:table-cell>
          <table:table-cell table:style-name="Default"/>
          <table:table-cell table:style-name="Default" office:value-type="string">
            <text:p>Fabrication de produits de consommation courante en matières plas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11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e verre pla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12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çonnage et transformation du verre pla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13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e verre cre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14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e fibres de ver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19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et façonnage d'autres articles en verre, y compris verre techn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20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e produits réfract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31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e carreaux en céram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32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e briques, tuiles et produits de construction, en terre cuit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41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'articles céramiques à usage domestique ou ornementa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42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'appareils sanitaires en céram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43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'isolateurs et pièces isolantes en céram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44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'autres produits céramiques à usage techn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49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'autres produits céram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51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e cime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52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e chaux et plât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61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'éléments en béton pour la construc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62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'éléments en plâtre pour la construc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63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e béton prêt à l'emploi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64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e mortiers et bétons sec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65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'ouvrages en fibre-cime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69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'autres ouvrages en béton, en ciment ou en plât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70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Taille, façonnage et finissage de pier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91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e produits abrasif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3.99Z</text:p>
          </table:table-cell>
          <table:table-cell table:style-name="Default" office:value-type="string">
            <text:p>Fabrication d'autres produits minéraux non métalliques</text:p>
          </table:table-cell>
          <table:table-cell table:style-name="Default"/>
          <table:table-cell table:style-name="Default" office:value-type="string">
            <text:p>Fabrication d'autres produits minéraux non métalliques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10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Sidérurg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20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e tubes, tuyaux, profilés creux et accessoires correspondants en acier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31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Étirage à froid de bar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32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Laminage à froid de feuillard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33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Profilage à froid par formage ou pliag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34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Tréfilage à froid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41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Production de métaux précie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42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Métallurgie de l'aluminium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43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Métallurgie du plomb, du zinc ou de l'étai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44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Métallurgie du cuiv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45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Métallurgie des autres métaux non ferre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46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Élaboration et transformation de matières nuclé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51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onderie de font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52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onderie d'acie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53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onderie de métaux lég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4.54Z</text:p>
          </table:table-cell>
          <table:table-cell table:style-name="Default" office:value-type="string">
            <text:p>Métallurgie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onderie d'autres métaux non ferre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11Z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e structures métalliques et de parties de structu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12Z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e portes et fenêtres en méta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21Z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e radiateurs et de chaudières pour le chauffage centra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29Z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'autres réservoirs, citernes et conteneurs métall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30Z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e générateurs de vapeur, à l'exception des chaudières pour le chauffage centra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40Z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'armes et de munitio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50A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orge, estampage, matriçage ; métallurgie des poud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50B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Découpage, emboutissag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61Z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Traitement et revêtement des mét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62A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Décolletag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62B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Mécanique industriel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71Z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e coutell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72Z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e serrures et de ferru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73A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e moules et modè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73B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'autres outillag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91Z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e fûts et emballages métalliques simil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92Z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'emballages métalliques lég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93Z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'articles en fils métalliques, de chaînes et de ressor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94Z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e vis et de boulo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99A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'articles métalliques ménag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5.99B</text:p>
          </table:table-cell>
          <table:table-cell table:style-name="Default" office:value-type="string">
            <text:p>Fabrication de produits métalliques, à l’exception des machines et des équipements</text:p>
          </table:table-cell>
          <table:table-cell table:style-name="Default" office:value-type="string">
            <text:p>Industrie métallique</text:p>
          </table:table-cell>
          <table:table-cell table:style-name="Default" office:value-type="string">
            <text:p>Fabrication d'autres articles métall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6.11Z</text:p>
          </table:table-cell>
          <table:table-cell table:style-name="Default" office:value-type="string">
            <text:p>Fabrication de produits informatiques, électroniques et optiques</text:p>
          </table:table-cell>
          <table:table-cell table:style-name="Default"/>
          <table:table-cell table:style-name="Default" office:value-type="string">
            <text:p>Fabrication de composants électron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6.12Z</text:p>
          </table:table-cell>
          <table:table-cell table:style-name="Default" office:value-type="string">
            <text:p>Fabrication de produits informatiques, électroniques et optiques</text:p>
          </table:table-cell>
          <table:table-cell table:style-name="Default"/>
          <table:table-cell table:style-name="Default" office:value-type="string">
            <text:p>Fabrication de cartes électroniques assemblé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6.20Z</text:p>
          </table:table-cell>
          <table:table-cell table:style-name="Default" office:value-type="string">
            <text:p>Fabrication de produits informatiques, électroniques et optiques</text:p>
          </table:table-cell>
          <table:table-cell table:style-name="Default"/>
          <table:table-cell table:style-name="Default" office:value-type="string">
            <text:p>Fabrication d'ordinateurs et d'équipements périphér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6.30Z</text:p>
          </table:table-cell>
          <table:table-cell table:style-name="Default" office:value-type="string">
            <text:p>Fabrication de produits informatiques, électroniques et optiques</text:p>
          </table:table-cell>
          <table:table-cell table:style-name="Default"/>
          <table:table-cell table:style-name="Default" office:value-type="string">
            <text:p>Fabrication d'équipements de communication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6.40Z</text:p>
          </table:table-cell>
          <table:table-cell table:style-name="Default" office:value-type="string">
            <text:p>Fabrication de produits informatiques, électroniques et optiques</text:p>
          </table:table-cell>
          <table:table-cell table:style-name="Default"/>
          <table:table-cell table:style-name="Default" office:value-type="string">
            <text:p>Fabrication de produits électroniques grand public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6.51A</text:p>
          </table:table-cell>
          <table:table-cell table:style-name="Default" office:value-type="string">
            <text:p>Fabrication de produits informatiques, électroniques et optiques</text:p>
          </table:table-cell>
          <table:table-cell table:style-name="Default"/>
          <table:table-cell table:style-name="Default" office:value-type="string">
            <text:p>Fabrication d'équipements d'aide à la naviga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6.51B</text:p>
          </table:table-cell>
          <table:table-cell table:style-name="Default" office:value-type="string">
            <text:p>Fabrication de produits informatiques, électroniques et optiques</text:p>
          </table:table-cell>
          <table:table-cell table:style-name="Default"/>
          <table:table-cell table:style-name="Default" office:value-type="string">
            <text:p>Fabrication d'instrumentation scientifique et techn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6.52Z</text:p>
          </table:table-cell>
          <table:table-cell table:style-name="Default" office:value-type="string">
            <text:p>Fabrication de produits informatiques, électroniques et optiques</text:p>
          </table:table-cell>
          <table:table-cell table:style-name="Default"/>
          <table:table-cell table:style-name="Default" office:value-type="string">
            <text:p>Horlog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6.60Z</text:p>
          </table:table-cell>
          <table:table-cell table:style-name="Default" office:value-type="string">
            <text:p>Fabrication de produits informatiques, électroniques et optiques</text:p>
          </table:table-cell>
          <table:table-cell table:style-name="Default"/>
          <table:table-cell table:style-name="Default" office:value-type="string">
            <text:p>Fabrication d'équipements d'irradiation médicale, d'équipements électromédicaux et électrothérapeutique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6.70Z</text:p>
          </table:table-cell>
          <table:table-cell table:style-name="Default" office:value-type="string">
            <text:p>Fabrication de produits informatiques, électroniques et optiques</text:p>
          </table:table-cell>
          <table:table-cell table:style-name="Default"/>
          <table:table-cell table:style-name="Default" office:value-type="string">
            <text:p>Fabrication de matériels optique et photograph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6.80Z</text:p>
          </table:table-cell>
          <table:table-cell table:style-name="Default" office:value-type="string">
            <text:p>Fabrication de produits informatiques, électroniques et optiques</text:p>
          </table:table-cell>
          <table:table-cell table:style-name="Default"/>
          <table:table-cell table:style-name="Default" office:value-type="string">
            <text:p>Fabrication de supports magnétiques et op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7.11Z</text:p>
          </table:table-cell>
          <table:table-cell table:style-name="Default" office:value-type="string">
            <text:p>Fabrication d'équipements électriques</text:p>
          </table:table-cell>
          <table:table-cell table:style-name="Default"/>
          <table:table-cell table:style-name="Default" office:value-type="string">
            <text:p>Fabrication de moteurs, génératrices et transformateurs électr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7.12Z</text:p>
          </table:table-cell>
          <table:table-cell table:style-name="Default" office:value-type="string">
            <text:p>Fabrication d'équipements électriques</text:p>
          </table:table-cell>
          <table:table-cell table:style-name="Default"/>
          <table:table-cell table:style-name="Default" office:value-type="string">
            <text:p>Fabrication de matériel de distribution et de commande électr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7.20Z</text:p>
          </table:table-cell>
          <table:table-cell table:style-name="Default" office:value-type="string">
            <text:p>Fabrication d'équipements électriques</text:p>
          </table:table-cell>
          <table:table-cell table:style-name="Default"/>
          <table:table-cell table:style-name="Default" office:value-type="string">
            <text:p>Fabrication de piles et d'accumulateurs électr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7.31Z</text:p>
          </table:table-cell>
          <table:table-cell table:style-name="Default" office:value-type="string">
            <text:p>Fabrication d'équipements électriques</text:p>
          </table:table-cell>
          <table:table-cell table:style-name="Default"/>
          <table:table-cell table:style-name="Default" office:value-type="string">
            <text:p>Fabrication de câbles de fibres op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7.32Z</text:p>
          </table:table-cell>
          <table:table-cell table:style-name="Default" office:value-type="string">
            <text:p>Fabrication d'équipements électriques</text:p>
          </table:table-cell>
          <table:table-cell table:style-name="Default"/>
          <table:table-cell table:style-name="Default" office:value-type="string">
            <text:p>Fabrication d'autres fils et câbles électroniques ou électr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7.33Z</text:p>
          </table:table-cell>
          <table:table-cell table:style-name="Default" office:value-type="string">
            <text:p>Fabrication d'équipements électriques</text:p>
          </table:table-cell>
          <table:table-cell table:style-name="Default"/>
          <table:table-cell table:style-name="Default" office:value-type="string">
            <text:p>Fabrication de matériel d'installation électr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7.40Z</text:p>
          </table:table-cell>
          <table:table-cell table:style-name="Default" office:value-type="string">
            <text:p>Fabrication d'équipements électriques</text:p>
          </table:table-cell>
          <table:table-cell table:style-name="Default"/>
          <table:table-cell table:style-name="Default" office:value-type="string">
            <text:p>Fabrication d'appareils d'éclairage électr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7.51Z</text:p>
          </table:table-cell>
          <table:table-cell table:style-name="Default" office:value-type="string">
            <text:p>Fabrication d'équipements électriques</text:p>
          </table:table-cell>
          <table:table-cell table:style-name="Default"/>
          <table:table-cell table:style-name="Default" office:value-type="string">
            <text:p>Fabrication d'appareils électroménag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7.52Z</text:p>
          </table:table-cell>
          <table:table-cell table:style-name="Default" office:value-type="string">
            <text:p>Fabrication d'équipements électriques</text:p>
          </table:table-cell>
          <table:table-cell table:style-name="Default"/>
          <table:table-cell table:style-name="Default" office:value-type="string">
            <text:p>Fabrication d'appareils ménagers non électr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7.90Z</text:p>
          </table:table-cell>
          <table:table-cell table:style-name="Default" office:value-type="string">
            <text:p>Fabrication d'équipements électriques</text:p>
          </table:table-cell>
          <table:table-cell table:style-name="Default"/>
          <table:table-cell table:style-name="Default" office:value-type="string">
            <text:p>Fabrication d'autres matériels électr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11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e moteurs et turbines, à l'exception des moteurs d’avions et de véhicu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12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'équipements hydrauliques et pneuma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13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'autres pompes et compresseu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14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'autres articles de robinett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15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'engrenages et d'organes mécaniques de transmiss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21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e fours et brûleu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22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e matériel de levage et de manuten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23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e machines et d'équipements de bureau (à l'exception des ordinateurs et équipements périphériques)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24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'outillage portatif à moteur incorpor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25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'équipements aérauliques et frigorifiques industriel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29A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'équipements d'emballage, de conditionnement et de pesage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29B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'autres machines d'usage généra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30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e machines agricoles et forestiè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41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e machines-outils pour le travail des mét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49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'autres machines-outil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91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e machines pour la métallurg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92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e machines pour l'extraction ou la construc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93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e machines pour l'industrie agro-alimentai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94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e machines pour les industries texti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95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e machines pour les industries du papier et du cart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96Z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e machines pour le travail du caoutchouc ou des plas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99A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e machines d'imprim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8.99B</text:p>
          </table:table-cell>
          <table:table-cell table:style-name="Default" office:value-type="string">
            <text:p>Fabrication de machines et équipements n.c.a.</text:p>
          </table:table-cell>
          <table:table-cell table:style-name="Default"/>
          <table:table-cell table:style-name="Default" office:value-type="string">
            <text:p>Fabrication d'autres machines spécialisé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9.10Z</text:p>
          </table:table-cell>
          <table:table-cell table:style-name="Default" office:value-type="string">
            <text:p>Industrie automobile</text:p>
          </table:table-cell>
          <table:table-cell table:style-name="Default" office:value-type="string">
            <text:p>Automobile</text:p>
          </table:table-cell>
          <table:table-cell table:style-name="Default" office:value-type="string">
            <text:p>Construction de véhicules automobi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9.20Z</text:p>
          </table:table-cell>
          <table:table-cell table:style-name="Default" office:value-type="string">
            <text:p>Industrie automobile</text:p>
          </table:table-cell>
          <table:table-cell table:style-name="Default" office:value-type="string">
            <text:p>Automobile</text:p>
          </table:table-cell>
          <table:table-cell table:style-name="Default" office:value-type="string">
            <text:p>Fabrication de carrosseries et remor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9.31Z</text:p>
          </table:table-cell>
          <table:table-cell table:style-name="Default" office:value-type="string">
            <text:p>Industrie automobile</text:p>
          </table:table-cell>
          <table:table-cell table:style-name="Default" office:value-type="string">
            <text:p>Automobile</text:p>
          </table:table-cell>
          <table:table-cell table:style-name="Default" office:value-type="string">
            <text:p>Fabrication d'équipements électriques et électroniques automobi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29.32Z</text:p>
          </table:table-cell>
          <table:table-cell table:style-name="Default" office:value-type="string">
            <text:p>Industrie automobile</text:p>
          </table:table-cell>
          <table:table-cell table:style-name="Default" office:value-type="string">
            <text:p>Automobile</text:p>
          </table:table-cell>
          <table:table-cell table:style-name="Default" office:value-type="string">
            <text:p>Fabrication d'autres équipements automobi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0.11Z</text:p>
          </table:table-cell>
          <table:table-cell table:style-name="Default" office:value-type="string">
            <text:p>Fabrication d'autres matériels de transport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Construction de navires et de structures flottan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0.12Z</text:p>
          </table:table-cell>
          <table:table-cell table:style-name="Default" office:value-type="string">
            <text:p>Fabrication d'autres matériels de transport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Construction de bateaux de plaisanc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0.20Z</text:p>
          </table:table-cell>
          <table:table-cell table:style-name="Default" office:value-type="string">
            <text:p>Fabrication d'autres matériels de transport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Construction de locomotives et d'autre matériel ferroviaire roulant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0.30Z</text:p>
          </table:table-cell>
          <table:table-cell table:style-name="Default" office:value-type="string">
            <text:p>Fabrication d'autres matériels de transport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Construction aéronautique et spatiale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0.40Z</text:p>
          </table:table-cell>
          <table:table-cell table:style-name="Default" office:value-type="string">
            <text:p>Fabrication d'autres matériels de transport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Construction de véhicules militaires de combat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0.91Z</text:p>
          </table:table-cell>
          <table:table-cell table:style-name="Default" office:value-type="string">
            <text:p>Fabrication d'autres matériels de transport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Fabrication de motocyc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0.92Z</text:p>
          </table:table-cell>
          <table:table-cell table:style-name="Default" office:value-type="string">
            <text:p>Fabrication d'autres matériels de transport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Fabrication de bicyclettes et de véhicules pour invalid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0.99Z</text:p>
          </table:table-cell>
          <table:table-cell table:style-name="Default" office:value-type="string">
            <text:p>Fabrication d'autres matériels de transport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Fabrication d’autres équipements de transport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1.01Z</text:p>
          </table:table-cell>
          <table:table-cell table:style-name="Default" office:value-type="string">
            <text:p>Fabrication de meubl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abrication de meubles de bureau et de magasi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1.02Z</text:p>
          </table:table-cell>
          <table:table-cell table:style-name="Default" office:value-type="string">
            <text:p>Fabrication de meubl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abrication de meubles de cuisine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1.03Z</text:p>
          </table:table-cell>
          <table:table-cell table:style-name="Default" office:value-type="string">
            <text:p>Fabrication de meubl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abrication de matela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1.09A</text:p>
          </table:table-cell>
          <table:table-cell table:style-name="Default" office:value-type="string">
            <text:p>Fabrication de meubl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abrication de sièges d'ameublement d'intérieu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1.09B</text:p>
          </table:table-cell>
          <table:table-cell table:style-name="Default" office:value-type="string">
            <text:p>Fabrication de meubl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abrication d’autres meubles et industries connexes de l’ameubleme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2.11Z</text:p>
          </table:table-cell>
          <table:table-cell table:style-name="Default" office:value-type="string">
            <text:p>Autres industries manufacturièr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rappe de monna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2.12Z</text:p>
          </table:table-cell>
          <table:table-cell table:style-name="Default" office:value-type="string">
            <text:p>Autres industries manufacturièr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abrication d’articles de joaillerie et bijout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2.13Z</text:p>
          </table:table-cell>
          <table:table-cell table:style-name="Default" office:value-type="string">
            <text:p>Autres industries manufacturièr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abrication d’articles de bijouterie fantaisie et articles simil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2.20Z</text:p>
          </table:table-cell>
          <table:table-cell table:style-name="Default" office:value-type="string">
            <text:p>Autres industries manufacturièr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abrication d'instruments de mus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2.30Z</text:p>
          </table:table-cell>
          <table:table-cell table:style-name="Default" office:value-type="string">
            <text:p>Autres industries manufacturièr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abrication d'articles de spor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2.40Z</text:p>
          </table:table-cell>
          <table:table-cell table:style-name="Default" office:value-type="string">
            <text:p>Autres industries manufacturièr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abrication de jeux et joue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2.50A</text:p>
          </table:table-cell>
          <table:table-cell table:style-name="Default" office:value-type="string">
            <text:p>Autres industries manufacturièr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abrication de matériel médico-chirurgical et dentai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2.50B</text:p>
          </table:table-cell>
          <table:table-cell table:style-name="Default" office:value-type="string">
            <text:p>Autres industries manufacturièr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abrication de lunet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2.91Z</text:p>
          </table:table-cell>
          <table:table-cell table:style-name="Default" office:value-type="string">
            <text:p>Autres industries manufacturièr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Fabrication d’articles de bross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2.99Z</text:p>
          </table:table-cell>
          <table:table-cell table:style-name="Default" office:value-type="string">
            <text:p>Autres industries manufacturières</text:p>
          </table:table-cell>
          <table:table-cell table:style-name="Default" office:value-type="string">
            <text:p>Manufacture</text:p>
          </table:table-cell>
          <table:table-cell table:style-name="Default" office:value-type="string">
            <text:p>Autres activités manufacturières n.c.a.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3.11Z</text:p>
          </table:table-cell>
          <table:table-cell table:style-name="Default" office:value-type="string">
            <text:p>Réparation et installation de machines et d'équipements </text:p>
          </table:table-cell>
          <table:table-cell table:style-name="Default"/>
          <table:table-cell table:style-name="Default" office:value-type="string">
            <text:p>Réparation d'ouvrages en mét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3.12Z</text:p>
          </table:table-cell>
          <table:table-cell table:style-name="Default" office:value-type="string">
            <text:p>Réparation et installation de machines et d'équipements </text:p>
          </table:table-cell>
          <table:table-cell table:style-name="Default"/>
          <table:table-cell table:style-name="Default" office:value-type="string">
            <text:p>Réparation de machines et équipements mécan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3.13Z</text:p>
          </table:table-cell>
          <table:table-cell table:style-name="Default" office:value-type="string">
            <text:p>Réparation et installation de machines et d'équipements </text:p>
          </table:table-cell>
          <table:table-cell table:style-name="Default"/>
          <table:table-cell table:style-name="Default" office:value-type="string">
            <text:p>Réparation de matériels électroniques et op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3.14Z</text:p>
          </table:table-cell>
          <table:table-cell table:style-name="Default" office:value-type="string">
            <text:p>Réparation et installation de machines et d'équipements </text:p>
          </table:table-cell>
          <table:table-cell table:style-name="Default"/>
          <table:table-cell table:style-name="Default" office:value-type="string">
            <text:p>Réparation d'équipements électr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3.15Z</text:p>
          </table:table-cell>
          <table:table-cell table:style-name="Default" office:value-type="string">
            <text:p>Réparation et installation de machines et d'équipements </text:p>
          </table:table-cell>
          <table:table-cell table:style-name="Default"/>
          <table:table-cell table:style-name="Default" office:value-type="string">
            <text:p>Réparation et maintenance nava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3.16Z</text:p>
          </table:table-cell>
          <table:table-cell table:style-name="Default" office:value-type="string">
            <text:p>Réparation et installation de machines et d'équipements </text:p>
          </table:table-cell>
          <table:table-cell table:style-name="Default"/>
          <table:table-cell table:style-name="Default" office:value-type="string">
            <text:p>Réparation et maintenance d'aéronefs et d'engins spatiaux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3.17Z</text:p>
          </table:table-cell>
          <table:table-cell table:style-name="Default" office:value-type="string">
            <text:p>Réparation et installation de machines et d'équipements </text:p>
          </table:table-cell>
          <table:table-cell table:style-name="Default"/>
          <table:table-cell table:style-name="Default" office:value-type="string">
            <text:p>Réparation et maintenance d'autres équipements de transpor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3.19Z</text:p>
          </table:table-cell>
          <table:table-cell table:style-name="Default" office:value-type="string">
            <text:p>Réparation et installation de machines et d'équipements </text:p>
          </table:table-cell>
          <table:table-cell table:style-name="Default"/>
          <table:table-cell table:style-name="Default" office:value-type="string">
            <text:p>Réparation d'autres équipeme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3.20A</text:p>
          </table:table-cell>
          <table:table-cell table:style-name="Default" office:value-type="string">
            <text:p>Réparation et installation de machines et d'équipements </text:p>
          </table:table-cell>
          <table:table-cell table:style-name="Default"/>
          <table:table-cell table:style-name="Default" office:value-type="string">
            <text:p>Installation de structures métalliques, chaudronnées et de tuyaut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3.20B</text:p>
          </table:table-cell>
          <table:table-cell table:style-name="Default" office:value-type="string">
            <text:p>Réparation et installation de machines et d'équipements </text:p>
          </table:table-cell>
          <table:table-cell table:style-name="Default"/>
          <table:table-cell table:style-name="Default" office:value-type="string">
            <text:p>Installation de machines et équipements mécan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3.20C</text:p>
          </table:table-cell>
          <table:table-cell table:style-name="Default" office:value-type="string">
            <text:p>Réparation et installation de machines et d'équipements </text:p>
          </table:table-cell>
          <table:table-cell table:style-name="Default"/>
          <table:table-cell table:style-name="Default" office:value-type="string">
            <text:p>Conception d'ensemble et assemblage sur site industriel d'équipements de contrôle des processus industriel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3.20D</text:p>
          </table:table-cell>
          <table:table-cell table:style-name="Default" office:value-type="string">
            <text:p>Réparation et installation de machines et d'équipements </text:p>
          </table:table-cell>
          <table:table-cell table:style-name="Default"/>
          <table:table-cell table:style-name="Default" office:value-type="string">
            <text:p>Installation d'équipements électriques, de matériels électroniques et optiques ou d'autres matériel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5.11Z</text:p>
          </table:table-cell>
          <table:table-cell table:style-name="Default" office:value-type="string">
            <text:p>Production et distribution d'électricité, de gaz, de vapeur et d'air conditionné</text:p>
          </table:table-cell>
          <table:table-cell table:style-name="Default"/>
          <table:table-cell table:style-name="Default" office:value-type="string">
            <text:p>Production d'électricit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5.12Z</text:p>
          </table:table-cell>
          <table:table-cell table:style-name="Default" office:value-type="string">
            <text:p>Production et distribution d'électricité, de gaz, de vapeur et d'air conditionné</text:p>
          </table:table-cell>
          <table:table-cell table:style-name="Default"/>
          <table:table-cell table:style-name="Default" office:value-type="string">
            <text:p>Transport d'électricit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5.13Z</text:p>
          </table:table-cell>
          <table:table-cell table:style-name="Default" office:value-type="string">
            <text:p>Production et distribution d'électricité, de gaz, de vapeur et d'air conditionné</text:p>
          </table:table-cell>
          <table:table-cell table:style-name="Default"/>
          <table:table-cell table:style-name="Default" office:value-type="string">
            <text:p>Distribution d'électricit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5.14Z</text:p>
          </table:table-cell>
          <table:table-cell table:style-name="Default" office:value-type="string">
            <text:p>Production et distribution d'électricité, de gaz, de vapeur et d'air conditionné</text:p>
          </table:table-cell>
          <table:table-cell table:style-name="Default"/>
          <table:table-cell table:style-name="Default" office:value-type="string">
            <text:p>Commerce d'électricit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5.21Z</text:p>
          </table:table-cell>
          <table:table-cell table:style-name="Default" office:value-type="string">
            <text:p>Production et distribution d'électricité, de gaz, de vapeur et d'air conditionné</text:p>
          </table:table-cell>
          <table:table-cell table:style-name="Default"/>
          <table:table-cell table:style-name="Default" office:value-type="string">
            <text:p>Production de combustibles gaze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5.22Z</text:p>
          </table:table-cell>
          <table:table-cell table:style-name="Default" office:value-type="string">
            <text:p>Production et distribution d'électricité, de gaz, de vapeur et d'air conditionné</text:p>
          </table:table-cell>
          <table:table-cell table:style-name="Default"/>
          <table:table-cell table:style-name="Default" office:value-type="string">
            <text:p>Distribution de combustibles gazeux par condui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5.23Z</text:p>
          </table:table-cell>
          <table:table-cell table:style-name="Default" office:value-type="string">
            <text:p>Production et distribution d'électricité, de gaz, de vapeur et d'air conditionné</text:p>
          </table:table-cell>
          <table:table-cell table:style-name="Default"/>
          <table:table-cell table:style-name="Default" office:value-type="string">
            <text:p>Commerce de combustibles gazeux par condui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5.30Z</text:p>
          </table:table-cell>
          <table:table-cell table:style-name="Default" office:value-type="string">
            <text:p>Production et distribution d'électricité, de gaz, de vapeur et d'air conditionné</text:p>
          </table:table-cell>
          <table:table-cell table:style-name="Default"/>
          <table:table-cell table:style-name="Default" office:value-type="string">
            <text:p>Production et distribution de vapeur et d'air conditionné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6.00Z</text:p>
          </table:table-cell>
          <table:table-cell table:style-name="Default" office:value-type="string">
            <text:p>Captage, traitement et distribution d'eau </text:p>
          </table:table-cell>
          <table:table-cell table:style-name="Default"/>
          <table:table-cell table:style-name="Default" office:value-type="string">
            <text:p>Captage, traitement et distribution d'eau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7.00Z</text:p>
          </table:table-cell>
          <table:table-cell table:style-name="Default" office:value-type="string">
            <text:p>Collecte et traitement des eaux usées</text:p>
          </table:table-cell>
          <table:table-cell table:style-name="Default"/>
          <table:table-cell table:style-name="Default" office:value-type="string">
            <text:p>Collecte et traitement des eaux usé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8.11Z</text:p>
          </table:table-cell>
          <table:table-cell table:style-name="Default" office:value-type="string">
            <text:p>Collecte, traitement et élimination des déchets ; récupération</text:p>
          </table:table-cell>
          <table:table-cell table:style-name="Default"/>
          <table:table-cell table:style-name="Default" office:value-type="string">
            <text:p>Collecte des déchets non dangere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8.12Z</text:p>
          </table:table-cell>
          <table:table-cell table:style-name="Default" office:value-type="string">
            <text:p>Collecte, traitement et élimination des déchets ; récupération</text:p>
          </table:table-cell>
          <table:table-cell table:style-name="Default"/>
          <table:table-cell table:style-name="Default" office:value-type="string">
            <text:p>Collecte des déchets dangere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8.21Z</text:p>
          </table:table-cell>
          <table:table-cell table:style-name="Default" office:value-type="string">
            <text:p>Collecte, traitement et élimination des déchets ; récupération</text:p>
          </table:table-cell>
          <table:table-cell table:style-name="Default"/>
          <table:table-cell table:style-name="Default" office:value-type="string">
            <text:p>Traitement et élimination des déchets non dangere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8.22Z</text:p>
          </table:table-cell>
          <table:table-cell table:style-name="Default" office:value-type="string">
            <text:p>Collecte, traitement et élimination des déchets ; récupération</text:p>
          </table:table-cell>
          <table:table-cell table:style-name="Default"/>
          <table:table-cell table:style-name="Default" office:value-type="string">
            <text:p>Traitement et élimination des déchets dangere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8.31Z</text:p>
          </table:table-cell>
          <table:table-cell table:style-name="Default" office:value-type="string">
            <text:p>Collecte, traitement et élimination des déchets ; récupération</text:p>
          </table:table-cell>
          <table:table-cell table:style-name="Default"/>
          <table:table-cell table:style-name="Default" office:value-type="string">
            <text:p>Démantèlement d'épav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8.32Z</text:p>
          </table:table-cell>
          <table:table-cell table:style-name="Default" office:value-type="string">
            <text:p>Collecte, traitement et élimination des déchets ; récupération</text:p>
          </table:table-cell>
          <table:table-cell table:style-name="Default"/>
          <table:table-cell table:style-name="Default" office:value-type="string">
            <text:p>Récupération de déchets tri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39.00Z</text:p>
          </table:table-cell>
          <table:table-cell table:style-name="Default" office:value-type="string">
            <text:p>Dépollution et autres services de gestion des déchets</text:p>
          </table:table-cell>
          <table:table-cell table:style-name="Default"/>
          <table:table-cell table:style-name="Default" office:value-type="string">
            <text:p>Dépollution et autres services de gestion des déche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1.10A</text:p>
          </table:table-cell>
          <table:table-cell table:style-name="Default" office:value-type="string">
            <text:p>Construction de bâtiment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Promotion immobilière de logeme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1.10B</text:p>
          </table:table-cell>
          <table:table-cell table:style-name="Default" office:value-type="string">
            <text:p>Construction de bâtiment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Promotion immobilière de bure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1.10C</text:p>
          </table:table-cell>
          <table:table-cell table:style-name="Default" office:value-type="string">
            <text:p>Construction de bâtiment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Promotion immobilière d'autres bâtime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1.10D</text:p>
          </table:table-cell>
          <table:table-cell table:style-name="Default" office:value-type="string">
            <text:p>Construction de bâtiment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Supports juridiques de programm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1.20A</text:p>
          </table:table-cell>
          <table:table-cell table:style-name="Default" office:value-type="string">
            <text:p>Construction de bâtiment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Construction de maisons individuel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1.20B</text:p>
          </table:table-cell>
          <table:table-cell table:style-name="Default" office:value-type="string">
            <text:p>Construction de bâtiment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Construction d'autres bâtime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2.11Z</text:p>
          </table:table-cell>
          <table:table-cell table:style-name="Default" office:value-type="string">
            <text:p>Génie civil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Construction de routes et autorou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2.12Z</text:p>
          </table:table-cell>
          <table:table-cell table:style-name="Default" office:value-type="string">
            <text:p>Génie civil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Construction de voies ferrées de surface et souterrain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2.13A</text:p>
          </table:table-cell>
          <table:table-cell table:style-name="Default" office:value-type="string">
            <text:p>Génie civil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Construction d'ouvrages d'ar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2.13B</text:p>
          </table:table-cell>
          <table:table-cell table:style-name="Default" office:value-type="string">
            <text:p>Génie civil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Construction et entretien de tunnel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2.21Z</text:p>
          </table:table-cell>
          <table:table-cell table:style-name="Default" office:value-type="string">
            <text:p>Génie civil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Construction de réseaux pour fluid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2.22Z</text:p>
          </table:table-cell>
          <table:table-cell table:style-name="Default" office:value-type="string">
            <text:p>Génie civil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Construction de réseaux électriques et de télécommunicatio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2.91Z</text:p>
          </table:table-cell>
          <table:table-cell table:style-name="Default" office:value-type="string">
            <text:p>Génie civil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Construction d'ouvrages maritimes et fluvi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2.99Z</text:p>
          </table:table-cell>
          <table:table-cell table:style-name="Default" office:value-type="string">
            <text:p>Génie civil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Construction d'autres ouvrages de génie civil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11Z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e démoli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12A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e terrassement courants et travaux préparato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12B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e terrassement spécialisés ou de grande mass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13Z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Forages et sondag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21A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'installation électrique dans tous loc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21B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'installation électrique sur la voie publ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22A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'installation d'eau et de gaz en tous loc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22B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'installation d'équipements thermiques et de climatisa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29A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'isola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29B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Autres travaux d'installation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31Z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e plâtr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32A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e menuiserie bois et PVC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32B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e menuiserie métallique et serrur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32C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Agencement de lieux de vent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33Z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e revêtement des sols et des mu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34Z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e peinture et vitr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39Z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Autres travaux de fini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91A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e charpent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91B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e couverture par éléme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99A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'étanchéifica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99B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e montage de structures métall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99C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Travaux de maçonnerie générale et gros œuvre de bâtime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99D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Autres travaux spécialisés de construc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3.99E</text:p>
          </table:table-cell>
          <table:table-cell table:style-name="Default" office:value-type="string">
            <text:p>Travaux de construction spécialisés </text:p>
          </table:table-cell>
          <table:table-cell table:style-name="Default" office:value-type="string">
            <text:p>Construction</text:p>
          </table:table-cell>
          <table:table-cell table:style-name="Default" office:value-type="string">
            <text:p>Location avec opérateur de matériel de construc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5.11Z</text:p>
          </table:table-cell>
          <table:table-cell table:style-name="Default" office:value-type="string">
            <text:p>Commerce et réparation d'automobiles et de motocycles</text:p>
          </table:table-cell>
          <table:table-cell table:style-name="Default"/>
          <table:table-cell table:style-name="Default" office:value-type="string">
            <text:p>Commerce de voitures et de véhicules automobiles lég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5.19Z</text:p>
          </table:table-cell>
          <table:table-cell table:style-name="Default" office:value-type="string">
            <text:p>Commerce et réparation d'automobiles et de motocycles</text:p>
          </table:table-cell>
          <table:table-cell table:style-name="Default"/>
          <table:table-cell table:style-name="Default" office:value-type="string">
            <text:p>Commerce d'autres véhicules automobi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5.20A</text:p>
          </table:table-cell>
          <table:table-cell table:style-name="Default" office:value-type="string">
            <text:p>Commerce et réparation d'automobiles et de motocycles</text:p>
          </table:table-cell>
          <table:table-cell table:style-name="Default"/>
          <table:table-cell table:style-name="Default" office:value-type="string">
            <text:p>Entretien et réparation de véhicules automobiles lég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5.20B</text:p>
          </table:table-cell>
          <table:table-cell table:style-name="Default" office:value-type="string">
            <text:p>Commerce et réparation d'automobiles et de motocycles</text:p>
          </table:table-cell>
          <table:table-cell table:style-name="Default"/>
          <table:table-cell table:style-name="Default" office:value-type="string">
            <text:p>Entretien et réparation d'autres véhicules automobi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5.31Z</text:p>
          </table:table-cell>
          <table:table-cell table:style-name="Default" office:value-type="string">
            <text:p>Commerce et réparation d'automobiles et de motocycles</text:p>
          </table:table-cell>
          <table:table-cell table:style-name="Default"/>
          <table:table-cell table:style-name="Default" office:value-type="string">
            <text:p>Commerce de gros d'équipements automobi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5.32Z</text:p>
          </table:table-cell>
          <table:table-cell table:style-name="Default" office:value-type="string">
            <text:p>Commerce et réparation d'automobiles et de motocycles</text:p>
          </table:table-cell>
          <table:table-cell table:style-name="Default"/>
          <table:table-cell table:style-name="Default" office:value-type="string">
            <text:p>Commerce de détail d'équipements automobi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5.40Z</text:p>
          </table:table-cell>
          <table:table-cell table:style-name="Default" office:value-type="string">
            <text:p>Commerce et réparation d'automobiles et de motocycles</text:p>
          </table:table-cell>
          <table:table-cell table:style-name="Default"/>
          <table:table-cell table:style-name="Default" office:value-type="string">
            <text:p>Commerce et réparation de motocyc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11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Intermédiaires du commerce en matières premières agricoles, animaux vivants, matières premières textiles et produits semi-fini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12A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entrales d'achat de carbura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12B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Autres intermédiaires du commerce en combustibles, métaux, minéraux et produits chim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13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Intermédiaires du commerce en bois et matériaux de construc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14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Intermédiaires du commerce en machines, équipements industriels, navires et avio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15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Intermédiaires du commerce en meubles, articles de ménage et quincaill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16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Intermédiaires du commerce en textiles, habillement, fourrures, chaussures et articles en cui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17A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entrales d'achat aliment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17B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Autres intermédiaires du commerce en denrées, boissons et tabac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18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Intermédiaires spécialisés dans le commerce d'autres produits spécif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19A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entrales d'achat non aliment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19B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Autres intermédiaires du commerce en produits div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21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céréales, de tabac non manufacturé, de semences et d'aliments pour le bétail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22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fleurs et plan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23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'animaux viva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24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cuirs et pe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31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fruits et légum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32A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viandes de bouch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32B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produits à base de viand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32C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volailles et gibie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33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produits laitiers, œufs, huiles et matières grasses comestib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34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boisso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35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produits à base de tabac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36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sucre, chocolat et confis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37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café, thé, cacao et épic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38A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poissons, crustacés et mollus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38B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alimentaire spécialisé div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39A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produits surgel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39B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alimentaire no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41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texti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42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'habillement et de chaussu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43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'appareils électroménag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44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vaisselle, verrerie et produits d'entretie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45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parfumerie et de produits de beaut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46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produits pharmaceu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47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meubles, de tapis et d'appareils d'éclairage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48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'articles d'horlogerie et de bijout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49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'autres biens domestique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51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'ordinateurs, d'équipements informatiques périphériques et de logiciel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52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composants et d'équipements électroniques et de télécommunica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61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matériel agrico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62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machines-outil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63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machines pour l'extraction, la construction et le génie civil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64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machines pour l'industrie textile et l'habilleme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65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mobilier de bureau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66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'autres machines et équipements de bureau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69A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matériel électr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69B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fournitures et équipements industriels div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69C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fournitures et équipements divers pour le commerce et les servic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71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combustibles et de produits annex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72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minerais et mét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73A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bois et de matériaux de construction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73B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'appareils sanitaires et de produits de décora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74A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quincaill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74B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fournitures pour la plomberie et le chauffag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75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produits chim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76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'autres produits intermédi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77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de déchets et débri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6.90Z</text:p>
          </table:table-cell>
          <table:table-cell table:style-name="Default" office:value-type="string">
            <text:p>Commerce de gros, à l’exception des automobiles et des motocycles</text:p>
          </table:table-cell>
          <table:table-cell table:style-name="Default"/>
          <table:table-cell table:style-name="Default" office:value-type="string">
            <text:p>Commerce de gros (commerce interentreprises) no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11A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produits surgel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11B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'alimentation généra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11C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Supéret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11D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Supermarch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11E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Magasins multi-commerc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11F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Hypermarch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19A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Grands magasi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19B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Autres commerces de détail en magasin no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21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fruits et légumes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22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viandes et de produits à base de viande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23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poissons, crustacés et mollusques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24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pain, pâtisserie et confiserie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25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boissons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26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produits à base de tabac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29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Autres commerces de détail alimentaires en magasin spécialisé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30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carburants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41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'ordinateurs, d'unités périphériques et de logiciels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42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matériels de télécommunication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43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matériels audio et vidéo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51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textiles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52A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quincaillerie, peintures et verres en petites surfaces (moins de 400 m2)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52B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quincaillerie, peintures et verres en grandes surfaces (400 m2et plus)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53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tapis, moquettes et revêtements de murs et de sols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54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'appareils électroménagers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59A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meub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59B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'autres équipements du foye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61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livres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62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journaux et papeterie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63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'enregistrements musicaux et vidéo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64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'articles de sport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65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jeux et jouets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71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'habillement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72A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la chaussu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72B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maroquinerie et d'articles de voyag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73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produits pharmaceutiques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74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'articles médicaux et orthopédiques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75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parfumerie et de produits de beauté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76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fleurs, plantes, graines, engrais, animaux de compagnie et aliments pour ces animaux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77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'articles d'horlogerie et de bijouterie en magasin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78A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s de détail d'opt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78B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s de détail de charbons et combustib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78C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Autres commerces de détail spécialisés div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79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biens d'occasion en magasi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81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alimentaire sur éventaires et march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82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Commerce de détail de textiles, d'habillement et de chaussures sur éventaires et march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89Z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Autres commerces de détail sur éventaires et march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91A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Vente à distance sur catalogue généra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91B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Vente à distance sur catalogue spécialis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99A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Vente à domici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7.99B</text:p>
          </table:table-cell>
          <table:table-cell table:style-name="Default" office:value-type="string">
            <text:p>Commerce de détail, à l’exception des automobiles et des motocycles</text:p>
          </table:table-cell>
          <table:table-cell table:style-name="Default"/>
          <table:table-cell table:style-name="Default" office:value-type="string">
            <text:p>Vente par automates et autres commerces de détail hors magasin, éventaires ou marchés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9.10Z</text:p>
          </table:table-cell>
          <table:table-cell table:style-name="Default" office:value-type="string">
            <text:p>Transports terrestres et transport par conduite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Transport ferroviaire interurbain de voyageu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9.20Z</text:p>
          </table:table-cell>
          <table:table-cell table:style-name="Default" office:value-type="string">
            <text:p>Transports terrestres et transport par conduite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Transports ferroviaires de fret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9.31Z</text:p>
          </table:table-cell>
          <table:table-cell table:style-name="Default" office:value-type="string">
            <text:p>Transports terrestres et transport par conduite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Transports urbains et suburbains de voyageu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9.32Z</text:p>
          </table:table-cell>
          <table:table-cell table:style-name="Default" office:value-type="string">
            <text:p>Transports terrestres et transport par conduite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Transports de voyageurs par taxi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9.39A</text:p>
          </table:table-cell>
          <table:table-cell table:style-name="Default" office:value-type="string">
            <text:p>Transports terrestres et transport par conduite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Transports routiers réguliers de voyageu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9.39B</text:p>
          </table:table-cell>
          <table:table-cell table:style-name="Default" office:value-type="string">
            <text:p>Transports terrestres et transport par conduite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Autres transports routiers de voyageur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9.39C</text:p>
          </table:table-cell>
          <table:table-cell table:style-name="Default" office:value-type="string">
            <text:p>Transports terrestres et transport par conduite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Téléphériques et remontées mécan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9.41A</text:p>
          </table:table-cell>
          <table:table-cell table:style-name="Default" office:value-type="string">
            <text:p>Transports terrestres et transport par conduite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Transports routiers de fret interurbai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9.41B</text:p>
          </table:table-cell>
          <table:table-cell table:style-name="Default" office:value-type="string">
            <text:p>Transports terrestres et transport par conduite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Transports routiers de fret de proximit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9.41C</text:p>
          </table:table-cell>
          <table:table-cell table:style-name="Default" office:value-type="string">
            <text:p>Transports terrestres et transport par conduite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Location de camions avec chauffeu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9.42Z</text:p>
          </table:table-cell>
          <table:table-cell table:style-name="Default" office:value-type="string">
            <text:p>Transports terrestres et transport par conduite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Services de déménageme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49.50Z</text:p>
          </table:table-cell>
          <table:table-cell table:style-name="Default" office:value-type="string">
            <text:p>Transports terrestres et transport par conduite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Transports par condui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0.10Z</text:p>
          </table:table-cell>
          <table:table-cell table:style-name="Default" office:value-type="string">
            <text:p>Transports par eau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Transports maritimes et côtiers de passag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0.20Z</text:p>
          </table:table-cell>
          <table:table-cell table:style-name="Default" office:value-type="string">
            <text:p>Transports par eau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Transports maritimes et côtiers de fre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0.30Z</text:p>
          </table:table-cell>
          <table:table-cell table:style-name="Default" office:value-type="string">
            <text:p>Transports par eau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Transports fluviaux de passag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0.40Z</text:p>
          </table:table-cell>
          <table:table-cell table:style-name="Default" office:value-type="string">
            <text:p>Transports par eau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Transports fluviaux de fret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1.10Z</text:p>
          </table:table-cell>
          <table:table-cell table:style-name="Default" office:value-type="string">
            <text:p>Transports aériens</text:p>
          </table:table-cell>
          <table:table-cell table:style-name="Default" office:value-type="string">
            <text:p>Transport aérien</text:p>
          </table:table-cell>
          <table:table-cell table:style-name="Default" office:value-type="string">
            <text:p>Transports aériens de passag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1.21Z</text:p>
          </table:table-cell>
          <table:table-cell table:style-name="Default" office:value-type="string">
            <text:p>Transports aériens</text:p>
          </table:table-cell>
          <table:table-cell table:style-name="Default" office:value-type="string">
            <text:p>Transport aérien</text:p>
          </table:table-cell>
          <table:table-cell table:style-name="Default" office:value-type="string">
            <text:p>Transports aériens de fre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1.22Z</text:p>
          </table:table-cell>
          <table:table-cell table:style-name="Default" office:value-type="string">
            <text:p>Transports aériens</text:p>
          </table:table-cell>
          <table:table-cell table:style-name="Default" office:value-type="string">
            <text:p>Transport aérien</text:p>
          </table:table-cell>
          <table:table-cell table:style-name="Default" office:value-type="string">
            <text:p>Transports spati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2.10A</text:p>
          </table:table-cell>
          <table:table-cell table:style-name="Default" office:value-type="string">
            <text:p>Entreposage et services auxiliaires des transport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Entreposage et stockage frigorif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2.10B</text:p>
          </table:table-cell>
          <table:table-cell table:style-name="Default" office:value-type="string">
            <text:p>Entreposage et services auxiliaires des transport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Entreposage et stockage non frigorif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2.21Z</text:p>
          </table:table-cell>
          <table:table-cell table:style-name="Default" office:value-type="string">
            <text:p>Entreposage et services auxiliaires des transport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Services auxiliaires des transports terrest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2.22Z</text:p>
          </table:table-cell>
          <table:table-cell table:style-name="Default" office:value-type="string">
            <text:p>Entreposage et services auxiliaires des transport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Services auxiliaires des transports par eau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2.23Z</text:p>
          </table:table-cell>
          <table:table-cell table:style-name="Default" office:value-type="string">
            <text:p>Entreposage et services auxiliaires des transport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Services auxiliaires des transports aérie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2.24A</text:p>
          </table:table-cell>
          <table:table-cell table:style-name="Default" office:value-type="string">
            <text:p>Entreposage et services auxiliaires des transport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Manutention portuai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2.24B</text:p>
          </table:table-cell>
          <table:table-cell table:style-name="Default" office:value-type="string">
            <text:p>Entreposage et services auxiliaires des transport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Manutention non portuai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2.29A</text:p>
          </table:table-cell>
          <table:table-cell table:style-name="Default" office:value-type="string">
            <text:p>Entreposage et services auxiliaires des transport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Messagerie, fret expres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2.29B</text:p>
          </table:table-cell>
          <table:table-cell table:style-name="Default" office:value-type="string">
            <text:p>Entreposage et services auxiliaires des transports</text:p>
          </table:table-cell>
          <table:table-cell table:style-name="Default" office:value-type="string">
            <text:p>Transport</text:p>
          </table:table-cell>
          <table:table-cell table:style-name="Default" office:value-type="string">
            <text:p>Affrètement et organisation des transport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3.10Z</text:p>
          </table:table-cell>
          <table:table-cell table:style-name="Default" office:value-type="string">
            <text:p>Activités de poste et de courrier</text:p>
          </table:table-cell>
          <table:table-cell table:style-name="Default" office:value-type="string">
            <text:p>Postal</text:p>
          </table:table-cell>
          <table:table-cell table:style-name="Default" office:value-type="string">
            <text:p>Activités de poste dans le cadre d'une obligation de service universel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3.20Z</text:p>
          </table:table-cell>
          <table:table-cell table:style-name="Default" office:value-type="string">
            <text:p>Activités de poste et de courrier</text:p>
          </table:table-cell>
          <table:table-cell table:style-name="Default" office:value-type="string">
            <text:p>Poste/Courrier</text:p>
          </table:table-cell>
          <table:table-cell table:style-name="Default" office:value-type="string">
            <text:p>Autres activités de poste et de courrie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5.10Z</text:p>
          </table:table-cell>
          <table:table-cell table:style-name="Default" office:value-type="string">
            <text:p>Hébergement</text:p>
          </table:table-cell>
          <table:table-cell table:style-name="Default" office:value-type="string">
            <text:p>Poste/Courrier</text:p>
          </table:table-cell>
          <table:table-cell table:style-name="Default" office:value-type="string">
            <text:p>Hôtels et hébergement similaire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5.20Z</text:p>
          </table:table-cell>
          <table:table-cell table:style-name="Default" office:value-type="string">
            <text:p>Hébergement</text:p>
          </table:table-cell>
          <table:table-cell table:style-name="Default"/>
          <table:table-cell table:style-name="Default" office:value-type="string">
            <text:p>Hébergement touristique et autre hébergement de courte durée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5.30Z</text:p>
          </table:table-cell>
          <table:table-cell table:style-name="Default" office:value-type="string">
            <text:p>Hébergement</text:p>
          </table:table-cell>
          <table:table-cell table:style-name="Default"/>
          <table:table-cell table:style-name="Default" office:value-type="string">
            <text:p>Terrains de camping et parcs pour caravanes ou véhicules de loisi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5.90Z</text:p>
          </table:table-cell>
          <table:table-cell table:style-name="Default" office:value-type="string">
            <text:p>Hébergement</text:p>
          </table:table-cell>
          <table:table-cell table:style-name="Default"/>
          <table:table-cell table:style-name="Default" office:value-type="string">
            <text:p>Autres hébergement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6.10A</text:p>
          </table:table-cell>
          <table:table-cell table:style-name="Default" office:value-type="string">
            <text:p>Restauration</text:p>
          </table:table-cell>
          <table:table-cell table:style-name="Default"/>
          <table:table-cell table:style-name="Default" office:value-type="string">
            <text:p>Restauration traditionnel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6.10B</text:p>
          </table:table-cell>
          <table:table-cell table:style-name="Default" office:value-type="string">
            <text:p>Restauration</text:p>
          </table:table-cell>
          <table:table-cell table:style-name="Default"/>
          <table:table-cell table:style-name="Default" office:value-type="string">
            <text:p>Cafétérias et autres libres-servic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6.10C</text:p>
          </table:table-cell>
          <table:table-cell table:style-name="Default" office:value-type="string">
            <text:p>Restauration</text:p>
          </table:table-cell>
          <table:table-cell table:style-name="Default"/>
          <table:table-cell table:style-name="Default" office:value-type="string">
            <text:p>Restauration de type rapid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6.21Z</text:p>
          </table:table-cell>
          <table:table-cell table:style-name="Default" office:value-type="string">
            <text:p>Restauration</text:p>
          </table:table-cell>
          <table:table-cell table:style-name="Default"/>
          <table:table-cell table:style-name="Default" office:value-type="string">
            <text:p>Services des traiteur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6.29A</text:p>
          </table:table-cell>
          <table:table-cell table:style-name="Default" office:value-type="string">
            <text:p>Restauration</text:p>
          </table:table-cell>
          <table:table-cell table:style-name="Default"/>
          <table:table-cell table:style-name="Default" office:value-type="string">
            <text:p>Restauration collective sous contra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6.29B</text:p>
          </table:table-cell>
          <table:table-cell table:style-name="Default" office:value-type="string">
            <text:p>Restauration</text:p>
          </table:table-cell>
          <table:table-cell table:style-name="Default"/>
          <table:table-cell table:style-name="Default" office:value-type="string">
            <text:p>Autres services de restauration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6.30Z</text:p>
          </table:table-cell>
          <table:table-cell table:style-name="Default" office:value-type="string">
            <text:p>Restauration</text:p>
          </table:table-cell>
          <table:table-cell table:style-name="Default"/>
          <table:table-cell table:style-name="Default" office:value-type="string">
            <text:p>Débits de boisso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8.11Z</text:p>
          </table:table-cell>
          <table:table-cell table:style-name="Default" office:value-type="string">
            <text:p>Édit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Édition de liv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8.12Z</text:p>
          </table:table-cell>
          <table:table-cell table:style-name="Default" office:value-type="string">
            <text:p>Édit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Édition de répertoires et de fichiers d'adress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8.13Z</text:p>
          </table:table-cell>
          <table:table-cell table:style-name="Default" office:value-type="string">
            <text:p>Édit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Édition de journ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8.14Z</text:p>
          </table:table-cell>
          <table:table-cell table:style-name="Default" office:value-type="string">
            <text:p>Édit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Édition de revues et périod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8.19Z</text:p>
          </table:table-cell>
          <table:table-cell table:style-name="Default" office:value-type="string">
            <text:p>Édit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Autres activités d'édi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8.21Z</text:p>
          </table:table-cell>
          <table:table-cell table:style-name="Default" office:value-type="string">
            <text:p>Édit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Édition de jeux électron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8.29A</text:p>
          </table:table-cell>
          <table:table-cell table:style-name="Default" office:value-type="string">
            <text:p>Édit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Édition de logiciels système et de réseau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8.29B</text:p>
          </table:table-cell>
          <table:table-cell table:style-name="Default" office:value-type="string">
            <text:p>Édit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Edition de logiciels outils de développement et de langag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8.29C</text:p>
          </table:table-cell>
          <table:table-cell table:style-name="Default" office:value-type="string">
            <text:p>Édit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Edition de logiciels applicatif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9.11A</text:p>
          </table:table-cell>
          <table:table-cell table:style-name="Default" office:value-type="string">
            <text:p>Production de films cinématographiques, de vidéo et de programmes de télévision ; enregistrement sonore et édition musicale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Production de films et de programmes pour la télévision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9.11B</text:p>
          </table:table-cell>
          <table:table-cell table:style-name="Default" office:value-type="string">
            <text:p>Production de films cinématographiques, de vidéo et de programmes de télévision ; enregistrement sonore et édition musicale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Production de films institutionnels et publicit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9.11C</text:p>
          </table:table-cell>
          <table:table-cell table:style-name="Default" office:value-type="string">
            <text:p>Production de films cinématographiques, de vidéo et de programmes de télévision ; enregistrement sonore et édition musicale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Production de films pour le cinéma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9.12Z</text:p>
          </table:table-cell>
          <table:table-cell table:style-name="Default" office:value-type="string">
            <text:p>Production de films cinématographiques, de vidéo et de programmes de télévision ; enregistrement sonore et édition musicale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Post-production de films cinématographiques, de vidéo et de programmes de télévis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9.13A</text:p>
          </table:table-cell>
          <table:table-cell table:style-name="Default" office:value-type="string">
            <text:p>Production de films cinématographiques, de vidéo et de programmes de télévision ; enregistrement sonore et édition musicale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Distribution de films cinématograph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9.13B</text:p>
          </table:table-cell>
          <table:table-cell table:style-name="Default" office:value-type="string">
            <text:p>Production de films cinématographiques, de vidéo et de programmes de télévision ; enregistrement sonore et édition musicale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Edition et distribution vidéo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9.14Z</text:p>
          </table:table-cell>
          <table:table-cell table:style-name="Default" office:value-type="string">
            <text:p>Production de films cinématographiques, de vidéo et de programmes de télévision ; enregistrement sonore et édition musicale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Projection de films cinématograph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59.20Z</text:p>
          </table:table-cell>
          <table:table-cell table:style-name="Default" office:value-type="string">
            <text:p>Production de films cinématographiques, de vidéo et de programmes de télévision ; enregistrement sonore et édition musicale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Enregistrement sonore et édition musicale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0.10Z</text:p>
          </table:table-cell>
          <table:table-cell table:style-name="Default" office:value-type="string">
            <text:p>Programmation et diffus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Édition et diffusion de programmes radio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0.20A</text:p>
          </table:table-cell>
          <table:table-cell table:style-name="Default" office:value-type="string">
            <text:p>Programmation et diffus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Edition de chaînes généralis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0.20B</text:p>
          </table:table-cell>
          <table:table-cell table:style-name="Default" office:value-type="string">
            <text:p>Programmation et diffus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Edition de chaînes théma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1.10Z</text:p>
          </table:table-cell>
          <table:table-cell table:style-name="Default" office:value-type="string">
            <text:p>Télécommunications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Télécommunications fil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1.20Z</text:p>
          </table:table-cell>
          <table:table-cell table:style-name="Default" office:value-type="string">
            <text:p>Télécommunications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Télécommunications sans fil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1.30Z</text:p>
          </table:table-cell>
          <table:table-cell table:style-name="Default" office:value-type="string">
            <text:p>Télécommunications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Télécommunications par satellit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1.90Z</text:p>
          </table:table-cell>
          <table:table-cell table:style-name="Default" office:value-type="string">
            <text:p>Télécommunications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Autres activités de télécommunication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2.01Z</text:p>
          </table:table-cell>
          <table:table-cell table:style-name="Default" office:value-type="string">
            <text:p>Programmation, conseil et autres activités informatiques 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Programmation informat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2.02A</text:p>
          </table:table-cell>
          <table:table-cell table:style-name="Default" office:value-type="string">
            <text:p>Programmation, conseil et autres activités informatiques 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Conseil en systèmes et logiciels informa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2.02B</text:p>
          </table:table-cell>
          <table:table-cell table:style-name="Default" office:value-type="string">
            <text:p>Programmation, conseil et autres activités informatiques 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Tierce maintenance de systèmes et d’applications informa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2.03Z</text:p>
          </table:table-cell>
          <table:table-cell table:style-name="Default" office:value-type="string">
            <text:p>Programmation, conseil et autres activités informatiques 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Gestion d'installations informa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2.09Z</text:p>
          </table:table-cell>
          <table:table-cell table:style-name="Default" office:value-type="string">
            <text:p>Programmation, conseil et autres activités informatiques 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Autres activités informa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3.11Z</text:p>
          </table:table-cell>
          <table:table-cell table:style-name="Default" office:value-type="string">
            <text:p>Services d'informat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Traitement de données, hébergement et activités connex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3.12Z</text:p>
          </table:table-cell>
          <table:table-cell table:style-name="Default" office:value-type="string">
            <text:p>Services d'informat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Portails Interne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3.91Z</text:p>
          </table:table-cell>
          <table:table-cell table:style-name="Default" office:value-type="string">
            <text:p>Services d'informat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Activités des agences de press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3.99Z</text:p>
          </table:table-cell>
          <table:table-cell table:style-name="Default" office:value-type="string">
            <text:p>Services d'information</text:p>
          </table:table-cell>
          <table:table-cell table:style-name="Default" office:value-type="string">
            <text:p>Télécommunication</text:p>
          </table:table-cell>
          <table:table-cell table:style-name="Default" office:value-type="string">
            <text:p>Autres services d'information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4.11Z</text:p>
          </table:table-cell>
          <table:table-cell table:style-name="Default" office:value-type="string">
            <text:p>Activités des services financiers, hors assurance et caisses de retraite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Activités de banque centra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4.19Z</text:p>
          </table:table-cell>
          <table:table-cell table:style-name="Default" office:value-type="string">
            <text:p>Activités des services financiers, hors assurance et caisses de retraite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Autres intermédiations monét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4.20Z</text:p>
          </table:table-cell>
          <table:table-cell table:style-name="Default" office:value-type="string">
            <text:p>Activités des services financiers, hors assurance et caisses de retraite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Activités des sociétés holding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4.30Z</text:p>
          </table:table-cell>
          <table:table-cell table:style-name="Default" office:value-type="string">
            <text:p>Activités des services financiers, hors assurance et caisses de retraite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Fonds de placement et entités financières simil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4.91Z</text:p>
          </table:table-cell>
          <table:table-cell table:style-name="Default" office:value-type="string">
            <text:p>Activités des services financiers, hors assurance et caisses de retraite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Crédit-bail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4.92Z</text:p>
          </table:table-cell>
          <table:table-cell table:style-name="Default" office:value-type="string">
            <text:p>Activités des services financiers, hors assurance et caisses de retraite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Autre distribution de crédi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4.99Z</text:p>
          </table:table-cell>
          <table:table-cell table:style-name="Default" office:value-type="string">
            <text:p>Activités des services financiers, hors assurance et caisses de retraite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Autres activités des services financiers, hors assurance et caisses de retraite,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5.11Z</text:p>
          </table:table-cell>
          <table:table-cell table:style-name="Default" office:value-type="string">
            <text:p>Assurance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Assurance v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5.12Z</text:p>
          </table:table-cell>
          <table:table-cell table:style-name="Default" office:value-type="string">
            <text:p>Assurance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Autres assuranc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5.20Z</text:p>
          </table:table-cell>
          <table:table-cell table:style-name="Default" office:value-type="string">
            <text:p>Assurance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Réassuranc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5.30Z</text:p>
          </table:table-cell>
          <table:table-cell table:style-name="Default" office:value-type="string">
            <text:p>Assurance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Caisses de retrait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6.11Z</text:p>
          </table:table-cell>
          <table:table-cell table:style-name="Default" office:value-type="string">
            <text:p>Activités auxiliaires de services financiers et d'assurance 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Administration de marchés financi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6.12Z</text:p>
          </table:table-cell>
          <table:table-cell table:style-name="Default" office:value-type="string">
            <text:p>Activités auxiliaires de services financiers et d'assurance 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Courtage de valeurs mobilières et de marchandis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6.19A</text:p>
          </table:table-cell>
          <table:table-cell table:style-name="Default" office:value-type="string">
            <text:p>Activités auxiliaires de services financiers et d'assurance 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Supports juridiques de gestion de patrimoine mobilie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6.19B</text:p>
          </table:table-cell>
          <table:table-cell table:style-name="Default" office:value-type="string">
            <text:p>Activités auxiliaires de services financiers et d'assurance 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Autres activités auxiliaires de services financiers, hors assurance et caisses de retraite,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6.21Z</text:p>
          </table:table-cell>
          <table:table-cell table:style-name="Default" office:value-type="string">
            <text:p>Activités auxiliaires de services financiers et d'assurance 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Évaluation des risques et dommag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6.22Z</text:p>
          </table:table-cell>
          <table:table-cell table:style-name="Default" office:value-type="string">
            <text:p>Activités auxiliaires de services financiers et d'assurance 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Activités des agents et courtiers d'assuranc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6.29Z</text:p>
          </table:table-cell>
          <table:table-cell table:style-name="Default" office:value-type="string">
            <text:p>Activités auxiliaires de services financiers et d'assurance 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Autres activités auxiliaires d'assurance et de caisses de retrait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6.30Z</text:p>
          </table:table-cell>
          <table:table-cell table:style-name="Default" office:value-type="string">
            <text:p>Activités auxiliaires de services financiers et d'assurance </text:p>
          </table:table-cell>
          <table:table-cell table:style-name="Default" office:value-type="string">
            <text:p>Banque/Assurance</text:p>
          </table:table-cell>
          <table:table-cell table:style-name="Default" office:value-type="string">
            <text:p>Gestion de fond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8.10Z</text:p>
          </table:table-cell>
          <table:table-cell table:style-name="Default" office:value-type="string">
            <text:p>Activités immobilières</text:p>
          </table:table-cell>
          <table:table-cell table:style-name="Default" office:value-type="string">
            <text:p>Immobilier</text:p>
          </table:table-cell>
          <table:table-cell table:style-name="Default" office:value-type="string">
            <text:p>Activités des marchands de biens immobili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8.20A</text:p>
          </table:table-cell>
          <table:table-cell table:style-name="Default" office:value-type="string">
            <text:p>Activités immobilières</text:p>
          </table:table-cell>
          <table:table-cell table:style-name="Default" office:value-type="string">
            <text:p>Immobilier</text:p>
          </table:table-cell>
          <table:table-cell table:style-name="Default" office:value-type="string">
            <text:p>Location de logeme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8.20B</text:p>
          </table:table-cell>
          <table:table-cell table:style-name="Default" office:value-type="string">
            <text:p>Activités immobilières</text:p>
          </table:table-cell>
          <table:table-cell table:style-name="Default" office:value-type="string">
            <text:p>Immobilier</text:p>
          </table:table-cell>
          <table:table-cell table:style-name="Default" office:value-type="string">
            <text:p>Location de terrains et d'autres biens immobili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8.31Z</text:p>
          </table:table-cell>
          <table:table-cell table:style-name="Default" office:value-type="string">
            <text:p>Activités immobilières</text:p>
          </table:table-cell>
          <table:table-cell table:style-name="Default" office:value-type="string">
            <text:p>Immobilier</text:p>
          </table:table-cell>
          <table:table-cell table:style-name="Default" office:value-type="string">
            <text:p>Agences immobiliè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8.32A</text:p>
          </table:table-cell>
          <table:table-cell table:style-name="Default" office:value-type="string">
            <text:p>Activités immobilières</text:p>
          </table:table-cell>
          <table:table-cell table:style-name="Default" office:value-type="string">
            <text:p>Immobilier</text:p>
          </table:table-cell>
          <table:table-cell table:style-name="Default" office:value-type="string">
            <text:p>Administration d'immeubles et autres biens immobili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8.32B</text:p>
          </table:table-cell>
          <table:table-cell table:style-name="Default" office:value-type="string">
            <text:p>Activités immobilières</text:p>
          </table:table-cell>
          <table:table-cell table:style-name="Default" office:value-type="string">
            <text:p>Immobilier</text:p>
          </table:table-cell>
          <table:table-cell table:style-name="Default" office:value-type="string">
            <text:p>Supports juridiques de gestion de patrimoine immobilie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9.10Z</text:p>
          </table:table-cell>
          <table:table-cell table:style-name="Default" office:value-type="string">
            <text:p>Activités juridiques et comptables</text:p>
          </table:table-cell>
          <table:table-cell table:style-name="Default"/>
          <table:table-cell table:style-name="Default" office:value-type="string">
            <text:p>Activités jurid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69.20Z</text:p>
          </table:table-cell>
          <table:table-cell table:style-name="Default" office:value-type="string">
            <text:p>Activités juridiques et comptables</text:p>
          </table:table-cell>
          <table:table-cell table:style-name="Default"/>
          <table:table-cell table:style-name="Default" office:value-type="string">
            <text:p>Activités comptab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0.10Z</text:p>
          </table:table-cell>
          <table:table-cell table:style-name="Default" office:value-type="string">
            <text:p>Activités des sièges sociaux ; conseil de gestion</text:p>
          </table:table-cell>
          <table:table-cell table:style-name="Default"/>
          <table:table-cell table:style-name="Default" office:value-type="string">
            <text:p>Activités des sièges sociaux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0.21Z</text:p>
          </table:table-cell>
          <table:table-cell table:style-name="Default" office:value-type="string">
            <text:p>Activités des sièges sociaux ; conseil de gestion</text:p>
          </table:table-cell>
          <table:table-cell table:style-name="Default"/>
          <table:table-cell table:style-name="Default" office:value-type="string">
            <text:p>Conseil en relations publiques et communica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0.22Z</text:p>
          </table:table-cell>
          <table:table-cell table:style-name="Default" office:value-type="string">
            <text:p>Activités des sièges sociaux ; conseil de gestion</text:p>
          </table:table-cell>
          <table:table-cell table:style-name="Default"/>
          <table:table-cell table:style-name="Default" office:value-type="string">
            <text:p>Conseil pour les affaires et autres conseils de ges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1.11Z</text:p>
          </table:table-cell>
          <table:table-cell table:style-name="Default" office:value-type="string">
            <text:p>Activités d'architecture et d'ingénierie ; activités de contrôle et analyses techniques</text:p>
          </table:table-cell>
          <table:table-cell table:style-name="Default"/>
          <table:table-cell table:style-name="Default" office:value-type="string">
            <text:p>Activités d'architecture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1.12A</text:p>
          </table:table-cell>
          <table:table-cell table:style-name="Default" office:value-type="string">
            <text:p>Activités d'architecture et d'ingénierie ; activités de contrôle et analyses techniques</text:p>
          </table:table-cell>
          <table:table-cell table:style-name="Default"/>
          <table:table-cell table:style-name="Default" office:value-type="string">
            <text:p>Activité des géomèt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1.12B</text:p>
          </table:table-cell>
          <table:table-cell table:style-name="Default" office:value-type="string">
            <text:p>Activités d'architecture et d'ingénierie ; activités de contrôle et analyses techniques</text:p>
          </table:table-cell>
          <table:table-cell table:style-name="Default"/>
          <table:table-cell table:style-name="Default" office:value-type="string">
            <text:p>Ingénierie, études techn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1.20A</text:p>
          </table:table-cell>
          <table:table-cell table:style-name="Default" office:value-type="string">
            <text:p>Activités d'architecture et d'ingénierie ; activités de contrôle et analyses techniques</text:p>
          </table:table-cell>
          <table:table-cell table:style-name="Default"/>
          <table:table-cell table:style-name="Default" office:value-type="string">
            <text:p>Contrôle technique automobi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1.20B</text:p>
          </table:table-cell>
          <table:table-cell table:style-name="Default" office:value-type="string">
            <text:p>Activités d'architecture et d'ingénierie ; activités de contrôle et analyses techniques</text:p>
          </table:table-cell>
          <table:table-cell table:style-name="Default"/>
          <table:table-cell table:style-name="Default" office:value-type="string">
            <text:p>Analyses, essais et inspections techn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2.11Z</text:p>
          </table:table-cell>
          <table:table-cell table:style-name="Default" office:value-type="string">
            <text:p>Recherche-développement scientifique</text:p>
          </table:table-cell>
          <table:table-cell table:style-name="Default"/>
          <table:table-cell table:style-name="Default" office:value-type="string">
            <text:p>Recherche-développement en biotechnolog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2.19Z</text:p>
          </table:table-cell>
          <table:table-cell table:style-name="Default" office:value-type="string">
            <text:p>Recherche-développement scientifique</text:p>
          </table:table-cell>
          <table:table-cell table:style-name="Default"/>
          <table:table-cell table:style-name="Default" office:value-type="string">
            <text:p>Recherche-développement en autres sciences physiques et naturel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2.20Z</text:p>
          </table:table-cell>
          <table:table-cell table:style-name="Default" office:value-type="string">
            <text:p>Recherche-développement scientifique</text:p>
          </table:table-cell>
          <table:table-cell table:style-name="Default"/>
          <table:table-cell table:style-name="Default" office:value-type="string">
            <text:p>Recherche-développement en sciences humaines et socia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3.11Z</text:p>
          </table:table-cell>
          <table:table-cell table:style-name="Default" office:value-type="string">
            <text:p>Publicité et études de marché</text:p>
          </table:table-cell>
          <table:table-cell table:style-name="Default"/>
          <table:table-cell table:style-name="Default" office:value-type="string">
            <text:p>Activités des agences de publicit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3.12Z</text:p>
          </table:table-cell>
          <table:table-cell table:style-name="Default" office:value-type="string">
            <text:p>Publicité et études de marché</text:p>
          </table:table-cell>
          <table:table-cell table:style-name="Default"/>
          <table:table-cell table:style-name="Default" office:value-type="string">
            <text:p>Régie publicitaire de média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3.20Z</text:p>
          </table:table-cell>
          <table:table-cell table:style-name="Default" office:value-type="string">
            <text:p>Publicité et études de marché</text:p>
          </table:table-cell>
          <table:table-cell table:style-name="Default"/>
          <table:table-cell table:style-name="Default" office:value-type="string">
            <text:p>Études de marché et sondag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4.10Z</text:p>
          </table:table-cell>
          <table:table-cell table:style-name="Default" office:value-type="string">
            <text:p>Autres activités spécialisées, scientifiques et techniques</text:p>
          </table:table-cell>
          <table:table-cell table:style-name="Default"/>
          <table:table-cell table:style-name="Default" office:value-type="string">
            <text:p>Activités spécialisées de desig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4.20Z</text:p>
          </table:table-cell>
          <table:table-cell table:style-name="Default" office:value-type="string">
            <text:p>Autres activités spécialisées, scientifiques et techniques</text:p>
          </table:table-cell>
          <table:table-cell table:style-name="Default"/>
          <table:table-cell table:style-name="Default" office:value-type="string">
            <text:p>Activités photograph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4.30Z</text:p>
          </table:table-cell>
          <table:table-cell table:style-name="Default" office:value-type="string">
            <text:p>Autres activités spécialisées, scientifiques et techniques</text:p>
          </table:table-cell>
          <table:table-cell table:style-name="Default"/>
          <table:table-cell table:style-name="Default" office:value-type="string">
            <text:p>Traduction et interpréta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4.90A</text:p>
          </table:table-cell>
          <table:table-cell table:style-name="Default" office:value-type="string">
            <text:p>Autres activités spécialisées, scientifiques et techniques</text:p>
          </table:table-cell>
          <table:table-cell table:style-name="Default"/>
          <table:table-cell table:style-name="Default" office:value-type="string">
            <text:p>Activité des économistes de la construc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4.90B</text:p>
          </table:table-cell>
          <table:table-cell table:style-name="Default" office:value-type="string">
            <text:p>Autres activités spécialisées, scientifiques et techniques</text:p>
          </table:table-cell>
          <table:table-cell table:style-name="Default"/>
          <table:table-cell table:style-name="Default" office:value-type="string">
            <text:p>Activités spécialisées, scientifiques et techniques divers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5.00Z</text:p>
          </table:table-cell>
          <table:table-cell table:style-name="Default" office:value-type="string">
            <text:p>Activités vétérinaires</text:p>
          </table:table-cell>
          <table:table-cell table:style-name="Default"/>
          <table:table-cell table:style-name="Default" office:value-type="string">
            <text:p>Activités vétérin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7.11A</text:p>
          </table:table-cell>
          <table:table-cell table:style-name="Default" office:value-type="string">
            <text:p>Activités de location et location-bail</text:p>
          </table:table-cell>
          <table:table-cell table:style-name="Default"/>
          <table:table-cell table:style-name="Default" office:value-type="string">
            <text:p>Location de courte durée de voitures et de véhicules automobiles lég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7.11B</text:p>
          </table:table-cell>
          <table:table-cell table:style-name="Default" office:value-type="string">
            <text:p>Activités de location et location-bail</text:p>
          </table:table-cell>
          <table:table-cell table:style-name="Default"/>
          <table:table-cell table:style-name="Default" office:value-type="string">
            <text:p>Location de longue durée de voitures et de véhicules automobiles lége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7.12Z</text:p>
          </table:table-cell>
          <table:table-cell table:style-name="Default" office:value-type="string">
            <text:p>Activités de location et location-bail</text:p>
          </table:table-cell>
          <table:table-cell table:style-name="Default"/>
          <table:table-cell table:style-name="Default" office:value-type="string">
            <text:p>Location et location-bail de camion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7.21Z</text:p>
          </table:table-cell>
          <table:table-cell table:style-name="Default" office:value-type="string">
            <text:p>Activités de location et location-bail</text:p>
          </table:table-cell>
          <table:table-cell table:style-name="Default"/>
          <table:table-cell table:style-name="Default" office:value-type="string">
            <text:p>Location et location-bail d'articles de loisirs et de sport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7.22Z</text:p>
          </table:table-cell>
          <table:table-cell table:style-name="Default" office:value-type="string">
            <text:p>Activités de location et location-bail</text:p>
          </table:table-cell>
          <table:table-cell table:style-name="Default"/>
          <table:table-cell table:style-name="Default" office:value-type="string">
            <text:p>Location de vidéocassettes et disques vidéo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7.29Z</text:p>
          </table:table-cell>
          <table:table-cell table:style-name="Default" office:value-type="string">
            <text:p>Activités de location et location-bail</text:p>
          </table:table-cell>
          <table:table-cell table:style-name="Default"/>
          <table:table-cell table:style-name="Default" office:value-type="string">
            <text:p>Location et location-bail d'autres biens personnels et domes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7.31Z</text:p>
          </table:table-cell>
          <table:table-cell table:style-name="Default" office:value-type="string">
            <text:p>Activités de location et location-bail</text:p>
          </table:table-cell>
          <table:table-cell table:style-name="Default"/>
          <table:table-cell table:style-name="Default" office:value-type="string">
            <text:p>Location et location-bail de machines et équipements agrico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7.32Z</text:p>
          </table:table-cell>
          <table:table-cell table:style-name="Default" office:value-type="string">
            <text:p>Activités de location et location-bail</text:p>
          </table:table-cell>
          <table:table-cell table:style-name="Default"/>
          <table:table-cell table:style-name="Default" office:value-type="string">
            <text:p>Location et location-bail de machines et équipements pour la construc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7.33Z</text:p>
          </table:table-cell>
          <table:table-cell table:style-name="Default" office:value-type="string">
            <text:p>Activités de location et location-bail</text:p>
          </table:table-cell>
          <table:table-cell table:style-name="Default"/>
          <table:table-cell table:style-name="Default" office:value-type="string">
            <text:p>Location et location-bail de machines de bureau et de matériel informat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7.34Z</text:p>
          </table:table-cell>
          <table:table-cell table:style-name="Default" office:value-type="string">
            <text:p>Activités de location et location-bail</text:p>
          </table:table-cell>
          <table:table-cell table:style-name="Default"/>
          <table:table-cell table:style-name="Default" office:value-type="string">
            <text:p>Location et location-bail de matériels de transport par eau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7.35Z</text:p>
          </table:table-cell>
          <table:table-cell table:style-name="Default" office:value-type="string">
            <text:p>Activités de location et location-bail</text:p>
          </table:table-cell>
          <table:table-cell table:style-name="Default"/>
          <table:table-cell table:style-name="Default" office:value-type="string">
            <text:p>Location et location-bail de matériels de transport aérie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7.39Z</text:p>
          </table:table-cell>
          <table:table-cell table:style-name="Default" office:value-type="string">
            <text:p>Activités de location et location-bail</text:p>
          </table:table-cell>
          <table:table-cell table:style-name="Default"/>
          <table:table-cell table:style-name="Default" office:value-type="string">
            <text:p>Location et location-bail d'autres machines, équipements et biens matériels n.c.a.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7.40Z</text:p>
          </table:table-cell>
          <table:table-cell table:style-name="Default" office:value-type="string">
            <text:p>Activités de location et location-bail</text:p>
          </table:table-cell>
          <table:table-cell table:style-name="Default"/>
          <table:table-cell table:style-name="Default" office:value-type="string">
            <text:p>Location-bail de propriété intellectuelle et de produits similaires, à l'exception des œuvres soumises à copyrigh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8.10Z</text:p>
          </table:table-cell>
          <table:table-cell table:style-name="Default" office:value-type="string">
            <text:p>Activités liées à l'emploi</text:p>
          </table:table-cell>
          <table:table-cell table:style-name="Default"/>
          <table:table-cell table:style-name="Default" office:value-type="string">
            <text:p>Activités des agences de placement de main-d'œuvre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8.20Z</text:p>
          </table:table-cell>
          <table:table-cell table:style-name="Default" office:value-type="string">
            <text:p>Activités liées à l'emploi</text:p>
          </table:table-cell>
          <table:table-cell table:style-name="Default"/>
          <table:table-cell table:style-name="Default" office:value-type="string">
            <text:p>Activités des agences de travail temporaire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8.30Z</text:p>
          </table:table-cell>
          <table:table-cell table:style-name="Default" office:value-type="string">
            <text:p>Activités liées à l'emploi</text:p>
          </table:table-cell>
          <table:table-cell table:style-name="Default"/>
          <table:table-cell table:style-name="Default" office:value-type="string">
            <text:p>Autre mise à disposition de ressources humain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9.11Z</text:p>
          </table:table-cell>
          <table:table-cell table:style-name="Default" office:value-type="string">
            <text:p>Activités des agences de voyage, voyagistes, services de réservation et activités connexes</text:p>
          </table:table-cell>
          <table:table-cell table:style-name="Default"/>
          <table:table-cell table:style-name="Default" office:value-type="string">
            <text:p>Activités des agences de voyag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9.12Z</text:p>
          </table:table-cell>
          <table:table-cell table:style-name="Default" office:value-type="string">
            <text:p>Activités des agences de voyage, voyagistes, services de réservation et activités connexes</text:p>
          </table:table-cell>
          <table:table-cell table:style-name="Default"/>
          <table:table-cell table:style-name="Default" office:value-type="string">
            <text:p>Activités des voyagis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79.90Z</text:p>
          </table:table-cell>
          <table:table-cell table:style-name="Default" office:value-type="string">
            <text:p>Activités des agences de voyage, voyagistes, services de réservation et activités connexes</text:p>
          </table:table-cell>
          <table:table-cell table:style-name="Default"/>
          <table:table-cell table:style-name="Default" office:value-type="string">
            <text:p>Autres services de réservation et activités connex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0.10Z</text:p>
          </table:table-cell>
          <table:table-cell table:style-name="Default" office:value-type="string">
            <text:p>Enquêtes et sécurité</text:p>
          </table:table-cell>
          <table:table-cell table:style-name="Default"/>
          <table:table-cell table:style-name="Default" office:value-type="string">
            <text:p>Activités de sécurité privée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0.20Z</text:p>
          </table:table-cell>
          <table:table-cell table:style-name="Default" office:value-type="string">
            <text:p>Enquêtes et sécurité</text:p>
          </table:table-cell>
          <table:table-cell table:style-name="Default"/>
          <table:table-cell table:style-name="Default" office:value-type="string">
            <text:p>Activités liées aux systèmes de sécurité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0.30Z</text:p>
          </table:table-cell>
          <table:table-cell table:style-name="Default" office:value-type="string">
            <text:p>Enquêtes et sécurité</text:p>
          </table:table-cell>
          <table:table-cell table:style-name="Default"/>
          <table:table-cell table:style-name="Default" office:value-type="string">
            <text:p>Activités d'enquêt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1.10Z</text:p>
          </table:table-cell>
          <table:table-cell table:style-name="Default" office:value-type="string">
            <text:p>Services relatifs aux bâtiments et aménagement paysager</text:p>
          </table:table-cell>
          <table:table-cell table:style-name="Default"/>
          <table:table-cell table:style-name="Default" office:value-type="string">
            <text:p>Activités combinées de soutien lié aux bâtiment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1.21Z</text:p>
          </table:table-cell>
          <table:table-cell table:style-name="Default" office:value-type="string">
            <text:p>Services relatifs aux bâtiments et aménagement paysager</text:p>
          </table:table-cell>
          <table:table-cell table:style-name="Default"/>
          <table:table-cell table:style-name="Default" office:value-type="string">
            <text:p>Nettoyage courant des bâtime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1.22Z</text:p>
          </table:table-cell>
          <table:table-cell table:style-name="Default" office:value-type="string">
            <text:p>Services relatifs aux bâtiments et aménagement paysager</text:p>
          </table:table-cell>
          <table:table-cell table:style-name="Default"/>
          <table:table-cell table:style-name="Default" office:value-type="string">
            <text:p>Autres activités de nettoyage des bâtiments et nettoyage industrie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1.29A</text:p>
          </table:table-cell>
          <table:table-cell table:style-name="Default" office:value-type="string">
            <text:p>Services relatifs aux bâtiments et aménagement paysager</text:p>
          </table:table-cell>
          <table:table-cell table:style-name="Default"/>
          <table:table-cell table:style-name="Default" office:value-type="string">
            <text:p>Désinfection, désinsectisation, dératisa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1.29B</text:p>
          </table:table-cell>
          <table:table-cell table:style-name="Default" office:value-type="string">
            <text:p>Services relatifs aux bâtiments et aménagement paysager</text:p>
          </table:table-cell>
          <table:table-cell table:style-name="Default"/>
          <table:table-cell table:style-name="Default" office:value-type="string">
            <text:p>Autres activités de nettoyage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1.30Z</text:p>
          </table:table-cell>
          <table:table-cell table:style-name="Default" office:value-type="string">
            <text:p>Services relatifs aux bâtiments et aménagement paysager</text:p>
          </table:table-cell>
          <table:table-cell table:style-name="Default"/>
          <table:table-cell table:style-name="Default" office:value-type="string">
            <text:p>Services d'aménagement paysager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2.11Z</text:p>
          </table:table-cell>
          <table:table-cell table:style-name="Default" office:value-type="string">
            <text:p>Activités administratives et autres activités de soutien aux entreprises</text:p>
          </table:table-cell>
          <table:table-cell table:style-name="Default"/>
          <table:table-cell table:style-name="Default" office:value-type="string">
            <text:p>Services administratifs combinés de bureau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2.19Z</text:p>
          </table:table-cell>
          <table:table-cell table:style-name="Default" office:value-type="string">
            <text:p>Activités administratives et autres activités de soutien aux entreprises</text:p>
          </table:table-cell>
          <table:table-cell table:style-name="Default"/>
          <table:table-cell table:style-name="Default" office:value-type="string">
            <text:p>Photocopie, préparation de documents et autres activités spécialisées de soutien de bureau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2.20Z</text:p>
          </table:table-cell>
          <table:table-cell table:style-name="Default" office:value-type="string">
            <text:p>Activités administratives et autres activités de soutien aux entreprises</text:p>
          </table:table-cell>
          <table:table-cell table:style-name="Default"/>
          <table:table-cell table:style-name="Default" office:value-type="string">
            <text:p>Activités de centres d'appel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2.30Z</text:p>
          </table:table-cell>
          <table:table-cell table:style-name="Default" office:value-type="string">
            <text:p>Activités administratives et autres activités de soutien aux entreprises</text:p>
          </table:table-cell>
          <table:table-cell table:style-name="Default"/>
          <table:table-cell table:style-name="Default" office:value-type="string">
            <text:p>Organisation de foires, salons professionnels et congrè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2.91Z</text:p>
          </table:table-cell>
          <table:table-cell table:style-name="Default" office:value-type="string">
            <text:p>Activités administratives et autres activités de soutien aux entreprises</text:p>
          </table:table-cell>
          <table:table-cell table:style-name="Default"/>
          <table:table-cell table:style-name="Default" office:value-type="string">
            <text:p>Activités des agences de recouvrement de factures et des sociétés d'information financière sur la clientè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2.92Z</text:p>
          </table:table-cell>
          <table:table-cell table:style-name="Default" office:value-type="string">
            <text:p>Activités administratives et autres activités de soutien aux entreprises</text:p>
          </table:table-cell>
          <table:table-cell table:style-name="Default"/>
          <table:table-cell table:style-name="Default" office:value-type="string">
            <text:p>Activités de conditionneme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2.99Z</text:p>
          </table:table-cell>
          <table:table-cell table:style-name="Default" office:value-type="string">
            <text:p>Activités administratives et autres activités de soutien aux entreprises</text:p>
          </table:table-cell>
          <table:table-cell table:style-name="Default"/>
          <table:table-cell table:style-name="Default" office:value-type="string">
            <text:p>Autres activités de soutien aux entreprises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4.11Z</text:p>
          </table:table-cell>
          <table:table-cell table:style-name="Default" office:value-type="string">
            <text:p>Administration publique et défense ; sécurité sociale obligatoire</text:p>
          </table:table-cell>
          <table:table-cell table:style-name="Default" office:value-type="string">
            <text:p>Administration publique</text:p>
          </table:table-cell>
          <table:table-cell table:style-name="Default" office:value-type="string">
            <text:p>Administration publique généra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4.12Z</text:p>
          </table:table-cell>
          <table:table-cell table:style-name="Default" office:value-type="string">
            <text:p>Administration publique et défense ; sécurité sociale obligatoire</text:p>
          </table:table-cell>
          <table:table-cell table:style-name="Default" office:value-type="string">
            <text:p>Administration publique</text:p>
          </table:table-cell>
          <table:table-cell table:style-name="Default" office:value-type="string">
            <text:p>Administration publique (tutelle) de la santé, de la formation, de la culture et des services sociaux, autre que sécurité sociale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4.13Z</text:p>
          </table:table-cell>
          <table:table-cell table:style-name="Default" office:value-type="string">
            <text:p>Administration publique et défense ; sécurité sociale obligatoire</text:p>
          </table:table-cell>
          <table:table-cell table:style-name="Default" office:value-type="string">
            <text:p>Administration publique</text:p>
          </table:table-cell>
          <table:table-cell table:style-name="Default" office:value-type="string">
            <text:p>Administration publique (tutelle) des activités économ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4.21Z</text:p>
          </table:table-cell>
          <table:table-cell table:style-name="Default" office:value-type="string">
            <text:p>Administration publique et défense ; sécurité sociale obligatoire</text:p>
          </table:table-cell>
          <table:table-cell table:style-name="Default" office:value-type="string">
            <text:p>Administration publique</text:p>
          </table:table-cell>
          <table:table-cell table:style-name="Default" office:value-type="string">
            <text:p>Affaires étrangè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4.22Z</text:p>
          </table:table-cell>
          <table:table-cell table:style-name="Default" office:value-type="string">
            <text:p>Administration publique et défense ; sécurité sociale obligatoire</text:p>
          </table:table-cell>
          <table:table-cell table:style-name="Default" office:value-type="string">
            <text:p>Administration publique</text:p>
          </table:table-cell>
          <table:table-cell table:style-name="Default" office:value-type="string">
            <text:p>Défens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4.23Z</text:p>
          </table:table-cell>
          <table:table-cell table:style-name="Default" office:value-type="string">
            <text:p>Administration publique et défense ; sécurité sociale obligatoire</text:p>
          </table:table-cell>
          <table:table-cell table:style-name="Default" office:value-type="string">
            <text:p>Administration publique</text:p>
          </table:table-cell>
          <table:table-cell table:style-name="Default" office:value-type="string">
            <text:p>Justic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4.24Z</text:p>
          </table:table-cell>
          <table:table-cell table:style-name="Default" office:value-type="string">
            <text:p>Administration publique et défense ; sécurité sociale obligatoire</text:p>
          </table:table-cell>
          <table:table-cell table:style-name="Default" office:value-type="string">
            <text:p>Administration publique</text:p>
          </table:table-cell>
          <table:table-cell table:style-name="Default" office:value-type="string">
            <text:p>Activités d’ordre public et de sécurit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4.25Z</text:p>
          </table:table-cell>
          <table:table-cell table:style-name="Default" office:value-type="string">
            <text:p>Administration publique et défense ; sécurité sociale obligatoire</text:p>
          </table:table-cell>
          <table:table-cell table:style-name="Default" office:value-type="string">
            <text:p>Administration publique</text:p>
          </table:table-cell>
          <table:table-cell table:style-name="Default" office:value-type="string">
            <text:p>Services du feu et de secou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4.30A</text:p>
          </table:table-cell>
          <table:table-cell table:style-name="Default" office:value-type="string">
            <text:p>Administration publique et défense ; sécurité sociale obligatoire</text:p>
          </table:table-cell>
          <table:table-cell table:style-name="Default" office:value-type="string">
            <text:p>Administration publique</text:p>
          </table:table-cell>
          <table:table-cell table:style-name="Default" office:value-type="string">
            <text:p>Activités générales de sécurité social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4.30B</text:p>
          </table:table-cell>
          <table:table-cell table:style-name="Default" office:value-type="string">
            <text:p>Administration publique et défense ; sécurité sociale obligatoire</text:p>
          </table:table-cell>
          <table:table-cell table:style-name="Default" office:value-type="string">
            <text:p>Administration publique</text:p>
          </table:table-cell>
          <table:table-cell table:style-name="Default" office:value-type="string">
            <text:p>Gestion des retraites complément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4.30C</text:p>
          </table:table-cell>
          <table:table-cell table:style-name="Default" office:value-type="string">
            <text:p>Administration publique et défense ; sécurité sociale obligatoire</text:p>
          </table:table-cell>
          <table:table-cell table:style-name="Default" office:value-type="string">
            <text:p>Administration publique</text:p>
          </table:table-cell>
          <table:table-cell table:style-name="Default" office:value-type="string">
            <text:p>Distribution sociale de revenu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5.10Z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 pré-primai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5.20Z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 primai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5.31Z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 secondaire généra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5.32Z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 secondaire technique ou professionne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5.41Z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 post-secondaire non supérieu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5.42Z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 supérieu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5.51Z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 de disciplines sportives et d'activités de loisi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5.52Z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 culture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5.53Z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 de la conduit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5.59A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Formation continue d'adul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5.59B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Autres enseigneme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5.60Z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Enseignement</text:p>
          </table:table-cell>
          <table:table-cell table:style-name="Default" office:value-type="string">
            <text:p>Activités de soutien à l'enseigneme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6.10Z</text:p>
          </table:table-cell>
          <table:table-cell table:style-name="Default" office:value-type="string">
            <text:p>Activités pour la santé humaine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ctivités hospitaliè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6.21Z</text:p>
          </table:table-cell>
          <table:table-cell table:style-name="Default" office:value-type="string">
            <text:p>Activités pour la santé humaine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ctivité des médecins généralis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6.22A</text:p>
          </table:table-cell>
          <table:table-cell table:style-name="Default" office:value-type="string">
            <text:p>Activités pour la santé humaine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ctivités de radiodiagnostic et de radiothérap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6.22B</text:p>
          </table:table-cell>
          <table:table-cell table:style-name="Default" office:value-type="string">
            <text:p>Activités pour la santé humaine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ctivités chirurgica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6.22C</text:p>
          </table:table-cell>
          <table:table-cell table:style-name="Default" office:value-type="string">
            <text:p>Activités pour la santé humaine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utres activités des médecins spécialist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6.23Z</text:p>
          </table:table-cell>
          <table:table-cell table:style-name="Default" office:value-type="string">
            <text:p>Activités pour la santé humaine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Pratique dentai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6.90A</text:p>
          </table:table-cell>
          <table:table-cell table:style-name="Default" office:value-type="string">
            <text:p>Activités pour la santé humaine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mbulanc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6.90B</text:p>
          </table:table-cell>
          <table:table-cell table:style-name="Default" office:value-type="string">
            <text:p>Activités pour la santé humaine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Laboratoires d'analyses médica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6.90C</text:p>
          </table:table-cell>
          <table:table-cell table:style-name="Default" office:value-type="string">
            <text:p>Activités pour la santé humaine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Centres de collecte et banques d'organ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6.90D</text:p>
          </table:table-cell>
          <table:table-cell table:style-name="Default" office:value-type="string">
            <text:p>Activités pour la santé humaine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ctivités des infirmiers et des sages-femm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6.90E</text:p>
          </table:table-cell>
          <table:table-cell table:style-name="Default" office:value-type="string">
            <text:p>Activités pour la santé humaine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ctivités des professionnels de la rééducation, de l’appareillage et des pédicures-podolog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6.90F</text:p>
          </table:table-cell>
          <table:table-cell table:style-name="Default" office:value-type="string">
            <text:p>Activités pour la santé humaine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ctivités de santé humaine non classées ailleu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7.10A</text:p>
          </table:table-cell>
          <table:table-cell table:style-name="Default" office:value-type="string">
            <text:p>Hébergement médico-social et social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Hébergement médicalisé pour personnes âgé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7.10B</text:p>
          </table:table-cell>
          <table:table-cell table:style-name="Default" office:value-type="string">
            <text:p>Hébergement médico-social et social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Hébergement médicalisé pour enfants handicapé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7.10C</text:p>
          </table:table-cell>
          <table:table-cell table:style-name="Default" office:value-type="string">
            <text:p>Hébergement médico-social et social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Hébergement médicalisé pour adultes handicapés et autre hébergement médicalisé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7.20A</text:p>
          </table:table-cell>
          <table:table-cell table:style-name="Default" office:value-type="string">
            <text:p>Hébergement médico-social et social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Hébergement social pour handicapés mentaux et malades mentaux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7.20B</text:p>
          </table:table-cell>
          <table:table-cell table:style-name="Default" office:value-type="string">
            <text:p>Hébergement médico-social et social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Hébergement social pour toxicoman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7.30A</text:p>
          </table:table-cell>
          <table:table-cell table:style-name="Default" office:value-type="string">
            <text:p>Hébergement médico-social et social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Hébergement social pour personnes âgé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7.30B</text:p>
          </table:table-cell>
          <table:table-cell table:style-name="Default" office:value-type="string">
            <text:p>Hébergement médico-social et social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Hébergement social pour handicapés <text:s/>phys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7.90A</text:p>
          </table:table-cell>
          <table:table-cell table:style-name="Default" office:value-type="string">
            <text:p>Hébergement médico-social et social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Hébergement social pour enfants en difficultés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7.90B</text:p>
          </table:table-cell>
          <table:table-cell table:style-name="Default" office:value-type="string">
            <text:p>Hébergement médico-social et social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Hébergement social pour adultes et familles en difficultés et autre hébergement social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8.10A</text:p>
          </table:table-cell>
          <table:table-cell table:style-name="Default" office:value-type="string">
            <text:p>Action sociale sans hébergement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ide à domicile <text:s/>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8.10B</text:p>
          </table:table-cell>
          <table:table-cell table:style-name="Default" office:value-type="string">
            <text:p>Action sociale sans hébergement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ccueil ou accompagnement sans hébergement d’adultes handicapés ou de <text:s/>personnes âgé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8.10C</text:p>
          </table:table-cell>
          <table:table-cell table:style-name="Default" office:value-type="string">
            <text:p>Action sociale sans hébergement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ide par le travail 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8.91A</text:p>
          </table:table-cell>
          <table:table-cell table:style-name="Default" office:value-type="string">
            <text:p>Action sociale sans hébergement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ccueil de jeunes enfa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8.91B</text:p>
          </table:table-cell>
          <table:table-cell table:style-name="Default" office:value-type="string">
            <text:p>Action sociale sans hébergement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ccueil ou accompagnement sans hébergement d’enfants handicap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8.99A</text:p>
          </table:table-cell>
          <table:table-cell table:style-name="Default" office:value-type="string">
            <text:p>Action sociale sans hébergement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utre accueil ou accompagnement sans hébergement d’enfants et d’adolescen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88.99B</text:p>
          </table:table-cell>
          <table:table-cell table:style-name="Default" office:value-type="string">
            <text:p>Action sociale sans hébergement</text:p>
          </table:table-cell>
          <table:table-cell table:style-name="Default" office:value-type="string">
            <text:p>Activités sociales</text:p>
          </table:table-cell>
          <table:table-cell table:style-name="Default" office:value-type="string">
            <text:p>Action sociale sans hébergement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0.01Z</text:p>
          </table:table-cell>
          <table:table-cell table:style-name="Default" office:value-type="string">
            <text:p>Activités créatives, artistiques et de spectacle 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Arts du spectacle viva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0.02Z</text:p>
          </table:table-cell>
          <table:table-cell table:style-name="Default" office:value-type="string">
            <text:p>Activités créatives, artistiques et de spectacle 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Activités de soutien au spectacle viva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0.03A</text:p>
          </table:table-cell>
          <table:table-cell table:style-name="Default" office:value-type="string">
            <text:p>Activités créatives, artistiques et de spectacle 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Création artistique relevant des arts plas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0.03B</text:p>
          </table:table-cell>
          <table:table-cell table:style-name="Default" office:value-type="string">
            <text:p>Activités créatives, artistiques et de spectacle 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Autre création artist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0.04Z</text:p>
          </table:table-cell>
          <table:table-cell table:style-name="Default" office:value-type="string">
            <text:p>Activités créatives, artistiques et de spectacle 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Gestion de salles de spectac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1.01Z</text:p>
          </table:table-cell>
          <table:table-cell table:style-name="Default" office:value-type="string">
            <text:p>Bibliothèques, archives, musées et autres activités culturelles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Gestion des bibliothèques et des archiv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1.02Z</text:p>
          </table:table-cell>
          <table:table-cell table:style-name="Default" office:value-type="string">
            <text:p>Bibliothèques, archives, musées et autres activités culturelles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Gestion des musé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1.03Z</text:p>
          </table:table-cell>
          <table:table-cell table:style-name="Default" office:value-type="string">
            <text:p>Bibliothèques, archives, musées et autres activités culturelles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Gestion des sites et monuments historiques et des attractions touristiques simil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1.04Z</text:p>
          </table:table-cell>
          <table:table-cell table:style-name="Default" office:value-type="string">
            <text:p>Bibliothèques, archives, musées et autres activités culturelles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Gestion des jardins botaniques et zoologiques et des réserves naturel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2.00Z</text:p>
          </table:table-cell>
          <table:table-cell table:style-name="Default" office:value-type="string">
            <text:p>Organisation de jeux de hasard et d'argent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Organisation de jeux de hasard et d'argen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3.11Z</text:p>
          </table:table-cell>
          <table:table-cell table:style-name="Default" office:value-type="string">
            <text:p>Activités sportives, récréatives et de loisirs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Gestion d'installations sportiv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3.12Z</text:p>
          </table:table-cell>
          <table:table-cell table:style-name="Default" office:value-type="string">
            <text:p>Activités sportives, récréatives et de loisirs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Activités de clubs de sport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3.13Z</text:p>
          </table:table-cell>
          <table:table-cell table:style-name="Default" office:value-type="string">
            <text:p>Activités sportives, récréatives et de loisirs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Activités des centres de culture phys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3.19Z</text:p>
          </table:table-cell>
          <table:table-cell table:style-name="Default" office:value-type="string">
            <text:p>Activités sportives, récréatives et de loisirs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Autres activités liées au sport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3.21Z</text:p>
          </table:table-cell>
          <table:table-cell table:style-name="Default" office:value-type="string">
            <text:p>Activités sportives, récréatives et de loisirs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Activités des parcs d'attractions et parcs à thèm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3.29Z</text:p>
          </table:table-cell>
          <table:table-cell table:style-name="Default" office:value-type="string">
            <text:p>Activités sportives, récréatives et de loisirs</text:p>
          </table:table-cell>
          <table:table-cell table:style-name="Default" office:value-type="string">
            <text:p>Culture</text:p>
          </table:table-cell>
          <table:table-cell table:style-name="Default" office:value-type="string">
            <text:p>Autres activités récréatives et de loisir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4.11Z</text:p>
          </table:table-cell>
          <table:table-cell table:style-name="Default" office:value-type="string">
            <text:p>Activités des organisations associatives</text:p>
          </table:table-cell>
          <table:table-cell table:style-name="Default" office:value-type="string">
            <text:p>Activités associatives</text:p>
          </table:table-cell>
          <table:table-cell table:style-name="Default" office:value-type="string">
            <text:p>Activités des organisations patronales et consul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4.12Z</text:p>
          </table:table-cell>
          <table:table-cell table:style-name="Default" office:value-type="string">
            <text:p>Activités des organisations associatives</text:p>
          </table:table-cell>
          <table:table-cell table:style-name="Default" office:value-type="string">
            <text:p>Activités associatives</text:p>
          </table:table-cell>
          <table:table-cell table:style-name="Default" office:value-type="string">
            <text:p>Activités des organisations professionnell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4.20Z</text:p>
          </table:table-cell>
          <table:table-cell table:style-name="Default" office:value-type="string">
            <text:p>Activités des organisations associatives</text:p>
          </table:table-cell>
          <table:table-cell table:style-name="Default" office:value-type="string">
            <text:p>Activités associatives</text:p>
          </table:table-cell>
          <table:table-cell table:style-name="Default" office:value-type="string">
            <text:p>Activités des syndicats de salarié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4.91Z</text:p>
          </table:table-cell>
          <table:table-cell table:style-name="Default" office:value-type="string">
            <text:p>Activités des organisations associatives</text:p>
          </table:table-cell>
          <table:table-cell table:style-name="Default" office:value-type="string">
            <text:p>Activités associatives</text:p>
          </table:table-cell>
          <table:table-cell table:style-name="Default" office:value-type="string">
            <text:p>Activités des organisations religieus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4.92Z</text:p>
          </table:table-cell>
          <table:table-cell table:style-name="Default" office:value-type="string">
            <text:p>Activités des organisations associatives</text:p>
          </table:table-cell>
          <table:table-cell table:style-name="Default" office:value-type="string">
            <text:p>Activités associatives</text:p>
          </table:table-cell>
          <table:table-cell table:style-name="Default" office:value-type="string">
            <text:p>Activités des organisations poli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4.99Z</text:p>
          </table:table-cell>
          <table:table-cell table:style-name="Default" office:value-type="string">
            <text:p>Activités des organisations associatives</text:p>
          </table:table-cell>
          <table:table-cell table:style-name="Default" office:value-type="string">
            <text:p>Activités associatives</text:p>
          </table:table-cell>
          <table:table-cell table:style-name="Default" office:value-type="string">
            <text:p>Autres organisations fonctionnant par adhésion volontai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5.11Z</text:p>
          </table:table-cell>
          <table:table-cell table:style-name="Default" office:value-type="string">
            <text:p>Réparation d'ordinateurs et de biens personnels et domestiques</text:p>
          </table:table-cell>
          <table:table-cell table:style-name="Default" office:value-type="string">
            <text:p>Maintenance</text:p>
          </table:table-cell>
          <table:table-cell table:style-name="Default" office:value-type="string">
            <text:p>Réparation d'ordinateurs et d'équipements périphér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5.12Z</text:p>
          </table:table-cell>
          <table:table-cell table:style-name="Default" office:value-type="string">
            <text:p>Réparation d'ordinateurs et de biens personnels et domestiques</text:p>
          </table:table-cell>
          <table:table-cell table:style-name="Default" office:value-type="string">
            <text:p>Maintenance</text:p>
          </table:table-cell>
          <table:table-cell table:style-name="Default" office:value-type="string">
            <text:p>Réparation d'équipements de communicatio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5.21Z</text:p>
          </table:table-cell>
          <table:table-cell table:style-name="Default" office:value-type="string">
            <text:p>Réparation d'ordinateurs et de biens personnels et domestiques</text:p>
          </table:table-cell>
          <table:table-cell table:style-name="Default" office:value-type="string">
            <text:p>Maintenance</text:p>
          </table:table-cell>
          <table:table-cell table:style-name="Default" office:value-type="string">
            <text:p>Réparation de produits électroniques grand public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5.22Z</text:p>
          </table:table-cell>
          <table:table-cell table:style-name="Default" office:value-type="string">
            <text:p>Réparation d'ordinateurs et de biens personnels et domestiques</text:p>
          </table:table-cell>
          <table:table-cell table:style-name="Default" office:value-type="string">
            <text:p>Maintenance</text:p>
          </table:table-cell>
          <table:table-cell table:style-name="Default" office:value-type="string">
            <text:p>Réparation d'appareils électroménagers et d'équipements pour la maison et le jardin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5.23Z</text:p>
          </table:table-cell>
          <table:table-cell table:style-name="Default" office:value-type="string">
            <text:p>Réparation d'ordinateurs et de biens personnels et domestiques</text:p>
          </table:table-cell>
          <table:table-cell table:style-name="Default" office:value-type="string">
            <text:p>Maintenance</text:p>
          </table:table-cell>
          <table:table-cell table:style-name="Default" office:value-type="string">
            <text:p>Réparation de chaussures et d'articles en cui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5.24Z</text:p>
          </table:table-cell>
          <table:table-cell table:style-name="Default" office:value-type="string">
            <text:p>Réparation d'ordinateurs et de biens personnels et domestiques</text:p>
          </table:table-cell>
          <table:table-cell table:style-name="Default" office:value-type="string">
            <text:p>Maintenance</text:p>
          </table:table-cell>
          <table:table-cell table:style-name="Default" office:value-type="string">
            <text:p>Réparation de meubles et d'équipements du foyer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5.25Z</text:p>
          </table:table-cell>
          <table:table-cell table:style-name="Default" office:value-type="string">
            <text:p>Réparation d'ordinateurs et de biens personnels et domestiques</text:p>
          </table:table-cell>
          <table:table-cell table:style-name="Default" office:value-type="string">
            <text:p>Maintenance</text:p>
          </table:table-cell>
          <table:table-cell table:style-name="Default" office:value-type="string">
            <text:p>Réparation d'articles d'horlogerie et de bijouteri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5.29Z</text:p>
          </table:table-cell>
          <table:table-cell table:style-name="Default" office:value-type="string">
            <text:p>Réparation d'ordinateurs et de biens personnels et domestiques</text:p>
          </table:table-cell>
          <table:table-cell table:style-name="Default" office:value-type="string">
            <text:p>Maintenance</text:p>
          </table:table-cell>
          <table:table-cell table:style-name="Default" office:value-type="string">
            <text:p>Réparation d'autres biens personnels et domestiqu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6.01A</text:p>
          </table:table-cell>
          <table:table-cell table:style-name="Default" office:value-type="string">
            <text:p>Autres services personnels</text:p>
          </table:table-cell>
          <table:table-cell table:style-name="Default"/>
          <table:table-cell table:style-name="Default" office:value-type="string">
            <text:p>Blanchisserie-teinturerie de gro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6.01B</text:p>
          </table:table-cell>
          <table:table-cell table:style-name="Default" office:value-type="string">
            <text:p>Autres services personnels</text:p>
          </table:table-cell>
          <table:table-cell table:style-name="Default"/>
          <table:table-cell table:style-name="Default" office:value-type="string">
            <text:p>Blanchisserie-teinturerie de détai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6.02A</text:p>
          </table:table-cell>
          <table:table-cell table:style-name="Default" office:value-type="string">
            <text:p>Autres services personnels</text:p>
          </table:table-cell>
          <table:table-cell table:style-name="Default"/>
          <table:table-cell table:style-name="Default" office:value-type="string">
            <text:p>Coiffu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6.02B</text:p>
          </table:table-cell>
          <table:table-cell table:style-name="Default" office:value-type="string">
            <text:p>Autres services personnels</text:p>
          </table:table-cell>
          <table:table-cell table:style-name="Default"/>
          <table:table-cell table:style-name="Default" office:value-type="string">
            <text:p>Soins de beauté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6.03Z</text:p>
          </table:table-cell>
          <table:table-cell table:style-name="Default" office:value-type="string">
            <text:p>Autres services personnels</text:p>
          </table:table-cell>
          <table:table-cell table:style-name="Default"/>
          <table:table-cell table:style-name="Default" office:value-type="string">
            <text:p>Services funéraires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6.04Z</text:p>
          </table:table-cell>
          <table:table-cell table:style-name="Default" office:value-type="string">
            <text:p>Autres services personnels</text:p>
          </table:table-cell>
          <table:table-cell table:style-name="Default"/>
          <table:table-cell table:style-name="Default" office:value-type="string">
            <text:p>Entretien corporel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6.09Z</text:p>
          </table:table-cell>
          <table:table-cell table:style-name="Default" office:value-type="string">
            <text:p>Autres services personnels</text:p>
          </table:table-cell>
          <table:table-cell table:style-name="Default"/>
          <table:table-cell table:style-name="Default" office:value-type="string">
            <text:p>Autres services personnels n.c.a.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7.00Z</text:p>
          </table:table-cell>
          <table:table-cell table:style-name="Default" office:value-type="string">
            <text:p>Activités des ménages en tant qu'employeurs de personnel domestique</text:p>
          </table:table-cell>
          <table:table-cell table:style-name="Default"/>
          <table:table-cell table:style-name="Default" office:value-type="string">
            <text:p>Activités des ménages en tant qu'employeurs de personnel domestiqu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8.10Z</text:p>
          </table:table-cell>
          <table:table-cell table:style-name="Default" office:value-type="string">
            <text:p>Activités indifférenciées des ménages en tant que producteurs de biens et services pour usage propre</text:p>
          </table:table-cell>
          <table:table-cell table:style-name="Default"/>
          <table:table-cell table:style-name="Default" office:value-type="string">
            <text:p>Activités indifférenciées des ménages en tant que producteurs de biens pour usage prop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8.20Z</text:p>
          </table:table-cell>
          <table:table-cell table:style-name="Default" office:value-type="string">
            <text:p>Activités indifférenciées des ménages en tant que producteurs de biens et services pour usage propre</text:p>
          </table:table-cell>
          <table:table-cell table:style-name="Default"/>
          <table:table-cell table:style-name="Default" office:value-type="string">
            <text:p>Activités indifférenciées des ménages en tant que producteurs de services pour usage propre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>
            <text:p>99.00Z</text:p>
          </table:table-cell>
          <table:table-cell table:style-name="Default" office:value-type="string">
            <text:p>Activités des organisations et organismes extraterritoriaux</text:p>
          </table:table-cell>
          <table:table-cell table:style-name="Default"/>
          <table:table-cell table:style-name="Default" office:value-type="string">
            <text:p>Activités des organisations et organismes extraterritoriaux</text:p>
          </table:table-cell>
          <table:table-cell table:style-name="Default" table:number-columns-repeated="1020"/>
        </table:table-row>
        <table:table-row table:style-name="ro2" table:number-rows-repeated="48">
          <table:table-cell table:style-name="ce14"/>
          <table:table-cell table:number-columns-repeated="1023"/>
        </table:table-row>
        <table:table-row table:style-name="ro2" table:number-rows-repeated="10477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f alphabétique" table:style-name="ta3" table:print="false">
        <table:table-column table:style-name="co11" table:default-cell-style-name="ce12"/>
        <table:table-column table:style-name="co12" table:default-cell-style-name="ce24"/>
        <table:table-column table:style-name="co13" table:default-cell-style-name="ce6"/>
        <table:table-column table:style-name="co3" table:number-columns-repeated="1021" table:default-cell-style-name="ce26"/>
        <table:table-row table:style-name="ro3">
          <table:table-cell table:style-name="ce22" office:value-type="string">
            <text:p>Code NAF <text:span text:style-name="T1">en vigueur au 1er janvier </text:span><text:span text:style-name="T1">2008 </text:span></text:p>
          </table:table-cell>
          <table:table-cell table:style-name="ce23"/>
          <table:table-cell table:style-name="ce25"/>
          <table:table-cell table:style-name="Default" table:number-columns-repeated="1021"/>
        </table:table-row>
        <table:table-row table:style-name="ro2">
          <table:table-cell table:style-name="ce7" office:value-type="string">
            <text:p>Désignation <text:span text:style-name="T2">(par ordre alphabétique) </text:span></text:p>
          </table:table-cell>
          <table:table-cell table:style-name="ce2" office:value-type="string">
            <text:p>N°/Précisions</text:p>
          </table:table-cell>
          <table:table-cell table:style-name="ce2" office:value-type="string">
            <text:p>N°</text:p>
          </table:table-cell>
          <table:table-cell table:style-name="Default" table:number-columns-repeated="1021"/>
        </table:table-row>
        <table:table-row table:style-name="ro4">
          <table:table-cell office:value-type="string">
            <text:p>Accueil de jeunes enfants</text:p>
          </table:table-cell>
          <table:table-cell office:value-type="string">
            <text:p>88.91A</text:p>
          </table:table-cell>
          <table:table-cell table:number-columns-repeated="1022"/>
        </table:table-row>
        <table:table-row table:style-name="ro4">
          <table:table-cell office:value-type="string">
            <text:p>Accueil ou accompagnement sans hébergement d'adultes handicapés ou de personnes âgées</text:p>
          </table:table-cell>
          <table:table-cell office:value-type="string">
            <text:p>88.10B</text:p>
          </table:table-cell>
          <table:table-cell table:number-columns-repeated="1022"/>
        </table:table-row>
        <table:table-row table:style-name="ro4">
          <table:table-cell office:value-type="string">
            <text:p>Accueil ou accompagnement sans hébergement d'enfants handicapés</text:p>
          </table:table-cell>
          <table:table-cell office:value-type="string">
            <text:p>88.91B</text:p>
          </table:table-cell>
          <table:table-cell table:number-columns-repeated="1022"/>
        </table:table-row>
        <table:table-row table:style-name="ro4">
          <table:table-cell office:value-type="string">
            <text:p>Action sociale sans hébergement n.c.a.</text:p>
          </table:table-cell>
          <table:table-cell office:value-type="string">
            <text:p>88.99B</text:p>
          </table:table-cell>
          <table:table-cell table:number-columns-repeated="1022"/>
        </table:table-row>
        <table:table-row table:style-name="ro4">
          <table:table-cell office:value-type="string">
            <text:p>Activité des économistes de la construction</text:p>
          </table:table-cell>
          <table:table-cell office:value-type="string">
            <text:p>74.90A</text:p>
          </table:table-cell>
          <table:table-cell table:number-columns-repeated="1022"/>
        </table:table-row>
        <table:table-row table:style-name="ro4">
          <table:table-cell office:value-type="string">
            <text:p>Activité des géomètres</text:p>
          </table:table-cell>
          <table:table-cell office:value-type="string">
            <text:p>71.12A</text:p>
          </table:table-cell>
          <table:table-cell table:number-columns-repeated="1022"/>
        </table:table-row>
        <table:table-row table:style-name="ro4">
          <table:table-cell office:value-type="string">
            <text:p>Activité des médecins généralistes</text:p>
          </table:table-cell>
          <table:table-cell office:value-type="string">
            <text:p>86.21Z</text:p>
          </table:table-cell>
          <table:table-cell table:number-columns-repeated="1022"/>
        </table:table-row>
        <table:table-row table:style-name="ro4">
          <table:table-cell office:value-type="string">
            <text:p>Activités chirurgicales</text:p>
          </table:table-cell>
          <table:table-cell office:value-type="string">
            <text:p>86.22B</text:p>
          </table:table-cell>
          <table:table-cell table:number-columns-repeated="1022"/>
        </table:table-row>
        <table:table-row table:style-name="ro4">
          <table:table-cell office:value-type="string">
            <text:p>Activités combinées de soutien lié aux bâtiments</text:p>
          </table:table-cell>
          <table:table-cell office:value-type="string">
            <text:p>81.10Z</text:p>
          </table:table-cell>
          <table:table-cell table:number-columns-repeated="1022"/>
        </table:table-row>
        <table:table-row table:style-name="ro4">
          <table:table-cell office:value-type="string">
            <text:p>Activités comptables</text:p>
          </table:table-cell>
          <table:table-cell office:value-type="string">
            <text:p>69.20Z</text:p>
          </table:table-cell>
          <table:table-cell table:number-columns-repeated="1022"/>
        </table:table-row>
        <table:table-row table:style-name="ro4">
          <table:table-cell office:value-type="string">
            <text:p>Activités d'architecture</text:p>
          </table:table-cell>
          <table:table-cell office:value-type="string">
            <text:p>71.11Z</text:p>
          </table:table-cell>
          <table:table-cell table:number-columns-repeated="1022"/>
        </table:table-row>
        <table:table-row table:style-name="ro4">
          <table:table-cell office:value-type="string">
            <text:p>Activités de banque centrale</text:p>
          </table:table-cell>
          <table:table-cell office:value-type="string">
            <text:p>64.11Z</text:p>
          </table:table-cell>
          <table:table-cell table:number-columns-repeated="1022"/>
        </table:table-row>
        <table:table-row table:style-name="ro4">
          <table:table-cell office:value-type="string">
            <text:p>Activités de centres d'appels</text:p>
          </table:table-cell>
          <table:table-cell office:value-type="string">
            <text:p>82.20Z</text:p>
          </table:table-cell>
          <table:table-cell table:number-columns-repeated="1022"/>
        </table:table-row>
        <table:table-row table:style-name="ro4">
          <table:table-cell office:value-type="string">
            <text:p>Activités de clubs de sports</text:p>
          </table:table-cell>
          <table:table-cell office:value-type="string">
            <text:p>93.12Z</text:p>
          </table:table-cell>
          <table:table-cell table:number-columns-repeated="1022"/>
        </table:table-row>
        <table:table-row table:style-name="ro4">
          <table:table-cell office:value-type="string">
            <text:p>Activités de conditionnement</text:p>
          </table:table-cell>
          <table:table-cell office:value-type="string">
            <text:p>82.92Z</text:p>
          </table:table-cell>
          <table:table-cell table:number-columns-repeated="1022"/>
        </table:table-row>
        <table:table-row table:style-name="ro4">
          <table:table-cell office:value-type="string">
            <text:p>Activités de poste dans le cadre d'une obligation de service universel</text:p>
          </table:table-cell>
          <table:table-cell office:value-type="string">
            <text:p>53.10Z</text:p>
          </table:table-cell>
          <table:table-cell table:number-columns-repeated="1022"/>
        </table:table-row>
        <table:table-row table:style-name="ro4">
          <table:table-cell office:value-type="string">
            <text:p>Activités de pré-presse</text:p>
          </table:table-cell>
          <table:table-cell office:value-type="string">
            <text:p>18.13Z</text:p>
          </table:table-cell>
          <table:table-cell table:number-columns-repeated="1022"/>
        </table:table-row>
        <table:table-row table:style-name="ro4">
          <table:table-cell office:value-type="string">
            <text:p>Activités de radiodiagnostic et de radiothérapie</text:p>
          </table:table-cell>
          <table:table-cell office:value-type="string">
            <text:p>86.22A</text:p>
          </table:table-cell>
          <table:table-cell table:number-columns-repeated="1022"/>
        </table:table-row>
        <table:table-row table:style-name="ro4">
          <table:table-cell office:value-type="string">
            <text:p>Activités de santé humaine non classées ailleurs</text:p>
          </table:table-cell>
          <table:table-cell office:value-type="string">
            <text:p>86.90F</text:p>
          </table:table-cell>
          <table:table-cell table:number-columns-repeated="1022"/>
        </table:table-row>
        <table:table-row table:style-name="ro4">
          <table:table-cell office:value-type="string">
            <text:p>Activités de sécurité privée</text:p>
          </table:table-cell>
          <table:table-cell office:value-type="string">
            <text:p>80.10Z</text:p>
          </table:table-cell>
          <table:table-cell table:number-columns-repeated="1022"/>
        </table:table-row>
        <table:table-row table:style-name="ro4">
          <table:table-cell office:value-type="string">
            <text:p>Activités de soutien à la production animale</text:p>
          </table:table-cell>
          <table:table-cell office:value-type="string">
            <text:p>01.62Z</text:p>
          </table:table-cell>
          <table:table-cell table:number-columns-repeated="1022"/>
        </table:table-row>
        <table:table-row table:style-name="ro4">
          <table:table-cell office:value-type="string">
            <text:p>Activités de soutien à l'enseignement</text:p>
          </table:table-cell>
          <table:table-cell office:value-type="string">
            <text:p>85.60Z</text:p>
          </table:table-cell>
          <table:table-cell table:number-columns-repeated="1022"/>
        </table:table-row>
        <table:table-row table:style-name="ro4">
          <table:table-cell office:value-type="string">
            <text:p>Activités de soutien à l'extraction d'hydrocarbures</text:p>
          </table:table-cell>
          <table:table-cell office:value-type="string">
            <text:p>09.10Z</text:p>
          </table:table-cell>
          <table:table-cell table:number-columns-repeated="1022"/>
        </table:table-row>
        <table:table-row table:style-name="ro4">
          <table:table-cell office:value-type="string">
            <text:p>Activités de soutien au spectacle vivant</text:p>
          </table:table-cell>
          <table:table-cell office:value-type="string">
            <text:p>90.02Z</text:p>
          </table:table-cell>
          <table:table-cell table:number-columns-repeated="1022"/>
        </table:table-row>
        <table:table-row table:style-name="ro4">
          <table:table-cell office:value-type="string">
            <text:p>Activités de soutien aux autres industries extractives</text:p>
          </table:table-cell>
          <table:table-cell office:value-type="string">
            <text:p>09.90Z</text:p>
          </table:table-cell>
          <table:table-cell table:number-columns-repeated="1022"/>
        </table:table-row>
        <table:table-row table:style-name="ro4">
          <table:table-cell office:value-type="string">
            <text:p>Activités de soutien aux cultures</text:p>
          </table:table-cell>
          <table:table-cell office:value-type="string">
            <text:p>01.61Z</text:p>
          </table:table-cell>
          <table:table-cell table:number-columns-repeated="1022"/>
        </table:table-row>
        <table:table-row table:style-name="ro4">
          <table:table-cell office:value-type="string">
            <text:p>Activités d'enquête</text:p>
          </table:table-cell>
          <table:table-cell office:value-type="string">
            <text:p>80.30Z</text:p>
          </table:table-cell>
          <table:table-cell table:number-columns-repeated="1022"/>
        </table:table-row>
        <table:table-row table:style-name="ro4">
          <table:table-cell office:value-type="string">
            <text:p>Activités des agences de placement de main-d'œuvre</text:p>
          </table:table-cell>
          <table:table-cell office:value-type="string">
            <text:p>78.10Z</text:p>
          </table:table-cell>
          <table:table-cell table:number-columns-repeated="1022"/>
        </table:table-row>
        <table:table-row table:style-name="ro4">
          <table:table-cell office:value-type="string">
            <text:p>Activités des agences de presse</text:p>
          </table:table-cell>
          <table:table-cell office:value-type="string">
            <text:p>63.91Z</text:p>
          </table:table-cell>
          <table:table-cell table:number-columns-repeated="1022"/>
        </table:table-row>
        <table:table-row table:style-name="ro4">
          <table:table-cell office:value-type="string">
            <text:p>Activités des agences de publicité</text:p>
          </table:table-cell>
          <table:table-cell office:value-type="string">
            <text:p>73.11Z</text:p>
          </table:table-cell>
          <table:table-cell table:number-columns-repeated="1022"/>
        </table:table-row>
        <table:table-row table:style-name="ro5">
          <table:table-cell office:value-type="string">
            <text:p>Activités des agences de recouvrement de factures et des sociétés d'information financière sur la clientèle</text:p>
          </table:table-cell>
          <table:table-cell office:value-type="string">
            <text:p>82.91Z</text:p>
          </table:table-cell>
          <table:table-cell table:number-columns-repeated="1022"/>
        </table:table-row>
        <table:table-row table:style-name="ro4">
          <table:table-cell office:value-type="string">
            <text:p>Activités des agences de travail temporaire</text:p>
          </table:table-cell>
          <table:table-cell office:value-type="string">
            <text:p>78.20Z</text:p>
          </table:table-cell>
          <table:table-cell table:number-columns-repeated="1022"/>
        </table:table-row>
        <table:table-row table:style-name="ro4">
          <table:table-cell office:value-type="string">
            <text:p>Activités des agences de voyage</text:p>
          </table:table-cell>
          <table:table-cell office:value-type="string">
            <text:p>79.11Z</text:p>
          </table:table-cell>
          <table:table-cell table:number-columns-repeated="1022"/>
        </table:table-row>
        <table:table-row table:style-name="ro4">
          <table:table-cell office:value-type="string">
            <text:p>Activités des agents et courtiers d'assurances</text:p>
          </table:table-cell>
          <table:table-cell office:value-type="string">
            <text:p>66.22Z</text:p>
          </table:table-cell>
          <table:table-cell table:number-columns-repeated="1022"/>
        </table:table-row>
        <table:table-row table:style-name="ro4">
          <table:table-cell office:value-type="string">
            <text:p>Activités des centres de culture physique</text:p>
          </table:table-cell>
          <table:table-cell office:value-type="string">
            <text:p>93.13Z</text:p>
          </table:table-cell>
          <table:table-cell table:number-columns-repeated="1022"/>
        </table:table-row>
        <table:table-row table:style-name="ro4">
          <table:table-cell office:value-type="string">
            <text:p>Activités des infirmiers et des sages-femmes</text:p>
          </table:table-cell>
          <table:table-cell office:value-type="string">
            <text:p>86.90D</text:p>
          </table:table-cell>
          <table:table-cell table:number-columns-repeated="1022"/>
        </table:table-row>
        <table:table-row table:style-name="ro4">
          <table:table-cell office:value-type="string">
            <text:p>Activités des marchands de biens immobiliers</text:p>
          </table:table-cell>
          <table:table-cell office:value-type="string">
            <text:p>68.10Z</text:p>
          </table:table-cell>
          <table:table-cell table:number-columns-repeated="1022"/>
        </table:table-row>
        <table:table-row table:style-name="ro4">
          <table:table-cell office:value-type="string">
            <text:p>Activités des ménages en tant qu'employeurs de personnel domestique</text:p>
          </table:table-cell>
          <table:table-cell office:value-type="string">
            <text:p>97.00Z</text:p>
          </table:table-cell>
          <table:table-cell table:number-columns-repeated="1022"/>
        </table:table-row>
        <table:table-row table:style-name="ro4">
          <table:table-cell office:value-type="string">
            <text:p>Activités des organisations et organismes extraterritoriaux</text:p>
          </table:table-cell>
          <table:table-cell office:value-type="string">
            <text:p>99.00Z</text:p>
          </table:table-cell>
          <table:table-cell table:number-columns-repeated="1022"/>
        </table:table-row>
        <table:table-row table:style-name="ro4">
          <table:table-cell office:value-type="string">
            <text:p>Activités des organisations patronales et consulaires</text:p>
          </table:table-cell>
          <table:table-cell office:value-type="string">
            <text:p>94.11Z</text:p>
          </table:table-cell>
          <table:table-cell table:number-columns-repeated="1022"/>
        </table:table-row>
        <table:table-row table:style-name="ro4">
          <table:table-cell office:value-type="string">
            <text:p>Activités des organisations politiques</text:p>
          </table:table-cell>
          <table:table-cell office:value-type="string">
            <text:p>94.92Z</text:p>
          </table:table-cell>
          <table:table-cell table:number-columns-repeated="1022"/>
        </table:table-row>
        <table:table-row table:style-name="ro4">
          <table:table-cell office:value-type="string">
            <text:p>Activités des organisations professionnelles</text:p>
          </table:table-cell>
          <table:table-cell office:value-type="string">
            <text:p>94.12Z</text:p>
          </table:table-cell>
          <table:table-cell table:number-columns-repeated="1022"/>
        </table:table-row>
        <table:table-row table:style-name="ro4">
          <table:table-cell office:value-type="string">
            <text:p>Activités des organisations religieuses</text:p>
          </table:table-cell>
          <table:table-cell office:value-type="string">
            <text:p>94.91Z</text:p>
          </table:table-cell>
          <table:table-cell table:number-columns-repeated="1022"/>
        </table:table-row>
        <table:table-row table:style-name="ro4">
          <table:table-cell office:value-type="string">
            <text:p>Activités des parcs d'attractions et parcs à thèmes</text:p>
          </table:table-cell>
          <table:table-cell office:value-type="string">
            <text:p>93.21Z</text:p>
          </table:table-cell>
          <table:table-cell table:number-columns-repeated="1022"/>
        </table:table-row>
        <table:table-row table:style-name="ro4">
          <table:table-cell office:value-type="string">
            <text:p>Activités des professionnels de la rééducation, de l'appareillage et des pédicures-podologues</text:p>
          </table:table-cell>
          <table:table-cell office:value-type="string">
            <text:p>86.90E</text:p>
          </table:table-cell>
          <table:table-cell table:number-columns-repeated="1022"/>
        </table:table-row>
        <table:table-row table:style-name="ro4">
          <table:table-cell office:value-type="string">
            <text:p>Activités des sièges sociaux</text:p>
          </table:table-cell>
          <table:table-cell office:value-type="string">
            <text:p>70.10Z</text:p>
          </table:table-cell>
          <table:table-cell table:number-columns-repeated="1022"/>
        </table:table-row>
        <table:table-row table:style-name="ro4">
          <table:table-cell office:value-type="string">
            <text:p>Activités des sociétés holding</text:p>
          </table:table-cell>
          <table:table-cell office:value-type="string">
            <text:p>64.20Z</text:p>
          </table:table-cell>
          <table:table-cell table:number-columns-repeated="1022"/>
        </table:table-row>
        <table:table-row table:style-name="ro4">
          <table:table-cell office:value-type="string">
            <text:p>Activités des syndicats de salariés</text:p>
          </table:table-cell>
          <table:table-cell office:value-type="string">
            <text:p>94.20Z</text:p>
          </table:table-cell>
          <table:table-cell table:number-columns-repeated="1022"/>
        </table:table-row>
        <table:table-row table:style-name="ro4">
          <table:table-cell office:value-type="string">
            <text:p>Activités des voyagistes</text:p>
          </table:table-cell>
          <table:table-cell office:value-type="string">
            <text:p>79.12Z</text:p>
          </table:table-cell>
          <table:table-cell table:number-columns-repeated="1022"/>
        </table:table-row>
        <table:table-row table:style-name="ro4">
          <table:table-cell office:value-type="string">
            <text:p>Activités d'ordre public et de sécurité</text:p>
          </table:table-cell>
          <table:table-cell office:value-type="string">
            <text:p>84.24Z</text:p>
          </table:table-cell>
          <table:table-cell table:number-columns-repeated="1022"/>
        </table:table-row>
        <table:table-row table:style-name="ro4">
          <table:table-cell office:value-type="string">
            <text:p>Activités générales de sécurité sociale</text:p>
          </table:table-cell>
          <table:table-cell office:value-type="string">
            <text:p>84.30A</text:p>
          </table:table-cell>
          <table:table-cell table:number-columns-repeated="1022"/>
        </table:table-row>
        <table:table-row table:style-name="ro4">
          <table:table-cell office:value-type="string">
            <text:p>Activités hospitalières</text:p>
          </table:table-cell>
          <table:table-cell office:value-type="string">
            <text:p>86.10Z</text:p>
          </table:table-cell>
          <table:table-cell table:number-columns-repeated="1022"/>
        </table:table-row>
        <table:table-row table:style-name="ro4">
          <table:table-cell office:value-type="string">
            <text:p>Activités indifférenciées des ménages en tant que producteurs de biens pour usage propre</text:p>
          </table:table-cell>
          <table:table-cell office:value-type="string">
            <text:p>98.10Z</text:p>
          </table:table-cell>
          <table:table-cell table:number-columns-repeated="1022"/>
        </table:table-row>
        <table:table-row table:style-name="ro4">
          <table:table-cell office:value-type="string">
            <text:p>Activités indifférenciées des ménages en tant que producteurs de services pour usage propre</text:p>
          </table:table-cell>
          <table:table-cell office:value-type="string">
            <text:p>98.20Z</text:p>
          </table:table-cell>
          <table:table-cell table:number-columns-repeated="1022"/>
        </table:table-row>
        <table:table-row table:style-name="ro4">
          <table:table-cell office:value-type="string">
            <text:p>Activités juridiques</text:p>
          </table:table-cell>
          <table:table-cell office:value-type="string">
            <text:p>69.10Z</text:p>
          </table:table-cell>
          <table:table-cell table:number-columns-repeated="1022"/>
        </table:table-row>
        <table:table-row table:style-name="ro4">
          <table:table-cell office:value-type="string">
            <text:p>Activités liées aux systèmes de sécurité</text:p>
          </table:table-cell>
          <table:table-cell office:value-type="string">
            <text:p>80.20Z</text:p>
          </table:table-cell>
          <table:table-cell table:number-columns-repeated="1022"/>
        </table:table-row>
        <table:table-row table:style-name="ro4">
          <table:table-cell office:value-type="string">
            <text:p>Activités photographiques</text:p>
          </table:table-cell>
          <table:table-cell office:value-type="string">
            <text:p>74.20Z</text:p>
          </table:table-cell>
          <table:table-cell table:number-columns-repeated="1022"/>
        </table:table-row>
        <table:table-row table:style-name="ro4">
          <table:table-cell office:value-type="string">
            <text:p>Activités spécialisées de design</text:p>
          </table:table-cell>
          <table:table-cell office:value-type="string">
            <text:p>74.10Z</text:p>
          </table:table-cell>
          <table:table-cell table:number-columns-repeated="1022"/>
        </table:table-row>
        <table:table-row table:style-name="ro4">
          <table:table-cell office:value-type="string">
            <text:p>Activités spécialisées, scientifiques et techniques diverses</text:p>
          </table:table-cell>
          <table:table-cell office:value-type="string">
            <text:p>74.90B</text:p>
          </table:table-cell>
          <table:table-cell table:number-columns-repeated="1022"/>
        </table:table-row>
        <table:table-row table:style-name="ro4">
          <table:table-cell office:value-type="string">
            <text:p>Activités vétérinaires</text:p>
          </table:table-cell>
          <table:table-cell office:value-type="string">
            <text:p>75.00Z</text:p>
          </table:table-cell>
          <table:table-cell table:number-columns-repeated="1022"/>
        </table:table-row>
        <table:table-row table:style-name="ro4">
          <table:table-cell office:value-type="string">
            <text:p>Administration de marchés financiers</text:p>
          </table:table-cell>
          <table:table-cell office:value-type="string">
            <text:p>66.11Z</text:p>
          </table:table-cell>
          <table:table-cell table:number-columns-repeated="1022"/>
        </table:table-row>
        <table:table-row table:style-name="ro4">
          <table:table-cell office:value-type="string">
            <text:p>Administration d'immeubles et autres biens immobiliers</text:p>
          </table:table-cell>
          <table:table-cell office:value-type="string">
            <text:p>68.32A</text:p>
          </table:table-cell>
          <table:table-cell table:number-columns-repeated="1022"/>
        </table:table-row>
        <table:table-row table:style-name="ro5">
          <table:table-cell office:value-type="string">
            <text:p>Administration publique (tutelle de la santé, de la formation, de la culture et des services sociaux, autre que sécurité sociale)</text:p>
          </table:table-cell>
          <table:table-cell table:style-name="ce12" office:value-type="string">
            <text:p>84.12Z</text:p>
          </table:table-cell>
          <table:table-cell table:style-name="ce24"/>
          <table:table-cell table:number-columns-repeated="1021"/>
        </table:table-row>
        <table:table-row table:style-name="ro4">
          <table:table-cell office:value-type="string">
            <text:p>Administration publique(tutelle des activités économiques)</text:p>
          </table:table-cell>
          <table:table-cell table:style-name="ce12" office:value-type="string">
            <text:p>84.13Z</text:p>
          </table:table-cell>
          <table:table-cell table:style-name="ce24"/>
          <table:table-cell table:number-columns-repeated="1021"/>
        </table:table-row>
        <table:table-row table:style-name="ro4">
          <table:table-cell office:value-type="string">
            <text:p>Administration publique générale</text:p>
          </table:table-cell>
          <table:table-cell office:value-type="string">
            <text:p>84.11Z</text:p>
          </table:table-cell>
          <table:table-cell table:number-columns-repeated="1022"/>
        </table:table-row>
        <table:table-row table:style-name="ro4">
          <table:table-cell office:value-type="string">
            <text:p>Affaires étrangères</text:p>
          </table:table-cell>
          <table:table-cell office:value-type="string">
            <text:p>84.21Z</text:p>
          </table:table-cell>
          <table:table-cell table:number-columns-repeated="1022"/>
        </table:table-row>
        <table:table-row table:style-name="ro4">
          <table:table-cell office:value-type="string">
            <text:p>Affrètement et organisation des transports</text:p>
          </table:table-cell>
          <table:table-cell office:value-type="string">
            <text:p>52.29B</text:p>
          </table:table-cell>
          <table:table-cell table:number-columns-repeated="1022"/>
        </table:table-row>
        <table:table-row table:style-name="ro4">
          <table:table-cell office:value-type="string">
            <text:p>Agencement de lieux de vente</text:p>
          </table:table-cell>
          <table:table-cell office:value-type="string">
            <text:p>43.32C</text:p>
          </table:table-cell>
          <table:table-cell table:number-columns-repeated="1022"/>
        </table:table-row>
        <table:table-row table:style-name="ro4">
          <table:table-cell office:value-type="string">
            <text:p>Agences immobilières</text:p>
          </table:table-cell>
          <table:table-cell office:value-type="string">
            <text:p>68.31Z</text:p>
          </table:table-cell>
          <table:table-cell table:number-columns-repeated="1022"/>
        </table:table-row>
        <table:table-row table:style-name="ro4">
          <table:table-cell office:value-type="string">
            <text:p>Aide à domicile</text:p>
          </table:table-cell>
          <table:table-cell office:value-type="string">
            <text:p>88.10A</text:p>
          </table:table-cell>
          <table:table-cell table:number-columns-repeated="1022"/>
        </table:table-row>
        <table:table-row table:style-name="ro4">
          <table:table-cell office:value-type="string">
            <text:p>Aide par le travail</text:p>
          </table:table-cell>
          <table:table-cell office:value-type="string">
            <text:p>88.10C</text:p>
          </table:table-cell>
          <table:table-cell table:number-columns-repeated="1022"/>
        </table:table-row>
        <table:table-row table:style-name="ro4">
          <table:table-cell office:value-type="string">
            <text:p>Ambulances</text:p>
          </table:table-cell>
          <table:table-cell office:value-type="string">
            <text:p>86.90A</text:p>
          </table:table-cell>
          <table:table-cell table:number-columns-repeated="1022"/>
        </table:table-row>
        <table:table-row table:style-name="ro4">
          <table:table-cell office:value-type="string">
            <text:p>Analyses, essais et inspections techniques</text:p>
          </table:table-cell>
          <table:table-cell office:value-type="string">
            <text:p>71.20B</text:p>
          </table:table-cell>
          <table:table-cell table:number-columns-repeated="1022"/>
        </table:table-row>
        <table:table-row table:style-name="ro4">
          <table:table-cell office:value-type="string">
            <text:p>Apprêt et tannage des cuirs ; préparation et teinture des fourrures</text:p>
          </table:table-cell>
          <table:table-cell office:value-type="string">
            <text:p>15.11Z</text:p>
          </table:table-cell>
          <table:table-cell table:number-columns-repeated="1022"/>
        </table:table-row>
        <table:table-row table:style-name="ro4">
          <table:table-cell office:value-type="string">
            <text:p>Aquaculture en eau douce</text:p>
          </table:table-cell>
          <table:table-cell office:value-type="string">
            <text:p>03.22Z</text:p>
          </table:table-cell>
          <table:table-cell table:number-columns-repeated="1022"/>
        </table:table-row>
        <table:table-row table:style-name="ro4">
          <table:table-cell office:value-type="string">
            <text:p>Aquaculture en mer</text:p>
          </table:table-cell>
          <table:table-cell office:value-type="string">
            <text:p>03.21Z</text:p>
          </table:table-cell>
          <table:table-cell table:number-columns-repeated="1022"/>
        </table:table-row>
        <table:table-row table:style-name="ro4">
          <table:table-cell office:value-type="string">
            <text:p>Arts du spectacle vivant</text:p>
          </table:table-cell>
          <table:table-cell office:value-type="string">
            <text:p>90.01Z</text:p>
          </table:table-cell>
          <table:table-cell table:number-columns-repeated="1022"/>
        </table:table-row>
        <table:table-row table:style-name="ro4">
          <table:table-cell office:value-type="string">
            <text:p>Assurance vie</text:p>
          </table:table-cell>
          <table:table-cell office:value-type="string">
            <text:p>65.11Z</text:p>
          </table:table-cell>
          <table:table-cell table:number-columns-repeated="1022"/>
        </table:table-row>
        <table:table-row table:style-name="ro4">
          <table:table-cell office:value-type="string">
            <text:p>Autre accueil ou accompagnement sans hébergement d'enfants et d'adolescents</text:p>
          </table:table-cell>
          <table:table-cell office:value-type="string">
            <text:p>88.99A</text:p>
          </table:table-cell>
          <table:table-cell table:number-columns-repeated="1022"/>
        </table:table-row>
        <table:table-row table:style-name="ro4">
          <table:table-cell office:value-type="string">
            <text:p>Autre création artistique</text:p>
          </table:table-cell>
          <table:table-cell office:value-type="string">
            <text:p>90.03B</text:p>
          </table:table-cell>
          <table:table-cell table:number-columns-repeated="1022"/>
        </table:table-row>
        <table:table-row table:style-name="ro4">
          <table:table-cell office:value-type="string">
            <text:p>Autre distribution de crédit</text:p>
          </table:table-cell>
          <table:table-cell office:value-type="string">
            <text:p>64.92Z</text:p>
          </table:table-cell>
          <table:table-cell table:number-columns-repeated="1022"/>
        </table:table-row>
        <table:table-row table:style-name="ro4">
          <table:table-cell office:value-type="string">
            <text:p>Autre imprimerie (labeur)</text:p>
          </table:table-cell>
          <table:table-cell office:value-type="string">
            <text:p>18.12Z</text:p>
          </table:table-cell>
          <table:table-cell table:style-name="ce24"/>
          <table:table-cell table:number-columns-repeated="1021"/>
        </table:table-row>
        <table:table-row table:style-name="ro4">
          <table:table-cell office:value-type="string">
            <text:p>Autre mise à disposition de ressources humaines</text:p>
          </table:table-cell>
          <table:table-cell office:value-type="string">
            <text:p>78.30Z</text:p>
          </table:table-cell>
          <table:table-cell table:number-columns-repeated="1022"/>
        </table:table-row>
        <table:table-row table:style-name="ro4">
          <table:table-cell office:value-type="string">
            <text:p>Autre transformation et conservation de légumes</text:p>
          </table:table-cell>
          <table:table-cell office:value-type="string">
            <text:p>10.39A</text:p>
          </table:table-cell>
          <table:table-cell table:number-columns-repeated="1022"/>
        </table:table-row>
        <table:table-row table:style-name="ro4">
          <table:table-cell office:value-type="string">
            <text:p>Autres activités auxiliaires d'assurance et de caisses de retraite</text:p>
          </table:table-cell>
          <table:table-cell office:value-type="string">
            <text:p>66.29Z</text:p>
          </table:table-cell>
          <table:table-cell table:number-columns-repeated="1022"/>
        </table:table-row>
        <table:table-row table:style-name="ro4">
          <table:table-cell office:value-type="string">
            <text:p>Autres activités auxiliaires de services financiers, hors assurance et caisses de retraite, n.c.a.</text:p>
          </table:table-cell>
          <table:table-cell office:value-type="string">
            <text:p>66.19B</text:p>
          </table:table-cell>
          <table:table-cell table:number-columns-repeated="1022"/>
        </table:table-row>
        <table:table-row table:style-name="ro4">
          <table:table-cell office:value-type="string">
            <text:p>Autres activités de nettoyage des bâtiments et nettoyage industriel</text:p>
          </table:table-cell>
          <table:table-cell office:value-type="string">
            <text:p>81.22Z</text:p>
          </table:table-cell>
          <table:table-cell table:number-columns-repeated="1022"/>
        </table:table-row>
        <table:table-row table:style-name="ro4">
          <table:table-cell office:value-type="string">
            <text:p>Autres activités de nettoyage n.c.a.</text:p>
          </table:table-cell>
          <table:table-cell office:value-type="string">
            <text:p>81.29B</text:p>
          </table:table-cell>
          <table:table-cell table:number-columns-repeated="1022"/>
        </table:table-row>
        <table:table-row table:style-name="ro4">
          <table:table-cell office:value-type="string">
            <text:p>Autres activités de poste et de courrier</text:p>
          </table:table-cell>
          <table:table-cell office:value-type="string">
            <text:p>53.20Z</text:p>
          </table:table-cell>
          <table:table-cell table:number-columns-repeated="1022"/>
        </table:table-row>
        <table:table-row table:style-name="ro4">
          <table:table-cell office:value-type="string">
            <text:p>Autres activités de soutien aux entreprises n.c.a.</text:p>
          </table:table-cell>
          <table:table-cell office:value-type="string">
            <text:p>82.99Z</text:p>
          </table:table-cell>
          <table:table-cell table:number-columns-repeated="1022"/>
        </table:table-row>
        <table:table-row table:style-name="ro4">
          <table:table-cell office:value-type="string">
            <text:p>Autres activités de télécommunication</text:p>
          </table:table-cell>
          <table:table-cell office:value-type="string">
            <text:p>61.90Z</text:p>
          </table:table-cell>
          <table:table-cell table:number-columns-repeated="1022"/>
        </table:table-row>
        <table:table-row table:style-name="ro4">
          <table:table-cell office:value-type="string">
            <text:p>Autres activités d'édition</text:p>
          </table:table-cell>
          <table:table-cell office:value-type="string">
            <text:p>58.19Z</text:p>
          </table:table-cell>
          <table:table-cell table:number-columns-repeated="1022"/>
        </table:table-row>
        <table:table-row table:style-name="ro4">
          <table:table-cell office:value-type="string">
            <text:p>Autres activités des médecins spécialistes</text:p>
          </table:table-cell>
          <table:table-cell office:value-type="string">
            <text:p>86.22C</text:p>
          </table:table-cell>
          <table:table-cell table:number-columns-repeated="1022"/>
        </table:table-row>
        <table:table-row table:style-name="ro4">
          <table:table-cell office:value-type="string">
            <text:p>Autres activités des services financiers, hors assurance et caisses de retraite, n.c.a.</text:p>
          </table:table-cell>
          <table:table-cell office:value-type="string">
            <text:p>64.99Z</text:p>
          </table:table-cell>
          <table:table-cell table:number-columns-repeated="1022"/>
        </table:table-row>
        <table:table-row table:style-name="ro4">
          <table:table-cell office:value-type="string">
            <text:p>Autres activités du travail des grains</text:p>
          </table:table-cell>
          <table:table-cell office:value-type="string">
            <text:p>10.61B</text:p>
          </table:table-cell>
          <table:table-cell table:number-columns-repeated="1022"/>
        </table:table-row>
        <table:table-row table:style-name="ro4">
          <table:table-cell office:value-type="string">
            <text:p>Autres activités extractives n.c.a.</text:p>
          </table:table-cell>
          <table:table-cell office:value-type="string">
            <text:p>08.99Z</text:p>
          </table:table-cell>
          <table:table-cell table:number-columns-repeated="1022"/>
        </table:table-row>
        <table:table-row table:style-name="ro4">
          <table:table-cell office:value-type="string">
            <text:p>Autres activités informatiques</text:p>
          </table:table-cell>
          <table:table-cell office:value-type="string">
            <text:p>62.09Z</text:p>
          </table:table-cell>
          <table:table-cell table:number-columns-repeated="1022"/>
        </table:table-row>
        <table:table-row table:style-name="ro4">
          <table:table-cell office:value-type="string">
            <text:p>Autres activités liées au sport</text:p>
          </table:table-cell>
          <table:table-cell office:value-type="string">
            <text:p>93.19Z</text:p>
          </table:table-cell>
          <table:table-cell table:number-columns-repeated="1022"/>
        </table:table-row>
        <table:table-row table:style-name="ro4">
          <table:table-cell office:value-type="string">
            <text:p>Autres activités manufacturières n.c.a.</text:p>
          </table:table-cell>
          <table:table-cell office:value-type="string">
            <text:p>32.99Z</text:p>
          </table:table-cell>
          <table:table-cell table:number-columns-repeated="1022"/>
        </table:table-row>
        <table:table-row table:style-name="ro4">
          <table:table-cell office:value-type="string">
            <text:p>Autres activités récréatives et de loisirs</text:p>
          </table:table-cell>
          <table:table-cell office:value-type="string">
            <text:p>93.29Z</text:p>
          </table:table-cell>
          <table:table-cell table:number-columns-repeated="1022"/>
        </table:table-row>
        <table:table-row table:style-name="ro4">
          <table:table-cell office:value-type="string">
            <text:p>Autres assurances</text:p>
          </table:table-cell>
          <table:table-cell office:value-type="string">
            <text:p>65.12Z</text:p>
          </table:table-cell>
          <table:table-cell table:number-columns-repeated="1022"/>
        </table:table-row>
        <table:table-row table:style-name="ro4">
          <table:table-cell office:value-type="string">
            <text:p>Autres commerces de détail alimentaires en magasin spécialisé</text:p>
          </table:table-cell>
          <table:table-cell office:value-type="string">
            <text:p>47.29Z</text:p>
          </table:table-cell>
          <table:table-cell table:number-columns-repeated="1022"/>
        </table:table-row>
        <table:table-row table:style-name="ro4">
          <table:table-cell office:value-type="string">
            <text:p>Autres commerces de détail en magasin non spécialisé</text:p>
          </table:table-cell>
          <table:table-cell office:value-type="string">
            <text:p>47.19B</text:p>
          </table:table-cell>
          <table:table-cell table:number-columns-repeated="1022"/>
        </table:table-row>
        <table:table-row table:style-name="ro4">
          <table:table-cell office:value-type="string">
            <text:p>Autres commerces de détail spécialisés divers</text:p>
          </table:table-cell>
          <table:table-cell office:value-type="string">
            <text:p>47.78C</text:p>
          </table:table-cell>
          <table:table-cell table:number-columns-repeated="1022"/>
        </table:table-row>
        <table:table-row table:style-name="ro4">
          <table:table-cell office:value-type="string">
            <text:p>Autres commerces de détail sur éventaires et marchés</text:p>
          </table:table-cell>
          <table:table-cell office:value-type="string">
            <text:p>47.89Z</text:p>
          </table:table-cell>
          <table:table-cell table:number-columns-repeated="1022"/>
        </table:table-row>
        <table:table-row table:style-name="ro4">
          <table:table-cell office:value-type="string">
            <text:p>Autres cultures non permanentes</text:p>
          </table:table-cell>
          <table:table-cell office:value-type="string">
            <text:p>01.19Z</text:p>
          </table:table-cell>
          <table:table-cell table:number-columns-repeated="1022"/>
        </table:table-row>
        <table:table-row table:style-name="ro4">
          <table:table-cell office:value-type="string">
            <text:p>Autres cultures permanentes</text:p>
          </table:table-cell>
          <table:table-cell office:value-type="string">
            <text:p>01.29Z</text:p>
          </table:table-cell>
          <table:table-cell table:number-columns-repeated="1022"/>
        </table:table-row>
        <table:table-row table:style-name="ro4">
          <table:table-cell office:value-type="string">
            <text:p>Autres enseignements</text:p>
          </table:table-cell>
          <table:table-cell office:value-type="string">
            <text:p>85.59B</text:p>
          </table:table-cell>
          <table:table-cell table:number-columns-repeated="1022"/>
        </table:table-row>
        <table:table-row table:style-name="ro4">
          <table:table-cell office:value-type="string">
            <text:p>Autres hébergements</text:p>
          </table:table-cell>
          <table:table-cell office:value-type="string">
            <text:p>55.90Z</text:p>
          </table:table-cell>
          <table:table-cell table:number-columns-repeated="1022"/>
        </table:table-row>
        <table:table-row table:style-name="ro4">
          <table:table-cell office:value-type="string">
            <text:p>Autres intermédiaires du commerce en combustibles, métaux, minéraux et produits chimiques</text:p>
          </table:table-cell>
          <table:table-cell office:value-type="string">
            <text:p>46.12B</text:p>
          </table:table-cell>
          <table:table-cell table:number-columns-repeated="1022"/>
        </table:table-row>
        <table:table-row table:style-name="ro4">
          <table:table-cell office:value-type="string">
            <text:p>Autres intermédiaires du commerce en denrées, boissons et tabac</text:p>
          </table:table-cell>
          <table:table-cell office:value-type="string">
            <text:p>46.17B</text:p>
          </table:table-cell>
          <table:table-cell table:number-columns-repeated="1022"/>
        </table:table-row>
        <table:table-row table:style-name="ro4">
          <table:table-cell office:value-type="string">
            <text:p>Autres intermédiaires du commerce en produits divers</text:p>
          </table:table-cell>
          <table:table-cell office:value-type="string">
            <text:p>46.19B</text:p>
          </table:table-cell>
          <table:table-cell table:number-columns-repeated="1022"/>
        </table:table-row>
        <table:table-row table:style-name="ro4">
          <table:table-cell office:value-type="string">
            <text:p>Autres intermédiations monétaires</text:p>
          </table:table-cell>
          <table:table-cell office:value-type="string">
            <text:p>64.19Z</text:p>
          </table:table-cell>
          <table:table-cell table:number-columns-repeated="1022"/>
        </table:table-row>
        <table:table-row table:style-name="ro4">
          <table:table-cell office:value-type="string">
            <text:p>Autres organisations fonctionnant par adhésion volontaire</text:p>
          </table:table-cell>
          <table:table-cell office:value-type="string">
            <text:p>94.99Z</text:p>
          </table:table-cell>
          <table:table-cell table:number-columns-repeated="1022"/>
        </table:table-row>
        <table:table-row table:style-name="ro4">
          <table:table-cell office:value-type="string">
            <text:p>Autres services de réservation et activités connexes</text:p>
          </table:table-cell>
          <table:table-cell office:value-type="string">
            <text:p>79.90Z</text:p>
          </table:table-cell>
          <table:table-cell table:number-columns-repeated="1022"/>
        </table:table-row>
        <table:table-row table:style-name="ro4">
          <table:table-cell office:value-type="string">
            <text:p>Autres services de restauration n.c.a.</text:p>
          </table:table-cell>
          <table:table-cell office:value-type="string">
            <text:p>56.29B</text:p>
          </table:table-cell>
          <table:table-cell table:number-columns-repeated="1022"/>
        </table:table-row>
        <table:table-row table:style-name="ro4">
          <table:table-cell office:value-type="string">
            <text:p>Autres services d'information n.c.a.</text:p>
          </table:table-cell>
          <table:table-cell office:value-type="string">
            <text:p>63.99Z</text:p>
          </table:table-cell>
          <table:table-cell table:number-columns-repeated="1022"/>
        </table:table-row>
        <table:table-row table:style-name="ro4">
          <table:table-cell office:value-type="string">
            <text:p>Autres services personnels n.c.a.</text:p>
          </table:table-cell>
          <table:table-cell office:value-type="string">
            <text:p>96.09Z</text:p>
          </table:table-cell>
          <table:table-cell table:number-columns-repeated="1022"/>
        </table:table-row>
        <table:table-row table:style-name="ro4">
          <table:table-cell office:value-type="string">
            <text:p>Autres transports routiers de voyageurs</text:p>
          </table:table-cell>
          <table:table-cell office:value-type="string">
            <text:p>49.39B</text:p>
          </table:table-cell>
          <table:table-cell table:number-columns-repeated="1022"/>
        </table:table-row>
        <table:table-row table:style-name="ro4">
          <table:table-cell office:value-type="string">
            <text:p>Autres travaux de finition</text:p>
          </table:table-cell>
          <table:table-cell office:value-type="string">
            <text:p>43.39Z</text:p>
          </table:table-cell>
          <table:table-cell table:number-columns-repeated="1022"/>
        </table:table-row>
        <table:table-row table:style-name="ro4">
          <table:table-cell office:value-type="string">
            <text:p>Autres travaux d'installation n.c.a.</text:p>
          </table:table-cell>
          <table:table-cell office:value-type="string">
            <text:p>43.29B</text:p>
          </table:table-cell>
          <table:table-cell table:number-columns-repeated="1022"/>
        </table:table-row>
        <table:table-row table:style-name="ro4">
          <table:table-cell office:value-type="string">
            <text:p>Autres travaux spécialisés de construction</text:p>
          </table:table-cell>
          <table:table-cell office:value-type="string">
            <text:p>43.99D</text:p>
          </table:table-cell>
          <table:table-cell table:number-columns-repeated="1022"/>
        </table:table-row>
        <table:table-row table:style-name="ro4">
          <table:table-cell office:value-type="string">
            <text:p>Blanchisserie-teinturerie de détail</text:p>
          </table:table-cell>
          <table:table-cell office:value-type="string">
            <text:p>96.01B</text:p>
          </table:table-cell>
          <table:table-cell table:number-columns-repeated="1022"/>
        </table:table-row>
        <table:table-row table:style-name="ro4">
          <table:table-cell office:value-type="string">
            <text:p>Blanchisserie-teinturerie de gros</text:p>
          </table:table-cell>
          <table:table-cell office:value-type="string">
            <text:p>96.01A</text:p>
          </table:table-cell>
          <table:table-cell table:number-columns-repeated="1022"/>
        </table:table-row>
        <table:table-row table:style-name="ro4">
          <table:table-cell office:value-type="string">
            <text:p>Boulangerie et boulangerie-pâtisserie</text:p>
          </table:table-cell>
          <table:table-cell office:value-type="string">
            <text:p>10.71C</text:p>
          </table:table-cell>
          <table:table-cell table:number-columns-repeated="1022"/>
        </table:table-row>
        <table:table-row table:style-name="ro4">
          <table:table-cell office:value-type="string">
            <text:p>Cafétérias et autres libres-services</text:p>
          </table:table-cell>
          <table:table-cell office:value-type="string">
            <text:p>56.10B</text:p>
          </table:table-cell>
          <table:table-cell table:number-columns-repeated="1022"/>
        </table:table-row>
        <table:table-row table:style-name="ro4">
          <table:table-cell office:value-type="string">
            <text:p>Caisses de retraite</text:p>
          </table:table-cell>
          <table:table-cell office:value-type="string">
            <text:p>65.30Z</text:p>
          </table:table-cell>
          <table:table-cell table:number-columns-repeated="1022"/>
        </table:table-row>
        <table:table-row table:style-name="ro4">
          <table:table-cell office:value-type="string">
            <text:p>Captage, traitement et distribution d'eau</text:p>
          </table:table-cell>
          <table:table-cell office:value-type="string">
            <text:p>36.00Z</text:p>
          </table:table-cell>
          <table:table-cell table:number-columns-repeated="1022"/>
        </table:table-row>
        <table:table-row table:style-name="ro4">
          <table:table-cell office:value-type="string">
            <text:p>Centrales d'achat alimentaires</text:p>
          </table:table-cell>
          <table:table-cell office:value-type="string">
            <text:p>46.17A</text:p>
          </table:table-cell>
          <table:table-cell table:number-columns-repeated="1022"/>
        </table:table-row>
        <table:table-row table:style-name="ro4">
          <table:table-cell office:value-type="string">
            <text:p>Centrales d'achat de carburant</text:p>
          </table:table-cell>
          <table:table-cell office:value-type="string">
            <text:p>46.12A</text:p>
          </table:table-cell>
          <table:table-cell table:number-columns-repeated="1022"/>
        </table:table-row>
        <table:table-row table:style-name="ro4">
          <table:table-cell office:value-type="string">
            <text:p>Centrales d'achat non alimentaires</text:p>
          </table:table-cell>
          <table:table-cell office:value-type="string">
            <text:p>46.19A</text:p>
          </table:table-cell>
          <table:table-cell table:number-columns-repeated="1022"/>
        </table:table-row>
        <table:table-row table:style-name="ro4">
          <table:table-cell office:value-type="string">
            <text:p>Centres de collecte et banques d'organes</text:p>
          </table:table-cell>
          <table:table-cell office:value-type="string">
            <text:p>86.90C</text:p>
          </table:table-cell>
          <table:table-cell table:number-columns-repeated="1022"/>
        </table:table-row>
        <table:table-row table:style-name="ro4">
          <table:table-cell office:value-type="string">
            <text:p>Charcuterie</text:p>
          </table:table-cell>
          <table:table-cell office:value-type="string">
            <text:p>10.13B</text:p>
          </table:table-cell>
          <table:table-cell table:number-columns-repeated="1022"/>
        </table:table-row>
        <table:table-row table:style-name="ro4">
          <table:table-cell office:value-type="string">
            <text:p>Chasse, piégeage et services annexes</text:p>
          </table:table-cell>
          <table:table-cell office:value-type="string">
            <text:p>01.70Z</text:p>
          </table:table-cell>
          <table:table-cell table:number-columns-repeated="1022"/>
        </table:table-row>
        <table:table-row table:style-name="ro4">
          <table:table-cell office:value-type="string">
            <text:p>Coiffure</text:p>
          </table:table-cell>
          <table:table-cell office:value-type="string">
            <text:p>96.02A</text:p>
          </table:table-cell>
          <table:table-cell table:number-columns-repeated="1022"/>
        </table:table-row>
        <table:table-row table:style-name="ro4">
          <table:table-cell office:value-type="string">
            <text:p>Cokéfaction</text:p>
          </table:table-cell>
          <table:table-cell office:value-type="string">
            <text:p>19.10Z</text:p>
          </table:table-cell>
          <table:table-cell table:number-columns-repeated="1022"/>
        </table:table-row>
        <table:table-row table:style-name="ro4">
          <table:table-cell office:value-type="string">
            <text:p>Collecte des déchets dangereux</text:p>
          </table:table-cell>
          <table:table-cell office:value-type="string">
            <text:p>38.12Z</text:p>
          </table:table-cell>
          <table:table-cell table:number-columns-repeated="1022"/>
        </table:table-row>
        <table:table-row table:style-name="ro4">
          <table:table-cell office:value-type="string">
            <text:p>Collecte des déchets non dangereux</text:p>
          </table:table-cell>
          <table:table-cell office:value-type="string">
            <text:p>38.11Z</text:p>
          </table:table-cell>
          <table:table-cell table:number-columns-repeated="1022"/>
        </table:table-row>
        <table:table-row table:style-name="ro4">
          <table:table-cell office:value-type="string">
            <text:p>Collecte et traitement des eaux usées</text:p>
          </table:table-cell>
          <table:table-cell office:value-type="string">
            <text:p>37.00Z</text:p>
          </table:table-cell>
          <table:table-cell table:number-columns-repeated="1022"/>
        </table:table-row>
        <table:table-row table:style-name="ro4">
          <table:table-cell office:value-type="string">
            <text:p>Commerce d'alimentation générale</text:p>
          </table:table-cell>
          <table:table-cell office:value-type="string">
            <text:p>47.11B</text:p>
          </table:table-cell>
          <table:table-cell table:number-columns-repeated="1022"/>
        </table:table-row>
        <table:table-row table:style-name="ro4">
          <table:table-cell office:value-type="string">
            <text:p>Commerce d'autres véhicules automobiles</text:p>
          </table:table-cell>
          <table:table-cell office:value-type="string">
            <text:p>45.19Z</text:p>
          </table:table-cell>
          <table:table-cell table:number-columns-repeated="1022"/>
        </table:table-row>
        <table:table-row table:style-name="ro4">
          <table:table-cell office:value-type="string">
            <text:p>Commerce de combustibles gazeux par conduites</text:p>
          </table:table-cell>
          <table:table-cell office:value-type="string">
            <text:p>35.23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alimentaire sur éventaires et marchés</text:p>
          </table:table-cell>
          <table:table-cell office:value-type="string">
            <text:p>47.81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'appareils électroménagers en magasin spécialisé</text:p>
          </table:table-cell>
          <table:table-cell office:value-type="string">
            <text:p>47.54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'articles de sport en magasin spécialisé</text:p>
          </table:table-cell>
          <table:table-cell office:value-type="string">
            <text:p>47.64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'articles d'horlogerie et de bijouterie en magasin spécialisé</text:p>
          </table:table-cell>
          <table:table-cell office:value-type="string">
            <text:p>47.77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'articles médicaux et orthopédiques en magasin spécialisé</text:p>
          </table:table-cell>
          <table:table-cell office:value-type="string">
            <text:p>47.74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'autres équipements du foyer</text:p>
          </table:table-cell>
          <table:table-cell office:value-type="string">
            <text:p>47.59B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biens d'occasion en magasin</text:p>
          </table:table-cell>
          <table:table-cell office:value-type="string">
            <text:p>47.79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boissons en magasin spécialisé</text:p>
          </table:table-cell>
          <table:table-cell office:value-type="string">
            <text:p>47.25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carburants en magasin spécialisé</text:p>
          </table:table-cell>
          <table:table-cell office:value-type="string">
            <text:p>47.30Z</text:p>
          </table:table-cell>
          <table:table-cell table:number-columns-repeated="1022"/>
        </table:table-row>
        <table:table-row table:style-name="ro5">
          <table:table-cell office:value-type="string">
            <text:p>Commerce de détail de fleurs, plantes, graines, engrais, animaux de compagnie et aliments pour ces animaux en magasin spécialisé</text:p>
          </table:table-cell>
          <table:table-cell office:value-type="string">
            <text:p>47.76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fruits et légumes en magasin spécialisé</text:p>
          </table:table-cell>
          <table:table-cell office:value-type="string">
            <text:p>47.21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jeux et jouets en magasin spécialisé</text:p>
          </table:table-cell>
          <table:table-cell office:value-type="string">
            <text:p>47.65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journaux et papeterie en magasin spécialisé</text:p>
          </table:table-cell>
          <table:table-cell office:value-type="string">
            <text:p>47.62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la chaussure</text:p>
          </table:table-cell>
          <table:table-cell office:value-type="string">
            <text:p>47.72A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livres en magasin spécialisé</text:p>
          </table:table-cell>
          <table:table-cell office:value-type="string">
            <text:p>47.61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maroquinerie et d'articles de voyage</text:p>
          </table:table-cell>
          <table:table-cell office:value-type="string">
            <text:p>47.72B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matériels audio et vidéo en magasin spécialisé</text:p>
          </table:table-cell>
          <table:table-cell office:value-type="string">
            <text:p>47.43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matériels de télécommunication en magasin spécialisé</text:p>
          </table:table-cell>
          <table:table-cell office:value-type="string">
            <text:p>47.42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meubles</text:p>
          </table:table-cell>
          <table:table-cell office:value-type="string">
            <text:p>47.59A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pain, pâtisserie et confiserie en magasin spécialisé</text:p>
          </table:table-cell>
          <table:table-cell office:value-type="string">
            <text:p>47.24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parfumerie et de produits de beauté en magasin spécialisé</text:p>
          </table:table-cell>
          <table:table-cell office:value-type="string">
            <text:p>47.75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poissons, crustacés et mollusques en magasin spécialisé</text:p>
          </table:table-cell>
          <table:table-cell office:value-type="string">
            <text:p>47.23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produits à base de tabac en magasin spécialisé</text:p>
          </table:table-cell>
          <table:table-cell office:value-type="string">
            <text:p>47.26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produits pharmaceutiques en magasin spécialisé</text:p>
          </table:table-cell>
          <table:table-cell office:value-type="string">
            <text:p>47.73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produits surgelés</text:p>
          </table:table-cell>
          <table:table-cell office:value-type="string">
            <text:p>47.11A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quincaillerie, peintures et verres en grandes surfaces(400 m² et plus)</text:p>
          </table:table-cell>
          <table:table-cell table:style-name="ce12" office:value-type="string">
            <text:p>47.52B</text:p>
          </table:table-cell>
          <table:table-cell table:style-name="ce24"/>
          <table:table-cell table:number-columns-repeated="1021"/>
        </table:table-row>
        <table:table-row table:style-name="ro4">
          <table:table-cell office:value-type="string">
            <text:p>Commerce de détail de quincaillerie, peintures et verres en petites surfaces(moins de 400 m²)</text:p>
          </table:table-cell>
          <table:table-cell table:style-name="ce12" office:value-type="string">
            <text:p>47.52A</text:p>
          </table:table-cell>
          <table:table-cell table:style-name="ce24"/>
          <table:table-cell table:number-columns-repeated="1021"/>
        </table:table-row>
        <table:table-row table:style-name="ro4">
          <table:table-cell office:value-type="string">
            <text:p>Commerce de détail de tapis, moquettes et revêtements de murs et de sols en magasin spécialisé</text:p>
          </table:table-cell>
          <table:table-cell office:value-type="string">
            <text:p>47.53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textiles en magasin spécialisé</text:p>
          </table:table-cell>
          <table:table-cell office:value-type="string">
            <text:p>47.51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textiles, d'habillement et de chaussures sur éventaires et marchés</text:p>
          </table:table-cell>
          <table:table-cell office:value-type="string">
            <text:p>47.82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e viandes et de produits à base de viande en magasin spécialisé</text:p>
          </table:table-cell>
          <table:table-cell office:value-type="string">
            <text:p>47.22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'enregistrements musicaux et vidéo en magasin spécialisé</text:p>
          </table:table-cell>
          <table:table-cell office:value-type="string">
            <text:p>47.63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'équipements automobiles</text:p>
          </table:table-cell>
          <table:table-cell office:value-type="string">
            <text:p>45.32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'habillement en magasin spécialisé</text:p>
          </table:table-cell>
          <table:table-cell office:value-type="string">
            <text:p>47.71Z</text:p>
          </table:table-cell>
          <table:table-cell table:number-columns-repeated="1022"/>
        </table:table-row>
        <table:table-row table:style-name="ro4">
          <table:table-cell office:value-type="string">
            <text:p>Commerce de détail d'ordinateurs, d'unités périphériques et de logiciels en magasin spécialisé</text:p>
          </table:table-cell>
          <table:table-cell office:value-type="string">
            <text:p>47.41Z</text:p>
          </table:table-cell>
          <table:table-cell table:number-columns-repeated="1022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alimentaire non spécialisé</text:p>
          </table:table-cell>
          <table:table-cell table:style-name="ce24" office:value-type="string">
            <text:p>46.39B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alimentaire spécialisé divers</text:p>
          </table:table-cell>
          <table:table-cell table:style-name="ce24" office:value-type="string">
            <text:p>46.38B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'animaux vivants</text:p>
          </table:table-cell>
          <table:table-cell table:style-name="ce24" office:value-type="string">
            <text:p>46.23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'appareils électroménagers</text:p>
          </table:table-cell>
          <table:table-cell table:style-name="ce24" office:value-type="string">
            <text:p>46.43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'appareils sanitaires et de produits de décoration</text:p>
          </table:table-cell>
          <table:table-cell table:style-name="ce24" office:value-type="string">
            <text:p>46.73B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'articles d'horlogerie et de bijouterie</text:p>
          </table:table-cell>
          <table:table-cell table:style-name="ce24" office:value-type="string">
            <text:p>46.48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'autres biens domestiques</text:p>
          </table:table-cell>
          <table:table-cell table:style-name="ce24" office:value-type="string">
            <text:p>46.49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'autres machines et équipements de bureau</text:p>
          </table:table-cell>
          <table:table-cell table:style-name="ce24" office:value-type="string">
            <text:p>46.66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'autres produits intermédiaires</text:p>
          </table:table-cell>
          <table:table-cell table:style-name="ce24" office:value-type="string">
            <text:p>46.76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bois et de matériaux de construction</text:p>
          </table:table-cell>
          <table:table-cell table:style-name="ce24" office:value-type="string">
            <text:p>46.73A</text:p>
          </table:table-cell>
          <table:table-cell table:number-columns-repeated="1021"/>
        </table:table-row>
        <table:table-row table:style-name="ro4">
          <table:table-cell office:value-type="string">
            <text:p>Commerce de gros</text:p>
          </table:table-cell>
          <table:table-cell office:value-type="string">
            <text:p>commerce interentreprises de boissons</text:p>
          </table:table-cell>
          <table:table-cell table:style-name="ce24" office:value-type="string">
            <text:p>46.34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café, thé, cacao et épices</text:p>
          </table:table-cell>
          <table:table-cell table:style-name="ce24" office:value-type="string">
            <text:p>46.37Z</text:p>
          </table:table-cell>
          <table:table-cell table:number-columns-repeated="1021"/>
        </table:table-row>
        <table:table-row table:style-name="ro6">
          <table:table-cell office:value-type="string">
            <text:p>Commerce de gros</text:p>
          </table:table-cell>
          <table:table-cell office:value-type="string">
            <text:p>commerce interentreprises de céréales, de tabac non manufacturé, de semences et d'aliments pour le bétail</text:p>
          </table:table-cell>
          <table:table-cell table:style-name="ce24" office:value-type="string">
            <text:p>46.21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combustibles et de produits annexes</text:p>
          </table:table-cell>
          <table:table-cell table:style-name="ce24" office:value-type="string">
            <text:p>46.71Z</text:p>
          </table:table-cell>
          <table:table-cell table:number-columns-repeated="1021"/>
        </table:table-row>
        <table:table-row table:style-name="ro6">
          <table:table-cell office:value-type="string">
            <text:p>Commerce de gros</text:p>
          </table:table-cell>
          <table:table-cell office:value-type="string">
            <text:p>commerce interentreprises de composants et d'équipements électroniques et de télécommunication</text:p>
          </table:table-cell>
          <table:table-cell table:style-name="ce24" office:value-type="string">
            <text:p>46.52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cuirs et peaux</text:p>
          </table:table-cell>
          <table:table-cell table:style-name="ce24" office:value-type="string">
            <text:p>46.24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déchets et débris</text:p>
          </table:table-cell>
          <table:table-cell table:style-name="ce24" office:value-type="string">
            <text:p>46.77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fleurs et plantes</text:p>
          </table:table-cell>
          <table:table-cell table:style-name="ce24" office:value-type="string">
            <text:p>46.22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fournitures et équipements industriels divers</text:p>
          </table:table-cell>
          <table:table-cell table:style-name="ce24" office:value-type="string">
            <text:p>46.69B</text:p>
          </table:table-cell>
          <table:table-cell table:number-columns-repeated="1021"/>
        </table:table-row>
        <table:table-row table:style-name="ro6">
          <table:table-cell office:value-type="string">
            <text:p>Commerce de gros</text:p>
          </table:table-cell>
          <table:table-cell office:value-type="string">
            <text:p>commerce interentreprises de fournitures et équipements divers pour le commerce et les services</text:p>
          </table:table-cell>
          <table:table-cell table:style-name="ce24" office:value-type="string">
            <text:p>46.69C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fournitures pour la plomberie et le chauffage</text:p>
          </table:table-cell>
          <table:table-cell table:style-name="ce24" office:value-type="string">
            <text:p>46.74B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fruits et légumes</text:p>
          </table:table-cell>
          <table:table-cell table:style-name="ce24" office:value-type="string">
            <text:p>46.31Z</text:p>
          </table:table-cell>
          <table:table-cell table:number-columns-repeated="1021"/>
        </table:table-row>
        <table:table-row table:style-name="ro6">
          <table:table-cell office:value-type="string">
            <text:p>Commerce de gros</text:p>
          </table:table-cell>
          <table:table-cell office:value-type="string">
            <text:p>commerce interentreprises de machines pour l'extraction, la construction et le génie civil</text:p>
          </table:table-cell>
          <table:table-cell table:style-name="ce24" office:value-type="string">
            <text:p>46.63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machines pour l'industrie textile et l'habillement</text:p>
          </table:table-cell>
          <table:table-cell table:style-name="ce24" office:value-type="string">
            <text:p>46.64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machines-outils</text:p>
          </table:table-cell>
          <table:table-cell table:style-name="ce24" office:value-type="string">
            <text:p>46.62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matériel agricole</text:p>
          </table:table-cell>
          <table:table-cell table:style-name="ce24" office:value-type="string">
            <text:p>46.61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matériel électrique</text:p>
          </table:table-cell>
          <table:table-cell table:style-name="ce24" office:value-type="string">
            <text:p>46.69A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meubles, de tapis et d'appareils d'éclairage</text:p>
          </table:table-cell>
          <table:table-cell table:style-name="ce24" office:value-type="string">
            <text:p>46.47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minerais et métaux</text:p>
          </table:table-cell>
          <table:table-cell table:style-name="ce24" office:value-type="string">
            <text:p>46.72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mobilier de bureau</text:p>
          </table:table-cell>
          <table:table-cell table:style-name="ce24" office:value-type="string">
            <text:p>46.65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parfumerie et de produits de beauté</text:p>
          </table:table-cell>
          <table:table-cell table:style-name="ce24" office:value-type="string">
            <text:p>46.45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poissons, crustacés et mollusques</text:p>
          </table:table-cell>
          <table:table-cell table:style-name="ce24" office:value-type="string">
            <text:p>46.38A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produits à base de viande</text:p>
          </table:table-cell>
          <table:table-cell table:style-name="ce24" office:value-type="string">
            <text:p>46.32B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produits à base de tabac</text:p>
          </table:table-cell>
          <table:table-cell table:style-name="ce24" office:value-type="string">
            <text:p>46.35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produits chimiques</text:p>
          </table:table-cell>
          <table:table-cell table:style-name="ce24" office:value-type="string">
            <text:p>46.75Z</text:p>
          </table:table-cell>
          <table:table-cell table:number-columns-repeated="1021"/>
        </table:table-row>
        <table:table-row table:style-name="ro6">
          <table:table-cell office:value-type="string">
            <text:p>Commerce de gros</text:p>
          </table:table-cell>
          <table:table-cell office:value-type="string">
            <text:p>commerce interentreprises de produits laitiers, œufs, huiles et matières grasses comestibles</text:p>
          </table:table-cell>
          <table:table-cell table:style-name="ce24" office:value-type="string">
            <text:p>46.33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produits pharmaceutiques</text:p>
          </table:table-cell>
          <table:table-cell table:style-name="ce24" office:value-type="string">
            <text:p>46.46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produits surgelés</text:p>
          </table:table-cell>
          <table:table-cell table:style-name="ce24" office:value-type="string">
            <text:p>46.39A</text:p>
          </table:table-cell>
          <table:table-cell table:number-columns-repeated="1021"/>
        </table:table-row>
        <table:table-row table:style-name="ro4">
          <table:table-cell office:value-type="string">
            <text:p>Commerce de gros</text:p>
          </table:table-cell>
          <table:table-cell office:value-type="string">
            <text:p>commerce interentreprises de quincaillerie</text:p>
          </table:table-cell>
          <table:table-cell table:style-name="ce24" office:value-type="string">
            <text:p>46.74A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sucre, chocolat et confiserie</text:p>
          </table:table-cell>
          <table:table-cell table:style-name="ce24" office:value-type="string">
            <text:p>46.36Z</text:p>
          </table:table-cell>
          <table:table-cell table:number-columns-repeated="1021"/>
        </table:table-row>
        <table:table-row table:style-name="ro4">
          <table:table-cell office:value-type="string">
            <text:p>Commerce de gros</text:p>
          </table:table-cell>
          <table:table-cell office:value-type="string">
            <text:p>commerce interentreprises de textiles</text:p>
          </table:table-cell>
          <table:table-cell table:style-name="ce24" office:value-type="string">
            <text:p>46.41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vaisselle, verrerie et produits d'entretien</text:p>
          </table:table-cell>
          <table:table-cell table:style-name="ce24" office:value-type="string">
            <text:p>46.44Z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viandes de boucherie</text:p>
          </table:table-cell>
          <table:table-cell table:style-name="ce24" office:value-type="string">
            <text:p>46.32A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e volailles et gibier</text:p>
          </table:table-cell>
          <table:table-cell table:style-name="ce24" office:value-type="string">
            <text:p>46.32C</text:p>
          </table:table-cell>
          <table:table-cell table:number-columns-repeated="1021"/>
        </table:table-row>
        <table:table-row table:style-name="ro5">
          <table:table-cell office:value-type="string">
            <text:p>Commerce de gros</text:p>
          </table:table-cell>
          <table:table-cell office:value-type="string">
            <text:p>commerce interentreprises d'habillement et de chaussures</text:p>
          </table:table-cell>
          <table:table-cell table:style-name="ce24" office:value-type="string">
            <text:p>46.42Z</text:p>
          </table:table-cell>
          <table:table-cell table:number-columns-repeated="1021"/>
        </table:table-row>
        <table:table-row table:style-name="ro6">
          <table:table-cell office:value-type="string">
            <text:p>Commerce de gros</text:p>
          </table:table-cell>
          <table:table-cell office:value-type="string">
            <text:p>commerce interentreprises d'ordinateurs, d'équipements informatiques périphériques et de logiciels</text:p>
          </table:table-cell>
          <table:table-cell table:style-name="ce24" office:value-type="string">
            <text:p>46.51Z</text:p>
          </table:table-cell>
          <table:table-cell table:number-columns-repeated="1021"/>
        </table:table-row>
        <table:table-row table:style-name="ro4">
          <table:table-cell office:value-type="string">
            <text:p>Commerce de gros</text:p>
          </table:table-cell>
          <table:table-cell office:value-type="string">
            <text:p>commerce interentreprises non spécialisé</text:p>
          </table:table-cell>
          <table:table-cell table:style-name="ce24" office:value-type="string">
            <text:p>46.90Z</text:p>
          </table:table-cell>
          <table:table-cell table:number-columns-repeated="1021"/>
        </table:table-row>
        <table:table-row table:style-name="ro4">
          <table:table-cell office:value-type="string">
            <text:p>Commerce de gros d'équipements automobiles</text:p>
          </table:table-cell>
          <table:table-cell office:value-type="string">
            <text:p>45.31Z</text:p>
          </table:table-cell>
          <table:table-cell table:number-columns-repeated="1022"/>
        </table:table-row>
        <table:table-row table:style-name="ro4">
          <table:table-cell office:value-type="string">
            <text:p>Commerce de voitures et de véhicules automobiles légers</text:p>
          </table:table-cell>
          <table:table-cell office:value-type="string">
            <text:p>45.11Z</text:p>
          </table:table-cell>
          <table:table-cell table:number-columns-repeated="1022"/>
        </table:table-row>
        <table:table-row table:style-name="ro4">
          <table:table-cell office:value-type="string">
            <text:p>Commerce d'électricité</text:p>
          </table:table-cell>
          <table:table-cell office:value-type="string">
            <text:p>35.14Z</text:p>
          </table:table-cell>
          <table:table-cell table:number-columns-repeated="1022"/>
        </table:table-row>
        <table:table-row table:style-name="ro4">
          <table:table-cell office:value-type="string">
            <text:p>Commerce et réparation de motocycles</text:p>
          </table:table-cell>
          <table:table-cell office:value-type="string">
            <text:p>45.40Z</text:p>
          </table:table-cell>
          <table:table-cell table:number-columns-repeated="1022"/>
        </table:table-row>
        <table:table-row table:style-name="ro4">
          <table:table-cell office:value-type="string">
            <text:p>Commerces de détail de charbons et combustibles</text:p>
          </table:table-cell>
          <table:table-cell office:value-type="string">
            <text:p>47.78B</text:p>
          </table:table-cell>
          <table:table-cell table:number-columns-repeated="1022"/>
        </table:table-row>
        <table:table-row table:style-name="ro4">
          <table:table-cell office:value-type="string">
            <text:p>Commerces de détail d'optique</text:p>
          </table:table-cell>
          <table:table-cell office:value-type="string">
            <text:p>47.78A</text:p>
          </table:table-cell>
          <table:table-cell table:number-columns-repeated="1022"/>
        </table:table-row>
        <table:table-row table:style-name="ro5">
          <table:table-cell office:value-type="string">
            <text:p>Conception d'ensemble et assemblage sur site industriel d'équipements de contrôle des processus industriels</text:p>
          </table:table-cell>
          <table:table-cell office:value-type="string">
            <text:p>33.20C</text:p>
          </table:table-cell>
          <table:table-cell table:number-columns-repeated="1022"/>
        </table:table-row>
        <table:table-row table:style-name="ro4">
          <table:table-cell office:value-type="string">
            <text:p>Conseil en relations publiques et communication</text:p>
          </table:table-cell>
          <table:table-cell office:value-type="string">
            <text:p>70.21Z</text:p>
          </table:table-cell>
          <table:table-cell table:number-columns-repeated="1022"/>
        </table:table-row>
        <table:table-row table:style-name="ro4">
          <table:table-cell office:value-type="string">
            <text:p>Conseil en systèmes et logiciels informatiques</text:p>
          </table:table-cell>
          <table:table-cell office:value-type="string">
            <text:p>62.02A</text:p>
          </table:table-cell>
          <table:table-cell table:number-columns-repeated="1022"/>
        </table:table-row>
        <table:table-row table:style-name="ro4">
          <table:table-cell office:value-type="string">
            <text:p>Conseil pour les affaires et autres conseils de gestion</text:p>
          </table:table-cell>
          <table:table-cell office:value-type="string">
            <text:p>70.22Z</text:p>
          </table:table-cell>
          <table:table-cell table:number-columns-repeated="1022"/>
        </table:table-row>
        <table:table-row table:style-name="ro4">
          <table:table-cell office:value-type="string">
            <text:p>Construction aéronautique et spatiale</text:p>
          </table:table-cell>
          <table:table-cell office:value-type="string">
            <text:p>30.30Z</text:p>
          </table:table-cell>
          <table:table-cell table:number-columns-repeated="1022"/>
        </table:table-row>
        <table:table-row table:style-name="ro4">
          <table:table-cell office:value-type="string">
            <text:p>Construction d'autres bâtiments</text:p>
          </table:table-cell>
          <table:table-cell office:value-type="string">
            <text:p>41.20B</text:p>
          </table:table-cell>
          <table:table-cell table:number-columns-repeated="1022"/>
        </table:table-row>
        <table:table-row table:style-name="ro4">
          <table:table-cell office:value-type="string">
            <text:p>Construction d'autres ouvrages de génie civil n.c.a.</text:p>
          </table:table-cell>
          <table:table-cell office:value-type="string">
            <text:p>42.99Z</text:p>
          </table:table-cell>
          <table:table-cell table:number-columns-repeated="1022"/>
        </table:table-row>
        <table:table-row table:style-name="ro4">
          <table:table-cell office:value-type="string">
            <text:p>Construction de bateaux de plaisance</text:p>
          </table:table-cell>
          <table:table-cell office:value-type="string">
            <text:p>30.12Z</text:p>
          </table:table-cell>
          <table:table-cell table:number-columns-repeated="1022"/>
        </table:table-row>
        <table:table-row table:style-name="ro4">
          <table:table-cell office:value-type="string">
            <text:p>Construction de locomotives et d'autre matériel ferroviaire roulant</text:p>
          </table:table-cell>
          <table:table-cell office:value-type="string">
            <text:p>30.20Z</text:p>
          </table:table-cell>
          <table:table-cell table:number-columns-repeated="1022"/>
        </table:table-row>
        <table:table-row table:style-name="ro4">
          <table:table-cell office:value-type="string">
            <text:p>Construction de maisons individuelles</text:p>
          </table:table-cell>
          <table:table-cell office:value-type="string">
            <text:p>41.20A</text:p>
          </table:table-cell>
          <table:table-cell table:number-columns-repeated="1022"/>
        </table:table-row>
        <table:table-row table:style-name="ro4">
          <table:table-cell office:value-type="string">
            <text:p>Construction de navires et de structures flottantes</text:p>
          </table:table-cell>
          <table:table-cell office:value-type="string">
            <text:p>30.11Z</text:p>
          </table:table-cell>
          <table:table-cell table:number-columns-repeated="1022"/>
        </table:table-row>
        <table:table-row table:style-name="ro4">
          <table:table-cell office:value-type="string">
            <text:p>Construction de réseaux électriques et de télécommunications</text:p>
          </table:table-cell>
          <table:table-cell office:value-type="string">
            <text:p>42.22Z</text:p>
          </table:table-cell>
          <table:table-cell table:number-columns-repeated="1022"/>
        </table:table-row>
        <table:table-row table:style-name="ro4">
          <table:table-cell office:value-type="string">
            <text:p>Construction de réseaux pour fluides</text:p>
          </table:table-cell>
          <table:table-cell office:value-type="string">
            <text:p>42.21Z</text:p>
          </table:table-cell>
          <table:table-cell table:number-columns-repeated="1022"/>
        </table:table-row>
        <table:table-row table:style-name="ro4">
          <table:table-cell office:value-type="string">
            <text:p>Construction de routes et autoroutes</text:p>
          </table:table-cell>
          <table:table-cell office:value-type="string">
            <text:p>42.11Z</text:p>
          </table:table-cell>
          <table:table-cell table:number-columns-repeated="1022"/>
        </table:table-row>
        <table:table-row table:style-name="ro4">
          <table:table-cell office:value-type="string">
            <text:p>Construction de véhicules automobiles</text:p>
          </table:table-cell>
          <table:table-cell office:value-type="string">
            <text:p>29.10Z</text:p>
          </table:table-cell>
          <table:table-cell table:number-columns-repeated="1022"/>
        </table:table-row>
        <table:table-row table:style-name="ro4">
          <table:table-cell office:value-type="string">
            <text:p>Construction de véhicules militaires de combat</text:p>
          </table:table-cell>
          <table:table-cell office:value-type="string">
            <text:p>30.40Z</text:p>
          </table:table-cell>
          <table:table-cell table:number-columns-repeated="1022"/>
        </table:table-row>
        <table:table-row table:style-name="ro4">
          <table:table-cell office:value-type="string">
            <text:p>Construction de voies ferrées de surface et souterraines</text:p>
          </table:table-cell>
          <table:table-cell office:value-type="string">
            <text:p>42.12Z</text:p>
          </table:table-cell>
          <table:table-cell table:number-columns-repeated="1022"/>
        </table:table-row>
        <table:table-row table:style-name="ro4">
          <table:table-cell office:value-type="string">
            <text:p>Construction d'ouvrages d'art</text:p>
          </table:table-cell>
          <table:table-cell office:value-type="string">
            <text:p>42.13A</text:p>
          </table:table-cell>
          <table:table-cell table:number-columns-repeated="1022"/>
        </table:table-row>
        <table:table-row table:style-name="ro4">
          <table:table-cell office:value-type="string">
            <text:p>Construction d'ouvrages maritimes et fluviaux</text:p>
          </table:table-cell>
          <table:table-cell office:value-type="string">
            <text:p>42.91Z</text:p>
          </table:table-cell>
          <table:table-cell table:number-columns-repeated="1022"/>
        </table:table-row>
        <table:table-row table:style-name="ro4">
          <table:table-cell office:value-type="string">
            <text:p>Construction et entretien de tunnels</text:p>
          </table:table-cell>
          <table:table-cell office:value-type="string">
            <text:p>42.13B</text:p>
          </table:table-cell>
          <table:table-cell table:number-columns-repeated="1022"/>
        </table:table-row>
        <table:table-row table:style-name="ro4">
          <table:table-cell office:value-type="string">
            <text:p>Contrôle technique automobile</text:p>
          </table:table-cell>
          <table:table-cell office:value-type="string">
            <text:p>71.20A</text:p>
          </table:table-cell>
          <table:table-cell table:number-columns-repeated="1022"/>
        </table:table-row>
        <table:table-row table:style-name="ro4">
          <table:table-cell office:value-type="string">
            <text:p>Courtage de valeurs mobilières et de marchandises</text:p>
          </table:table-cell>
          <table:table-cell office:value-type="string">
            <text:p>66.12Z</text:p>
          </table:table-cell>
          <table:table-cell table:number-columns-repeated="1022"/>
        </table:table-row>
        <table:table-row table:style-name="ro4">
          <table:table-cell office:value-type="string">
            <text:p>Création artistique relevant des arts plastiques</text:p>
          </table:table-cell>
          <table:table-cell office:value-type="string">
            <text:p>90.03A</text:p>
          </table:table-cell>
          <table:table-cell table:number-columns-repeated="1022"/>
        </table:table-row>
        <table:table-row table:style-name="ro4">
          <table:table-cell office:value-type="string">
            <text:p>Crédit-bail</text:p>
          </table:table-cell>
          <table:table-cell office:value-type="string">
            <text:p>64.91Z</text:p>
          </table:table-cell>
          <table:table-cell table:number-columns-repeated="1022"/>
        </table:table-row>
        <table:table-row table:style-name="ro4">
          <table:table-cell office:value-type="string">
            <text:p>Cuisson de produits de boulangerie</text:p>
          </table:table-cell>
          <table:table-cell office:value-type="string">
            <text:p>10.71B</text:p>
          </table:table-cell>
          <table:table-cell table:number-columns-repeated="1022"/>
        </table:table-row>
        <table:table-row table:style-name="ro4">
          <table:table-cell office:value-type="string">
            <text:p>Culture d'agrumes</text:p>
          </table:table-cell>
          <table:table-cell office:value-type="string">
            <text:p>01.23Z</text:p>
          </table:table-cell>
          <table:table-cell table:number-columns-repeated="1022"/>
        </table:table-row>
        <table:table-row table:style-name="ro4">
          <table:table-cell office:value-type="string">
            <text:p>Culture d'autres fruits d'arbres ou d'arbustes et de fruits à coque</text:p>
          </table:table-cell>
          <table:table-cell office:value-type="string">
            <text:p>01.25Z</text:p>
          </table:table-cell>
          <table:table-cell table:number-columns-repeated="1022"/>
        </table:table-row>
        <table:table-row table:style-name="ro5">
          <table:table-cell office:value-type="string">
            <text:p>Culture de céréales</text:p>
          </table:table-cell>
          <table:table-cell office:value-type="string">
            <text:p>à l'exception du riz, de légumineuses et de graines oléagineuses</text:p>
          </table:table-cell>
          <table:table-cell table:style-name="ce24" office:value-type="string">
            <text:p>01.11Z</text:p>
          </table:table-cell>
          <table:table-cell table:number-columns-repeated="1021"/>
        </table:table-row>
        <table:table-row table:style-name="ro4">
          <table:table-cell office:value-type="string">
            <text:p>Culture de fruits à pépins et à noyau</text:p>
          </table:table-cell>
          <table:table-cell office:value-type="string">
            <text:p>01.24Z</text:p>
          </table:table-cell>
          <table:table-cell table:number-columns-repeated="1022"/>
        </table:table-row>
        <table:table-row table:style-name="ro4">
          <table:table-cell office:value-type="string">
            <text:p>Culture de fruits oléagineux</text:p>
          </table:table-cell>
          <table:table-cell office:value-type="string">
            <text:p>01.26Z</text:p>
          </table:table-cell>
          <table:table-cell table:number-columns-repeated="1022"/>
        </table:table-row>
        <table:table-row table:style-name="ro4">
          <table:table-cell office:value-type="string">
            <text:p>Culture de fruits tropicaux et subtropicaux</text:p>
          </table:table-cell>
          <table:table-cell office:value-type="string">
            <text:p>01.22Z</text:p>
          </table:table-cell>
          <table:table-cell table:number-columns-repeated="1022"/>
        </table:table-row>
        <table:table-row table:style-name="ro4">
          <table:table-cell office:value-type="string">
            <text:p>Culture de la canne à sucre</text:p>
          </table:table-cell>
          <table:table-cell office:value-type="string">
            <text:p>01.14Z</text:p>
          </table:table-cell>
          <table:table-cell table:number-columns-repeated="1022"/>
        </table:table-row>
        <table:table-row table:style-name="ro4">
          <table:table-cell office:value-type="string">
            <text:p>Culture de la vigne</text:p>
          </table:table-cell>
          <table:table-cell office:value-type="string">
            <text:p>01.21Z</text:p>
          </table:table-cell>
          <table:table-cell table:number-columns-repeated="1022"/>
        </table:table-row>
        <table:table-row table:style-name="ro4">
          <table:table-cell office:value-type="string">
            <text:p>Culture de légumes, de melons, de racines et de tubercules</text:p>
          </table:table-cell>
          <table:table-cell office:value-type="string">
            <text:p>01.13Z</text:p>
          </table:table-cell>
          <table:table-cell table:number-columns-repeated="1022"/>
        </table:table-row>
        <table:table-row table:style-name="ro4">
          <table:table-cell office:value-type="string">
            <text:p>Culture de plantes à boissons</text:p>
          </table:table-cell>
          <table:table-cell office:value-type="string">
            <text:p>01.27Z</text:p>
          </table:table-cell>
          <table:table-cell table:number-columns-repeated="1022"/>
        </table:table-row>
        <table:table-row table:style-name="ro4">
          <table:table-cell office:value-type="string">
            <text:p>Culture de plantes à épices, aromatiques, médicinales et pharmaceutiques</text:p>
          </table:table-cell>
          <table:table-cell office:value-type="string">
            <text:p>01.28Z</text:p>
          </table:table-cell>
          <table:table-cell table:number-columns-repeated="1022"/>
        </table:table-row>
        <table:table-row table:style-name="ro4">
          <table:table-cell office:value-type="string">
            <text:p>Culture de plantes à fibres</text:p>
          </table:table-cell>
          <table:table-cell office:value-type="string">
            <text:p>01.16Z</text:p>
          </table:table-cell>
          <table:table-cell table:number-columns-repeated="1022"/>
        </table:table-row>
        <table:table-row table:style-name="ro4">
          <table:table-cell office:value-type="string">
            <text:p>Culture du riz</text:p>
          </table:table-cell>
          <table:table-cell office:value-type="string">
            <text:p>01.12Z</text:p>
          </table:table-cell>
          <table:table-cell table:number-columns-repeated="1022"/>
        </table:table-row>
        <table:table-row table:style-name="ro4">
          <table:table-cell office:value-type="string">
            <text:p>Culture du tabac</text:p>
          </table:table-cell>
          <table:table-cell office:value-type="string">
            <text:p>01.15Z</text:p>
          </table:table-cell>
          <table:table-cell table:number-columns-repeated="1022"/>
        </table:table-row>
        <table:table-row table:style-name="ro4">
          <table:table-cell office:value-type="string">
            <text:p>Culture et élevage associés</text:p>
          </table:table-cell>
          <table:table-cell office:value-type="string">
            <text:p>01.50Z</text:p>
          </table:table-cell>
          <table:table-cell table:number-columns-repeated="1022"/>
        </table:table-row>
        <table:table-row table:style-name="ro4">
          <table:table-cell office:value-type="string">
            <text:p>Débits de boissons</text:p>
          </table:table-cell>
          <table:table-cell office:value-type="string">
            <text:p>56.30Z</text:p>
          </table:table-cell>
          <table:table-cell table:number-columns-repeated="1022"/>
        </table:table-row>
        <table:table-row table:style-name="ro4">
          <table:table-cell office:value-type="string">
            <text:p>Décolletage</text:p>
          </table:table-cell>
          <table:table-cell office:value-type="string">
            <text:p>25.62A</text:p>
          </table:table-cell>
          <table:table-cell table:number-columns-repeated="1022"/>
        </table:table-row>
        <table:table-row table:style-name="ro4">
          <table:table-cell office:value-type="string">
            <text:p>Découpage, emboutissage</text:p>
          </table:table-cell>
          <table:table-cell office:value-type="string">
            <text:p>25.50B</text:p>
          </table:table-cell>
          <table:table-cell table:number-columns-repeated="1022"/>
        </table:table-row>
        <table:table-row table:style-name="ro4">
          <table:table-cell office:value-type="string">
            <text:p>Défense</text:p>
          </table:table-cell>
          <table:table-cell office:value-type="string">
            <text:p>84.22Z</text:p>
          </table:table-cell>
          <table:table-cell table:number-columns-repeated="1022"/>
        </table:table-row>
        <table:table-row table:style-name="ro4">
          <table:table-cell office:value-type="string">
            <text:p>Démantèlement d'épaves</text:p>
          </table:table-cell>
          <table:table-cell office:value-type="string">
            <text:p>38.31Z</text:p>
          </table:table-cell>
          <table:table-cell table:number-columns-repeated="1022"/>
        </table:table-row>
        <table:table-row table:style-name="ro4">
          <table:table-cell office:value-type="string">
            <text:p>Dépollution et autres services de gestion des déchets</text:p>
          </table:table-cell>
          <table:table-cell office:value-type="string">
            <text:p>39.00Z</text:p>
          </table:table-cell>
          <table:table-cell table:number-columns-repeated="1022"/>
        </table:table-row>
        <table:table-row table:style-name="ro4">
          <table:table-cell office:value-type="string">
            <text:p>Désinfection, désinsectisation, dératisation</text:p>
          </table:table-cell>
          <table:table-cell office:value-type="string">
            <text:p>81.29A</text:p>
          </table:table-cell>
          <table:table-cell table:number-columns-repeated="1022"/>
        </table:table-row>
        <table:table-row table:style-name="ro4">
          <table:table-cell office:value-type="string">
            <text:p>Distribution de combustibles gazeux par conduites</text:p>
          </table:table-cell>
          <table:table-cell office:value-type="string">
            <text:p>35.22Z</text:p>
          </table:table-cell>
          <table:table-cell table:number-columns-repeated="1022"/>
        </table:table-row>
        <table:table-row table:style-name="ro4">
          <table:table-cell office:value-type="string">
            <text:p>Distribution de films cinématographiques</text:p>
          </table:table-cell>
          <table:table-cell office:value-type="string">
            <text:p>59.13A</text:p>
          </table:table-cell>
          <table:table-cell table:number-columns-repeated="1022"/>
        </table:table-row>
        <table:table-row table:style-name="ro4">
          <table:table-cell office:value-type="string">
            <text:p>Distribution d'électricité</text:p>
          </table:table-cell>
          <table:table-cell office:value-type="string">
            <text:p>35.13Z</text:p>
          </table:table-cell>
          <table:table-cell table:number-columns-repeated="1022"/>
        </table:table-row>
        <table:table-row table:style-name="ro4">
          <table:table-cell office:value-type="string">
            <text:p>Distribution sociale de revenus</text:p>
          </table:table-cell>
          <table:table-cell office:value-type="string">
            <text:p>84.30C</text:p>
          </table:table-cell>
          <table:table-cell table:number-columns-repeated="1022"/>
        </table:table-row>
        <table:table-row table:style-name="ro4">
          <table:table-cell office:value-type="string">
            <text:p>Edition de chaînes généralistes</text:p>
          </table:table-cell>
          <table:table-cell office:value-type="string">
            <text:p>60.20A</text:p>
          </table:table-cell>
          <table:table-cell table:number-columns-repeated="1022"/>
        </table:table-row>
        <table:table-row table:style-name="ro4">
          <table:table-cell office:value-type="string">
            <text:p>Edition de chaînes thématiques</text:p>
          </table:table-cell>
          <table:table-cell office:value-type="string">
            <text:p>60.20B</text:p>
          </table:table-cell>
          <table:table-cell table:number-columns-repeated="1022"/>
        </table:table-row>
        <table:table-row table:style-name="ro4">
          <table:table-cell office:value-type="string">
            <text:p>Édition de jeux électroniques</text:p>
          </table:table-cell>
          <table:table-cell office:value-type="string">
            <text:p>58.21Z</text:p>
          </table:table-cell>
          <table:table-cell table:number-columns-repeated="1022"/>
        </table:table-row>
        <table:table-row table:style-name="ro4">
          <table:table-cell office:value-type="string">
            <text:p>Édition de journaux</text:p>
          </table:table-cell>
          <table:table-cell office:value-type="string">
            <text:p>58.13Z</text:p>
          </table:table-cell>
          <table:table-cell table:number-columns-repeated="1022"/>
        </table:table-row>
        <table:table-row table:style-name="ro4">
          <table:table-cell office:value-type="string">
            <text:p>Édition de livres</text:p>
          </table:table-cell>
          <table:table-cell office:value-type="string">
            <text:p>58.11Z</text:p>
          </table:table-cell>
          <table:table-cell table:number-columns-repeated="1022"/>
        </table:table-row>
        <table:table-row table:style-name="ro4">
          <table:table-cell office:value-type="string">
            <text:p>Edition de logiciels applicatifs</text:p>
          </table:table-cell>
          <table:table-cell office:value-type="string">
            <text:p>58.29C</text:p>
          </table:table-cell>
          <table:table-cell table:number-columns-repeated="1022"/>
        </table:table-row>
        <table:table-row table:style-name="ro4">
          <table:table-cell office:value-type="string">
            <text:p>Edition de logiciels outils de développement et de langages</text:p>
          </table:table-cell>
          <table:table-cell office:value-type="string">
            <text:p>58.29B</text:p>
          </table:table-cell>
          <table:table-cell table:number-columns-repeated="1022"/>
        </table:table-row>
        <table:table-row table:style-name="ro4">
          <table:table-cell office:value-type="string">
            <text:p>Édition de logiciels système et de réseau</text:p>
          </table:table-cell>
          <table:table-cell office:value-type="string">
            <text:p>58.29A</text:p>
          </table:table-cell>
          <table:table-cell table:number-columns-repeated="1022"/>
        </table:table-row>
        <table:table-row table:style-name="ro4">
          <table:table-cell office:value-type="string">
            <text:p>Édition de répertoires et de fichiers d'adresses</text:p>
          </table:table-cell>
          <table:table-cell office:value-type="string">
            <text:p>58.12Z</text:p>
          </table:table-cell>
          <table:table-cell table:number-columns-repeated="1022"/>
        </table:table-row>
        <table:table-row table:style-name="ro4">
          <table:table-cell office:value-type="string">
            <text:p>Édition de revues et périodiques</text:p>
          </table:table-cell>
          <table:table-cell office:value-type="string">
            <text:p>58.14Z</text:p>
          </table:table-cell>
          <table:table-cell table:number-columns-repeated="1022"/>
        </table:table-row>
        <table:table-row table:style-name="ro4">
          <table:table-cell office:value-type="string">
            <text:p>Édition et diffusion de programmes radio</text:p>
          </table:table-cell>
          <table:table-cell office:value-type="string">
            <text:p>60.10Z</text:p>
          </table:table-cell>
          <table:table-cell table:number-columns-repeated="1022"/>
        </table:table-row>
        <table:table-row table:style-name="ro4">
          <table:table-cell office:value-type="string">
            <text:p>Edition et distribution vidéo</text:p>
          </table:table-cell>
          <table:table-cell office:value-type="string">
            <text:p>59.13B</text:p>
          </table:table-cell>
          <table:table-cell table:number-columns-repeated="1022"/>
        </table:table-row>
        <table:table-row table:style-name="ro4">
          <table:table-cell office:value-type="string">
            <text:p>Élaboration et transformation de matières nucléaires</text:p>
          </table:table-cell>
          <table:table-cell office:value-type="string">
            <text:p>24.46Z</text:p>
          </table:table-cell>
          <table:table-cell table:number-columns-repeated="1022"/>
        </table:table-row>
        <table:table-row table:style-name="ro4">
          <table:table-cell office:value-type="string">
            <text:p>Élevage d'autres animaux</text:p>
          </table:table-cell>
          <table:table-cell office:value-type="string">
            <text:p>01.49Z</text:p>
          </table:table-cell>
          <table:table-cell table:number-columns-repeated="1022"/>
        </table:table-row>
        <table:table-row table:style-name="ro4">
          <table:table-cell office:value-type="string">
            <text:p>Élevage d'autres bovins et de buffles</text:p>
          </table:table-cell>
          <table:table-cell office:value-type="string">
            <text:p>01.42Z</text:p>
          </table:table-cell>
          <table:table-cell table:number-columns-repeated="1022"/>
        </table:table-row>
        <table:table-row table:style-name="ro4">
          <table:table-cell office:value-type="string">
            <text:p>Élevage de chameaux et d'autres camélidés</text:p>
          </table:table-cell>
          <table:table-cell office:value-type="string">
            <text:p>01.44Z</text:p>
          </table:table-cell>
          <table:table-cell table:number-columns-repeated="1022"/>
        </table:table-row>
        <table:table-row table:style-name="ro4">
          <table:table-cell office:value-type="string">
            <text:p>Élevage de chevaux et d'autres équidés</text:p>
          </table:table-cell>
          <table:table-cell office:value-type="string">
            <text:p>01.43Z</text:p>
          </table:table-cell>
          <table:table-cell table:number-columns-repeated="1022"/>
        </table:table-row>
        <table:table-row table:style-name="ro4">
          <table:table-cell office:value-type="string">
            <text:p>Élevage de porcins</text:p>
          </table:table-cell>
          <table:table-cell office:value-type="string">
            <text:p>01.46Z</text:p>
          </table:table-cell>
          <table:table-cell table:number-columns-repeated="1022"/>
        </table:table-row>
        <table:table-row table:style-name="ro4">
          <table:table-cell office:value-type="string">
            <text:p>Élevage de vaches laitières</text:p>
          </table:table-cell>
          <table:table-cell office:value-type="string">
            <text:p>01.41Z</text:p>
          </table:table-cell>
          <table:table-cell table:number-columns-repeated="1022"/>
        </table:table-row>
        <table:table-row table:style-name="ro4">
          <table:table-cell office:value-type="string">
            <text:p>Élevage de volailles</text:p>
          </table:table-cell>
          <table:table-cell office:value-type="string">
            <text:p>01.47Z</text:p>
          </table:table-cell>
          <table:table-cell table:number-columns-repeated="1022"/>
        </table:table-row>
        <table:table-row table:style-name="ro4">
          <table:table-cell office:value-type="string">
            <text:p>Élevage d'ovins et de caprins</text:p>
          </table:table-cell>
          <table:table-cell office:value-type="string">
            <text:p>01.45Z</text:p>
          </table:table-cell>
          <table:table-cell table:number-columns-repeated="1022"/>
        </table:table-row>
        <table:table-row table:style-name="ro4">
          <table:table-cell office:value-type="string">
            <text:p>Ennoblissement textile</text:p>
          </table:table-cell>
          <table:table-cell office:value-type="string">
            <text:p>13.30Z</text:p>
          </table:table-cell>
          <table:table-cell table:number-columns-repeated="1022"/>
        </table:table-row>
        <table:table-row table:style-name="ro4">
          <table:table-cell office:value-type="string">
            <text:p>Enregistrement sonore et édition musicale</text:p>
          </table:table-cell>
          <table:table-cell office:value-type="string">
            <text:p>59.20Z</text:p>
          </table:table-cell>
          <table:table-cell table:number-columns-repeated="1022"/>
        </table:table-row>
        <table:table-row table:style-name="ro4">
          <table:table-cell office:value-type="string">
            <text:p>Enrichissement et retraitement de matières nucléaires</text:p>
          </table:table-cell>
          <table:table-cell office:value-type="string">
            <text:p>20.13A</text:p>
          </table:table-cell>
          <table:table-cell table:number-columns-repeated="1022"/>
        </table:table-row>
        <table:table-row table:style-name="ro4">
          <table:table-cell office:value-type="string">
            <text:p>Enseignement culturel</text:p>
          </table:table-cell>
          <table:table-cell office:value-type="string">
            <text:p>85.52Z</text:p>
          </table:table-cell>
          <table:table-cell table:number-columns-repeated="1022"/>
        </table:table-row>
        <table:table-row table:style-name="ro4">
          <table:table-cell office:value-type="string">
            <text:p>Enseignement de disciplines sportives et d'activités de loisirs</text:p>
          </table:table-cell>
          <table:table-cell office:value-type="string">
            <text:p>85.51Z</text:p>
          </table:table-cell>
          <table:table-cell table:number-columns-repeated="1022"/>
        </table:table-row>
        <table:table-row table:style-name="ro4">
          <table:table-cell office:value-type="string">
            <text:p>Enseignement de la conduite</text:p>
          </table:table-cell>
          <table:table-cell office:value-type="string">
            <text:p>85.53Z</text:p>
          </table:table-cell>
          <table:table-cell table:number-columns-repeated="1022"/>
        </table:table-row>
        <table:table-row table:style-name="ro4">
          <table:table-cell office:value-type="string">
            <text:p>Enseignement post-secondaire non supérieur</text:p>
          </table:table-cell>
          <table:table-cell office:value-type="string">
            <text:p>85.41Z</text:p>
          </table:table-cell>
          <table:table-cell table:number-columns-repeated="1022"/>
        </table:table-row>
        <table:table-row table:style-name="ro4">
          <table:table-cell office:value-type="string">
            <text:p>Enseignement pré-primaire</text:p>
          </table:table-cell>
          <table:table-cell office:value-type="string">
            <text:p>85.10Z</text:p>
          </table:table-cell>
          <table:table-cell table:number-columns-repeated="1022"/>
        </table:table-row>
        <table:table-row table:style-name="ro4">
          <table:table-cell office:value-type="string">
            <text:p>Enseignement primaire</text:p>
          </table:table-cell>
          <table:table-cell office:value-type="string">
            <text:p>85.20Z</text:p>
          </table:table-cell>
          <table:table-cell table:number-columns-repeated="1022"/>
        </table:table-row>
        <table:table-row table:style-name="ro4">
          <table:table-cell office:value-type="string">
            <text:p>Enseignement secondaire général</text:p>
          </table:table-cell>
          <table:table-cell office:value-type="string">
            <text:p>85.31Z</text:p>
          </table:table-cell>
          <table:table-cell table:number-columns-repeated="1022"/>
        </table:table-row>
        <table:table-row table:style-name="ro4">
          <table:table-cell office:value-type="string">
            <text:p>Enseignement secondaire technique ou professionnel</text:p>
          </table:table-cell>
          <table:table-cell office:value-type="string">
            <text:p>85.32Z</text:p>
          </table:table-cell>
          <table:table-cell table:number-columns-repeated="1022"/>
        </table:table-row>
        <table:table-row table:style-name="ro4">
          <table:table-cell office:value-type="string">
            <text:p>Enseignement supérieur</text:p>
          </table:table-cell>
          <table:table-cell office:value-type="string">
            <text:p>85.42Z</text:p>
          </table:table-cell>
          <table:table-cell table:number-columns-repeated="1022"/>
        </table:table-row>
        <table:table-row table:style-name="ro4">
          <table:table-cell office:value-type="string">
            <text:p>Entreposage et stockage frigorifique</text:p>
          </table:table-cell>
          <table:table-cell office:value-type="string">
            <text:p>52.10A</text:p>
          </table:table-cell>
          <table:table-cell table:number-columns-repeated="1022"/>
        </table:table-row>
        <table:table-row table:style-name="ro4">
          <table:table-cell office:value-type="string">
            <text:p>Entreposage et stockage non frigorifique</text:p>
          </table:table-cell>
          <table:table-cell office:value-type="string">
            <text:p>52.10B</text:p>
          </table:table-cell>
          <table:table-cell table:number-columns-repeated="1022"/>
        </table:table-row>
        <table:table-row table:style-name="ro4">
          <table:table-cell office:value-type="string">
            <text:p>Entretien corporel</text:p>
          </table:table-cell>
          <table:table-cell office:value-type="string">
            <text:p>96.04Z</text:p>
          </table:table-cell>
          <table:table-cell table:number-columns-repeated="1022"/>
        </table:table-row>
        <table:table-row table:style-name="ro4">
          <table:table-cell office:value-type="string">
            <text:p>Entretien et réparation d'autres véhicules automobiles</text:p>
          </table:table-cell>
          <table:table-cell office:value-type="string">
            <text:p>45.20B</text:p>
          </table:table-cell>
          <table:table-cell table:number-columns-repeated="1022"/>
        </table:table-row>
        <table:table-row table:style-name="ro4">
          <table:table-cell office:value-type="string">
            <text:p>Entretien et réparation de véhicules automobiles légers</text:p>
          </table:table-cell>
          <table:table-cell office:value-type="string">
            <text:p>45.20A</text:p>
          </table:table-cell>
          <table:table-cell table:number-columns-repeated="1022"/>
        </table:table-row>
        <table:table-row table:style-name="ro4">
          <table:table-cell office:value-type="string">
            <text:p>Étirage à froid de barres</text:p>
          </table:table-cell>
          <table:table-cell office:value-type="string">
            <text:p>24.31Z</text:p>
          </table:table-cell>
          <table:table-cell table:number-columns-repeated="1022"/>
        </table:table-row>
        <table:table-row table:style-name="ro4">
          <table:table-cell office:value-type="string">
            <text:p>Études de marché et sondages</text:p>
          </table:table-cell>
          <table:table-cell office:value-type="string">
            <text:p>73.20Z</text:p>
          </table:table-cell>
          <table:table-cell table:number-columns-repeated="1022"/>
        </table:table-row>
        <table:table-row table:style-name="ro4">
          <table:table-cell office:value-type="string">
            <text:p>Évaluation des risques et dommages</text:p>
          </table:table-cell>
          <table:table-cell office:value-type="string">
            <text:p>66.21Z</text:p>
          </table:table-cell>
          <table:table-cell table:number-columns-repeated="1022"/>
        </table:table-row>
        <table:table-row table:style-name="ro4">
          <table:table-cell office:value-type="string">
            <text:p>Exploitation de gravières et sablières, extraction d'argiles et de kaolin</text:p>
          </table:table-cell>
          <table:table-cell office:value-type="string">
            <text:p>08.12Z</text:p>
          </table:table-cell>
          <table:table-cell table:number-columns-repeated="1022"/>
        </table:table-row>
        <table:table-row table:style-name="ro4">
          <table:table-cell office:value-type="string">
            <text:p>Exploitation forestière</text:p>
          </table:table-cell>
          <table:table-cell office:value-type="string">
            <text:p>02.20Z</text:p>
          </table:table-cell>
          <table:table-cell table:number-columns-repeated="1022"/>
        </table:table-row>
        <table:table-row table:style-name="ro4">
          <table:table-cell office:value-type="string">
            <text:p>Extraction d'autres minerais de métaux non ferreux</text:p>
          </table:table-cell>
          <table:table-cell office:value-type="string">
            <text:p>07.29Z</text:p>
          </table:table-cell>
          <table:table-cell table:number-columns-repeated="1022"/>
        </table:table-row>
        <table:table-row table:style-name="ro4">
          <table:table-cell office:value-type="string">
            <text:p>Extraction de gaz naturel</text:p>
          </table:table-cell>
          <table:table-cell office:value-type="string">
            <text:p>06.20Z</text:p>
          </table:table-cell>
          <table:table-cell table:number-columns-repeated="1022"/>
        </table:table-row>
        <table:table-row table:style-name="ro4">
          <table:table-cell office:value-type="string">
            <text:p>Extraction de houille</text:p>
          </table:table-cell>
          <table:table-cell office:value-type="string">
            <text:p>05.10Z</text:p>
          </table:table-cell>
          <table:table-cell table:number-columns-repeated="1022"/>
        </table:table-row>
        <table:table-row table:style-name="ro4">
          <table:table-cell office:value-type="string">
            <text:p>Extraction de lignite</text:p>
          </table:table-cell>
          <table:table-cell office:value-type="string">
            <text:p>05.20Z</text:p>
          </table:table-cell>
          <table:table-cell table:number-columns-repeated="1022"/>
        </table:table-row>
        <table:table-row table:style-name="ro4">
          <table:table-cell office:value-type="string">
            <text:p>Extraction de minerais de fer</text:p>
          </table:table-cell>
          <table:table-cell office:value-type="string">
            <text:p>07.10Z</text:p>
          </table:table-cell>
          <table:table-cell table:number-columns-repeated="1022"/>
        </table:table-row>
        <table:table-row table:style-name="ro4">
          <table:table-cell office:value-type="string">
            <text:p>Extraction de minerais d'uranium et de thorium</text:p>
          </table:table-cell>
          <table:table-cell office:value-type="string">
            <text:p>07.21Z</text:p>
          </table:table-cell>
          <table:table-cell table:number-columns-repeated="1022"/>
        </table:table-row>
        <table:table-row table:style-name="ro4">
          <table:table-cell office:value-type="string">
            <text:p>Extraction de pétrole brut</text:p>
          </table:table-cell>
          <table:table-cell office:value-type="string">
            <text:p>06.10Z</text:p>
          </table:table-cell>
          <table:table-cell table:number-columns-repeated="1022"/>
        </table:table-row>
        <table:table-row table:style-name="ro5">
          <table:table-cell office:value-type="string">
            <text:p>Extraction de pierres ornementales et de construction, de calcaire industriel, de gypse, de craie et d'ardoise</text:p>
          </table:table-cell>
          <table:table-cell office:value-type="string">
            <text:p>08.11Z</text:p>
          </table:table-cell>
          <table:table-cell table:number-columns-repeated="1022"/>
        </table:table-row>
        <table:table-row table:style-name="ro4">
          <table:table-cell office:value-type="string">
            <text:p>Extraction de tourbe</text:p>
          </table:table-cell>
          <table:table-cell office:value-type="string">
            <text:p>08.92Z</text:p>
          </table:table-cell>
          <table:table-cell table:number-columns-repeated="1022"/>
        </table:table-row>
        <table:table-row table:style-name="ro4">
          <table:table-cell office:value-type="string">
            <text:p>Extraction des minéraux chimiques et d'engrais minéraux</text:p>
          </table:table-cell>
          <table:table-cell office:value-type="string">
            <text:p>08.91Z</text:p>
          </table:table-cell>
          <table:table-cell table:number-columns-repeated="1022"/>
        </table:table-row>
        <table:table-row table:style-name="ro4">
          <table:table-cell office:value-type="string">
            <text:p>Fabrication d'aliments homogénéisés et diététiques</text:p>
          </table:table-cell>
          <table:table-cell office:value-type="string">
            <text:p>10.86Z</text:p>
          </table:table-cell>
          <table:table-cell table:number-columns-repeated="1022"/>
        </table:table-row>
        <table:table-row table:style-name="ro4">
          <table:table-cell office:value-type="string">
            <text:p>Fabrication d'aliments pour animaux de compagnie</text:p>
          </table:table-cell>
          <table:table-cell office:value-type="string">
            <text:p>10.92Z</text:p>
          </table:table-cell>
          <table:table-cell table:number-columns-repeated="1022"/>
        </table:table-row>
        <table:table-row table:style-name="ro4">
          <table:table-cell office:value-type="string">
            <text:p>Fabrication d'aliments pour animaux de ferme</text:p>
          </table:table-cell>
          <table:table-cell office:value-type="string">
            <text:p>10.91Z</text:p>
          </table:table-cell>
          <table:table-cell table:number-columns-repeated="1022"/>
        </table:table-row>
        <table:table-row table:style-name="ro4">
          <table:table-cell office:value-type="string">
            <text:p>Fabrication d'appareils d'éclairage électrique</text:p>
          </table:table-cell>
          <table:table-cell office:value-type="string">
            <text:p>27.40Z</text:p>
          </table:table-cell>
          <table:table-cell table:number-columns-repeated="1022"/>
        </table:table-row>
        <table:table-row table:style-name="ro4">
          <table:table-cell office:value-type="string">
            <text:p>Fabrication d'appareils électroménagers</text:p>
          </table:table-cell>
          <table:table-cell office:value-type="string">
            <text:p>27.51Z</text:p>
          </table:table-cell>
          <table:table-cell table:number-columns-repeated="1022"/>
        </table:table-row>
        <table:table-row table:style-name="ro4">
          <table:table-cell office:value-type="string">
            <text:p>Fabrication d'appareils ménagers non électriques</text:p>
          </table:table-cell>
          <table:table-cell office:value-type="string">
            <text:p>27.52Z</text:p>
          </table:table-cell>
          <table:table-cell table:number-columns-repeated="1022"/>
        </table:table-row>
        <table:table-row table:style-name="ro4">
          <table:table-cell office:value-type="string">
            <text:p>Fabrication d'appareils sanitaires en céramique</text:p>
          </table:table-cell>
          <table:table-cell office:value-type="string">
            <text:p>23.42Z</text:p>
          </table:table-cell>
          <table:table-cell table:number-columns-repeated="1022"/>
        </table:table-row>
        <table:table-row table:style-name="ro4">
          <table:table-cell office:value-type="string">
            <text:p>Fabrication d'armes et de munitions</text:p>
          </table:table-cell>
          <table:table-cell office:value-type="string">
            <text:p>25.40Z</text:p>
          </table:table-cell>
          <table:table-cell table:number-columns-repeated="1022"/>
        </table:table-row>
        <table:table-row table:style-name="ro4">
          <table:table-cell office:value-type="string">
            <text:p>Fabrication d'articles céramiques à usage domestique ou ornemental</text:p>
          </table:table-cell>
          <table:table-cell office:value-type="string">
            <text:p>23.41Z</text:p>
          </table:table-cell>
          <table:table-cell table:number-columns-repeated="1022"/>
        </table:table-row>
        <table:table-row table:style-name="ro4">
          <table:table-cell office:value-type="string">
            <text:p>Fabrication d'articles chaussants à mailles</text:p>
          </table:table-cell>
          <table:table-cell office:value-type="string">
            <text:p>14.31Z</text:p>
          </table:table-cell>
          <table:table-cell table:number-columns-repeated="1022"/>
        </table:table-row>
        <table:table-row table:style-name="ro4">
          <table:table-cell office:value-type="string">
            <text:p>Fabrication d'articles de bijouterie fantaisie et articles similaires</text:p>
          </table:table-cell>
          <table:table-cell office:value-type="string">
            <text:p>32.13Z</text:p>
          </table:table-cell>
          <table:table-cell table:number-columns-repeated="1022"/>
        </table:table-row>
        <table:table-row table:style-name="ro4">
          <table:table-cell office:value-type="string">
            <text:p>Fabrication d'articles de brosserie</text:p>
          </table:table-cell>
          <table:table-cell office:value-type="string">
            <text:p>32.91Z</text:p>
          </table:table-cell>
          <table:table-cell table:number-columns-repeated="1022"/>
        </table:table-row>
        <table:table-row table:style-name="ro4">
          <table:table-cell office:value-type="string">
            <text:p>Fabrication d'articles de joaillerie et bijouterie</text:p>
          </table:table-cell>
          <table:table-cell office:value-type="string">
            <text:p>32.12Z</text:p>
          </table:table-cell>
          <table:table-cell table:number-columns-repeated="1022"/>
        </table:table-row>
        <table:table-row table:style-name="ro4">
          <table:table-cell office:value-type="string">
            <text:p>Fabrication d'articles de papeterie</text:p>
          </table:table-cell>
          <table:table-cell office:value-type="string">
            <text:p>17.23Z</text:p>
          </table:table-cell>
          <table:table-cell table:number-columns-repeated="1022"/>
        </table:table-row>
        <table:table-row table:style-name="ro4">
          <table:table-cell office:value-type="string">
            <text:p>Fabrication d'articles de sport</text:p>
          </table:table-cell>
          <table:table-cell office:value-type="string">
            <text:p>32.30Z</text:p>
          </table:table-cell>
          <table:table-cell table:number-columns-repeated="1022"/>
        </table:table-row>
        <table:table-row table:style-name="ro4">
          <table:table-cell office:value-type="string">
            <text:p>Fabrication d'articles de voyage, de maroquinerie et de sellerie</text:p>
          </table:table-cell>
          <table:table-cell office:value-type="string">
            <text:p>15.12Z</text:p>
          </table:table-cell>
          <table:table-cell table:number-columns-repeated="1022"/>
        </table:table-row>
        <table:table-row table:style-name="ro4">
          <table:table-cell office:value-type="string">
            <text:p>Fabrication d'articles en fils métalliques, de chaînes et de ressorts</text:p>
          </table:table-cell>
          <table:table-cell office:value-type="string">
            <text:p>25.93Z</text:p>
          </table:table-cell>
          <table:table-cell table:number-columns-repeated="1022"/>
        </table:table-row>
        <table:table-row table:style-name="ro4">
          <table:table-cell office:value-type="string">
            <text:p>Fabrication d'articles en fourrure</text:p>
          </table:table-cell>
          <table:table-cell office:value-type="string">
            <text:p>14.20Z</text:p>
          </table:table-cell>
          <table:table-cell table:number-columns-repeated="1022"/>
        </table:table-row>
        <table:table-row table:style-name="ro4">
          <table:table-cell office:value-type="string">
            <text:p>Fabrication d'articles en papier à usage sanitaire ou domestique</text:p>
          </table:table-cell>
          <table:table-cell office:value-type="string">
            <text:p>17.22Z</text:p>
          </table:table-cell>
          <table:table-cell table:number-columns-repeated="1022"/>
        </table:table-row>
        <table:table-row table:style-name="ro4">
          <table:table-cell office:value-type="string">
            <text:p>Fabrication d'articles métalliques ménagers</text:p>
          </table:table-cell>
          <table:table-cell office:value-type="string">
            <text:p>25.99A</text:p>
          </table:table-cell>
          <table:table-cell table:number-columns-repeated="1022"/>
        </table:table-row>
        <table:table-row table:style-name="ro4">
          <table:table-cell office:value-type="string">
            <text:p>Fabrication d'articles textiles, sauf habillement</text:p>
          </table:table-cell>
          <table:table-cell office:value-type="string">
            <text:p>13.92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articles à mailles</text:p>
          </table:table-cell>
          <table:table-cell office:value-type="string">
            <text:p>14.39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articles de robinetterie</text:p>
          </table:table-cell>
          <table:table-cell office:value-type="string">
            <text:p>28.14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articles en caoutchouc</text:p>
          </table:table-cell>
          <table:table-cell office:value-type="string">
            <text:p>22.19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articles en papier ou en carton</text:p>
          </table:table-cell>
          <table:table-cell office:value-type="string">
            <text:p>17.29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articles métalliques</text:p>
          </table:table-cell>
          <table:table-cell office:value-type="string">
            <text:p>25.99B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équipements automobiles</text:p>
          </table:table-cell>
          <table:table-cell office:value-type="string">
            <text:p>29.32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équipements de transport n.c.a.</text:p>
          </table:table-cell>
          <table:table-cell office:value-type="string">
            <text:p>30.99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fils et câbles électroniques ou électriques</text:p>
          </table:table-cell>
          <table:table-cell office:value-type="string">
            <text:p>27.32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machines d'usage général</text:p>
          </table:table-cell>
          <table:table-cell office:value-type="string">
            <text:p>28.29B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machines spécialisées</text:p>
          </table:table-cell>
          <table:table-cell office:value-type="string">
            <text:p>28.99B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machines-outils</text:p>
          </table:table-cell>
          <table:table-cell office:value-type="string">
            <text:p>28.49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matériels électriques</text:p>
          </table:table-cell>
          <table:table-cell office:value-type="string">
            <text:p>27.90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meubles et industries connexes de l'ameublement</text:p>
          </table:table-cell>
          <table:table-cell office:value-type="string">
            <text:p>31.09B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outillages</text:p>
          </table:table-cell>
          <table:table-cell office:value-type="string">
            <text:p>25.73B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ouvrages en béton, en ciment ou en plâtre</text:p>
          </table:table-cell>
          <table:table-cell office:value-type="string">
            <text:p>23.69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pompes et compresseurs</text:p>
          </table:table-cell>
          <table:table-cell office:value-type="string">
            <text:p>28.13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produits alimentaires n.c.a.</text:p>
          </table:table-cell>
          <table:table-cell office:value-type="string">
            <text:p>10.89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produits céramiques</text:p>
          </table:table-cell>
          <table:table-cell office:value-type="string">
            <text:p>23.49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produits céramiques à usage technique</text:p>
          </table:table-cell>
          <table:table-cell office:value-type="string">
            <text:p>23.44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produits chimiques inorganiques de base n.c.a.</text:p>
          </table:table-cell>
          <table:table-cell office:value-type="string">
            <text:p>20.13B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produits chimiques n.c.a.</text:p>
          </table:table-cell>
          <table:table-cell office:value-type="string">
            <text:p>20.59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produits chimiques organiques de base</text:p>
          </table:table-cell>
          <table:table-cell office:value-type="string">
            <text:p>20.14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produits laitiers</text:p>
          </table:table-cell>
          <table:table-cell office:value-type="string">
            <text:p>10.51D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produits minéraux non métalliques n.c.a.</text:p>
          </table:table-cell>
          <table:table-cell office:value-type="string">
            <text:p>23.99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réservoirs, citernes et conteneurs métalliques</text:p>
          </table:table-cell>
          <table:table-cell office:value-type="string">
            <text:p>25.29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textiles n.c.a.</text:p>
          </table:table-cell>
          <table:table-cell office:value-type="string">
            <text:p>13.99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textiles techniques et industriels</text:p>
          </table:table-cell>
          <table:table-cell office:value-type="string">
            <text:p>13.96Z</text:p>
          </table:table-cell>
          <table:table-cell table:number-columns-repeated="1022"/>
        </table:table-row>
        <table:table-row table:style-name="ro4">
          <table:table-cell office:value-type="string">
            <text:p>Fabrication d'autres vêtements et accessoires</text:p>
          </table:table-cell>
          <table:table-cell office:value-type="string">
            <text:p>14.19Z</text:p>
          </table:table-cell>
          <table:table-cell table:number-columns-repeated="1022"/>
        </table:table-row>
        <table:table-row table:style-name="ro4">
          <table:table-cell office:value-type="string">
            <text:p>Fabrication de béton prêt à l'emploi</text:p>
          </table:table-cell>
          <table:table-cell office:value-type="string">
            <text:p>23.63Z</text:p>
          </table:table-cell>
          <table:table-cell table:number-columns-repeated="1022"/>
        </table:table-row>
        <table:table-row table:style-name="ro4">
          <table:table-cell office:value-type="string">
            <text:p>Fabrication de beurre</text:p>
          </table:table-cell>
          <table:table-cell office:value-type="string">
            <text:p>10.51B</text:p>
          </table:table-cell>
          <table:table-cell table:number-columns-repeated="1022"/>
        </table:table-row>
        <table:table-row table:style-name="ro4">
          <table:table-cell office:value-type="string">
            <text:p>Fabrication de bicyclettes et de véhicules pour invalides</text:p>
          </table:table-cell>
          <table:table-cell office:value-type="string">
            <text:p>30.92Z</text:p>
          </table:table-cell>
          <table:table-cell table:number-columns-repeated="1022"/>
        </table:table-row>
        <table:table-row table:style-name="ro4">
          <table:table-cell office:value-type="string">
            <text:p>Fabrication de bière</text:p>
          </table:table-cell>
          <table:table-cell office:value-type="string">
            <text:p>11.05Z</text:p>
          </table:table-cell>
          <table:table-cell table:number-columns-repeated="1022"/>
        </table:table-row>
        <table:table-row table:style-name="ro4">
          <table:table-cell office:value-type="string">
            <text:p>Fabrication de biscuits, biscottes et pâtisseries de conservation</text:p>
          </table:table-cell>
          <table:table-cell office:value-type="string">
            <text:p>10.72Z</text:p>
          </table:table-cell>
          <table:table-cell table:number-columns-repeated="1022"/>
        </table:table-row>
        <table:table-row table:style-name="ro4">
          <table:table-cell office:value-type="string">
            <text:p>Fabrication de briques, tuiles et produits de construction, en terre cuite</text:p>
          </table:table-cell>
          <table:table-cell office:value-type="string">
            <text:p>23.32Z</text:p>
          </table:table-cell>
          <table:table-cell table:number-columns-repeated="1022"/>
        </table:table-row>
        <table:table-row table:style-name="ro4">
          <table:table-cell office:value-type="string">
            <text:p>Fabrication de câbles de fibres optiques</text:p>
          </table:table-cell>
          <table:table-cell office:value-type="string">
            <text:p>27.31Z</text:p>
          </table:table-cell>
          <table:table-cell table:number-columns-repeated="1022"/>
        </table:table-row>
        <table:table-row table:style-name="ro4">
          <table:table-cell office:value-type="string">
            <text:p>Fabrication de cacao, chocolat et de produits de confiserie</text:p>
          </table:table-cell>
          <table:table-cell office:value-type="string">
            <text:p>10.82Z</text:p>
          </table:table-cell>
          <table:table-cell table:number-columns-repeated="1022"/>
        </table:table-row>
        <table:table-row table:style-name="ro4">
          <table:table-cell office:value-type="string">
            <text:p>Fabrication de caoutchouc synthétique</text:p>
          </table:table-cell>
          <table:table-cell office:value-type="string">
            <text:p>20.17Z</text:p>
          </table:table-cell>
          <table:table-cell table:number-columns-repeated="1022"/>
        </table:table-row>
        <table:table-row table:style-name="ro4">
          <table:table-cell office:value-type="string">
            <text:p>Fabrication de carreaux en céramique</text:p>
          </table:table-cell>
          <table:table-cell office:value-type="string">
            <text:p>23.31Z</text:p>
          </table:table-cell>
          <table:table-cell table:number-columns-repeated="1022"/>
        </table:table-row>
        <table:table-row table:style-name="ro4">
          <table:table-cell office:value-type="string">
            <text:p>Fabrication de carrosseries et remorques</text:p>
          </table:table-cell>
          <table:table-cell office:value-type="string">
            <text:p>29.20Z</text:p>
          </table:table-cell>
          <table:table-cell table:number-columns-repeated="1022"/>
        </table:table-row>
        <table:table-row table:style-name="ro4">
          <table:table-cell office:value-type="string">
            <text:p>Fabrication de cartes électroniques assemblées</text:p>
          </table:table-cell>
          <table:table-cell office:value-type="string">
            <text:p>26.12Z</text:p>
          </table:table-cell>
          <table:table-cell table:number-columns-repeated="1022"/>
        </table:table-row>
        <table:table-row table:style-name="ro4">
          <table:table-cell office:value-type="string">
            <text:p>Fabrication de carton ondulé</text:p>
          </table:table-cell>
          <table:table-cell office:value-type="string">
            <text:p>17.21A</text:p>
          </table:table-cell>
          <table:table-cell table:number-columns-repeated="1022"/>
        </table:table-row>
        <table:table-row table:style-name="ro4">
          <table:table-cell office:value-type="string">
            <text:p>Fabrication de cartonnages</text:p>
          </table:table-cell>
          <table:table-cell office:value-type="string">
            <text:p>17.21B</text:p>
          </table:table-cell>
          <table:table-cell table:number-columns-repeated="1022"/>
        </table:table-row>
        <table:table-row table:style-name="ro4">
          <table:table-cell office:value-type="string">
            <text:p>Fabrication de charpentes et d'autres menuiseries</text:p>
          </table:table-cell>
          <table:table-cell office:value-type="string">
            <text:p>16.23Z</text:p>
          </table:table-cell>
          <table:table-cell table:number-columns-repeated="1022"/>
        </table:table-row>
        <table:table-row table:style-name="ro4">
          <table:table-cell office:value-type="string">
            <text:p>Fabrication de chaussures</text:p>
          </table:table-cell>
          <table:table-cell office:value-type="string">
            <text:p>15.20Z</text:p>
          </table:table-cell>
          <table:table-cell table:number-columns-repeated="1022"/>
        </table:table-row>
        <table:table-row table:style-name="ro4">
          <table:table-cell office:value-type="string">
            <text:p>Fabrication de chaux et plâtre</text:p>
          </table:table-cell>
          <table:table-cell office:value-type="string">
            <text:p>23.52Z</text:p>
          </table:table-cell>
          <table:table-cell table:number-columns-repeated="1022"/>
        </table:table-row>
        <table:table-row table:style-name="ro4">
          <table:table-cell office:value-type="string">
            <text:p>Fabrication de cidre et de vins de fruits</text:p>
          </table:table-cell>
          <table:table-cell office:value-type="string">
            <text:p>11.03Z</text:p>
          </table:table-cell>
          <table:table-cell table:number-columns-repeated="1022"/>
        </table:table-row>
        <table:table-row table:style-name="ro4">
          <table:table-cell office:value-type="string">
            <text:p>Fabrication de ciment</text:p>
          </table:table-cell>
          <table:table-cell office:value-type="string">
            <text:p>23.51Z</text:p>
          </table:table-cell>
          <table:table-cell table:number-columns-repeated="1022"/>
        </table:table-row>
        <table:table-row table:style-name="ro4">
          <table:table-cell office:value-type="string">
            <text:p>Fabrication de colles</text:p>
          </table:table-cell>
          <table:table-cell office:value-type="string">
            <text:p>20.52Z</text:p>
          </table:table-cell>
          <table:table-cell table:number-columns-repeated="1022"/>
        </table:table-row>
        <table:table-row table:style-name="ro4">
          <table:table-cell office:value-type="string">
            <text:p>Fabrication de colorants et de pigments</text:p>
          </table:table-cell>
          <table:table-cell office:value-type="string">
            <text:p>20.12Z</text:p>
          </table:table-cell>
          <table:table-cell table:number-columns-repeated="1022"/>
        </table:table-row>
        <table:table-row table:style-name="ro4">
          <table:table-cell office:value-type="string">
            <text:p>Fabrication de composants électroniques</text:p>
          </table:table-cell>
          <table:table-cell office:value-type="string">
            <text:p>26.11Z</text:p>
          </table:table-cell>
          <table:table-cell table:number-columns-repeated="1022"/>
        </table:table-row>
        <table:table-row table:style-name="ro4">
          <table:table-cell office:value-type="string">
            <text:p>Fabrication de condiments et assaisonnements</text:p>
          </table:table-cell>
          <table:table-cell office:value-type="string">
            <text:p>10.84Z</text:p>
          </table:table-cell>
          <table:table-cell table:number-columns-repeated="1022"/>
        </table:table-row>
        <table:table-row table:style-name="ro4">
          <table:table-cell office:value-type="string">
            <text:p>Fabrication de coutellerie</text:p>
          </table:table-cell>
          <table:table-cell office:value-type="string">
            <text:p>25.71Z</text:p>
          </table:table-cell>
          <table:table-cell table:number-columns-repeated="1022"/>
        </table:table-row>
        <table:table-row table:style-name="ro4">
          <table:table-cell office:value-type="string">
            <text:p>Fabrication de fibres artificielles ou synthétiques</text:p>
          </table:table-cell>
          <table:table-cell office:value-type="string">
            <text:p>20.60Z</text:p>
          </table:table-cell>
          <table:table-cell table:number-columns-repeated="1022"/>
        </table:table-row>
        <table:table-row table:style-name="ro4">
          <table:table-cell office:value-type="string">
            <text:p>Fabrication de fibres de verre</text:p>
          </table:table-cell>
          <table:table-cell office:value-type="string">
            <text:p>23.14Z</text:p>
          </table:table-cell>
          <table:table-cell table:number-columns-repeated="1022"/>
        </table:table-row>
        <table:table-row table:style-name="ro4">
          <table:table-cell office:value-type="string">
            <text:p>Fabrication de ficelles, cordes et filets</text:p>
          </table:table-cell>
          <table:table-cell office:value-type="string">
            <text:p>13.94Z</text:p>
          </table:table-cell>
          <table:table-cell table:number-columns-repeated="1022"/>
        </table:table-row>
        <table:table-row table:style-name="ro4">
          <table:table-cell office:value-type="string">
            <text:p>Fabrication de fours et brûleurs</text:p>
          </table:table-cell>
          <table:table-cell office:value-type="string">
            <text:p>28.21Z</text:p>
          </table:table-cell>
          <table:table-cell table:number-columns-repeated="1022"/>
        </table:table-row>
        <table:table-row table:style-name="ro4">
          <table:table-cell office:value-type="string">
            <text:p>Fabrication de fromage</text:p>
          </table:table-cell>
          <table:table-cell office:value-type="string">
            <text:p>10.51C</text:p>
          </table:table-cell>
          <table:table-cell table:number-columns-repeated="1022"/>
        </table:table-row>
        <table:table-row table:style-name="ro4">
          <table:table-cell office:value-type="string">
            <text:p>Fabrication de fûts et emballages métalliques similaires</text:p>
          </table:table-cell>
          <table:table-cell office:value-type="string">
            <text:p>25.91Z</text:p>
          </table:table-cell>
          <table:table-cell table:number-columns-repeated="1022"/>
        </table:table-row>
        <table:table-row table:style-name="ro4">
          <table:table-cell office:value-type="string">
            <text:p>Fabrication de gaz industriels</text:p>
          </table:table-cell>
          <table:table-cell office:value-type="string">
            <text:p>20.11Z</text:p>
          </table:table-cell>
          <table:table-cell table:number-columns-repeated="1022"/>
        </table:table-row>
        <table:table-row table:style-name="ro4">
          <table:table-cell office:value-type="string">
            <text:p>Fabrication de générateurs de vapeur, à l'exception des chaudières pour le chauffage central</text:p>
          </table:table-cell>
          <table:table-cell office:value-type="string">
            <text:p>25.30Z</text:p>
          </table:table-cell>
          <table:table-cell table:number-columns-repeated="1022"/>
        </table:table-row>
        <table:table-row table:style-name="ro4">
          <table:table-cell office:value-type="string">
            <text:p>Fabrication de glaces et sorbets</text:p>
          </table:table-cell>
          <table:table-cell office:value-type="string">
            <text:p>10.52Z</text:p>
          </table:table-cell>
          <table:table-cell table:number-columns-repeated="1022"/>
        </table:table-row>
        <table:table-row table:style-name="ro4">
          <table:table-cell office:value-type="string">
            <text:p>Fabrication de jeux et jouets</text:p>
          </table:table-cell>
          <table:table-cell office:value-type="string">
            <text:p>32.40Z</text:p>
          </table:table-cell>
          <table:table-cell table:number-columns-repeated="1022"/>
        </table:table-row>
        <table:table-row table:style-name="ro4">
          <table:table-cell office:value-type="string">
            <text:p>Fabrication de lait liquide et de produits frais</text:p>
          </table:table-cell>
          <table:table-cell office:value-type="string">
            <text:p>10.51A</text:p>
          </table:table-cell>
          <table:table-cell table:number-columns-repeated="1022"/>
        </table:table-row>
        <table:table-row table:style-name="ro4">
          <table:table-cell office:value-type="string">
            <text:p>Fabrication de lunettes</text:p>
          </table:table-cell>
          <table:table-cell office:value-type="string">
            <text:p>32.50B</text:p>
          </table:table-cell>
          <table:table-cell table:number-columns-repeated="1022"/>
        </table:table-row>
        <table:table-row table:style-name="ro4">
          <table:table-cell office:value-type="string">
            <text:p>Fabrication de machines agricoles et forestières</text:p>
          </table:table-cell>
          <table:table-cell office:value-type="string">
            <text:p>28.30Z</text:p>
          </table:table-cell>
          <table:table-cell table:number-columns-repeated="1022"/>
        </table:table-row>
        <table:table-row table:style-name="ro4">
          <table:table-cell office:value-type="string">
            <text:p>Fabrication de machines d'imprimerie</text:p>
          </table:table-cell>
          <table:table-cell office:value-type="string">
            <text:p>28.99A</text:p>
          </table:table-cell>
          <table:table-cell table:number-columns-repeated="1022"/>
        </table:table-row>
        <table:table-row table:style-name="ro5">
          <table:table-cell office:value-type="string">
            <text:p>Fabrication de machines et d'équipements de bureau</text:p>
          </table:table-cell>
          <table:table-cell office:value-type="string">
            <text:p>à l'exception des ordinateurs et équipements périphériques</text:p>
          </table:table-cell>
          <table:table-cell table:style-name="ce24" office:value-type="string">
            <text:p>28.23Z</text:p>
          </table:table-cell>
          <table:table-cell table:number-columns-repeated="1021"/>
        </table:table-row>
        <table:table-row table:style-name="ro4">
          <table:table-cell office:value-type="string">
            <text:p>Fabrication de machines pour la métallurgie</text:p>
          </table:table-cell>
          <table:table-cell office:value-type="string">
            <text:p>28.91Z</text:p>
          </table:table-cell>
          <table:table-cell table:number-columns-repeated="1022"/>
        </table:table-row>
        <table:table-row table:style-name="ro4">
          <table:table-cell office:value-type="string">
            <text:p>Fabrication de machines pour le travail du caoutchouc ou des plastiques</text:p>
          </table:table-cell>
          <table:table-cell office:value-type="string">
            <text:p>28.96Z</text:p>
          </table:table-cell>
          <table:table-cell table:number-columns-repeated="1022"/>
        </table:table-row>
        <table:table-row table:style-name="ro4">
          <table:table-cell office:value-type="string">
            <text:p>Fabrication de machines pour les industries du papier et du carton</text:p>
          </table:table-cell>
          <table:table-cell office:value-type="string">
            <text:p>28.95Z</text:p>
          </table:table-cell>
          <table:table-cell table:number-columns-repeated="1022"/>
        </table:table-row>
        <table:table-row table:style-name="ro4">
          <table:table-cell office:value-type="string">
            <text:p>Fabrication de machines pour les industries textiles</text:p>
          </table:table-cell>
          <table:table-cell office:value-type="string">
            <text:p>28.94Z</text:p>
          </table:table-cell>
          <table:table-cell table:number-columns-repeated="1022"/>
        </table:table-row>
        <table:table-row table:style-name="ro4">
          <table:table-cell office:value-type="string">
            <text:p>Fabrication de machines pour l'extraction ou la construction</text:p>
          </table:table-cell>
          <table:table-cell office:value-type="string">
            <text:p>28.92Z</text:p>
          </table:table-cell>
          <table:table-cell table:number-columns-repeated="1022"/>
        </table:table-row>
        <table:table-row table:style-name="ro4">
          <table:table-cell office:value-type="string">
            <text:p>Fabrication de machines pour l'industrie agro-alimentaire</text:p>
          </table:table-cell>
          <table:table-cell office:value-type="string">
            <text:p>28.93Z</text:p>
          </table:table-cell>
          <table:table-cell table:number-columns-repeated="1022"/>
        </table:table-row>
        <table:table-row table:style-name="ro4">
          <table:table-cell office:value-type="string">
            <text:p>Fabrication de machines-outils pour le travail des métaux</text:p>
          </table:table-cell>
          <table:table-cell office:value-type="string">
            <text:p>28.41Z</text:p>
          </table:table-cell>
          <table:table-cell table:number-columns-repeated="1022"/>
        </table:table-row>
        <table:table-row table:style-name="ro4">
          <table:table-cell office:value-type="string">
            <text:p>Fabrication de malt</text:p>
          </table:table-cell>
          <table:table-cell office:value-type="string">
            <text:p>11.06Z</text:p>
          </table:table-cell>
          <table:table-cell table:number-columns-repeated="1022"/>
        </table:table-row>
        <table:table-row table:style-name="ro4">
          <table:table-cell office:value-type="string">
            <text:p>Fabrication de margarine et graisses comestibles similaires</text:p>
          </table:table-cell>
          <table:table-cell office:value-type="string">
            <text:p>10.42Z</text:p>
          </table:table-cell>
          <table:table-cell table:number-columns-repeated="1022"/>
        </table:table-row>
        <table:table-row table:style-name="ro4">
          <table:table-cell office:value-type="string">
            <text:p>Fabrication de matelas</text:p>
          </table:table-cell>
          <table:table-cell office:value-type="string">
            <text:p>31.03Z</text:p>
          </table:table-cell>
          <table:table-cell table:number-columns-repeated="1022"/>
        </table:table-row>
        <table:table-row table:style-name="ro4">
          <table:table-cell office:value-type="string">
            <text:p>Fabrication de matériel de distribution et de commande électrique</text:p>
          </table:table-cell>
          <table:table-cell office:value-type="string">
            <text:p>27.12Z</text:p>
          </table:table-cell>
          <table:table-cell table:number-columns-repeated="1022"/>
        </table:table-row>
        <table:table-row table:style-name="ro4">
          <table:table-cell office:value-type="string">
            <text:p>Fabrication de matériel de levage et de manutention</text:p>
          </table:table-cell>
          <table:table-cell office:value-type="string">
            <text:p>28.22Z</text:p>
          </table:table-cell>
          <table:table-cell table:number-columns-repeated="1022"/>
        </table:table-row>
        <table:table-row table:style-name="ro4">
          <table:table-cell office:value-type="string">
            <text:p>Fabrication de matériel d'installation électrique</text:p>
          </table:table-cell>
          <table:table-cell office:value-type="string">
            <text:p>27.33Z</text:p>
          </table:table-cell>
          <table:table-cell table:number-columns-repeated="1022"/>
        </table:table-row>
        <table:table-row table:style-name="ro4">
          <table:table-cell office:value-type="string">
            <text:p>Fabrication de matériel médico-chirurgical et dentaire</text:p>
          </table:table-cell>
          <table:table-cell office:value-type="string">
            <text:p>32.50A</text:p>
          </table:table-cell>
          <table:table-cell table:number-columns-repeated="1022"/>
        </table:table-row>
        <table:table-row table:style-name="ro4">
          <table:table-cell office:value-type="string">
            <text:p>Fabrication de matériels optique et photographique</text:p>
          </table:table-cell>
          <table:table-cell office:value-type="string">
            <text:p>26.70Z</text:p>
          </table:table-cell>
          <table:table-cell table:number-columns-repeated="1022"/>
        </table:table-row>
        <table:table-row table:style-name="ro4">
          <table:table-cell office:value-type="string">
            <text:p>Fabrication de matières plastiques de base</text:p>
          </table:table-cell>
          <table:table-cell office:value-type="string">
            <text:p>20.16Z</text:p>
          </table:table-cell>
          <table:table-cell table:number-columns-repeated="1022"/>
        </table:table-row>
        <table:table-row table:style-name="ro4">
          <table:table-cell office:value-type="string">
            <text:p>Fabrication de meubles de bureau et de magasin</text:p>
          </table:table-cell>
          <table:table-cell office:value-type="string">
            <text:p>31.01Z</text:p>
          </table:table-cell>
          <table:table-cell table:number-columns-repeated="1022"/>
        </table:table-row>
        <table:table-row table:style-name="ro4">
          <table:table-cell office:value-type="string">
            <text:p>Fabrication de meubles de cuisine</text:p>
          </table:table-cell>
          <table:table-cell office:value-type="string">
            <text:p>31.02Z</text:p>
          </table:table-cell>
          <table:table-cell table:number-columns-repeated="1022"/>
        </table:table-row>
        <table:table-row table:style-name="ro4">
          <table:table-cell office:value-type="string">
            <text:p>Fabrication de mortiers et bétons secs</text:p>
          </table:table-cell>
          <table:table-cell office:value-type="string">
            <text:p>23.64Z</text:p>
          </table:table-cell>
          <table:table-cell table:number-columns-repeated="1022"/>
        </table:table-row>
        <table:table-row table:style-name="ro4">
          <table:table-cell office:value-type="string">
            <text:p>Fabrication de moteurs et turbines, à l'exception des moteurs d'avions et de véhicules</text:p>
          </table:table-cell>
          <table:table-cell office:value-type="string">
            <text:p>28.11Z</text:p>
          </table:table-cell>
          <table:table-cell table:number-columns-repeated="1022"/>
        </table:table-row>
        <table:table-row table:style-name="ro4">
          <table:table-cell office:value-type="string">
            <text:p>Fabrication de moteurs, génératrices et transformateurs électriques</text:p>
          </table:table-cell>
          <table:table-cell office:value-type="string">
            <text:p>27.11Z</text:p>
          </table:table-cell>
          <table:table-cell table:number-columns-repeated="1022"/>
        </table:table-row>
        <table:table-row table:style-name="ro4">
          <table:table-cell office:value-type="string">
            <text:p>Fabrication de motocycles</text:p>
          </table:table-cell>
          <table:table-cell office:value-type="string">
            <text:p>30.91Z</text:p>
          </table:table-cell>
          <table:table-cell table:number-columns-repeated="1022"/>
        </table:table-row>
        <table:table-row table:style-name="ro4">
          <table:table-cell office:value-type="string">
            <text:p>Fabrication de moules et modèles</text:p>
          </table:table-cell>
          <table:table-cell office:value-type="string">
            <text:p>25.73A</text:p>
          </table:table-cell>
          <table:table-cell table:number-columns-repeated="1022"/>
        </table:table-row>
        <table:table-row table:style-name="ro4">
          <table:table-cell office:value-type="string">
            <text:p>Fabrication de non-tissés, sauf habillement</text:p>
          </table:table-cell>
          <table:table-cell office:value-type="string">
            <text:p>13.95Z</text:p>
          </table:table-cell>
          <table:table-cell table:number-columns-repeated="1022"/>
        </table:table-row>
        <table:table-row table:style-name="ro4">
          <table:table-cell office:value-type="string">
            <text:p>Fabrication de papier et de carton</text:p>
          </table:table-cell>
          <table:table-cell office:value-type="string">
            <text:p>17.12Z</text:p>
          </table:table-cell>
          <table:table-cell table:number-columns-repeated="1022"/>
        </table:table-row>
        <table:table-row table:style-name="ro4">
          <table:table-cell office:value-type="string">
            <text:p>Fabrication de papiers peints</text:p>
          </table:table-cell>
          <table:table-cell office:value-type="string">
            <text:p>17.24Z</text:p>
          </table:table-cell>
          <table:table-cell table:number-columns-repeated="1022"/>
        </table:table-row>
        <table:table-row table:style-name="ro4">
          <table:table-cell office:value-type="string">
            <text:p>Fabrication de parfums et de produits pour la toilette</text:p>
          </table:table-cell>
          <table:table-cell office:value-type="string">
            <text:p>20.42Z</text:p>
          </table:table-cell>
          <table:table-cell table:number-columns-repeated="1022"/>
        </table:table-row>
        <table:table-row table:style-name="ro4">
          <table:table-cell office:value-type="string">
            <text:p>Fabrication de parquets assemblés</text:p>
          </table:table-cell>
          <table:table-cell office:value-type="string">
            <text:p>16.22Z</text:p>
          </table:table-cell>
          <table:table-cell table:number-columns-repeated="1022"/>
        </table:table-row>
        <table:table-row table:style-name="ro4">
          <table:table-cell office:value-type="string">
            <text:p>Fabrication de pâte à papier</text:p>
          </table:table-cell>
          <table:table-cell office:value-type="string">
            <text:p>17.11Z</text:p>
          </table:table-cell>
          <table:table-cell table:number-columns-repeated="1022"/>
        </table:table-row>
        <table:table-row table:style-name="ro4">
          <table:table-cell office:value-type="string">
            <text:p>Fabrication de pâtes alimentaires</text:p>
          </table:table-cell>
          <table:table-cell office:value-type="string">
            <text:p>10.73Z</text:p>
          </table:table-cell>
          <table:table-cell table:number-columns-repeated="1022"/>
        </table:table-row>
        <table:table-row table:style-name="ro4">
          <table:table-cell office:value-type="string">
            <text:p>Fabrication de peintures, vernis, encres et mastics</text:p>
          </table:table-cell>
          <table:table-cell office:value-type="string">
            <text:p>20.30Z</text:p>
          </table:table-cell>
          <table:table-cell table:number-columns-repeated="1022"/>
        </table:table-row>
        <table:table-row table:style-name="ro4">
          <table:table-cell office:value-type="string">
            <text:p>Fabrication de pesticides et d'autres produits agrochimiques</text:p>
          </table:table-cell>
          <table:table-cell office:value-type="string">
            <text:p>20.20Z</text:p>
          </table:table-cell>
          <table:table-cell table:number-columns-repeated="1022"/>
        </table:table-row>
        <table:table-row table:style-name="ro4">
          <table:table-cell office:value-type="string">
            <text:p>Fabrication de pièces techniques à base de matières plastiques</text:p>
          </table:table-cell>
          <table:table-cell office:value-type="string">
            <text:p>22.29A</text:p>
          </table:table-cell>
          <table:table-cell table:number-columns-repeated="1022"/>
        </table:table-row>
        <table:table-row table:style-name="ro4">
          <table:table-cell office:value-type="string">
            <text:p>Fabrication de piles et d'accumulateurs électriques</text:p>
          </table:table-cell>
          <table:table-cell office:value-type="string">
            <text:p>27.20Z</text:p>
          </table:table-cell>
          <table:table-cell table:number-columns-repeated="1022"/>
        </table:table-row>
        <table:table-row table:style-name="ro4">
          <table:table-cell office:value-type="string">
            <text:p>Fabrication de placage et de panneaux de bois</text:p>
          </table:table-cell>
          <table:table-cell office:value-type="string">
            <text:p>16.21Z</text:p>
          </table:table-cell>
          <table:table-cell table:number-columns-repeated="1022"/>
        </table:table-row>
        <table:table-row table:style-name="ro4">
          <table:table-cell office:value-type="string">
            <text:p>Fabrication de plaques, feuilles, tubes et profilés en matières plastiques</text:p>
          </table:table-cell>
          <table:table-cell office:value-type="string">
            <text:p>22.21Z</text:p>
          </table:table-cell>
          <table:table-cell table:number-columns-repeated="1022"/>
        </table:table-row>
        <table:table-row table:style-name="ro4">
          <table:table-cell office:value-type="string">
            <text:p>Fabrication de plats préparés</text:p>
          </table:table-cell>
          <table:table-cell office:value-type="string">
            <text:p>10.85Z</text:p>
          </table:table-cell>
          <table:table-cell table:number-columns-repeated="1022"/>
        </table:table-row>
        <table:table-row table:style-name="ro4">
          <table:table-cell office:value-type="string">
            <text:p>Fabrication de portes et fenêtres en métal</text:p>
          </table:table-cell>
          <table:table-cell office:value-type="string">
            <text:p>25.12Z</text:p>
          </table:table-cell>
          <table:table-cell table:number-columns-repeated="1022"/>
        </table:table-row>
        <table:table-row table:style-name="ro4">
          <table:table-cell office:value-type="string">
            <text:p>Fabrication de préparations pharmaceutiques</text:p>
          </table:table-cell>
          <table:table-cell office:value-type="string">
            <text:p>21.20Z</text:p>
          </table:table-cell>
          <table:table-cell table:number-columns-repeated="1022"/>
        </table:table-row>
        <table:table-row table:style-name="ro4">
          <table:table-cell office:value-type="string">
            <text:p>Fabrication de produits à base de tabac</text:p>
          </table:table-cell>
          <table:table-cell office:value-type="string">
            <text:p>12.00Z</text:p>
          </table:table-cell>
          <table:table-cell table:number-columns-repeated="1022"/>
        </table:table-row>
        <table:table-row table:style-name="ro4">
          <table:table-cell office:value-type="string">
            <text:p>Fabrication de produits abrasifs</text:p>
          </table:table-cell>
          <table:table-cell office:value-type="string">
            <text:p>23.91Z</text:p>
          </table:table-cell>
          <table:table-cell table:number-columns-repeated="1022"/>
        </table:table-row>
        <table:table-row table:style-name="ro4">
          <table:table-cell office:value-type="string">
            <text:p>Fabrication de produits amylacés</text:p>
          </table:table-cell>
          <table:table-cell office:value-type="string">
            <text:p>10.62Z</text:p>
          </table:table-cell>
          <table:table-cell table:number-columns-repeated="1022"/>
        </table:table-row>
        <table:table-row table:style-name="ro4">
          <table:table-cell office:value-type="string">
            <text:p>Fabrication de produits azotés et d'engrais</text:p>
          </table:table-cell>
          <table:table-cell office:value-type="string">
            <text:p>20.15Z</text:p>
          </table:table-cell>
          <table:table-cell table:number-columns-repeated="1022"/>
        </table:table-row>
        <table:table-row table:style-name="ro4">
          <table:table-cell office:value-type="string">
            <text:p>Fabrication de produits de consommation courante en matières plastiques</text:p>
          </table:table-cell>
          <table:table-cell office:value-type="string">
            <text:p>22.29B</text:p>
          </table:table-cell>
          <table:table-cell table:number-columns-repeated="1022"/>
        </table:table-row>
        <table:table-row table:style-name="ro4">
          <table:table-cell office:value-type="string">
            <text:p>Fabrication de produits électroniques grand public</text:p>
          </table:table-cell>
          <table:table-cell office:value-type="string">
            <text:p>26.40Z</text:p>
          </table:table-cell>
          <table:table-cell table:number-columns-repeated="1022"/>
        </table:table-row>
        <table:table-row table:style-name="ro4">
          <table:table-cell office:value-type="string">
            <text:p>Fabrication de produits explosifs</text:p>
          </table:table-cell>
          <table:table-cell office:value-type="string">
            <text:p>20.51Z</text:p>
          </table:table-cell>
          <table:table-cell table:number-columns-repeated="1022"/>
        </table:table-row>
        <table:table-row table:style-name="ro4">
          <table:table-cell office:value-type="string">
            <text:p>Fabrication de produits pharmaceutiques de base</text:p>
          </table:table-cell>
          <table:table-cell office:value-type="string">
            <text:p>21.10Z</text:p>
          </table:table-cell>
          <table:table-cell table:number-columns-repeated="1022"/>
        </table:table-row>
        <table:table-row table:style-name="ro4">
          <table:table-cell office:value-type="string">
            <text:p>Fabrication de produits réfractaires</text:p>
          </table:table-cell>
          <table:table-cell office:value-type="string">
            <text:p>23.20Z</text:p>
          </table:table-cell>
          <table:table-cell table:number-columns-repeated="1022"/>
        </table:table-row>
        <table:table-row table:style-name="ro4">
          <table:table-cell office:value-type="string">
            <text:p>Fabrication de radiateurs et de chaudières pour le chauffage central</text:p>
          </table:table-cell>
          <table:table-cell office:value-type="string">
            <text:p>25.21Z</text:p>
          </table:table-cell>
          <table:table-cell table:number-columns-repeated="1022"/>
        </table:table-row>
        <table:table-row table:style-name="ro4">
          <table:table-cell office:value-type="string">
            <text:p>Fabrication de savons, détergents et produits d'entretien</text:p>
          </table:table-cell>
          <table:table-cell office:value-type="string">
            <text:p>20.41Z</text:p>
          </table:table-cell>
          <table:table-cell table:number-columns-repeated="1022"/>
        </table:table-row>
        <table:table-row table:style-name="ro4">
          <table:table-cell office:value-type="string">
            <text:p>Fabrication de serrures et de ferrures</text:p>
          </table:table-cell>
          <table:table-cell office:value-type="string">
            <text:p>25.72Z</text:p>
          </table:table-cell>
          <table:table-cell table:number-columns-repeated="1022"/>
        </table:table-row>
        <table:table-row table:style-name="ro4">
          <table:table-cell office:value-type="string">
            <text:p>Fabrication de sièges d'ameublement d'intérieur</text:p>
          </table:table-cell>
          <table:table-cell office:value-type="string">
            <text:p>31.09A</text:p>
          </table:table-cell>
          <table:table-cell table:number-columns-repeated="1022"/>
        </table:table-row>
        <table:table-row table:style-name="ro4">
          <table:table-cell office:value-type="string">
            <text:p>Fabrication de structures métalliques et de parties de structures</text:p>
          </table:table-cell>
          <table:table-cell office:value-type="string">
            <text:p>25.11Z</text:p>
          </table:table-cell>
          <table:table-cell table:number-columns-repeated="1022"/>
        </table:table-row>
        <table:table-row table:style-name="ro4">
          <table:table-cell office:value-type="string">
            <text:p>Fabrication de sucre</text:p>
          </table:table-cell>
          <table:table-cell office:value-type="string">
            <text:p>10.81Z</text:p>
          </table:table-cell>
          <table:table-cell table:number-columns-repeated="1022"/>
        </table:table-row>
        <table:table-row table:style-name="ro4">
          <table:table-cell office:value-type="string">
            <text:p>Fabrication de supports magnétiques et optiques</text:p>
          </table:table-cell>
          <table:table-cell office:value-type="string">
            <text:p>26.80Z</text:p>
          </table:table-cell>
          <table:table-cell table:number-columns-repeated="1022"/>
        </table:table-row>
        <table:table-row table:style-name="ro4">
          <table:table-cell office:value-type="string">
            <text:p>Fabrication de tapis et moquettes</text:p>
          </table:table-cell>
          <table:table-cell office:value-type="string">
            <text:p>13.93Z</text:p>
          </table:table-cell>
          <table:table-cell table:number-columns-repeated="1022"/>
        </table:table-row>
        <table:table-row table:style-name="ro4">
          <table:table-cell office:value-type="string">
            <text:p>Fabrication de tubes, tuyaux, profilés creux et accessoires correspondants en acier</text:p>
          </table:table-cell>
          <table:table-cell office:value-type="string">
            <text:p>24.20Z</text:p>
          </table:table-cell>
          <table:table-cell table:number-columns-repeated="1022"/>
        </table:table-row>
        <table:table-row table:style-name="ro4">
          <table:table-cell office:value-type="string">
            <text:p>Fabrication de verre creux</text:p>
          </table:table-cell>
          <table:table-cell office:value-type="string">
            <text:p>23.13Z</text:p>
          </table:table-cell>
          <table:table-cell table:number-columns-repeated="1022"/>
        </table:table-row>
        <table:table-row table:style-name="ro4">
          <table:table-cell office:value-type="string">
            <text:p>Fabrication de verre plat</text:p>
          </table:table-cell>
          <table:table-cell office:value-type="string">
            <text:p>23.11Z</text:p>
          </table:table-cell>
          <table:table-cell table:number-columns-repeated="1022"/>
        </table:table-row>
        <table:table-row table:style-name="ro4">
          <table:table-cell office:value-type="string">
            <text:p>Fabrication de vêtements de dessous</text:p>
          </table:table-cell>
          <table:table-cell office:value-type="string">
            <text:p>14.14Z</text:p>
          </table:table-cell>
          <table:table-cell table:number-columns-repeated="1022"/>
        </table:table-row>
        <table:table-row table:style-name="ro4">
          <table:table-cell office:value-type="string">
            <text:p>Fabrication de vêtements de dessus</text:p>
          </table:table-cell>
          <table:table-cell office:value-type="string">
            <text:p>14.13Z</text:p>
          </table:table-cell>
          <table:table-cell table:number-columns-repeated="1022"/>
        </table:table-row>
        <table:table-row table:style-name="ro4">
          <table:table-cell office:value-type="string">
            <text:p>Fabrication de vêtements de travail</text:p>
          </table:table-cell>
          <table:table-cell office:value-type="string">
            <text:p>14.12Z</text:p>
          </table:table-cell>
          <table:table-cell table:number-columns-repeated="1022"/>
        </table:table-row>
        <table:table-row table:style-name="ro4">
          <table:table-cell office:value-type="string">
            <text:p>Fabrication de vêtements en cuir</text:p>
          </table:table-cell>
          <table:table-cell office:value-type="string">
            <text:p>14.11Z</text:p>
          </table:table-cell>
          <table:table-cell table:number-columns-repeated="1022"/>
        </table:table-row>
        <table:table-row table:style-name="ro4">
          <table:table-cell office:value-type="string">
            <text:p>Fabrication de vins effervescents</text:p>
          </table:table-cell>
          <table:table-cell office:value-type="string">
            <text:p>11.02A</text:p>
          </table:table-cell>
          <table:table-cell table:number-columns-repeated="1022"/>
        </table:table-row>
        <table:table-row table:style-name="ro4">
          <table:table-cell office:value-type="string">
            <text:p>Fabrication de vis et de boulons</text:p>
          </table:table-cell>
          <table:table-cell office:value-type="string">
            <text:p>25.94Z</text:p>
          </table:table-cell>
          <table:table-cell table:number-columns-repeated="1022"/>
        </table:table-row>
        <table:table-row table:style-name="ro4">
          <table:table-cell office:value-type="string">
            <text:p>Fabrication d'éléments en béton pour la construction</text:p>
          </table:table-cell>
          <table:table-cell office:value-type="string">
            <text:p>23.61Z</text:p>
          </table:table-cell>
          <table:table-cell table:number-columns-repeated="1022"/>
        </table:table-row>
        <table:table-row table:style-name="ro4">
          <table:table-cell office:value-type="string">
            <text:p>Fabrication d'éléments en matières plastiques pour la construction</text:p>
          </table:table-cell>
          <table:table-cell office:value-type="string">
            <text:p>22.23Z</text:p>
          </table:table-cell>
          <table:table-cell table:number-columns-repeated="1022"/>
        </table:table-row>
        <table:table-row table:style-name="ro4">
          <table:table-cell office:value-type="string">
            <text:p>Fabrication d'éléments en plâtre pour la construction</text:p>
          </table:table-cell>
          <table:table-cell office:value-type="string">
            <text:p>23.62Z</text:p>
          </table:table-cell>
          <table:table-cell table:number-columns-repeated="1022"/>
        </table:table-row>
        <table:table-row table:style-name="ro4">
          <table:table-cell office:value-type="string">
            <text:p>Fabrication d'emballages en bois</text:p>
          </table:table-cell>
          <table:table-cell office:value-type="string">
            <text:p>16.24Z</text:p>
          </table:table-cell>
          <table:table-cell table:number-columns-repeated="1022"/>
        </table:table-row>
        <table:table-row table:style-name="ro4">
          <table:table-cell office:value-type="string">
            <text:p>Fabrication d'emballages en matières plastiques</text:p>
          </table:table-cell>
          <table:table-cell office:value-type="string">
            <text:p>22.22Z</text:p>
          </table:table-cell>
          <table:table-cell table:number-columns-repeated="1022"/>
        </table:table-row>
        <table:table-row table:style-name="ro4">
          <table:table-cell office:value-type="string">
            <text:p>Fabrication d'emballages en papier</text:p>
          </table:table-cell>
          <table:table-cell office:value-type="string">
            <text:p>17.21C</text:p>
          </table:table-cell>
          <table:table-cell table:number-columns-repeated="1022"/>
        </table:table-row>
        <table:table-row table:style-name="ro4">
          <table:table-cell office:value-type="string">
            <text:p>Fabrication d'emballages métalliques légers</text:p>
          </table:table-cell>
          <table:table-cell office:value-type="string">
            <text:p>25.92Z</text:p>
          </table:table-cell>
          <table:table-cell table:number-columns-repeated="1022"/>
        </table:table-row>
        <table:table-row table:style-name="ro4">
          <table:table-cell office:value-type="string">
            <text:p>Fabrication d'engrenages et d'organes mécaniques de transmission</text:p>
          </table:table-cell>
          <table:table-cell office:value-type="string">
            <text:p>28.15Z</text:p>
          </table:table-cell>
          <table:table-cell table:number-columns-repeated="1022"/>
        </table:table-row>
        <table:table-row table:style-name="ro4">
          <table:table-cell office:value-type="string">
            <text:p>Fabrication d'équipements aérauliques et frigorifiques industriels</text:p>
          </table:table-cell>
          <table:table-cell office:value-type="string">
            <text:p>28.25Z</text:p>
          </table:table-cell>
          <table:table-cell table:number-columns-repeated="1022"/>
        </table:table-row>
        <table:table-row table:style-name="ro4">
          <table:table-cell office:value-type="string">
            <text:p>Fabrication d'équipements d'aide à la navigation</text:p>
          </table:table-cell>
          <table:table-cell office:value-type="string">
            <text:p>26.51A</text:p>
          </table:table-cell>
          <table:table-cell table:number-columns-repeated="1022"/>
        </table:table-row>
        <table:table-row table:style-name="ro4">
          <table:table-cell office:value-type="string">
            <text:p>Fabrication d'équipements de communication</text:p>
          </table:table-cell>
          <table:table-cell office:value-type="string">
            <text:p>26.30Z</text:p>
          </table:table-cell>
          <table:table-cell table:number-columns-repeated="1022"/>
        </table:table-row>
        <table:table-row table:style-name="ro4">
          <table:table-cell office:value-type="string">
            <text:p>Fabrication d'équipements d'emballage, de conditionnement et de pesage</text:p>
          </table:table-cell>
          <table:table-cell office:value-type="string">
            <text:p>28.29A</text:p>
          </table:table-cell>
          <table:table-cell table:number-columns-repeated="1022"/>
        </table:table-row>
        <table:table-row table:style-name="ro5">
          <table:table-cell office:value-type="string">
            <text:p>Fabrication d'équipements d'irradiation médicale, d'équipements électromédicaux et électrothérapeutiques</text:p>
          </table:table-cell>
          <table:table-cell office:value-type="string">
            <text:p>26.60Z</text:p>
          </table:table-cell>
          <table:table-cell table:number-columns-repeated="1022"/>
        </table:table-row>
        <table:table-row table:style-name="ro4">
          <table:table-cell office:value-type="string">
            <text:p>Fabrication d'équipements électriques et électroniques automobiles</text:p>
          </table:table-cell>
          <table:table-cell office:value-type="string">
            <text:p>29.31Z</text:p>
          </table:table-cell>
          <table:table-cell table:number-columns-repeated="1022"/>
        </table:table-row>
        <table:table-row table:style-name="ro4">
          <table:table-cell office:value-type="string">
            <text:p>Fabrication d'équipements hydrauliques et pneumatiques</text:p>
          </table:table-cell>
          <table:table-cell office:value-type="string">
            <text:p>28.12Z</text:p>
          </table:table-cell>
          <table:table-cell table:number-columns-repeated="1022"/>
        </table:table-row>
        <table:table-row table:style-name="ro4">
          <table:table-cell office:value-type="string">
            <text:p>Fabrication d'étoffes à mailles</text:p>
          </table:table-cell>
          <table:table-cell office:value-type="string">
            <text:p>13.91Z</text:p>
          </table:table-cell>
          <table:table-cell table:number-columns-repeated="1022"/>
        </table:table-row>
        <table:table-row table:style-name="ro4">
          <table:table-cell office:value-type="string">
            <text:p>Fabrication d'huiles essentielles</text:p>
          </table:table-cell>
          <table:table-cell office:value-type="string">
            <text:p>20.53Z</text:p>
          </table:table-cell>
          <table:table-cell table:number-columns-repeated="1022"/>
        </table:table-row>
        <table:table-row table:style-name="ro4">
          <table:table-cell office:value-type="string">
            <text:p>Fabrication d'huiles et graisses brutes</text:p>
          </table:table-cell>
          <table:table-cell office:value-type="string">
            <text:p>10.41A</text:p>
          </table:table-cell>
          <table:table-cell table:number-columns-repeated="1022"/>
        </table:table-row>
        <table:table-row table:style-name="ro4">
          <table:table-cell office:value-type="string">
            <text:p>Fabrication d'huiles et graisses raffinées</text:p>
          </table:table-cell>
          <table:table-cell office:value-type="string">
            <text:p>10.41B</text:p>
          </table:table-cell>
          <table:table-cell table:number-columns-repeated="1022"/>
        </table:table-row>
        <table:table-row table:style-name="ro4">
          <table:table-cell office:value-type="string">
            <text:p>Fabrication d'instrumentation scientifique et technique</text:p>
          </table:table-cell>
          <table:table-cell office:value-type="string">
            <text:p>26.51B</text:p>
          </table:table-cell>
          <table:table-cell table:number-columns-repeated="1022"/>
        </table:table-row>
        <table:table-row table:style-name="ro4">
          <table:table-cell office:value-type="string">
            <text:p>Fabrication d'instruments de musique</text:p>
          </table:table-cell>
          <table:table-cell office:value-type="string">
            <text:p>32.20Z</text:p>
          </table:table-cell>
          <table:table-cell table:number-columns-repeated="1022"/>
        </table:table-row>
        <table:table-row table:style-name="ro4">
          <table:table-cell office:value-type="string">
            <text:p>Fabrication d'isolateurs et pièces isolantes en céramique</text:p>
          </table:table-cell>
          <table:table-cell office:value-type="string">
            <text:p>23.43Z</text:p>
          </table:table-cell>
          <table:table-cell table:number-columns-repeated="1022"/>
        </table:table-row>
        <table:table-row table:style-name="ro4">
          <table:table-cell office:value-type="string">
            <text:p>Fabrication d'objets divers en bois ; fabrication d'objets en liège, vannerie et sparterie</text:p>
          </table:table-cell>
          <table:table-cell office:value-type="string">
            <text:p>16.29Z</text:p>
          </table:table-cell>
          <table:table-cell table:number-columns-repeated="1022"/>
        </table:table-row>
        <table:table-row table:style-name="ro4">
          <table:table-cell office:value-type="string">
            <text:p>Fabrication d'ordinateurs et d'équipements périphériques</text:p>
          </table:table-cell>
          <table:table-cell office:value-type="string">
            <text:p>26.20Z</text:p>
          </table:table-cell>
          <table:table-cell table:number-columns-repeated="1022"/>
        </table:table-row>
        <table:table-row table:style-name="ro4">
          <table:table-cell office:value-type="string">
            <text:p>Fabrication d'outillage portatif à moteur incorporé</text:p>
          </table:table-cell>
          <table:table-cell office:value-type="string">
            <text:p>28.24Z</text:p>
          </table:table-cell>
          <table:table-cell table:number-columns-repeated="1022"/>
        </table:table-row>
        <table:table-row table:style-name="ro4">
          <table:table-cell office:value-type="string">
            <text:p>Fabrication d'ouvrages en fibre-ciment</text:p>
          </table:table-cell>
          <table:table-cell office:value-type="string">
            <text:p>23.65Z</text:p>
          </table:table-cell>
          <table:table-cell table:number-columns-repeated="1022"/>
        </table:table-row>
        <table:table-row table:style-name="ro4">
          <table:table-cell office:value-type="string">
            <text:p>Fabrication et façonnage d'autres articles en verre, y compris verre technique</text:p>
          </table:table-cell>
          <table:table-cell office:value-type="string">
            <text:p>23.19Z</text:p>
          </table:table-cell>
          <table:table-cell table:number-columns-repeated="1022"/>
        </table:table-row>
        <table:table-row table:style-name="ro4">
          <table:table-cell office:value-type="string">
            <text:p>Fabrication et rechapage de pneumatiques</text:p>
          </table:table-cell>
          <table:table-cell office:value-type="string">
            <text:p>22.11Z</text:p>
          </table:table-cell>
          <table:table-cell table:number-columns-repeated="1022"/>
        </table:table-row>
        <table:table-row table:style-name="ro4">
          <table:table-cell office:value-type="string">
            <text:p>Fabrication industrielle de pain et de pâtisserie fraîche</text:p>
          </table:table-cell>
          <table:table-cell office:value-type="string">
            <text:p>10.71A</text:p>
          </table:table-cell>
          <table:table-cell table:number-columns-repeated="1022"/>
        </table:table-row>
        <table:table-row table:style-name="ro4">
          <table:table-cell office:value-type="string">
            <text:p>Façonnage et transformation du verre plat</text:p>
          </table:table-cell>
          <table:table-cell office:value-type="string">
            <text:p>23.12Z</text:p>
          </table:table-cell>
          <table:table-cell table:number-columns-repeated="1022"/>
        </table:table-row>
        <table:table-row table:style-name="ro4">
          <table:table-cell office:value-type="string">
            <text:p>Fonderie d'acier</text:p>
          </table:table-cell>
          <table:table-cell office:value-type="string">
            <text:p>24.52Z</text:p>
          </table:table-cell>
          <table:table-cell table:number-columns-repeated="1022"/>
        </table:table-row>
        <table:table-row table:style-name="ro4">
          <table:table-cell office:value-type="string">
            <text:p>Fonderie d'autres métaux non ferreux</text:p>
          </table:table-cell>
          <table:table-cell office:value-type="string">
            <text:p>24.54Z</text:p>
          </table:table-cell>
          <table:table-cell table:number-columns-repeated="1022"/>
        </table:table-row>
        <table:table-row table:style-name="ro4">
          <table:table-cell office:value-type="string">
            <text:p>Fonderie de fonte</text:p>
          </table:table-cell>
          <table:table-cell office:value-type="string">
            <text:p>24.51Z</text:p>
          </table:table-cell>
          <table:table-cell table:number-columns-repeated="1022"/>
        </table:table-row>
        <table:table-row table:style-name="ro4">
          <table:table-cell office:value-type="string">
            <text:p>Fonderie de métaux légers</text:p>
          </table:table-cell>
          <table:table-cell office:value-type="string">
            <text:p>24.53Z</text:p>
          </table:table-cell>
          <table:table-cell table:number-columns-repeated="1022"/>
        </table:table-row>
        <table:table-row table:style-name="ro4">
          <table:table-cell office:value-type="string">
            <text:p>Fonds de placement et entités financières similaires</text:p>
          </table:table-cell>
          <table:table-cell office:value-type="string">
            <text:p>64.30Z</text:p>
          </table:table-cell>
          <table:table-cell table:number-columns-repeated="1022"/>
        </table:table-row>
        <table:table-row table:style-name="ro4">
          <table:table-cell office:value-type="string">
            <text:p>Forages et sondages</text:p>
          </table:table-cell>
          <table:table-cell office:value-type="string">
            <text:p>43.13Z</text:p>
          </table:table-cell>
          <table:table-cell table:number-columns-repeated="1022"/>
        </table:table-row>
        <table:table-row table:style-name="ro4">
          <table:table-cell office:value-type="string">
            <text:p>Forge, estampage, matriçage ; métallurgie des poudres</text:p>
          </table:table-cell>
          <table:table-cell office:value-type="string">
            <text:p>25.50A</text:p>
          </table:table-cell>
          <table:table-cell table:number-columns-repeated="1022"/>
        </table:table-row>
        <table:table-row table:style-name="ro4">
          <table:table-cell office:value-type="string">
            <text:p>Formation continue d'adultes</text:p>
          </table:table-cell>
          <table:table-cell office:value-type="string">
            <text:p>85.59A</text:p>
          </table:table-cell>
          <table:table-cell table:number-columns-repeated="1022"/>
        </table:table-row>
        <table:table-row table:style-name="ro4">
          <table:table-cell office:value-type="string">
            <text:p>Frappe de monnaie</text:p>
          </table:table-cell>
          <table:table-cell office:value-type="string">
            <text:p>32.11Z</text:p>
          </table:table-cell>
          <table:table-cell table:number-columns-repeated="1022"/>
        </table:table-row>
        <table:table-row table:style-name="ro4">
          <table:table-cell office:value-type="string">
            <text:p>Gestion de fonds</text:p>
          </table:table-cell>
          <table:table-cell office:value-type="string">
            <text:p>66.30Z</text:p>
          </table:table-cell>
          <table:table-cell table:number-columns-repeated="1022"/>
        </table:table-row>
        <table:table-row table:style-name="ro4">
          <table:table-cell office:value-type="string">
            <text:p>Gestion de salles de spectacles</text:p>
          </table:table-cell>
          <table:table-cell office:value-type="string">
            <text:p>90.04Z</text:p>
          </table:table-cell>
          <table:table-cell table:number-columns-repeated="1022"/>
        </table:table-row>
        <table:table-row table:style-name="ro4">
          <table:table-cell office:value-type="string">
            <text:p>Gestion des bibliothèques et des archives</text:p>
          </table:table-cell>
          <table:table-cell office:value-type="string">
            <text:p>91.01Z</text:p>
          </table:table-cell>
          <table:table-cell table:number-columns-repeated="1022"/>
        </table:table-row>
        <table:table-row table:style-name="ro4">
          <table:table-cell office:value-type="string">
            <text:p>Gestion des jardins botaniques et zoologiques et des réserves naturelles</text:p>
          </table:table-cell>
          <table:table-cell office:value-type="string">
            <text:p>91.04Z</text:p>
          </table:table-cell>
          <table:table-cell table:number-columns-repeated="1022"/>
        </table:table-row>
        <table:table-row table:style-name="ro4">
          <table:table-cell office:value-type="string">
            <text:p>Gestion des musées</text:p>
          </table:table-cell>
          <table:table-cell office:value-type="string">
            <text:p>91.02Z</text:p>
          </table:table-cell>
          <table:table-cell table:number-columns-repeated="1022"/>
        </table:table-row>
        <table:table-row table:style-name="ro4">
          <table:table-cell office:value-type="string">
            <text:p>Gestion des retraites complémentaires</text:p>
          </table:table-cell>
          <table:table-cell office:value-type="string">
            <text:p>84.30B</text:p>
          </table:table-cell>
          <table:table-cell table:number-columns-repeated="1022"/>
        </table:table-row>
        <table:table-row table:style-name="ro4">
          <table:table-cell office:value-type="string">
            <text:p>Gestion des sites et monuments historiques et des attractions touristiques similaires</text:p>
          </table:table-cell>
          <table:table-cell office:value-type="string">
            <text:p>91.03Z</text:p>
          </table:table-cell>
          <table:table-cell table:number-columns-repeated="1022"/>
        </table:table-row>
        <table:table-row table:style-name="ro4">
          <table:table-cell office:value-type="string">
            <text:p>Gestion d'installations informatiques</text:p>
          </table:table-cell>
          <table:table-cell office:value-type="string">
            <text:p>62.03Z</text:p>
          </table:table-cell>
          <table:table-cell table:number-columns-repeated="1022"/>
        </table:table-row>
        <table:table-row table:style-name="ro4">
          <table:table-cell office:value-type="string">
            <text:p>Gestion d'installations sportives</text:p>
          </table:table-cell>
          <table:table-cell office:value-type="string">
            <text:p>93.11Z</text:p>
          </table:table-cell>
          <table:table-cell table:number-columns-repeated="1022"/>
        </table:table-row>
        <table:table-row table:style-name="ro4">
          <table:table-cell office:value-type="string">
            <text:p>Grands magasins</text:p>
          </table:table-cell>
          <table:table-cell office:value-type="string">
            <text:p>47.19A</text:p>
          </table:table-cell>
          <table:table-cell table:number-columns-repeated="1022"/>
        </table:table-row>
        <table:table-row table:style-name="ro4">
          <table:table-cell office:value-type="string">
            <text:p>Hébergement médicalisé pour adultes handicapés et autre hébergement médicalisé</text:p>
          </table:table-cell>
          <table:table-cell office:value-type="string">
            <text:p>87.10C</text:p>
          </table:table-cell>
          <table:table-cell table:number-columns-repeated="1022"/>
        </table:table-row>
        <table:table-row table:style-name="ro4">
          <table:table-cell office:value-type="string">
            <text:p>Hébergement médicalisé pour enfants handicapés</text:p>
          </table:table-cell>
          <table:table-cell office:value-type="string">
            <text:p>87.10B</text:p>
          </table:table-cell>
          <table:table-cell table:number-columns-repeated="1022"/>
        </table:table-row>
        <table:table-row table:style-name="ro4">
          <table:table-cell office:value-type="string">
            <text:p>Hébergement médicalisé pour personnes âgées</text:p>
          </table:table-cell>
          <table:table-cell office:value-type="string">
            <text:p>87.10A</text:p>
          </table:table-cell>
          <table:table-cell table:number-columns-repeated="1022"/>
        </table:table-row>
        <table:table-row table:style-name="ro4">
          <table:table-cell office:value-type="string">
            <text:p>Hébergement social pour adultes et familles en difficultés et autre hébergement social</text:p>
          </table:table-cell>
          <table:table-cell office:value-type="string">
            <text:p>87.90B</text:p>
          </table:table-cell>
          <table:table-cell table:number-columns-repeated="1022"/>
        </table:table-row>
        <table:table-row table:style-name="ro4">
          <table:table-cell office:value-type="string">
            <text:p>Hébergement social pour enfants en difficultés</text:p>
          </table:table-cell>
          <table:table-cell office:value-type="string">
            <text:p>87.90A</text:p>
          </table:table-cell>
          <table:table-cell table:number-columns-repeated="1022"/>
        </table:table-row>
        <table:table-row table:style-name="ro4">
          <table:table-cell office:value-type="string">
            <text:p>Hébergement social pour handicapés mentaux et malades mentaux</text:p>
          </table:table-cell>
          <table:table-cell office:value-type="string">
            <text:p>87.20A</text:p>
          </table:table-cell>
          <table:table-cell table:number-columns-repeated="1022"/>
        </table:table-row>
        <table:table-row table:style-name="ro4">
          <table:table-cell office:value-type="string">
            <text:p>Hébergement social pour handicapés physiques</text:p>
          </table:table-cell>
          <table:table-cell office:value-type="string">
            <text:p>87.30B</text:p>
          </table:table-cell>
          <table:table-cell table:number-columns-repeated="1022"/>
        </table:table-row>
        <table:table-row table:style-name="ro4">
          <table:table-cell office:value-type="string">
            <text:p>Hébergement social pour personnes âgées</text:p>
          </table:table-cell>
          <table:table-cell office:value-type="string">
            <text:p>87.30A</text:p>
          </table:table-cell>
          <table:table-cell table:number-columns-repeated="1022"/>
        </table:table-row>
        <table:table-row table:style-name="ro4">
          <table:table-cell office:value-type="string">
            <text:p>Hébergement social pour toxicomanes</text:p>
          </table:table-cell>
          <table:table-cell office:value-type="string">
            <text:p>87.20B</text:p>
          </table:table-cell>
          <table:table-cell table:number-columns-repeated="1022"/>
        </table:table-row>
        <table:table-row table:style-name="ro4">
          <table:table-cell office:value-type="string">
            <text:p>Hébergement touristique et autre hébergement de courte durée</text:p>
          </table:table-cell>
          <table:table-cell office:value-type="string">
            <text:p>55.20Z</text:p>
          </table:table-cell>
          <table:table-cell table:number-columns-repeated="1022"/>
        </table:table-row>
        <table:table-row table:style-name="ro4">
          <table:table-cell office:value-type="string">
            <text:p>Horlogerie</text:p>
          </table:table-cell>
          <table:table-cell office:value-type="string">
            <text:p>26.52Z</text:p>
          </table:table-cell>
          <table:table-cell table:number-columns-repeated="1022"/>
        </table:table-row>
        <table:table-row table:style-name="ro4">
          <table:table-cell office:value-type="string">
            <text:p>Hôtels et hébergement similaire</text:p>
          </table:table-cell>
          <table:table-cell office:value-type="string">
            <text:p>55.10Z</text:p>
          </table:table-cell>
          <table:table-cell table:number-columns-repeated="1022"/>
        </table:table-row>
        <table:table-row table:style-name="ro4">
          <table:table-cell office:value-type="string">
            <text:p>Hypermarchés</text:p>
          </table:table-cell>
          <table:table-cell office:value-type="string">
            <text:p>47.11F</text:p>
          </table:table-cell>
          <table:table-cell table:number-columns-repeated="1022"/>
        </table:table-row>
        <table:table-row table:style-name="ro4">
          <table:table-cell office:value-type="string">
            <text:p>Imprégnation du bois</text:p>
          </table:table-cell>
          <table:table-cell office:value-type="string">
            <text:p>16.10B</text:p>
          </table:table-cell>
          <table:table-cell table:number-columns-repeated="1022"/>
        </table:table-row>
        <table:table-row table:style-name="ro4">
          <table:table-cell office:value-type="string">
            <text:p>Imprimerie de journaux</text:p>
          </table:table-cell>
          <table:table-cell office:value-type="string">
            <text:p>18.11Z</text:p>
          </table:table-cell>
          <table:table-cell table:number-columns-repeated="1022"/>
        </table:table-row>
        <table:table-row table:style-name="ro4">
          <table:table-cell office:value-type="string">
            <text:p>Industrie des eaux de table</text:p>
          </table:table-cell>
          <table:table-cell office:value-type="string">
            <text:p>11.07A</text:p>
          </table:table-cell>
          <table:table-cell table:number-columns-repeated="1022"/>
        </table:table-row>
        <table:table-row table:style-name="ro4">
          <table:table-cell office:value-type="string">
            <text:p>Ingénierie, études techniques</text:p>
          </table:table-cell>
          <table:table-cell office:value-type="string">
            <text:p>71.12B</text:p>
          </table:table-cell>
          <table:table-cell table:number-columns-repeated="1022"/>
        </table:table-row>
        <table:table-row table:style-name="ro4">
          <table:table-cell office:value-type="string">
            <text:p>Installation de machines et équipements mécaniques</text:p>
          </table:table-cell>
          <table:table-cell office:value-type="string">
            <text:p>33.20B</text:p>
          </table:table-cell>
          <table:table-cell table:number-columns-repeated="1022"/>
        </table:table-row>
        <table:table-row table:style-name="ro4">
          <table:table-cell office:value-type="string">
            <text:p>Installation de structures métalliques, chaudronnées et de tuyauterie</text:p>
          </table:table-cell>
          <table:table-cell office:value-type="string">
            <text:p>33.20A</text:p>
          </table:table-cell>
          <table:table-cell table:number-columns-repeated="1022"/>
        </table:table-row>
        <table:table-row table:style-name="ro4">
          <table:table-cell office:value-type="string">
            <text:p>Installation d'équipements électriques, de matériels électroniques et optiques ou d'autres matériels</text:p>
          </table:table-cell>
          <table:table-cell office:value-type="string">
            <text:p>33.20D</text:p>
          </table:table-cell>
          <table:table-cell table:number-columns-repeated="1022"/>
        </table:table-row>
        <table:table-row table:style-name="ro4">
          <table:table-cell office:value-type="string">
            <text:p>Intermédiaires du commerce en bois et matériaux de construction</text:p>
          </table:table-cell>
          <table:table-cell office:value-type="string">
            <text:p>46.13Z</text:p>
          </table:table-cell>
          <table:table-cell table:number-columns-repeated="1022"/>
        </table:table-row>
        <table:table-row table:style-name="ro4">
          <table:table-cell office:value-type="string">
            <text:p>Intermédiaires du commerce en machines, équipements industriels, navires et avions</text:p>
          </table:table-cell>
          <table:table-cell office:value-type="string">
            <text:p>46.14Z</text:p>
          </table:table-cell>
          <table:table-cell table:number-columns-repeated="1022"/>
        </table:table-row>
        <table:table-row table:style-name="ro5">
          <table:table-cell office:value-type="string">
            <text:p>Intermédiaires du commerce en matières premières agricoles, animaux vivants, matières premières textiles et produits semi-finis</text:p>
          </table:table-cell>
          <table:table-cell office:value-type="string">
            <text:p>46.11Z</text:p>
          </table:table-cell>
          <table:table-cell table:number-columns-repeated="1022"/>
        </table:table-row>
        <table:table-row table:style-name="ro4">
          <table:table-cell office:value-type="string">
            <text:p>Intermédiaires du commerce en meubles, articles de ménage et quincaillerie</text:p>
          </table:table-cell>
          <table:table-cell office:value-type="string">
            <text:p>46.15Z</text:p>
          </table:table-cell>
          <table:table-cell table:number-columns-repeated="1022"/>
        </table:table-row>
        <table:table-row table:style-name="ro4">
          <table:table-cell office:value-type="string">
            <text:p>Intermédiaires du commerce en textiles, habillement, fourrures, chaussures et articles en cuir</text:p>
          </table:table-cell>
          <table:table-cell office:value-type="string">
            <text:p>46.16Z</text:p>
          </table:table-cell>
          <table:table-cell table:number-columns-repeated="1022"/>
        </table:table-row>
        <table:table-row table:style-name="ro4">
          <table:table-cell office:value-type="string">
            <text:p>Intermédiaires spécialisés dans le commerce d'autres produits spécifiques</text:p>
          </table:table-cell>
          <table:table-cell office:value-type="string">
            <text:p>46.18Z</text:p>
          </table:table-cell>
          <table:table-cell table:number-columns-repeated="1022"/>
        </table:table-row>
        <table:table-row table:style-name="ro4">
          <table:table-cell office:value-type="string">
            <text:p>Justice</text:p>
          </table:table-cell>
          <table:table-cell office:value-type="string">
            <text:p>84.23Z</text:p>
          </table:table-cell>
          <table:table-cell table:number-columns-repeated="1022"/>
        </table:table-row>
        <table:table-row table:style-name="ro4">
          <table:table-cell office:value-type="string">
            <text:p>Laboratoires d'analyses médicales</text:p>
          </table:table-cell>
          <table:table-cell office:value-type="string">
            <text:p>86.90B</text:p>
          </table:table-cell>
          <table:table-cell table:number-columns-repeated="1022"/>
        </table:table-row>
        <table:table-row table:style-name="ro4">
          <table:table-cell office:value-type="string">
            <text:p>Laminage à froid de feuillards</text:p>
          </table:table-cell>
          <table:table-cell office:value-type="string">
            <text:p>24.32Z</text:p>
          </table:table-cell>
          <table:table-cell table:number-columns-repeated="1022"/>
        </table:table-row>
        <table:table-row table:style-name="ro4">
          <table:table-cell office:value-type="string">
            <text:p>Location avec opérateur de matériel de construction</text:p>
          </table:table-cell>
          <table:table-cell office:value-type="string">
            <text:p>43.99E</text:p>
          </table:table-cell>
          <table:table-cell table:number-columns-repeated="1022"/>
        </table:table-row>
        <table:table-row table:style-name="ro4">
          <table:table-cell office:value-type="string">
            <text:p>Location de camions avec chauffeur</text:p>
          </table:table-cell>
          <table:table-cell office:value-type="string">
            <text:p>49.41C</text:p>
          </table:table-cell>
          <table:table-cell table:number-columns-repeated="1022"/>
        </table:table-row>
        <table:table-row table:style-name="ro4">
          <table:table-cell office:value-type="string">
            <text:p>Location de courte durée de voitures et de véhicules automobiles légers</text:p>
          </table:table-cell>
          <table:table-cell office:value-type="string">
            <text:p>77.11A</text:p>
          </table:table-cell>
          <table:table-cell table:number-columns-repeated="1022"/>
        </table:table-row>
        <table:table-row table:style-name="ro4">
          <table:table-cell office:value-type="string">
            <text:p>Location de logements</text:p>
          </table:table-cell>
          <table:table-cell office:value-type="string">
            <text:p>68.20A</text:p>
          </table:table-cell>
          <table:table-cell table:number-columns-repeated="1022"/>
        </table:table-row>
        <table:table-row table:style-name="ro4">
          <table:table-cell office:value-type="string">
            <text:p>Location de longue durée de voitures et de véhicules automobiles légers</text:p>
          </table:table-cell>
          <table:table-cell office:value-type="string">
            <text:p>77.11B</text:p>
          </table:table-cell>
          <table:table-cell table:number-columns-repeated="1022"/>
        </table:table-row>
        <table:table-row table:style-name="ro4">
          <table:table-cell office:value-type="string">
            <text:p>Location de terrains et d'autres biens immobiliers</text:p>
          </table:table-cell>
          <table:table-cell office:value-type="string">
            <text:p>68.20B</text:p>
          </table:table-cell>
          <table:table-cell table:number-columns-repeated="1022"/>
        </table:table-row>
        <table:table-row table:style-name="ro4">
          <table:table-cell office:value-type="string">
            <text:p>Location de vidéocassettes et disques vidéo</text:p>
          </table:table-cell>
          <table:table-cell office:value-type="string">
            <text:p>77.22Z</text:p>
          </table:table-cell>
          <table:table-cell table:number-columns-repeated="1022"/>
        </table:table-row>
        <table:table-row table:style-name="ro4">
          <table:table-cell office:value-type="string">
            <text:p>Location et location-bail d'articles de loisirs et de sport</text:p>
          </table:table-cell>
          <table:table-cell office:value-type="string">
            <text:p>77.21Z</text:p>
          </table:table-cell>
          <table:table-cell table:number-columns-repeated="1022"/>
        </table:table-row>
        <table:table-row table:style-name="ro4">
          <table:table-cell office:value-type="string">
            <text:p>Location et location-bail d'autres biens personnels et domestiques</text:p>
          </table:table-cell>
          <table:table-cell office:value-type="string">
            <text:p>77.29Z</text:p>
          </table:table-cell>
          <table:table-cell table:number-columns-repeated="1022"/>
        </table:table-row>
        <table:table-row table:style-name="ro4">
          <table:table-cell office:value-type="string">
            <text:p>Location et location-bail d'autres machines, équipements et biens matériels n.c.a.</text:p>
          </table:table-cell>
          <table:table-cell office:value-type="string">
            <text:p>77.39Z</text:p>
          </table:table-cell>
          <table:table-cell table:number-columns-repeated="1022"/>
        </table:table-row>
        <table:table-row table:style-name="ro4">
          <table:table-cell office:value-type="string">
            <text:p>Location et location-bail de camions</text:p>
          </table:table-cell>
          <table:table-cell office:value-type="string">
            <text:p>77.12Z</text:p>
          </table:table-cell>
          <table:table-cell table:number-columns-repeated="1022"/>
        </table:table-row>
        <table:table-row table:style-name="ro4">
          <table:table-cell office:value-type="string">
            <text:p>Location et location-bail de machines de bureau et de matériel informatique</text:p>
          </table:table-cell>
          <table:table-cell office:value-type="string">
            <text:p>77.33Z</text:p>
          </table:table-cell>
          <table:table-cell table:number-columns-repeated="1022"/>
        </table:table-row>
        <table:table-row table:style-name="ro4">
          <table:table-cell office:value-type="string">
            <text:p>Location et location-bail de machines et équipements agricoles</text:p>
          </table:table-cell>
          <table:table-cell office:value-type="string">
            <text:p>77.31Z</text:p>
          </table:table-cell>
          <table:table-cell table:number-columns-repeated="1022"/>
        </table:table-row>
        <table:table-row table:style-name="ro4">
          <table:table-cell office:value-type="string">
            <text:p>Location et location-bail de machines et équipements pour la construction</text:p>
          </table:table-cell>
          <table:table-cell office:value-type="string">
            <text:p>77.32Z</text:p>
          </table:table-cell>
          <table:table-cell table:number-columns-repeated="1022"/>
        </table:table-row>
        <table:table-row table:style-name="ro4">
          <table:table-cell office:value-type="string">
            <text:p>Location et location-bail de matériels de transport aérien</text:p>
          </table:table-cell>
          <table:table-cell office:value-type="string">
            <text:p>77.35Z</text:p>
          </table:table-cell>
          <table:table-cell table:number-columns-repeated="1022"/>
        </table:table-row>
        <table:table-row table:style-name="ro4">
          <table:table-cell office:value-type="string">
            <text:p>Location et location-bail de matériels de transport par eau</text:p>
          </table:table-cell>
          <table:table-cell office:value-type="string">
            <text:p>77.34Z</text:p>
          </table:table-cell>
          <table:table-cell table:number-columns-repeated="1022"/>
        </table:table-row>
        <table:table-row table:style-name="ro5">
          <table:table-cell office:value-type="string">
            <text:p>Location-bail de propriété intellectuelle et de produits similaires, à l'exception des œuvres soumises à copyright</text:p>
          </table:table-cell>
          <table:table-cell office:value-type="string">
            <text:p>77.40Z</text:p>
          </table:table-cell>
          <table:table-cell table:number-columns-repeated="1022"/>
        </table:table-row>
        <table:table-row table:style-name="ro4">
          <table:table-cell office:value-type="string">
            <text:p>Magasins multi-commerces</text:p>
          </table:table-cell>
          <table:table-cell office:value-type="string">
            <text:p>47.11E</text:p>
          </table:table-cell>
          <table:table-cell table:number-columns-repeated="1022"/>
        </table:table-row>
        <table:table-row table:style-name="ro4">
          <table:table-cell office:value-type="string">
            <text:p>Manutention non portuaire</text:p>
          </table:table-cell>
          <table:table-cell office:value-type="string">
            <text:p>52.24B</text:p>
          </table:table-cell>
          <table:table-cell table:number-columns-repeated="1022"/>
        </table:table-row>
        <table:table-row table:style-name="ro4">
          <table:table-cell office:value-type="string">
            <text:p>Manutention portuaire</text:p>
          </table:table-cell>
          <table:table-cell office:value-type="string">
            <text:p>52.24A</text:p>
          </table:table-cell>
          <table:table-cell table:number-columns-repeated="1022"/>
        </table:table-row>
        <table:table-row table:style-name="ro4">
          <table:table-cell office:value-type="string">
            <text:p>Mécanique industrielle</text:p>
          </table:table-cell>
          <table:table-cell office:value-type="string">
            <text:p>25.62B</text:p>
          </table:table-cell>
          <table:table-cell table:number-columns-repeated="1022"/>
        </table:table-row>
        <table:table-row table:style-name="ro4">
          <table:table-cell office:value-type="string">
            <text:p>Messagerie, fret express</text:p>
          </table:table-cell>
          <table:table-cell office:value-type="string">
            <text:p>52.29A</text:p>
          </table:table-cell>
          <table:table-cell table:number-columns-repeated="1022"/>
        </table:table-row>
        <table:table-row table:style-name="ro4">
          <table:table-cell office:value-type="string">
            <text:p>Métallurgie de l'aluminium</text:p>
          </table:table-cell>
          <table:table-cell office:value-type="string">
            <text:p>24.42Z</text:p>
          </table:table-cell>
          <table:table-cell table:number-columns-repeated="1022"/>
        </table:table-row>
        <table:table-row table:style-name="ro4">
          <table:table-cell office:value-type="string">
            <text:p>Métallurgie des autres métaux non ferreux</text:p>
          </table:table-cell>
          <table:table-cell office:value-type="string">
            <text:p>24.45Z</text:p>
          </table:table-cell>
          <table:table-cell table:number-columns-repeated="1022"/>
        </table:table-row>
        <table:table-row table:style-name="ro4">
          <table:table-cell office:value-type="string">
            <text:p>Métallurgie du cuivre</text:p>
          </table:table-cell>
          <table:table-cell office:value-type="string">
            <text:p>24.44Z</text:p>
          </table:table-cell>
          <table:table-cell table:number-columns-repeated="1022"/>
        </table:table-row>
        <table:table-row table:style-name="ro4">
          <table:table-cell office:value-type="string">
            <text:p>Métallurgie du plomb, du zinc ou de l'étain</text:p>
          </table:table-cell>
          <table:table-cell office:value-type="string">
            <text:p>24.43Z</text:p>
          </table:table-cell>
          <table:table-cell table:number-columns-repeated="1022"/>
        </table:table-row>
        <table:table-row table:style-name="ro4">
          <table:table-cell office:value-type="string">
            <text:p>Meunerie</text:p>
          </table:table-cell>
          <table:table-cell office:value-type="string">
            <text:p>10.61A</text:p>
          </table:table-cell>
          <table:table-cell table:number-columns-repeated="1022"/>
        </table:table-row>
        <table:table-row table:style-name="ro4">
          <table:table-cell office:value-type="string">
            <text:p>Nettoyage courant des bâtiments</text:p>
          </table:table-cell>
          <table:table-cell office:value-type="string">
            <text:p>81.21Z</text:p>
          </table:table-cell>
          <table:table-cell table:number-columns-repeated="1022"/>
        </table:table-row>
        <table:table-row table:style-name="ro4">
          <table:table-cell office:value-type="string">
            <text:p>Organisation de foires, salons professionnels et congrès</text:p>
          </table:table-cell>
          <table:table-cell office:value-type="string">
            <text:p>82.30Z</text:p>
          </table:table-cell>
          <table:table-cell table:number-columns-repeated="1022"/>
        </table:table-row>
        <table:table-row table:style-name="ro4">
          <table:table-cell office:value-type="string">
            <text:p>Organisation de jeux de hasard et d'argent</text:p>
          </table:table-cell>
          <table:table-cell office:value-type="string">
            <text:p>92.00Z</text:p>
          </table:table-cell>
          <table:table-cell table:number-columns-repeated="1022"/>
        </table:table-row>
        <table:table-row table:style-name="ro4">
          <table:table-cell office:value-type="string">
            <text:p>Pâtisserie</text:p>
          </table:table-cell>
          <table:table-cell office:value-type="string">
            <text:p>10.71D</text:p>
          </table:table-cell>
          <table:table-cell table:number-columns-repeated="1022"/>
        </table:table-row>
        <table:table-row table:style-name="ro4">
          <table:table-cell office:value-type="string">
            <text:p>Pêche en eau douce</text:p>
          </table:table-cell>
          <table:table-cell office:value-type="string">
            <text:p>03.12Z</text:p>
          </table:table-cell>
          <table:table-cell table:number-columns-repeated="1022"/>
        </table:table-row>
        <table:table-row table:style-name="ro4">
          <table:table-cell office:value-type="string">
            <text:p>Pêche en mer</text:p>
          </table:table-cell>
          <table:table-cell office:value-type="string">
            <text:p>03.11Z</text:p>
          </table:table-cell>
          <table:table-cell table:number-columns-repeated="1022"/>
        </table:table-row>
        <table:table-row table:style-name="ro4">
          <table:table-cell office:value-type="string">
            <text:p>Photocopie, préparation de documents et autres activités spécialisées de soutien de bureau</text:p>
          </table:table-cell>
          <table:table-cell office:value-type="string">
            <text:p>82.19Z</text:p>
          </table:table-cell>
          <table:table-cell table:number-columns-repeated="1022"/>
        </table:table-row>
        <table:table-row table:style-name="ro4">
          <table:table-cell office:value-type="string">
            <text:p>Portails internet</text:p>
          </table:table-cell>
          <table:table-cell office:value-type="string">
            <text:p>63.12Z</text:p>
          </table:table-cell>
          <table:table-cell table:number-columns-repeated="1022"/>
        </table:table-row>
        <table:table-row table:style-name="ro4">
          <table:table-cell office:value-type="string">
            <text:p>Post-production de films cinématographiques, de vidéo et de programmes de télévision</text:p>
          </table:table-cell>
          <table:table-cell office:value-type="string">
            <text:p>59.12Z</text:p>
          </table:table-cell>
          <table:table-cell table:number-columns-repeated="1022"/>
        </table:table-row>
        <table:table-row table:style-name="ro4">
          <table:table-cell office:value-type="string">
            <text:p>Pratique dentaire</text:p>
          </table:table-cell>
          <table:table-cell office:value-type="string">
            <text:p>86.23Z</text:p>
          </table:table-cell>
          <table:table-cell table:number-columns-repeated="1022"/>
        </table:table-row>
        <table:table-row table:style-name="ro4">
          <table:table-cell office:value-type="string">
            <text:p>Préparation de fibres textiles et filature</text:p>
          </table:table-cell>
          <table:table-cell office:value-type="string">
            <text:p>13.10Z</text:p>
          </table:table-cell>
          <table:table-cell table:number-columns-repeated="1022"/>
        </table:table-row>
        <table:table-row table:style-name="ro4">
          <table:table-cell office:value-type="string">
            <text:p>Préparation de jus de fruits et légumes</text:p>
          </table:table-cell>
          <table:table-cell office:value-type="string">
            <text:p>10.32Z</text:p>
          </table:table-cell>
          <table:table-cell table:number-columns-repeated="1022"/>
        </table:table-row>
        <table:table-row table:style-name="ro4">
          <table:table-cell office:value-type="string">
            <text:p>Préparation industrielle de produits à base de viande</text:p>
          </table:table-cell>
          <table:table-cell office:value-type="string">
            <text:p>10.13A</text:p>
          </table:table-cell>
          <table:table-cell table:number-columns-repeated="1022"/>
        </table:table-row>
        <table:table-row table:style-name="ro4">
          <table:table-cell office:value-type="string">
            <text:p>Production d'autres boissons fermentées non distillées</text:p>
          </table:table-cell>
          <table:table-cell office:value-type="string">
            <text:p>11.04Z</text:p>
          </table:table-cell>
          <table:table-cell table:number-columns-repeated="1022"/>
        </table:table-row>
        <table:table-row table:style-name="ro4">
          <table:table-cell office:value-type="string">
            <text:p>Production de boissons alcooliques distillées</text:p>
          </table:table-cell>
          <table:table-cell office:value-type="string">
            <text:p>11.01Z</text:p>
          </table:table-cell>
          <table:table-cell table:number-columns-repeated="1022"/>
        </table:table-row>
        <table:table-row table:style-name="ro4">
          <table:table-cell office:value-type="string">
            <text:p>Production de boissons rafraîchissantes</text:p>
          </table:table-cell>
          <table:table-cell office:value-type="string">
            <text:p>11.07B</text:p>
          </table:table-cell>
          <table:table-cell table:number-columns-repeated="1022"/>
        </table:table-row>
        <table:table-row table:style-name="ro4">
          <table:table-cell office:value-type="string">
            <text:p>Production de combustibles gazeux</text:p>
          </table:table-cell>
          <table:table-cell office:value-type="string">
            <text:p>35.21Z</text:p>
          </table:table-cell>
          <table:table-cell table:number-columns-repeated="1022"/>
        </table:table-row>
        <table:table-row table:style-name="ro4">
          <table:table-cell office:value-type="string">
            <text:p>Production de films et de programmes pour la télévision</text:p>
          </table:table-cell>
          <table:table-cell office:value-type="string">
            <text:p>59.11A</text:p>
          </table:table-cell>
          <table:table-cell table:number-columns-repeated="1022"/>
        </table:table-row>
        <table:table-row table:style-name="ro4">
          <table:table-cell office:value-type="string">
            <text:p>Production de films institutionnels et publicitaires</text:p>
          </table:table-cell>
          <table:table-cell office:value-type="string">
            <text:p>59.11B</text:p>
          </table:table-cell>
          <table:table-cell table:number-columns-repeated="1022"/>
        </table:table-row>
        <table:table-row table:style-name="ro4">
          <table:table-cell office:value-type="string">
            <text:p>Production de films pour le cinéma</text:p>
          </table:table-cell>
          <table:table-cell office:value-type="string">
            <text:p>59.11C</text:p>
          </table:table-cell>
          <table:table-cell table:number-columns-repeated="1022"/>
        </table:table-row>
        <table:table-row table:style-name="ro4">
          <table:table-cell office:value-type="string">
            <text:p>Production de métaux précieux</text:p>
          </table:table-cell>
          <table:table-cell office:value-type="string">
            <text:p>24.41Z</text:p>
          </table:table-cell>
          <table:table-cell table:number-columns-repeated="1022"/>
        </table:table-row>
        <table:table-row table:style-name="ro4">
          <table:table-cell office:value-type="string">
            <text:p>Production de sel</text:p>
          </table:table-cell>
          <table:table-cell office:value-type="string">
            <text:p>08.93Z</text:p>
          </table:table-cell>
          <table:table-cell table:number-columns-repeated="1022"/>
        </table:table-row>
        <table:table-row table:style-name="ro4">
          <table:table-cell office:value-type="string">
            <text:p>Production d'électricité</text:p>
          </table:table-cell>
          <table:table-cell office:value-type="string">
            <text:p>35.11Z</text:p>
          </table:table-cell>
          <table:table-cell table:number-columns-repeated="1022"/>
        </table:table-row>
        <table:table-row table:style-name="ro4">
          <table:table-cell office:value-type="string">
            <text:p>Production et distribution de vapeur et d'air conditionné</text:p>
          </table:table-cell>
          <table:table-cell office:value-type="string">
            <text:p>35.30Z</text:p>
          </table:table-cell>
          <table:table-cell table:number-columns-repeated="1022"/>
        </table:table-row>
        <table:table-row table:style-name="ro4">
          <table:table-cell office:value-type="string">
            <text:p>Profilage à froid par formage ou pliage</text:p>
          </table:table-cell>
          <table:table-cell office:value-type="string">
            <text:p>24.33Z</text:p>
          </table:table-cell>
          <table:table-cell table:number-columns-repeated="1022"/>
        </table:table-row>
        <table:table-row table:style-name="ro4">
          <table:table-cell office:value-type="string">
            <text:p>Programmation informatique</text:p>
          </table:table-cell>
          <table:table-cell office:value-type="string">
            <text:p>62.01Z</text:p>
          </table:table-cell>
          <table:table-cell table:number-columns-repeated="1022"/>
        </table:table-row>
        <table:table-row table:style-name="ro4">
          <table:table-cell office:value-type="string">
            <text:p>Projection de films cinématographiques</text:p>
          </table:table-cell>
          <table:table-cell office:value-type="string">
            <text:p>59.14Z</text:p>
          </table:table-cell>
          <table:table-cell table:number-columns-repeated="1022"/>
        </table:table-row>
        <table:table-row table:style-name="ro4">
          <table:table-cell office:value-type="string">
            <text:p>Promotion immobilière d'autres bâtiments</text:p>
          </table:table-cell>
          <table:table-cell office:value-type="string">
            <text:p>41.10C</text:p>
          </table:table-cell>
          <table:table-cell table:number-columns-repeated="1022"/>
        </table:table-row>
        <table:table-row table:style-name="ro4">
          <table:table-cell office:value-type="string">
            <text:p>Promotion immobilière de bureaux</text:p>
          </table:table-cell>
          <table:table-cell office:value-type="string">
            <text:p>41.10B</text:p>
          </table:table-cell>
          <table:table-cell table:number-columns-repeated="1022"/>
        </table:table-row>
        <table:table-row table:style-name="ro4">
          <table:table-cell office:value-type="string">
            <text:p>Promotion immobilière de logements</text:p>
          </table:table-cell>
          <table:table-cell office:value-type="string">
            <text:p>41.10A</text:p>
          </table:table-cell>
          <table:table-cell table:number-columns-repeated="1022"/>
        </table:table-row>
        <table:table-row table:style-name="ro4">
          <table:table-cell office:value-type="string">
            <text:p>Raffinage du pétrole</text:p>
          </table:table-cell>
          <table:table-cell office:value-type="string">
            <text:p>19.20Z</text:p>
          </table:table-cell>
          <table:table-cell table:number-columns-repeated="1022"/>
        </table:table-row>
        <table:table-row table:style-name="ro4">
          <table:table-cell office:value-type="string">
            <text:p>Réassurance</text:p>
          </table:table-cell>
          <table:table-cell office:value-type="string">
            <text:p>65.20Z</text:p>
          </table:table-cell>
          <table:table-cell table:number-columns-repeated="1022"/>
        </table:table-row>
        <table:table-row table:style-name="ro4">
          <table:table-cell office:value-type="string">
            <text:p>Recherche-développement en autres sciences physiques et naturelles</text:p>
          </table:table-cell>
          <table:table-cell office:value-type="string">
            <text:p>72.19Z</text:p>
          </table:table-cell>
          <table:table-cell table:number-columns-repeated="1022"/>
        </table:table-row>
        <table:table-row table:style-name="ro4">
          <table:table-cell office:value-type="string">
            <text:p>Recherche-développement en biotechnologie</text:p>
          </table:table-cell>
          <table:table-cell office:value-type="string">
            <text:p>72.11Z</text:p>
          </table:table-cell>
          <table:table-cell table:number-columns-repeated="1022"/>
        </table:table-row>
        <table:table-row table:style-name="ro4">
          <table:table-cell office:value-type="string">
            <text:p>Recherche-développement en sciences humaines et sociales</text:p>
          </table:table-cell>
          <table:table-cell office:value-type="string">
            <text:p>72.20Z</text:p>
          </table:table-cell>
          <table:table-cell table:number-columns-repeated="1022"/>
        </table:table-row>
        <table:table-row table:style-name="ro4">
          <table:table-cell office:value-type="string">
            <text:p>Récolte de produits forestiers non ligneux poussant à l'état sauvage</text:p>
          </table:table-cell>
          <table:table-cell office:value-type="string">
            <text:p>02.30Z</text:p>
          </table:table-cell>
          <table:table-cell table:number-columns-repeated="1022"/>
        </table:table-row>
        <table:table-row table:style-name="ro4">
          <table:table-cell office:value-type="string">
            <text:p>Récupération de déchets triés</text:p>
          </table:table-cell>
          <table:table-cell office:value-type="string">
            <text:p>38.32Z</text:p>
          </table:table-cell>
          <table:table-cell table:number-columns-repeated="1022"/>
        </table:table-row>
        <table:table-row table:style-name="ro4">
          <table:table-cell office:value-type="string">
            <text:p>Régie publicitaire de médias</text:p>
          </table:table-cell>
          <table:table-cell office:value-type="string">
            <text:p>73.12Z</text:p>
          </table:table-cell>
          <table:table-cell table:number-columns-repeated="1022"/>
        </table:table-row>
        <table:table-row table:style-name="ro4">
          <table:table-cell office:value-type="string">
            <text:p>Reliure et activités connexes</text:p>
          </table:table-cell>
          <table:table-cell office:value-type="string">
            <text:p>18.14Z</text:p>
          </table:table-cell>
          <table:table-cell table:number-columns-repeated="1022"/>
        </table:table-row>
        <table:table-row table:style-name="ro4">
          <table:table-cell office:value-type="string">
            <text:p>Réparation d'appareils électroménagers et d'équipements pour la maison et le jardin</text:p>
          </table:table-cell>
          <table:table-cell office:value-type="string">
            <text:p>95.22Z</text:p>
          </table:table-cell>
          <table:table-cell table:number-columns-repeated="1022"/>
        </table:table-row>
        <table:table-row table:style-name="ro4">
          <table:table-cell office:value-type="string">
            <text:p>Réparation d'articles d'horlogerie et de bijouterie</text:p>
          </table:table-cell>
          <table:table-cell office:value-type="string">
            <text:p>95.25Z</text:p>
          </table:table-cell>
          <table:table-cell table:number-columns-repeated="1022"/>
        </table:table-row>
        <table:table-row table:style-name="ro4">
          <table:table-cell office:value-type="string">
            <text:p>Réparation d'autres biens personnels et domestiques</text:p>
          </table:table-cell>
          <table:table-cell office:value-type="string">
            <text:p>95.29Z</text:p>
          </table:table-cell>
          <table:table-cell table:number-columns-repeated="1022"/>
        </table:table-row>
        <table:table-row table:style-name="ro4">
          <table:table-cell office:value-type="string">
            <text:p>Réparation d'autres équipements</text:p>
          </table:table-cell>
          <table:table-cell office:value-type="string">
            <text:p>33.19Z</text:p>
          </table:table-cell>
          <table:table-cell table:number-columns-repeated="1022"/>
        </table:table-row>
        <table:table-row table:style-name="ro4">
          <table:table-cell office:value-type="string">
            <text:p>Réparation de chaussures et d'articles en cuir</text:p>
          </table:table-cell>
          <table:table-cell office:value-type="string">
            <text:p>95.23Z</text:p>
          </table:table-cell>
          <table:table-cell table:number-columns-repeated="1022"/>
        </table:table-row>
        <table:table-row table:style-name="ro4">
          <table:table-cell office:value-type="string">
            <text:p>Réparation de machines et équipements mécaniques</text:p>
          </table:table-cell>
          <table:table-cell office:value-type="string">
            <text:p>33.12Z</text:p>
          </table:table-cell>
          <table:table-cell table:number-columns-repeated="1022"/>
        </table:table-row>
        <table:table-row table:style-name="ro4">
          <table:table-cell office:value-type="string">
            <text:p>Réparation de matériels électroniques et optiques</text:p>
          </table:table-cell>
          <table:table-cell office:value-type="string">
            <text:p>33.13Z</text:p>
          </table:table-cell>
          <table:table-cell table:number-columns-repeated="1022"/>
        </table:table-row>
        <table:table-row table:style-name="ro4">
          <table:table-cell office:value-type="string">
            <text:p>Réparation de meubles et d'équipements du foyer</text:p>
          </table:table-cell>
          <table:table-cell office:value-type="string">
            <text:p>95.24Z</text:p>
          </table:table-cell>
          <table:table-cell table:number-columns-repeated="1022"/>
        </table:table-row>
        <table:table-row table:style-name="ro4">
          <table:table-cell office:value-type="string">
            <text:p>Réparation de produits électroniques grand public</text:p>
          </table:table-cell>
          <table:table-cell office:value-type="string">
            <text:p>95.21Z</text:p>
          </table:table-cell>
          <table:table-cell table:number-columns-repeated="1022"/>
        </table:table-row>
        <table:table-row table:style-name="ro4">
          <table:table-cell office:value-type="string">
            <text:p>Réparation d'équipements de communication</text:p>
          </table:table-cell>
          <table:table-cell office:value-type="string">
            <text:p>95.12Z</text:p>
          </table:table-cell>
          <table:table-cell table:number-columns-repeated="1022"/>
        </table:table-row>
        <table:table-row table:style-name="ro4">
          <table:table-cell office:value-type="string">
            <text:p>Réparation d'équipements électriques</text:p>
          </table:table-cell>
          <table:table-cell office:value-type="string">
            <text:p>33.14Z</text:p>
          </table:table-cell>
          <table:table-cell table:number-columns-repeated="1022"/>
        </table:table-row>
        <table:table-row table:style-name="ro4">
          <table:table-cell office:value-type="string">
            <text:p>Réparation d'ordinateurs et d'équipements périphériques</text:p>
          </table:table-cell>
          <table:table-cell office:value-type="string">
            <text:p>95.11Z</text:p>
          </table:table-cell>
          <table:table-cell table:number-columns-repeated="1022"/>
        </table:table-row>
        <table:table-row table:style-name="ro4">
          <table:table-cell office:value-type="string">
            <text:p>Réparation d'ouvrages en métaux</text:p>
          </table:table-cell>
          <table:table-cell office:value-type="string">
            <text:p>33.11Z</text:p>
          </table:table-cell>
          <table:table-cell table:number-columns-repeated="1022"/>
        </table:table-row>
        <table:table-row table:style-name="ro4">
          <table:table-cell office:value-type="string">
            <text:p>Réparation et maintenance d'aéronefs et d'engins spatiaux</text:p>
          </table:table-cell>
          <table:table-cell office:value-type="string">
            <text:p>33.16Z</text:p>
          </table:table-cell>
          <table:table-cell table:number-columns-repeated="1022"/>
        </table:table-row>
        <table:table-row table:style-name="ro4">
          <table:table-cell office:value-type="string">
            <text:p>Réparation et maintenance d'autres équipements de transport</text:p>
          </table:table-cell>
          <table:table-cell office:value-type="string">
            <text:p>33.17Z</text:p>
          </table:table-cell>
          <table:table-cell table:number-columns-repeated="1022"/>
        </table:table-row>
        <table:table-row table:style-name="ro4">
          <table:table-cell office:value-type="string">
            <text:p>Réparation et maintenance navale</text:p>
          </table:table-cell>
          <table:table-cell office:value-type="string">
            <text:p>33.15Z</text:p>
          </table:table-cell>
          <table:table-cell table:number-columns-repeated="1022"/>
        </table:table-row>
        <table:table-row table:style-name="ro4">
          <table:table-cell office:value-type="string">
            <text:p>Reproduction de plantes</text:p>
          </table:table-cell>
          <table:table-cell office:value-type="string">
            <text:p>01.30Z</text:p>
          </table:table-cell>
          <table:table-cell table:number-columns-repeated="1022"/>
        </table:table-row>
        <table:table-row table:style-name="ro4">
          <table:table-cell office:value-type="string">
            <text:p>Reproduction d'enregistrements</text:p>
          </table:table-cell>
          <table:table-cell office:value-type="string">
            <text:p>18.20Z</text:p>
          </table:table-cell>
          <table:table-cell table:number-columns-repeated="1022"/>
        </table:table-row>
        <table:table-row table:style-name="ro4">
          <table:table-cell office:value-type="string">
            <text:p>Restauration collective sous contrat</text:p>
          </table:table-cell>
          <table:table-cell office:value-type="string">
            <text:p>56.29A</text:p>
          </table:table-cell>
          <table:table-cell table:number-columns-repeated="1022"/>
        </table:table-row>
        <table:table-row table:style-name="ro4">
          <table:table-cell office:value-type="string">
            <text:p>Restauration de type rapide</text:p>
          </table:table-cell>
          <table:table-cell office:value-type="string">
            <text:p>56.10C</text:p>
          </table:table-cell>
          <table:table-cell table:number-columns-repeated="1022"/>
        </table:table-row>
        <table:table-row table:style-name="ro4">
          <table:table-cell office:value-type="string">
            <text:p>Restauration traditionnelle</text:p>
          </table:table-cell>
          <table:table-cell office:value-type="string">
            <text:p>56.10A</text:p>
          </table:table-cell>
          <table:table-cell table:number-columns-repeated="1022"/>
        </table:table-row>
        <table:table-row table:style-name="ro4">
          <table:table-cell office:value-type="string">
            <text:p>Sciage et rabotage du bois, hors imprégnation</text:p>
          </table:table-cell>
          <table:table-cell office:value-type="string">
            <text:p>16.10A</text:p>
          </table:table-cell>
          <table:table-cell table:number-columns-repeated="1022"/>
        </table:table-row>
        <table:table-row table:style-name="ro4">
          <table:table-cell office:value-type="string">
            <text:p>Services administratifs combinés de bureau</text:p>
          </table:table-cell>
          <table:table-cell office:value-type="string">
            <text:p>82.11Z</text:p>
          </table:table-cell>
          <table:table-cell table:number-columns-repeated="1022"/>
        </table:table-row>
        <table:table-row table:style-name="ro4">
          <table:table-cell office:value-type="string">
            <text:p>Services auxiliaires des transports aériens</text:p>
          </table:table-cell>
          <table:table-cell office:value-type="string">
            <text:p>52.23Z</text:p>
          </table:table-cell>
          <table:table-cell table:number-columns-repeated="1022"/>
        </table:table-row>
        <table:table-row table:style-name="ro4">
          <table:table-cell office:value-type="string">
            <text:p>Services auxiliaires des transports par eau</text:p>
          </table:table-cell>
          <table:table-cell office:value-type="string">
            <text:p>52.22Z</text:p>
          </table:table-cell>
          <table:table-cell table:number-columns-repeated="1022"/>
        </table:table-row>
        <table:table-row table:style-name="ro4">
          <table:table-cell office:value-type="string">
            <text:p>Services auxiliaires des transports terrestres</text:p>
          </table:table-cell>
          <table:table-cell office:value-type="string">
            <text:p>52.21Z</text:p>
          </table:table-cell>
          <table:table-cell table:number-columns-repeated="1022"/>
        </table:table-row>
        <table:table-row table:style-name="ro4">
          <table:table-cell office:value-type="string">
            <text:p>Services d'aménagement paysager</text:p>
          </table:table-cell>
          <table:table-cell office:value-type="string">
            <text:p>81.30Z</text:p>
          </table:table-cell>
          <table:table-cell table:number-columns-repeated="1022"/>
        </table:table-row>
        <table:table-row table:style-name="ro4">
          <table:table-cell office:value-type="string">
            <text:p>Services de déménagement</text:p>
          </table:table-cell>
          <table:table-cell office:value-type="string">
            <text:p>49.42Z</text:p>
          </table:table-cell>
          <table:table-cell table:number-columns-repeated="1022"/>
        </table:table-row>
        <table:table-row table:style-name="ro4">
          <table:table-cell office:value-type="string">
            <text:p>Services de soutien à l'exploitation forestière</text:p>
          </table:table-cell>
          <table:table-cell office:value-type="string">
            <text:p>02.40Z</text:p>
          </table:table-cell>
          <table:table-cell table:number-columns-repeated="1022"/>
        </table:table-row>
        <table:table-row table:style-name="ro4">
          <table:table-cell office:value-type="string">
            <text:p>Services des traiteurs</text:p>
          </table:table-cell>
          <table:table-cell office:value-type="string">
            <text:p>56.21Z</text:p>
          </table:table-cell>
          <table:table-cell table:number-columns-repeated="1022"/>
        </table:table-row>
        <table:table-row table:style-name="ro4">
          <table:table-cell office:value-type="string">
            <text:p>Services du feu et de secours</text:p>
          </table:table-cell>
          <table:table-cell office:value-type="string">
            <text:p>84.25Z</text:p>
          </table:table-cell>
          <table:table-cell table:number-columns-repeated="1022"/>
        </table:table-row>
        <table:table-row table:style-name="ro4">
          <table:table-cell office:value-type="string">
            <text:p>Services funéraires</text:p>
          </table:table-cell>
          <table:table-cell office:value-type="string">
            <text:p>96.03Z</text:p>
          </table:table-cell>
          <table:table-cell table:number-columns-repeated="1022"/>
        </table:table-row>
        <table:table-row table:style-name="ro4">
          <table:table-cell office:value-type="string">
            <text:p>Sidérurgie</text:p>
          </table:table-cell>
          <table:table-cell office:value-type="string">
            <text:p>24.10Z</text:p>
          </table:table-cell>
          <table:table-cell table:number-columns-repeated="1022"/>
        </table:table-row>
        <table:table-row table:style-name="ro4">
          <table:table-cell office:value-type="string">
            <text:p>Soins de beauté</text:p>
          </table:table-cell>
          <table:table-cell office:value-type="string">
            <text:p>96.02B</text:p>
          </table:table-cell>
          <table:table-cell table:number-columns-repeated="1022"/>
        </table:table-row>
        <table:table-row table:style-name="ro4">
          <table:table-cell office:value-type="string">
            <text:p>Supérettes</text:p>
          </table:table-cell>
          <table:table-cell office:value-type="string">
            <text:p>47.11C</text:p>
          </table:table-cell>
          <table:table-cell table:number-columns-repeated="1022"/>
        </table:table-row>
        <table:table-row table:style-name="ro4">
          <table:table-cell office:value-type="string">
            <text:p>Supermarchés</text:p>
          </table:table-cell>
          <table:table-cell office:value-type="string">
            <text:p>47.11D</text:p>
          </table:table-cell>
          <table:table-cell table:number-columns-repeated="1022"/>
        </table:table-row>
        <table:table-row table:style-name="ro4">
          <table:table-cell office:value-type="string">
            <text:p>Supports juridiques de gestion de patrimoine immobilier</text:p>
          </table:table-cell>
          <table:table-cell office:value-type="string">
            <text:p>68.32B</text:p>
          </table:table-cell>
          <table:table-cell table:number-columns-repeated="1022"/>
        </table:table-row>
        <table:table-row table:style-name="ro4">
          <table:table-cell office:value-type="string">
            <text:p>Supports juridiques de gestion de patrimoine mobilier</text:p>
          </table:table-cell>
          <table:table-cell office:value-type="string">
            <text:p>66.19A</text:p>
          </table:table-cell>
          <table:table-cell table:number-columns-repeated="1022"/>
        </table:table-row>
        <table:table-row table:style-name="ro4">
          <table:table-cell office:value-type="string">
            <text:p>Supports juridiques de programmes</text:p>
          </table:table-cell>
          <table:table-cell office:value-type="string">
            <text:p>41.10D</text:p>
          </table:table-cell>
          <table:table-cell table:number-columns-repeated="1022"/>
        </table:table-row>
        <table:table-row table:style-name="ro4">
          <table:table-cell office:value-type="string">
            <text:p>Sylviculture et autres activités forestières</text:p>
          </table:table-cell>
          <table:table-cell office:value-type="string">
            <text:p>02.10Z</text:p>
          </table:table-cell>
          <table:table-cell table:number-columns-repeated="1022"/>
        </table:table-row>
        <table:table-row table:style-name="ro4">
          <table:table-cell office:value-type="string">
            <text:p>Taille, façonnage et finissage de pierres</text:p>
          </table:table-cell>
          <table:table-cell office:value-type="string">
            <text:p>23.70Z</text:p>
          </table:table-cell>
          <table:table-cell table:number-columns-repeated="1022"/>
        </table:table-row>
        <table:table-row table:style-name="ro4">
          <table:table-cell office:value-type="string">
            <text:p>Télécommunications filaires</text:p>
          </table:table-cell>
          <table:table-cell office:value-type="string">
            <text:p>61.10Z</text:p>
          </table:table-cell>
          <table:table-cell table:number-columns-repeated="1022"/>
        </table:table-row>
        <table:table-row table:style-name="ro4">
          <table:table-cell office:value-type="string">
            <text:p>Télécommunications par satellite</text:p>
          </table:table-cell>
          <table:table-cell office:value-type="string">
            <text:p>61.30Z</text:p>
          </table:table-cell>
          <table:table-cell table:number-columns-repeated="1022"/>
        </table:table-row>
        <table:table-row table:style-name="ro4">
          <table:table-cell office:value-type="string">
            <text:p>Télécommunications sans fil</text:p>
          </table:table-cell>
          <table:table-cell office:value-type="string">
            <text:p>61.20Z</text:p>
          </table:table-cell>
          <table:table-cell table:number-columns-repeated="1022"/>
        </table:table-row>
        <table:table-row table:style-name="ro4">
          <table:table-cell office:value-type="string">
            <text:p>Téléphériques et remontées mécaniques</text:p>
          </table:table-cell>
          <table:table-cell office:value-type="string">
            <text:p>49.39C</text:p>
          </table:table-cell>
          <table:table-cell table:number-columns-repeated="1022"/>
        </table:table-row>
        <table:table-row table:style-name="ro4">
          <table:table-cell office:value-type="string">
            <text:p>Terrains de camping et parcs pour caravanes ou véhicules de loisirs</text:p>
          </table:table-cell>
          <table:table-cell office:value-type="string">
            <text:p>55.30Z</text:p>
          </table:table-cell>
          <table:table-cell table:number-columns-repeated="1022"/>
        </table:table-row>
        <table:table-row table:style-name="ro4">
          <table:table-cell office:value-type="string">
            <text:p>Tierce maintenance de systèmes et d'applications informatiques</text:p>
          </table:table-cell>
          <table:table-cell office:value-type="string">
            <text:p>62.02B</text:p>
          </table:table-cell>
          <table:table-cell table:number-columns-repeated="1022"/>
        </table:table-row>
        <table:table-row table:style-name="ro4">
          <table:table-cell office:value-type="string">
            <text:p>Tissage</text:p>
          </table:table-cell>
          <table:table-cell office:value-type="string">
            <text:p>13.20Z</text:p>
          </table:table-cell>
          <table:table-cell table:number-columns-repeated="1022"/>
        </table:table-row>
        <table:table-row table:style-name="ro4">
          <table:table-cell office:value-type="string">
            <text:p>Traduction et interprétation</text:p>
          </table:table-cell>
          <table:table-cell office:value-type="string">
            <text:p>74.30Z</text:p>
          </table:table-cell>
          <table:table-cell table:number-columns-repeated="1022"/>
        </table:table-row>
        <table:table-row table:style-name="ro4">
          <table:table-cell office:value-type="string">
            <text:p>Traitement de données, hébergement et activités connexes</text:p>
          </table:table-cell>
          <table:table-cell office:value-type="string">
            <text:p>63.11Z</text:p>
          </table:table-cell>
          <table:table-cell table:number-columns-repeated="1022"/>
        </table:table-row>
        <table:table-row table:style-name="ro4">
          <table:table-cell office:value-type="string">
            <text:p>Traitement des semences</text:p>
          </table:table-cell>
          <table:table-cell office:value-type="string">
            <text:p>01.64Z</text:p>
          </table:table-cell>
          <table:table-cell table:number-columns-repeated="1022"/>
        </table:table-row>
        <table:table-row table:style-name="ro4">
          <table:table-cell office:value-type="string">
            <text:p>Traitement et élimination des déchets dangereux</text:p>
          </table:table-cell>
          <table:table-cell office:value-type="string">
            <text:p>38.22Z</text:p>
          </table:table-cell>
          <table:table-cell table:number-columns-repeated="1022"/>
        </table:table-row>
        <table:table-row table:style-name="ro4">
          <table:table-cell office:value-type="string">
            <text:p>Traitement et élimination des déchets non dangereux</text:p>
          </table:table-cell>
          <table:table-cell office:value-type="string">
            <text:p>38.21Z</text:p>
          </table:table-cell>
          <table:table-cell table:number-columns-repeated="1022"/>
        </table:table-row>
        <table:table-row table:style-name="ro4">
          <table:table-cell office:value-type="string">
            <text:p>Traitement et revêtement des métaux</text:p>
          </table:table-cell>
          <table:table-cell office:value-type="string">
            <text:p>25.61Z</text:p>
          </table:table-cell>
          <table:table-cell table:number-columns-repeated="1022"/>
        </table:table-row>
        <table:table-row table:style-name="ro4">
          <table:table-cell office:value-type="string">
            <text:p>Traitement primaire des récoltes</text:p>
          </table:table-cell>
          <table:table-cell office:value-type="string">
            <text:p>01.63Z</text:p>
          </table:table-cell>
          <table:table-cell table:number-columns-repeated="1022"/>
        </table:table-row>
        <table:table-row table:style-name="ro4">
          <table:table-cell office:value-type="string">
            <text:p>Transformation du thé et du café</text:p>
          </table:table-cell>
          <table:table-cell office:value-type="string">
            <text:p>10.83Z</text:p>
          </table:table-cell>
          <table:table-cell table:number-columns-repeated="1022"/>
        </table:table-row>
        <table:table-row table:style-name="ro4">
          <table:table-cell office:value-type="string">
            <text:p>Transformation et conservation de fruits</text:p>
          </table:table-cell>
          <table:table-cell office:value-type="string">
            <text:p>10.39B</text:p>
          </table:table-cell>
          <table:table-cell table:number-columns-repeated="1022"/>
        </table:table-row>
        <table:table-row table:style-name="ro4">
          <table:table-cell office:value-type="string">
            <text:p>Transformation et conservation de la viande de boucherie</text:p>
          </table:table-cell>
          <table:table-cell office:value-type="string">
            <text:p>10.11Z</text:p>
          </table:table-cell>
          <table:table-cell table:number-columns-repeated="1022"/>
        </table:table-row>
        <table:table-row table:style-name="ro4">
          <table:table-cell office:value-type="string">
            <text:p>Transformation et conservation de la viande de volaille</text:p>
          </table:table-cell>
          <table:table-cell office:value-type="string">
            <text:p>10.12Z</text:p>
          </table:table-cell>
          <table:table-cell table:number-columns-repeated="1022"/>
        </table:table-row>
        <table:table-row table:style-name="ro4">
          <table:table-cell office:value-type="string">
            <text:p>Transformation et conservation de poisson, de crustacés et de mollusques</text:p>
          </table:table-cell>
          <table:table-cell office:value-type="string">
            <text:p>10.20Z</text:p>
          </table:table-cell>
          <table:table-cell table:number-columns-repeated="1022"/>
        </table:table-row>
        <table:table-row table:style-name="ro4">
          <table:table-cell office:value-type="string">
            <text:p>Transformation et conservation de pommes de terre</text:p>
          </table:table-cell>
          <table:table-cell office:value-type="string">
            <text:p>10.31Z</text:p>
          </table:table-cell>
          <table:table-cell table:number-columns-repeated="1022"/>
        </table:table-row>
        <table:table-row table:style-name="ro4">
          <table:table-cell office:value-type="string">
            <text:p>Transport d'électricité</text:p>
          </table:table-cell>
          <table:table-cell office:value-type="string">
            <text:p>35.12Z</text:p>
          </table:table-cell>
          <table:table-cell table:number-columns-repeated="1022"/>
        </table:table-row>
        <table:table-row table:style-name="ro4">
          <table:table-cell office:value-type="string">
            <text:p>Transport ferroviaire interurbain de voyageurs</text:p>
          </table:table-cell>
          <table:table-cell office:value-type="string">
            <text:p>49.10Z</text:p>
          </table:table-cell>
          <table:table-cell table:number-columns-repeated="1022"/>
        </table:table-row>
        <table:table-row table:style-name="ro4">
          <table:table-cell office:value-type="string">
            <text:p>Transports aériens de fret</text:p>
          </table:table-cell>
          <table:table-cell office:value-type="string">
            <text:p>51.21Z</text:p>
          </table:table-cell>
          <table:table-cell table:number-columns-repeated="1022"/>
        </table:table-row>
        <table:table-row table:style-name="ro4">
          <table:table-cell office:value-type="string">
            <text:p>Transports aériens de passagers</text:p>
          </table:table-cell>
          <table:table-cell office:value-type="string">
            <text:p>51.10Z</text:p>
          </table:table-cell>
          <table:table-cell table:number-columns-repeated="1022"/>
        </table:table-row>
        <table:table-row table:style-name="ro4">
          <table:table-cell office:value-type="string">
            <text:p>Transports de voyageurs par taxis</text:p>
          </table:table-cell>
          <table:table-cell office:value-type="string">
            <text:p>49.32Z</text:p>
          </table:table-cell>
          <table:table-cell table:number-columns-repeated="1022"/>
        </table:table-row>
        <table:table-row table:style-name="ro4">
          <table:table-cell office:value-type="string">
            <text:p>Transports ferroviaires de fret</text:p>
          </table:table-cell>
          <table:table-cell office:value-type="string">
            <text:p>49.20Z</text:p>
          </table:table-cell>
          <table:table-cell table:number-columns-repeated="1022"/>
        </table:table-row>
        <table:table-row table:style-name="ro4">
          <table:table-cell office:value-type="string">
            <text:p>Transports fluviaux de fret</text:p>
          </table:table-cell>
          <table:table-cell office:value-type="string">
            <text:p>50.40Z</text:p>
          </table:table-cell>
          <table:table-cell table:number-columns-repeated="1022"/>
        </table:table-row>
        <table:table-row table:style-name="ro4">
          <table:table-cell office:value-type="string">
            <text:p>Transports fluviaux de passagers</text:p>
          </table:table-cell>
          <table:table-cell office:value-type="string">
            <text:p>50.30Z</text:p>
          </table:table-cell>
          <table:table-cell table:number-columns-repeated="1022"/>
        </table:table-row>
        <table:table-row table:style-name="ro4">
          <table:table-cell office:value-type="string">
            <text:p>Transports maritimes et côtiers de fret</text:p>
          </table:table-cell>
          <table:table-cell office:value-type="string">
            <text:p>50.20Z</text:p>
          </table:table-cell>
          <table:table-cell table:number-columns-repeated="1022"/>
        </table:table-row>
        <table:table-row table:style-name="ro4">
          <table:table-cell office:value-type="string">
            <text:p>Transports maritimes et côtiers de passagers</text:p>
          </table:table-cell>
          <table:table-cell office:value-type="string">
            <text:p>50.10Z</text:p>
          </table:table-cell>
          <table:table-cell table:number-columns-repeated="1022"/>
        </table:table-row>
        <table:table-row table:style-name="ro4">
          <table:table-cell office:value-type="string">
            <text:p>Transports par conduites</text:p>
          </table:table-cell>
          <table:table-cell office:value-type="string">
            <text:p>49.50Z</text:p>
          </table:table-cell>
          <table:table-cell table:number-columns-repeated="1022"/>
        </table:table-row>
        <table:table-row table:style-name="ro4">
          <table:table-cell office:value-type="string">
            <text:p>Transports routiers de fret de proximité</text:p>
          </table:table-cell>
          <table:table-cell office:value-type="string">
            <text:p>49.41B</text:p>
          </table:table-cell>
          <table:table-cell table:number-columns-repeated="1022"/>
        </table:table-row>
        <table:table-row table:style-name="ro4">
          <table:table-cell office:value-type="string">
            <text:p>Transports routiers de fret interurbains</text:p>
          </table:table-cell>
          <table:table-cell office:value-type="string">
            <text:p>49.41A</text:p>
          </table:table-cell>
          <table:table-cell table:number-columns-repeated="1022"/>
        </table:table-row>
        <table:table-row table:style-name="ro4">
          <table:table-cell office:value-type="string">
            <text:p>Transports routiers réguliers de voyageurs</text:p>
          </table:table-cell>
          <table:table-cell office:value-type="string">
            <text:p>49.39A</text:p>
          </table:table-cell>
          <table:table-cell table:number-columns-repeated="1022"/>
        </table:table-row>
        <table:table-row table:style-name="ro4">
          <table:table-cell office:value-type="string">
            <text:p>Transports spatiaux</text:p>
          </table:table-cell>
          <table:table-cell office:value-type="string">
            <text:p>51.22Z</text:p>
          </table:table-cell>
          <table:table-cell table:number-columns-repeated="1022"/>
        </table:table-row>
        <table:table-row table:style-name="ro4">
          <table:table-cell office:value-type="string">
            <text:p>Transports urbains et suburbains de voyageurs</text:p>
          </table:table-cell>
          <table:table-cell office:value-type="string">
            <text:p>49.31Z</text:p>
          </table:table-cell>
          <table:table-cell table:number-columns-repeated="1022"/>
        </table:table-row>
        <table:table-row table:style-name="ro4">
          <table:table-cell office:value-type="string">
            <text:p>Travaux de charpente</text:p>
          </table:table-cell>
          <table:table-cell office:value-type="string">
            <text:p>43.91A</text:p>
          </table:table-cell>
          <table:table-cell table:number-columns-repeated="1022"/>
        </table:table-row>
        <table:table-row table:style-name="ro4">
          <table:table-cell office:value-type="string">
            <text:p>Travaux de couverture par éléments</text:p>
          </table:table-cell>
          <table:table-cell office:value-type="string">
            <text:p>43.91B</text:p>
          </table:table-cell>
          <table:table-cell table:number-columns-repeated="1022"/>
        </table:table-row>
        <table:table-row table:style-name="ro4">
          <table:table-cell office:value-type="string">
            <text:p>Travaux de démolition</text:p>
          </table:table-cell>
          <table:table-cell office:value-type="string">
            <text:p>43.11Z</text:p>
          </table:table-cell>
          <table:table-cell table:number-columns-repeated="1022"/>
        </table:table-row>
        <table:table-row table:style-name="ro4">
          <table:table-cell office:value-type="string">
            <text:p>Travaux de maçonnerie générale et gros œuvre de bâtiment</text:p>
          </table:table-cell>
          <table:table-cell office:value-type="string">
            <text:p>43.99C</text:p>
          </table:table-cell>
          <table:table-cell table:number-columns-repeated="1022"/>
        </table:table-row>
        <table:table-row table:style-name="ro4">
          <table:table-cell office:value-type="string">
            <text:p>Travaux de menuiserie bois et PVC</text:p>
          </table:table-cell>
          <table:table-cell office:value-type="string">
            <text:p>43.32A</text:p>
          </table:table-cell>
          <table:table-cell table:number-columns-repeated="1022"/>
        </table:table-row>
        <table:table-row table:style-name="ro4">
          <table:table-cell office:value-type="string">
            <text:p>Travaux de menuiserie métallique et serrurerie</text:p>
          </table:table-cell>
          <table:table-cell office:value-type="string">
            <text:p>43.32B</text:p>
          </table:table-cell>
          <table:table-cell table:number-columns-repeated="1022"/>
        </table:table-row>
        <table:table-row table:style-name="ro4">
          <table:table-cell office:value-type="string">
            <text:p>Travaux de montage de structures métalliques</text:p>
          </table:table-cell>
          <table:table-cell office:value-type="string">
            <text:p>43.99B</text:p>
          </table:table-cell>
          <table:table-cell table:number-columns-repeated="1022"/>
        </table:table-row>
        <table:table-row table:style-name="ro4">
          <table:table-cell office:value-type="string">
            <text:p>Travaux de peinture et vitrerie</text:p>
          </table:table-cell>
          <table:table-cell office:value-type="string">
            <text:p>43.34Z</text:p>
          </table:table-cell>
          <table:table-cell table:number-columns-repeated="1022"/>
        </table:table-row>
        <table:table-row table:style-name="ro4">
          <table:table-cell office:value-type="string">
            <text:p>Travaux de plâtrerie</text:p>
          </table:table-cell>
          <table:table-cell office:value-type="string">
            <text:p>43.31Z</text:p>
          </table:table-cell>
          <table:table-cell table:number-columns-repeated="1022"/>
        </table:table-row>
        <table:table-row table:style-name="ro4">
          <table:table-cell office:value-type="string">
            <text:p>Travaux de revêtement des sols et des murs</text:p>
          </table:table-cell>
          <table:table-cell office:value-type="string">
            <text:p>43.33Z</text:p>
          </table:table-cell>
          <table:table-cell table:number-columns-repeated="1022"/>
        </table:table-row>
        <table:table-row table:style-name="ro4">
          <table:table-cell office:value-type="string">
            <text:p>Travaux de terrassement courants et travaux préparatoires</text:p>
          </table:table-cell>
          <table:table-cell office:value-type="string">
            <text:p>43.12A</text:p>
          </table:table-cell>
          <table:table-cell table:number-columns-repeated="1022"/>
        </table:table-row>
        <table:table-row table:style-name="ro4">
          <table:table-cell office:value-type="string">
            <text:p>Travaux de terrassement spécialisés ou de grande masse</text:p>
          </table:table-cell>
          <table:table-cell office:value-type="string">
            <text:p>43.12B</text:p>
          </table:table-cell>
          <table:table-cell table:number-columns-repeated="1022"/>
        </table:table-row>
        <table:table-row table:style-name="ro4">
          <table:table-cell office:value-type="string">
            <text:p>Travaux d'étanchéification</text:p>
          </table:table-cell>
          <table:table-cell office:value-type="string">
            <text:p>43.99A</text:p>
          </table:table-cell>
          <table:table-cell table:number-columns-repeated="1022"/>
        </table:table-row>
        <table:table-row table:style-name="ro4">
          <table:table-cell office:value-type="string">
            <text:p>Travaux d'installation d'eau et de gaz en tous locaux</text:p>
          </table:table-cell>
          <table:table-cell office:value-type="string">
            <text:p>43.22A</text:p>
          </table:table-cell>
          <table:table-cell table:number-columns-repeated="1022"/>
        </table:table-row>
        <table:table-row table:style-name="ro4">
          <table:table-cell office:value-type="string">
            <text:p>Travaux d'installation d'équipements thermiques et de climatisation</text:p>
          </table:table-cell>
          <table:table-cell office:value-type="string">
            <text:p>43.22B</text:p>
          </table:table-cell>
          <table:table-cell table:number-columns-repeated="1022"/>
        </table:table-row>
        <table:table-row table:style-name="ro4">
          <table:table-cell office:value-type="string">
            <text:p>Travaux d'installation électrique dans tous locaux</text:p>
          </table:table-cell>
          <table:table-cell office:value-type="string">
            <text:p>43.21A</text:p>
          </table:table-cell>
          <table:table-cell table:number-columns-repeated="1022"/>
        </table:table-row>
        <table:table-row table:style-name="ro4">
          <table:table-cell office:value-type="string">
            <text:p>Travaux d'installation électrique sur la voie publique</text:p>
          </table:table-cell>
          <table:table-cell office:value-type="string">
            <text:p>43.21B</text:p>
          </table:table-cell>
          <table:table-cell table:number-columns-repeated="1022"/>
        </table:table-row>
        <table:table-row table:style-name="ro4">
          <table:table-cell office:value-type="string">
            <text:p>Travaux d'isolation</text:p>
          </table:table-cell>
          <table:table-cell office:value-type="string">
            <text:p>43.29A</text:p>
          </table:table-cell>
          <table:table-cell table:number-columns-repeated="1022"/>
        </table:table-row>
        <table:table-row table:style-name="ro4">
          <table:table-cell office:value-type="string">
            <text:p>Tréfilage à froid</text:p>
          </table:table-cell>
          <table:table-cell office:value-type="string">
            <text:p>24.34Z</text:p>
          </table:table-cell>
          <table:table-cell table:number-columns-repeated="1022"/>
        </table:table-row>
        <table:table-row table:style-name="ro4">
          <table:table-cell office:value-type="string">
            <text:p>Vente à distance sur catalogue général</text:p>
          </table:table-cell>
          <table:table-cell office:value-type="string">
            <text:p>47.91A</text:p>
          </table:table-cell>
          <table:table-cell table:number-columns-repeated="1022"/>
        </table:table-row>
        <table:table-row table:style-name="ro4">
          <table:table-cell office:value-type="string">
            <text:p>Vente à distance sur catalogue spécialisé</text:p>
          </table:table-cell>
          <table:table-cell office:value-type="string">
            <text:p>47.91B</text:p>
          </table:table-cell>
          <table:table-cell table:number-columns-repeated="1022"/>
        </table:table-row>
        <table:table-row table:style-name="ro4">
          <table:table-cell office:value-type="string">
            <text:p>Vente à domicile</text:p>
          </table:table-cell>
          <table:table-cell office:value-type="string">
            <text:p>47.99A</text:p>
          </table:table-cell>
          <table:table-cell table:number-columns-repeated="1022"/>
        </table:table-row>
        <table:table-row table:style-name="ro4">
          <table:table-cell office:value-type="string">
            <text:p>Vente par automates et autres commerces de détail hors magasin, éventaires ou marchés n.c.a.</text:p>
          </table:table-cell>
          <table:table-cell office:value-type="string">
            <text:p>47.99B</text:p>
          </table:table-cell>
          <table:table-cell table:number-columns-repeated="1022"/>
        </table:table-row>
        <table:table-row table:style-name="ro4">
          <table:table-cell office:value-type="string">
            <text:p>Vinification</text:p>
          </table:table-cell>
          <table:table-cell office:value-type="string">
            <text:p>11.02B</text:p>
          </table:table-cell>
          <table:table-cell table:number-columns-repeated="1022"/>
        </table:table-row>
      </table:table>
      <table:table table:name="Types d'établissement clients" table:style-name="ta4" table:print="false">
        <table:table-column table:style-name="co14" table:default-cell-style-name="ce28"/>
        <table:table-row table:style-name="ro2">
          <table:table-cell table:style-name="ce27" office:value-type="string">
            <text:p>Types</text:p>
          </table:table-cell>
        </table:table-row>
        <table:table-row table:style-name="ro2">
          <table:table-cell office:value-type="string">
            <text:p>Agence</text:p>
          </table:table-cell>
        </table:table-row>
        <table:table-row table:style-name="ro2">
          <table:table-cell office:value-type="string">
            <text:p>Atelier</text:p>
          </table:table-cell>
        </table:table-row>
        <table:table-row table:style-name="ro2">
          <table:table-cell office:value-type="string">
            <text:p>Concession</text:p>
          </table:table-cell>
        </table:table-row>
        <table:table-row table:style-name="ro2">
          <table:table-cell office:value-type="string">
            <text:p>Entrepôt</text:p>
          </table:table-cell>
        </table:table-row>
        <table:table-row table:style-name="ro2">
          <table:table-cell office:value-type="string">
            <text:p>Magasin/Boutique</text:p>
          </table:table-cell>
        </table:table-row>
        <table:table-row table:style-name="ro2">
          <table:table-cell office:value-type="string">
            <text:p>Organisme public</text:p>
          </table:table-cell>
        </table:table-row>
        <table:table-row table:style-name="ro2">
          <table:table-cell office:value-type="string">
            <text:p>Siège social</text:p>
          </table:table-cell>
        </table:table-row>
        <table:table-row table:style-name="ro2">
          <table:table-cell office:value-type="string">
            <text:p>Station service</text:p>
          </table:table-cell>
        </table:table-row>
        <table:table-row table:style-name="ro2">
          <table:table-cell office:value-type="string">
            <text:p>Usine</text:p>
          </table:table-cell>
        </table:table-row>
        <table:table-row table:style-name="ro2">
          <table:table-cell office:value-type="string">
            <text:p>Autre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Arial1" svg:font-family="Arial" style:font-family-generic="swiss"/>
    <style:font-face style:name="MS Sans Serif" svg:font-family="'MS Sans Serif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AF_20_rev._20_2_20_libcourt_20_65_20_et_20_40" style:display-name="Normal_NAF rev. 2 libcourt 65 et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Standaard_5f_Blad1" style:display-name="Standaard_Blad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4">04/14/2010</text:date>, <text:time>14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de_20_APE" style:display-name="PageStyle_Code AP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de_20_NAF" style:display-name="PageStyle_Code NAF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f_20_alphabétique" style:display-name="PageStyle_Naf alphabétiqu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ypes_20_d_27_établissement_20_clients" style:display-name="PageStyle_Types d'établissement clien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hieu Peyrat</meta:initial-creator>
    <meta:creation-date>2009-10-22T15:41:49</meta:creation-date>
    <dc:creator>Mathieu Fontaine</dc:creator>
    <dc:date>2010-04-14T14:20:30</dc:date>
    <meta:editing-cycles>42</meta:editing-cycles>
    <meta:editing-duration>PT06H29M20S</meta:editing-duration>
    <meta:generator>OpenOffice.org/3.1$Linux OpenOffice.org_project/310m19$Build-9420</meta:generator>
    <meta:document-statistic meta:table-count="4" meta:cell-count="5673" meta:object-count="0"/>
  </office:meta>
</office:document-meta>
</file>